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ruth" style:family="table">
      <style:table-properties style:width="17.59cm" table:align="margins"/>
    </style:style>
    <style:style style:name="Truth.A" style:family="table-column">
      <style:table-column-properties style:column-width="1.207cm" style:rel-column-width="4495*"/>
    </style:style>
    <style:style style:name="Truth.B" style:family="table-column">
      <style:table-column-properties style:column-width="1.39cm" style:rel-column-width="5178*"/>
    </style:style>
    <style:style style:name="Truth.C" style:family="table-column">
      <style:table-column-properties style:column-width="1.704cm" style:rel-column-width="6348*"/>
    </style:style>
    <style:style style:name="Truth.D" style:family="table-column">
      <style:table-column-properties style:column-width="1.603cm" style:rel-column-width="5973*"/>
    </style:style>
    <style:style style:name="Truth.F" style:family="table-column">
      <style:table-column-properties style:column-width="1.489cm" style:rel-column-width="5546*"/>
    </style:style>
    <style:style style:name="Truth.G" style:family="table-column">
      <style:table-column-properties style:column-width="1.803cm" style:rel-column-width="6716*"/>
    </style:style>
    <style:style style:name="Truth.H" style:family="table-column">
      <style:table-column-properties style:column-width="2.695cm" style:rel-column-width="10041*"/>
    </style:style>
    <style:style style:name="Truth.I" style:family="table-column">
      <style:table-column-properties style:column-width="4.098cm" style:rel-column-width="15265*"/>
    </style:style>
    <style:style style:name="Truth.1" style:family="table-row">
      <style:table-row-properties style:min-row-height="2.695cm"/>
    </style:style>
    <style:style style:name="Truth.A1" style:family="table-cell">
      <style:table-cell-properties fo:padding="0.097cm" fo:border-left="0.05pt solid #000000" fo:border-right="none" fo:border-top="0.05pt solid #000000" fo:border-bottom="0.05pt solid #000000"/>
    </style:style>
    <style:style style:name="Truth.I1" style:family="table-cell">
      <style:table-cell-properties fo:padding="0.097cm" fo:border="0.05pt solid #000000"/>
    </style:style>
    <style:style style:name="Truth.A2" style:family="table-cell">
      <style:table-cell-properties fo:padding="0.097cm" fo:border-left="0.05pt solid #000000" fo:border-right="none" fo:border-top="none" fo:border-bottom="0.05pt solid #000000"/>
    </style:style>
    <style:style style:name="Truth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.505cm" style:rel-column-width="853*"/>
    </style:style>
    <style:style style:name="Table1.B" style:family="table-column">
      <style:table-column-properties style:column-width="1.289cm" style:rel-column-width="731*"/>
    </style:style>
    <style:style style:name="Table1.D" style:family="table-column">
      <style:table-column-properties style:column-width="1.603cm" style:rel-column-width="909*"/>
    </style:style>
    <style:style style:name="Table1.F" style:family="table-column">
      <style:table-column-properties style:column-width="1.489cm" style:rel-column-width="844*"/>
    </style:style>
    <style:style style:name="Table1.G" style:family="table-column">
      <style:table-column-properties style:column-width="2.499cm" style:rel-column-width="1417*"/>
    </style:style>
    <style:style style:name="Table1.H" style:family="table-column">
      <style:table-column-properties style:column-width="3.108cm" style:rel-column-width="1762*"/>
    </style:style>
    <style:style style:name="Table1.I" style:family="table-column">
      <style:table-column-properties style:column-width="2.988cm" style:rel-column-width="1694*"/>
    </style:style>
    <style:style style:name="Table1.1" style:family="table-row">
      <style:table-row-properties style:min-row-height="2.6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794cm" fo:margin-left="0cm" table:align="left"/>
    </style:style>
    <style:style style:name="Table2.A" style:family="table-column">
      <style:table-column-properties style:column-width="1.094cm"/>
    </style:style>
    <style:style style:name="Table2.B" style:family="table-column">
      <style:table-column-properties style:column-width="1.261cm"/>
    </style:style>
    <style:style style:name="Table2.C" style:family="table-column">
      <style:table-column-properties style:column-width="1.545cm"/>
    </style:style>
    <style:style style:name="Table2.D" style:family="table-column">
      <style:table-column-properties style:column-width="1.455cm"/>
    </style:style>
    <style:style style:name="Table2.E" style:family="table-column">
      <style:table-column-properties style:column-width="2.535cm"/>
    </style:style>
    <style:style style:name="Table2.F" style:family="table-column">
      <style:table-column-properties style:column-width="2.452cm"/>
    </style:style>
    <style:style style:name="Table2.G" style:family="table-column">
      <style:table-column-properties style:column-width="3.531cm"/>
    </style:style>
    <style:style style:name="Table2.H" style:family="table-column">
      <style:table-column-properties style:column-width="3.921cm"/>
    </style:style>
    <style:style style:name="Table2.1" style:family="table-row">
      <style:table-row-properties style:min-row-height="2.6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855cm" style:rel-column-width="3187*"/>
    </style:style>
    <style:style style:name="Table3.B" style:family="table-column">
      <style:table-column-properties style:column-width="1.127cm" style:rel-column-width="4199*"/>
    </style:style>
    <style:style style:name="Table3.C" style:family="table-column">
      <style:table-column-properties style:column-width="0.928cm" style:rel-column-width="3456*"/>
    </style:style>
    <style:style style:name="Table3.D" style:family="table-column">
      <style:table-column-properties style:column-width="1.984cm" style:rel-column-width="7393*"/>
    </style:style>
    <style:style style:name="Table3.E" style:family="table-column">
      <style:table-column-properties style:column-width="2.91cm" style:rel-column-width="10843*"/>
    </style:style>
    <style:style style:name="Table3.F" style:family="table-column">
      <style:table-column-properties style:column-width="2.397cm" style:rel-column-width="8931*"/>
    </style:style>
    <style:style style:name="Table3.G" style:family="table-column">
      <style:table-column-properties style:column-width="2.596cm" style:rel-column-width="9673*"/>
    </style:style>
    <style:style style:name="Table3.H" style:family="table-column">
      <style:table-column-properties style:column-width="4.792cm" style:rel-column-width="1785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855cm" style:rel-column-width="3187*"/>
    </style:style>
    <style:style style:name="Table4.B" style:family="table-column">
      <style:table-column-properties style:column-width="1.127cm" style:rel-column-width="4199*"/>
    </style:style>
    <style:style style:name="Table4.C" style:family="table-column">
      <style:table-column-properties style:column-width="0.928cm" style:rel-column-width="3456*"/>
    </style:style>
    <style:style style:name="Table4.D" style:family="table-column">
      <style:table-column-properties style:column-width="1.984cm" style:rel-column-width="7393*"/>
    </style:style>
    <style:style style:name="Table4.E" style:family="table-column">
      <style:table-column-properties style:column-width="2.91cm" style:rel-column-width="10843*"/>
    </style:style>
    <style:style style:name="Table4.F" style:family="table-column">
      <style:table-column-properties style:column-width="2.397cm" style:rel-column-width="8931*"/>
    </style:style>
    <style:style style:name="Table4.G" style:family="table-column">
      <style:table-column-properties style:column-width="2.596cm" style:rel-column-width="9673*"/>
    </style:style>
    <style:style style:name="Table4.H" style:family="table-column">
      <style:table-column-properties style:column-width="4.792cm" style:rel-column-width="1785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H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0.855cm" style:rel-column-width="3187*"/>
    </style:style>
    <style:style style:name="Table5.B" style:family="table-column">
      <style:table-column-properties style:column-width="2.815cm" style:rel-column-width="10488*"/>
    </style:style>
    <style:style style:name="Table5.C" style:family="table-column">
      <style:table-column-properties style:column-width="1.935cm" style:rel-column-width="7209*"/>
    </style:style>
    <style:style style:name="Table5.D" style:family="table-column">
      <style:table-column-properties style:column-width="5.895cm" style:rel-column-width="21963*"/>
    </style:style>
    <style:style style:name="Table5.E" style:family="table-column">
      <style:table-column-properties style:column-width="6.089cm" style:rel-column-width="2268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216f" officeooo:paragraph-rsid="000a216f"/>
    </style:style>
    <style:style style:name="P2" style:family="paragraph" style:parent-style-name="Standard">
      <style:text-properties officeooo:rsid="000a216f" officeooo:paragraph-rsid="000b2721"/>
    </style:style>
    <style:style style:name="P3" style:family="paragraph" style:parent-style-name="Standard">
      <style:text-properties officeooo:rsid="000a216f" officeooo:paragraph-rsid="000d1292"/>
    </style:style>
    <style:style style:name="P4" style:family="paragraph" style:parent-style-name="Standard">
      <style:text-properties officeooo:rsid="000a216f" officeooo:paragraph-rsid="00139264"/>
    </style:style>
    <style:style style:name="P5" style:family="paragraph" style:parent-style-name="Standard">
      <style:text-properties officeooo:rsid="000a216f" officeooo:paragraph-rsid="00184e86"/>
    </style:style>
    <style:style style:name="P6" style:family="paragraph" style:parent-style-name="Standard">
      <style:text-properties officeooo:rsid="000a216f" officeooo:paragraph-rsid="00315d70"/>
    </style:style>
    <style:style style:name="P7" style:family="paragraph" style:parent-style-name="Standard">
      <style:text-properties officeooo:rsid="000a216f" officeooo:paragraph-rsid="002d1d43"/>
    </style:style>
    <style:style style:name="P8" style:family="paragraph" style:parent-style-name="Standard">
      <style:text-properties officeooo:paragraph-rsid="000a216f"/>
    </style:style>
    <style:style style:name="P9" style:family="paragraph" style:parent-style-name="Standard">
      <style:text-properties fo:font-style="italic" officeooo:rsid="000a216f" officeooo:paragraph-rsid="000b2721" style:font-style-asian="italic" style:font-style-complex="italic"/>
    </style:style>
    <style:style style:name="P10" style:family="paragraph" style:parent-style-name="Standard">
      <style:text-properties fo:font-style="italic" officeooo:rsid="000f6a01" officeooo:paragraph-rsid="000f6a01" style:font-style-asian="italic" style:font-style-complex="italic"/>
    </style:style>
    <style:style style:name="P11" style:family="paragraph" style:parent-style-name="Standard">
      <style:text-properties fo:font-style="italic" officeooo:rsid="000f6a01" officeooo:paragraph-rsid="00129dca" style:font-style-asian="italic" style:font-style-complex="italic"/>
    </style:style>
    <style:style style:name="P12" style:family="paragraph" style:parent-style-name="Standard">
      <style:text-properties fo:font-style="italic" officeooo:rsid="000b2721" officeooo:paragraph-rsid="000d1292" style:font-style-asian="italic" style:font-style-complex="italic"/>
    </style:style>
    <style:style style:name="P13" style:family="paragraph" style:parent-style-name="Standard">
      <style:text-properties officeooo:paragraph-rsid="000f6a01"/>
    </style:style>
    <style:style style:name="P14" style:family="paragraph" style:parent-style-name="Standard">
      <style:text-properties officeooo:paragraph-rsid="00129dca"/>
    </style:style>
    <style:style style:name="P15" style:family="paragraph" style:parent-style-name="Standard">
      <style:text-properties fo:font-weight="bold" officeooo:rsid="000fcaa5" officeooo:paragraph-rsid="000a216f" style:font-weight-asian="bold" style:font-weight-complex="bold"/>
    </style:style>
    <style:style style:name="P16" style:family="paragraph" style:parent-style-name="Standard">
      <style:text-properties fo:font-weight="bold" officeooo:rsid="001568dc" officeooo:paragraph-rsid="001568dc" style:font-weight-asian="bold" style:font-weight-complex="bold"/>
    </style:style>
    <style:style style:name="P17" style:family="paragraph" style:parent-style-name="Standard">
      <style:text-properties fo:font-weight="bold" officeooo:rsid="000a216f" officeooo:paragraph-rsid="000a216f" style:font-weight-asian="bold" style:font-weight-complex="bold"/>
    </style:style>
    <style:style style:name="P18" style:family="paragraph" style:parent-style-name="Standard">
      <style:text-properties fo:font-weight="bold" officeooo:rsid="000a216f" officeooo:paragraph-rsid="001b2df6" style:font-weight-asian="bold" style:font-weight-complex="bold"/>
    </style:style>
    <style:style style:name="P19" style:family="paragraph" style:parent-style-name="Standard">
      <style:text-properties fo:font-weight="bold" officeooo:rsid="000a216f" officeooo:paragraph-rsid="00139264" style:font-weight-asian="bold" style:font-weight-complex="bold"/>
    </style:style>
    <style:style style:name="P20" style:family="paragraph" style:parent-style-name="Standard">
      <style:text-properties fo:font-weight="bold" officeooo:rsid="000a216f" officeooo:paragraph-rsid="00184e86" style:font-weight-asian="bold" style:font-weight-complex="bold"/>
    </style:style>
    <style:style style:name="P21" style:family="paragraph" style:parent-style-name="Standard">
      <style:text-properties fo:font-weight="bold" officeooo:rsid="000a216f" officeooo:paragraph-rsid="00239673" style:font-weight-asian="bold" style:font-weight-complex="bold"/>
    </style:style>
    <style:style style:name="P22" style:family="paragraph" style:parent-style-name="Standard">
      <style:text-properties fo:font-weight="bold" officeooo:rsid="00239673" officeooo:paragraph-rsid="00239673" style:font-weight-asian="bold" style:font-weight-complex="bold"/>
    </style:style>
    <style:style style:name="P23" style:family="paragraph" style:parent-style-name="Standard">
      <style:text-properties officeooo:paragraph-rsid="00139264"/>
    </style:style>
    <style:style style:name="P24" style:family="paragraph" style:parent-style-name="Standard">
      <style:text-properties fo:font-weight="normal" officeooo:rsid="0013d734" officeooo:paragraph-rsid="0013d734" style:font-weight-asian="normal" style:font-weight-complex="normal"/>
    </style:style>
    <style:style style:name="P25" style:family="paragraph" style:parent-style-name="Standard">
      <style:text-properties fo:font-weight="normal" officeooo:rsid="0013d734" officeooo:paragraph-rsid="00184e86" style:font-weight-asian="normal" style:font-weight-complex="normal"/>
    </style:style>
    <style:style style:name="P26" style:family="paragraph" style:parent-style-name="Standard">
      <style:text-properties fo:font-weight="normal" officeooo:rsid="00184e86" officeooo:paragraph-rsid="00184e86" style:font-weight-asian="normal" style:font-weight-complex="normal"/>
    </style:style>
    <style:style style:name="P27" style:family="paragraph" style:parent-style-name="Standard">
      <style:text-properties officeooo:paragraph-rsid="001568dc"/>
    </style:style>
    <style:style style:name="P28" style:family="paragraph" style:parent-style-name="Standard">
      <style:text-properties officeooo:paragraph-rsid="0015f872"/>
    </style:style>
    <style:style style:name="P29" style:family="paragraph" style:parent-style-name="Standard">
      <style:text-properties officeooo:paragraph-rsid="00184e86"/>
    </style:style>
    <style:style style:name="P30" style:family="paragraph" style:parent-style-name="Standard">
      <style:text-properties officeooo:rsid="0025e0f9" officeooo:paragraph-rsid="0025e0f9"/>
    </style:style>
    <style:style style:name="P31" style:family="paragraph" style:parent-style-name="Standard">
      <style:text-properties officeooo:paragraph-rsid="0028baa2"/>
    </style:style>
    <style:style style:name="P32" style:family="paragraph" style:parent-style-name="Standard">
      <style:text-properties officeooo:paragraph-rsid="002e9e07"/>
    </style:style>
    <style:style style:name="P33" style:family="paragraph" style:parent-style-name="Standard">
      <style:text-properties officeooo:paragraph-rsid="002ff7b3"/>
    </style:style>
    <style:style style:name="P34" style:family="paragraph" style:parent-style-name="Standard">
      <style:text-properties officeooo:rsid="002ff7b3" officeooo:paragraph-rsid="002ff7b3"/>
    </style:style>
    <style:style style:name="P35" style:family="paragraph" style:parent-style-name="Table_20_Heading">
      <style:text-properties officeooo:rsid="0013d734" officeooo:paragraph-rsid="001568dc"/>
    </style:style>
    <style:style style:name="P36" style:family="paragraph" style:parent-style-name="Table_20_Heading">
      <style:text-properties officeooo:rsid="0013d734" officeooo:paragraph-rsid="00184e86"/>
    </style:style>
    <style:style style:name="P37" style:family="paragraph" style:parent-style-name="Table_20_Heading">
      <style:text-properties fo:font-weight="normal" officeooo:rsid="0013d734" officeooo:paragraph-rsid="0013d734" style:font-weight-asian="normal" style:font-weight-complex="normal"/>
    </style:style>
    <style:style style:name="P38" style:family="paragraph" style:parent-style-name="Table_20_Heading">
      <style:text-properties fo:font-weight="normal" officeooo:rsid="0013d734" officeooo:paragraph-rsid="00184e86" style:font-weight-asian="normal" style:font-weight-complex="normal"/>
    </style:style>
    <style:style style:name="P39" style:family="paragraph" style:parent-style-name="Table_20_Heading">
      <style:text-properties fo:font-weight="normal" officeooo:rsid="00184e86" officeooo:paragraph-rsid="00184e86" style:font-weight-asian="normal" style:font-weight-complex="normal"/>
    </style:style>
    <style:style style:name="P40" style:family="paragraph" style:parent-style-name="Table_20_Contents">
      <style:text-properties officeooo:rsid="001568dc" officeooo:paragraph-rsid="001568dc"/>
    </style:style>
    <style:style style:name="P41" style:family="paragraph" style:parent-style-name="Table_20_Contents">
      <style:text-properties officeooo:rsid="001568dc" officeooo:paragraph-rsid="00184e86"/>
    </style:style>
    <style:style style:name="P42" style:family="paragraph" style:parent-style-name="Table_20_Contents">
      <style:text-properties officeooo:rsid="0015f872" officeooo:paragraph-rsid="0015f872"/>
    </style:style>
    <style:style style:name="P43" style:family="paragraph" style:parent-style-name="Table_20_Contents">
      <style:text-properties officeooo:rsid="0015f872" officeooo:paragraph-rsid="00184e86"/>
    </style:style>
    <style:style style:name="P44" style:family="paragraph" style:parent-style-name="Table_20_Contents">
      <style:text-properties officeooo:rsid="0017aa86" officeooo:paragraph-rsid="0017aa86"/>
    </style:style>
    <style:style style:name="P45" style:family="paragraph" style:parent-style-name="Table_20_Contents">
      <style:text-properties officeooo:rsid="0017aa86" officeooo:paragraph-rsid="00184e86"/>
    </style:style>
    <style:style style:name="P46" style:family="paragraph" style:parent-style-name="Table_20_Contents">
      <style:text-properties officeooo:paragraph-rsid="00184e86"/>
    </style:style>
    <style:style style:name="P47" style:family="paragraph" style:parent-style-name="Table_20_Contents">
      <style:text-properties officeooo:rsid="00184e86" officeooo:paragraph-rsid="00184e86"/>
    </style:style>
    <style:style style:name="P48" style:family="paragraph" style:parent-style-name="Table_20_Contents">
      <style:text-properties officeooo:rsid="0025e0f9" officeooo:paragraph-rsid="0025e0f9"/>
    </style:style>
    <style:style style:name="P49" style:family="paragraph" style:parent-style-name="Table_20_Contents">
      <style:text-properties officeooo:rsid="0025e0f9" officeooo:paragraph-rsid="002d1d43"/>
    </style:style>
    <style:style style:name="P50" style:family="paragraph" style:parent-style-name="Table_20_Contents">
      <style:text-properties officeooo:rsid="0029f86f" officeooo:paragraph-rsid="0029f86f"/>
    </style:style>
    <style:style style:name="P51" style:family="paragraph" style:parent-style-name="Table_20_Contents">
      <style:text-properties officeooo:rsid="0029f86f" officeooo:paragraph-rsid="002d1d43"/>
    </style:style>
    <style:style style:name="P52" style:family="paragraph" style:parent-style-name="Table_20_Contents">
      <style:text-properties officeooo:rsid="002c0d69" officeooo:paragraph-rsid="002c0d69"/>
    </style:style>
    <style:style style:name="P53" style:family="paragraph" style:parent-style-name="Table_20_Contents">
      <style:text-properties officeooo:rsid="002c0d69" officeooo:paragraph-rsid="002d1d43"/>
    </style:style>
    <style:style style:name="P54" style:family="paragraph" style:parent-style-name="Table_20_Contents">
      <style:text-properties officeooo:paragraph-rsid="002d1d43"/>
    </style:style>
    <style:style style:name="P55" style:family="paragraph" style:parent-style-name="Table_20_Contents">
      <style:text-properties officeooo:rsid="002ff7b3" officeooo:paragraph-rsid="002ff7b3"/>
    </style:style>
    <style:style style:name="P56" style:family="paragraph" style:parent-style-name="Table_20_Contents">
      <style:text-properties officeooo:rsid="00315d70" officeooo:paragraph-rsid="00315d70"/>
    </style:style>
    <style:style style:name="P57" style:family="paragraph" style:parent-style-name="Table_20_Contents">
      <style:text-properties officeooo:rsid="0031f809" officeooo:paragraph-rsid="0031f809"/>
    </style:style>
    <style:style style:name="P58" style:family="paragraph" style:parent-style-name="Standard" style:list-style-name="L1">
      <style:text-properties officeooo:rsid="000a216f" officeooo:paragraph-rsid="002b7930"/>
    </style:style>
    <style:style style:name="P59" style:family="paragraph" style:parent-style-name="Standard" style:list-style-name="L1">
      <style:text-properties officeooo:rsid="000a216f" officeooo:paragraph-rsid="002e9e07"/>
    </style:style>
    <style:style style:name="P60" style:family="paragraph" style:parent-style-name="Standard" style:list-style-name="L1">
      <style:text-properties officeooo:rsid="000a216f" officeooo:paragraph-rsid="00315d70"/>
    </style:style>
    <style:style style:name="P61" style:family="paragraph" style:parent-style-name="Standard" style:list-style-name="L1">
      <style:text-properties officeooo:rsid="000a216f" officeooo:paragraph-rsid="000b2721"/>
    </style:style>
    <style:style style:name="P62" style:family="paragraph" style:parent-style-name="Standard">
      <style:text-properties officeooo:rsid="000a216f" officeooo:paragraph-rsid="00344d5a"/>
    </style:style>
    <style:style style:name="P63" style:family="paragraph" style:parent-style-name="Standard">
      <style:text-properties officeooo:rsid="000a216f" officeooo:paragraph-rsid="000a216f"/>
    </style:style>
    <style:style style:name="P64" style:family="paragraph" style:parent-style-name="Standard">
      <style:text-properties officeooo:rsid="000a216f" officeooo:paragraph-rsid="00139264"/>
    </style:style>
    <style:style style:name="P65" style:family="paragraph" style:parent-style-name="Standard">
      <style:text-properties fo:font-style="italic" style:font-style-asian="italic" style:font-style-complex="italic"/>
    </style:style>
    <style:style style:name="P66" style:family="paragraph" style:parent-style-name="Standard" style:list-style-name="L1">
      <style:text-properties fo:font-style="italic" officeooo:rsid="000b2721" officeooo:paragraph-rsid="000d1292" style:font-style-asian="italic" style:font-style-complex="italic"/>
    </style:style>
    <style:style style:name="P67" style:family="paragraph" style:parent-style-name="Standard">
      <style:text-properties officeooo:rsid="0032e0be" officeooo:paragraph-rsid="0032e0be"/>
    </style:style>
    <style:style style:name="P68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32e0be"/>
    </style:style>
    <style:style style:name="P69" style:family="paragraph" style:parent-style-name="Standard">
      <style:text-properties officeooo:rsid="00344d5a" officeooo:paragraph-rsid="00344d5a"/>
    </style:style>
    <style:style style:name="P70" style:family="paragraph" style:parent-style-name="Standard">
      <style:text-properties officeooo:paragraph-rsid="0035b687"/>
    </style:style>
    <style:style style:name="P71" style:family="paragraph" style:parent-style-name="Standard">
      <style:text-properties fo:font-weight="bold" officeooo:rsid="000a216f" officeooo:paragraph-rsid="00380e09" style:font-weight-asian="bold" style:font-weight-complex="bold"/>
    </style:style>
    <style:style style:name="P72" style:family="paragraph" style:parent-style-name="Standard">
      <style:text-properties officeooo:paragraph-rsid="000a216f"/>
    </style:style>
    <style:style style:name="P73" style:family="paragraph" style:parent-style-name="Table_20_Contents">
      <style:text-properties officeooo:rsid="0035b687" officeooo:paragraph-rsid="0035b687"/>
    </style:style>
    <style:style style:name="P74" style:family="paragraph" style:parent-style-name="Table_20_Contents">
      <style:text-properties officeooo:rsid="003759b9" officeooo:paragraph-rsid="003759b9"/>
    </style:style>
    <style:style style:name="P75" style:family="paragraph" style:parent-style-name="Table_20_Heading">
      <style:text-properties officeooo:rsid="0013d734" officeooo:paragraph-rsid="0035b687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1292"/>
    </style:style>
    <style:style style:name="T2" style:family="text">
      <style:text-properties fo:font-style="italic" officeooo:rsid="000d1292" style:font-style-asian="italic" style:font-style-complex="italic"/>
    </style:style>
    <style:style style:name="T3" style:family="text">
      <style:text-properties fo:font-style="italic" officeooo:rsid="000dc324" style:font-style-asian="italic" style:font-style-complex="italic"/>
    </style:style>
    <style:style style:name="T4" style:family="text">
      <style:text-properties fo:font-style="italic" officeooo:rsid="000f6a01" style:font-style-asian="italic" style:font-style-complex="italic"/>
    </style:style>
    <style:style style:name="T5" style:family="text">
      <style:text-properties fo:font-style="italic" officeooo:rsid="000fcaa5" style:font-style-asian="italic" style:font-style-complex="italic"/>
    </style:style>
    <style:style style:name="T6" style:family="text">
      <style:text-properties fo:font-style="italic" officeooo:rsid="00129dca" style:font-style-asian="italic" style:font-style-complex="italic"/>
    </style:style>
    <style:style style:name="T7" style:family="text">
      <style:text-properties fo:font-style="italic" officeooo:rsid="00136ae6" style:font-style-asian="italic" style:font-style-complex="italic"/>
    </style:style>
    <style:style style:name="T8" style:family="text">
      <style:text-properties fo:font-style="italic" fo:font-weight="bold" officeooo:rsid="000f6a01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9f9b0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39f9b0" style:font-style-asian="italic" style:font-weight-asian="normal" style:font-style-complex="italic" style:font-weight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0a216f" style:font-size-asian="14pt" style:font-weight-asian="bold" style:font-size-complex="14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dc324" style:font-weight-asian="bold" style:font-weight-complex="bold"/>
    </style:style>
    <style:style style:name="T15" style:family="text">
      <style:text-properties fo:font-weight="bold" officeooo:rsid="00139264" style:font-weight-asian="bold" style:font-weight-complex="bold"/>
    </style:style>
    <style:style style:name="T16" style:family="text">
      <style:text-properties fo:font-weight="bold" officeooo:rsid="000a216f" style:font-weight-asian="bold" style:font-weight-complex="bold"/>
    </style:style>
    <style:style style:name="T17" style:family="text">
      <style:text-properties officeooo:rsid="00129dca"/>
    </style:style>
    <style:style style:name="T18" style:family="text">
      <style:text-properties officeooo:rsid="00136ae6"/>
    </style:style>
    <style:style style:name="T19" style:family="text">
      <style:text-properties fo:font-size="12pt" fo:font-weight="normal" style:font-size-asian="10.5pt" style:font-weight-asian="normal" style:font-size-complex="12pt" style:font-weight-complex="normal"/>
    </style:style>
    <style:style style:name="T20" style:family="text">
      <style:text-properties officeooo:rsid="0032e0be"/>
    </style:style>
    <style:style style:name="T21" style:family="text">
      <style:text-properties officeooo:rsid="00344d5a"/>
    </style:style>
    <style:style style:name="T22" style:family="text">
      <style:text-properties officeooo:rsid="0039f9b0"/>
    </style:style>
    <style:style style:name="T23" style:family="text">
      <style:text-properties fo:font-style="normal" fo:font-weight="bold" officeooo:rsid="000f6a01" style:font-style-asian="normal" style:font-weight-asian="bold" style:font-style-complex="normal" style:font-weight-complex="bold"/>
    </style:style>
    <style:style style:name="T24" style:family="text">
      <style:text-properties officeooo:rsid="000a21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23">1. <text:span text:style-name="T11">Describe the following concepts in the context of logical reasoning as precisely and compact as possible:</text:span></text:p>
      <text:p text:style-name="P14"/>
      <text:p text:style-name="Standard">• <text:span text:style-name="T13">Enumeration</text:span>:</text:p>
      <text:p text:style-name="Standard"/>
      <text:p text:style-name="Standard"><text:tab/><text:span text:style-name="T7">Enumeration is going through all possible models of a given statement to check for truth values.</text:span></text:p>
      <text:p text:style-name="P65"><text:tab/><text:span text:style-name="T22">This can done using a truth table where you arrange models so as to capture all possible <text:tab/>combinations of the symbols .</text:span></text:p>
      <text:p text:style-name="Standard"/>
      <text:p text:style-name="Standard">• <text:span text:style-name="T13">Validity</text:span>. <text:span text:style-name="T13">I.e. when is a </text:span><text:span text:style-name="T14">sentence</text:span><text:span text:style-name="T13"> valid/invalid</text:span>:</text:p>
      <text:p text:style-name="Standard"><text:tab/><text:span text:style-name="T4">A valid sentence is one that <text:s/>is true for all the models(a structured world where the truth of false <text:tab/>of a sentence can be evaluated)</text:span></text:p>
      <text:p text:style-name="Standard"><text:span text:style-name="T4"/></text:p>
      <text:p text:style-name="Standard"><text:span text:style-name="T4">• </text:span><text:span text:style-name="T23">Satisfiability. I.e. when is a sentence satisfiable/ when is it unsatisfiable?</text:span></text:p>
      <text:p text:style-name="Standard"><text:span text:style-name="T8"/></text:p>
      <text:p text:style-name="Standard"><text:span text:style-name="T8"><text:tab/></text:span><text:span text:style-name="T10">If at least one model proves to be true the statement is said to be satisfiable <text:s/></text:span></text:p>
      <text:p text:style-name="Standard"><text:span text:style-name="T4"/></text:p>
      <text:p text:style-name="Standard"/>
      <text:p text:style-name="Standard"/>
      <text:p text:style-name="Standard"/>
      <text:p text:style-name="Standard">• <text:span text:style-name="T13">CNF and DNF. Give an example for each</text:span></text:p>
      <text:p text:style-name="Standard"/>
      <text:p text:style-name="P13"><text:tab/><text:span text:style-name="T3">CNF : </text:span><text:span text:style-name="T4">Conjunctive Normal form ; </text:span><text:span text:style-name="T3">A statement or a sentence that is expressed as conjunction(</text:span><text:span text:style-name="T3"><draw:g text:anchor-type="as-char" svg:y="-0.263cm" draw:z-index="4" draw:style-name="gr1"><svg:title>TexMaths</svg:title><svg:desc>12§display§\wedge§svg§600§FALSE§</svg:desc><draw:polygon draw:style-name="gr2" draw:text-style-name="P76" svg:width="0.216cm" svg:height="0.219cm" svg:x="0.001cm" svg:y="0.022cm" svg:viewBox="0 0 217 220" draw:points="110,220 0,220 0,0 217,0 217,220"><text:p/></draw:polygon><draw:path draw:style-name="gr3" draw:text-style-name="P77" svg:width="0.235cm" svg:height="0.261cm" svg:x="0.003cm" svg:y="0cm" svg:viewBox="0 0 236 262" svg:d="M129 8c-5-6-6-8-10-8-6 0-7 2-9 8l-108 237c-2 5-2 6-2 10 0 3 4 7 8 7s6 0 10-8l101-225 99 225c4 8 9 8 10 8 5 0 8-4 8-7 0-1 0-3-1-7z"><text:p/></draw:path></draw:g></text:span><text:span text:style-name="T3">) <text:tab/><text:tab/>of multiple </text:span><text:span text:style-name="T4">clauses(multiple AND clauses)<text:tab/><text:tab/></text:span></text:p>
      <text:p text:style-name="P11"><text:tab/><text:tab/>eg: <draw:g text:anchor-type="as-char" svg:y="-0.318cm" draw:z-index="5" draw:style-name="gr1"><svg:title>TexMaths</svg:title><svg:desc>12§display§(A \vee B ) \wedge (\lnot B \vee  C)§svg§600§FALSE§</svg:desc><draw:polygon draw:style-name="gr2" draw:text-style-name="P76" svg:width="3.588cm" svg:height="0.379cm" svg:x="0cm" svg:y="0.018cm" svg:viewBox="0 0 3589 380" draw:points="1795,380 0,380 0,0 3589,0 3589,380"><text:p/></draw:polygon><draw:path draw:style-name="gr3" draw:text-style-name="P77" svg:width="0.097cm" svg:height="0.421cm" svg:x="0.0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0.157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234cm" svg:height="0.261cm" svg:x="0.576cm" svg:y="0.063cm" svg:viewBox="0 0 235 262" svg:d="M233 17c2-5 2-6 2-9 0-4-3-8-8-8-4 0-7 2-10 10l-99 223-100-225c-4-7-6-8-10-8s-8 4-8 8c0 2 0 3 2 8l106 237c4 9 6 9 10 9s7-3 9-9z"><text:p/></draw:path><draw:path draw:style-name="gr3" draw:text-style-name="P77" svg:width="0.301cm" svg:height="0.288cm" svg:x="0.946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77" svg:width="0.097cm" svg:height="0.421cm" svg:x="1.293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1.549cm" svg:y="0.063cm" svg:viewBox="0 0 235 262" svg:d="M127 8c-3-6-5-8-9-8-5 0-6 2-10 8l-106 238c-2 5-2 6-2 8 0 4 4 8 8 8s6 0 10-9l100-224 99 224c4 9 9 9 10 9 5 0 8-4 8-8 0-1 0-2-2-7z"><text:p/></draw:path><draw:path draw:style-name="gr3" draw:text-style-name="P77" svg:width="0.097cm" svg:height="0.421cm" svg:x="1.94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34cm" svg:height="0.112cm" svg:x="2.089cm" svg:y="0.162cm" svg:viewBox="0 0 235 113" svg:d="M235 16c0-15-1-16-14-16h-207c-7 0-14 0-14 8 0 9 7 9 14 9h204v81c0 8 0 15 9 15 8 0 8-7 8-15z"><text:p/></draw:path><draw:path draw:style-name="gr3" draw:text-style-name="P77" svg:width="0.301cm" svg:height="0.288cm" svg:x="2.365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234cm" svg:height="0.261cm" svg:x="2.805cm" svg:y="0.063cm" svg:viewBox="0 0 235 262" svg:d="M233 17c2-5 2-6 2-9 0-4-3-8-8-8-4 0-7 2-10 10l-99 223-100-225c-4-7-6-8-10-8s-8 4-8 8c0 2 0 3 2 8l106 237c4 9 6 9 10 9s7-3 9-9z"><text:p/></draw:path><draw:path draw:style-name="gr3" draw:text-style-name="P77" svg:width="0.299cm" svg:height="0.306cm" svg:x="3.177cm" svg:y="0.018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3.512cm" svg:y="0cm" svg:viewBox="0 0 98 422" svg:d="M98 211c0-32-4-84-27-132-25-51-63-79-67-79-2 0-4 2-4 4s0 3 7 10c43 41 67 108 67 197 0 72-15 147-68 199-6 6-6 8-6 9 0 2 2 3 4 3 4 0 43-28 68-82 22-46 26-93 26-129z"><text:p/></draw:path></draw:g></text:p>
      <text:p text:style-name="P10"/>
      <text:p text:style-name="P10"/>
      <text:p text:style-name="P10"><text:tab/>DNF: Disjunctive Normal Form; A logical sentence that is expressed as dis junction of multiple</text:p>
      <text:p text:style-name="P10"><text:tab/><text:tab/>multiple clauses(<text:span text:style-name="T17">multiple</text:span> OR clauses)</text:p>
      <text:p text:style-name="P11"><text:tab/><text:tab/><text:span text:style-name="T17">eg: </text:span><text:span text:style-name="T17"><draw:g text:anchor-type="as-char" svg:y="-0.318cm" draw:z-index="6" draw:style-name="gr1"><svg:title>TexMaths</svg:title><svg:desc>12§display§(A \wedge B ) \vee (\lnot B \wedge  C)§svg§600§FALSE§</svg:desc><draw:polygon draw:style-name="gr2" draw:text-style-name="P76" svg:width="3.588cm" svg:height="0.379cm" svg:x="0cm" svg:y="0.018cm" svg:viewBox="0 0 3589 380" draw:points="1795,380 0,380 0,0 3589,0 3589,380"><text:p/></draw:polygon><draw:path draw:style-name="gr3" draw:text-style-name="P77" svg:width="0.097cm" svg:height="0.421cm" svg:x="0.0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0.157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234cm" svg:height="0.261cm" svg:x="0.576cm" svg:y="0.063cm" svg:viewBox="0 0 235 262" svg:d="M127 8c-3-6-5-8-9-8-5 0-6 2-10 8l-106 238c-2 5-2 6-2 8 0 4 4 8 8 8s6 0 10-9l100-224 99 224c4 9 9 9 10 9 5 0 8-4 8-8 0-1 0-2-2-7z"><text:p/></draw:path><draw:path draw:style-name="gr3" draw:text-style-name="P77" svg:width="0.301cm" svg:height="0.288cm" svg:x="0.946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77" svg:width="0.097cm" svg:height="0.421cm" svg:x="1.293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1.549cm" svg:y="0.063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1.94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34cm" svg:height="0.112cm" svg:x="2.089cm" svg:y="0.162cm" svg:viewBox="0 0 235 113" svg:d="M235 16c0-15-1-16-14-16h-207c-7 0-14 0-14 8 0 9 7 9 14 9h204v81c0 8 0 15 9 15 8 0 8-7 8-15z"><text:p/></draw:path><draw:path draw:style-name="gr3" draw:text-style-name="P77" svg:width="0.301cm" svg:height="0.288cm" svg:x="2.365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234cm" svg:height="0.261cm" svg:x="2.805cm" svg:y="0.063cm" svg:viewBox="0 0 235 262" svg:d="M127 8c-3-6-5-8-9-8-5 0-6 2-10 8l-106 238c-2 5-2 6-2 8 0 4 4 8 8 8s6 0 10-9l100-224 99 224c4 9 9 9 10 9 5 0 8-4 8-8 0-1 0-2-2-7z"><text:p/></draw:path><draw:path draw:style-name="gr3" draw:text-style-name="P77" svg:width="0.299cm" svg:height="0.306cm" svg:x="3.177cm" svg:y="0.018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3.512cm" svg:y="0cm" svg:viewBox="0 0 98 422" svg:d="M98 211c0-32-4-84-27-132-25-51-63-79-67-79-2 0-4 2-4 4s0 3 7 10c43 41 67 108 67 197 0 72-15 147-68 199-6 6-6 8-6 9 0 2 2 3 4 3 4 0 43-28 68-82 22-46 26-93 26-129z"><text:p/></draw:path></draw:g></text:span></text:p>
      <text:p text:style-name="P10"><text:tab/><text:tab/> </text:p>
      <text:p text:style-name="Standard"/>
      <text:p text:style-name="Standard">•<text:span text:style-name="T13"> Resolution</text:span>:</text:p>
      <text:p text:style-name="Standard"/>
      <text:p text:style-name="P14"><text:tab/><text:span text:style-name="T5">Resolution is a inference rule that can be <text:s/>used iteratively</text:span><text:span text:style-name="T6"> </text:span><text:span text:style-name="T5"><text:s/>solve to prove the satisfiability of a <text:tab/>statement. </text:span><text:span text:style-name="T6">To perform this, first convert the statement to conjunctive normal form. Then if we <text:tab/>want to show that <text:s/>the knowledge base entails the statement </text:span><text:span text:style-name="T6"><draw:g text:anchor-type="as-char" svg:y="-0.192cm" draw:z-index="7" draw:style-name="gr1"><svg:title>TexMaths</svg:title><svg:desc>12§display§\alpha§svg§600§FALSE§</svg:desc><draw:polygon draw:style-name="gr2" draw:text-style-name="P76" svg:width="0.212cm" svg:height="0.149cm" svg:x="0.004cm" svg:y="0.021cm" svg:viewBox="0 0 213 150" draw:points="107,150 0,150 0,0 213,0 213,150"><text:p/></draw:polygon><draw:path draw:style-name="gr3" draw:text-style-name="P7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span><text:span text:style-name="T6"><text:s text:c="3"/>(</text:span><text:span text:style-name="T6"><draw:g text:anchor-type="as-char" svg:y="-0.318cm" draw:z-index="10" draw:style-name="gr1"><svg:title>TexMaths</svg:title><svg:desc>12§display§KB \models \alpha§svg§600§FALSE§</svg:desc><draw:polygon draw:style-name="gr2" draw:text-style-name="P76" svg:width="1.551cm" svg:height="0.379cm" svg:x="0.005cm" svg:y="0.017cm" svg:viewBox="0 0 1552 380" draw:points="776,380 0,380 0,0 1552,0 1552,380"><text:p/></draw:polygon><draw:path draw:style-name="gr3" draw:text-style-name="P77" svg:width="0.359cm" svg:height="0.288cm" svg:x="0cm" svg:y="0.025cm" svg:viewBox="0 0 360 289" svg:d="M199 118l-2-5c0-1 7-7 12-10l74-57c41-29 57-32 70-33 2-1 7-1 7-8 0-3-1-5-5-5-9 0-20 1-30 1-15 0-31-1-47-1-2 0-8 0-8 8 0 4 2 4 6 5 8 1 12 4 12 9 0 8-12 18-14 19l-166 127 34-136c4-15 4-19 36-19 10 0 14 0 14-8 0-4-4-5-6-5-12 0-42 1-54 1s-43-1-54-1c-4 0-8 0-8 7 0 6 3 6 12 6 4 0 12 0 18 1 7 0 8 3 8 8 0 0 0 2-1 7l-57 228c-4 15-4 19-38 19-7 0-12 0-12 8 0 5 5 5 7 5 11 0 41-1 53-1 10 0 18 0 28 0 8 0 18 1 26 1 4 0 8 0 8-8 0-5-3-5-10-5-16 0-28 0-28-8 0-3 2-11 4-18 6-22 10-45 16-66l63-50 50 113c5 12 5 13 5 16 0 13-18 13-23 13s-9 0-9 8c0 5 6 5 6 5 18 0 36-1 51-1 10 0 34 1 42 1 3 0 7 0 7-8 0-5-4-5-8-5-17 0-22-5-29-19z"><text:p/></draw:path><draw:path draw:style-name="gr3" draw:text-style-name="P77" svg:width="0.301cm" svg:height="0.288cm" svg:x="0.39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017cm" svg:height="0.421cm" svg:x="0.881cm" svg:y="0cm" svg:viewBox="0 0 18 422" svg:d="M18 16c0-9 0-16-10-16-8 0-8 7-8 16v391c0 8 0 15 8 15 10 0 10-7 10-15z"><text:p/></draw:path><draw:path draw:style-name="gr3" draw:text-style-name="P77" svg:width="0.28cm" svg:height="0.099cm" svg:x="0.901cm" svg:y="0.159cm" svg:viewBox="0 0 281 100" svg:d="M266 17c8 0 15 0 15-9 0-8-7-8-13-8h-254c-7 0-14 0-14 8 0 9 7 9 14 9zM268 100c6 0 13 0 13-9 0-8-7-8-15-8h-252c-7 0-14 0-14 8 0 9 7 9 14 9z"><text:p/></draw:path><draw:path draw:style-name="gr3" draw:text-style-name="P77" svg:width="0.237cm" svg:height="0.191cm" svg:x="1.339cm" svg:y="0.128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/draw:g></text:span><text:span text:style-name="T6">), we do this by <text:tab/>iteratively finding pairs of </text:span><text:span text:style-name="T6"><draw:g text:anchor-type="as-char" svg:y="-0.192cm" draw:z-index="8" draw:style-name="gr1"><svg:title>TexMaths</svg:title><svg:desc>12§display§\alpha§svg§600§FALSE§</svg:desc><draw:polygon draw:style-name="gr2" draw:text-style-name="P76" svg:width="0.212cm" svg:height="0.149cm" svg:x="0.004cm" svg:y="0.021cm" svg:viewBox="0 0 213 150" draw:points="107,150 0,150 0,0 213,0 213,150"><text:p/></draw:polygon><draw:path draw:style-name="gr3" draw:text-style-name="P77" svg:width="0.238cm" svg:height="0.191cm" svg:x="0cm" svg:y="0cm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span><text:span text:style-name="T6"><text:s/>until we can prove that </text:span><text:span text:style-name="T6"><draw:g text:anchor-type="as-char" svg:y="-0.318cm" draw:z-index="9" draw:style-name="gr1"><svg:title>TexMaths</svg:title><svg:desc>12§display§KB \models \lnot \alpha§svg§600§FALSE§</svg:desc><draw:polygon draw:style-name="gr2" draw:text-style-name="P76" svg:width="1.832cm" svg:height="0.379cm" svg:x="0.005cm" svg:y="0.017cm" svg:viewBox="0 0 1833 380" draw:points="916,380 0,380 0,0 1833,0 1833,380"><text:p/></draw:polygon><draw:path draw:style-name="gr3" draw:text-style-name="P77" svg:width="0.359cm" svg:height="0.288cm" svg:x="0cm" svg:y="0.025cm" svg:viewBox="0 0 360 289" svg:d="M199 118l-2-5c0-1 7-7 12-10l74-57c41-29 57-32 70-33 2-1 7-1 7-8 0-3-1-5-5-5-9 0-20 1-30 1-15 0-31-1-46-1-3 0-9 0-9 8 0 4 3 4 6 5 9 1 12 4 12 9 0 8-12 18-14 19l-166 127 34-136c4-15 4-19 36-19 10 0 14 0 14-8 0-4-4-5-6-5-12 0-42 1-54 1s-43-1-54-1c-4 0-8 0-8 7 0 6 3 6 12 6 4 0 12 0 18 1 7 0 8 3 8 8 0 0 0 2-1 7l-57 228c-4 15-4 19-38 19-7 0-12 0-12 8 0 5 5 5 7 5 11 0 41-1 53-1 10 0 18 0 28 0 8 0 18 1 26 1 4 0 8 0 8-8 0-5-3-5-10-5-16 0-28 0-28-8 0-3 2-11 4-18 6-22 10-45 16-66l63-50 50 113c5 12 5 13 5 16 0 13-18 13-23 13s-9 0-9 8c0 5 6 5 6 5 18 0 36-1 51-1 10 0 34 1 42 1 3 0 8 0 8-8 0-5-5-5-9-5-17 0-21-5-29-19z"><text:p/></draw:path><draw:path draw:style-name="gr3" draw:text-style-name="P77" svg:width="0.302cm" svg:height="0.288cm" svg:x="0.39cm" svg:y="0.025cm" svg:viewBox="0 0 303 289" svg:d="M50 257c-4 15-4 19-38 19-8 0-12 0-12 8 0 5 4 5 12 5h150c67 0 118-50 118-91 0-31-26-55-66-60 43-8 89-40 89-79 0-33-28-59-80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017cm" svg:height="0.421cm" svg:x="0.881cm" svg:y="0cm" svg:viewBox="0 0 18 422" svg:d="M18 16c0-9 0-16-10-16-8 0-8 7-8 16v391c0 8 0 15 8 15 10 0 10-7 10-15z"><text:p/></draw:path><draw:path draw:style-name="gr3" draw:text-style-name="P77" svg:width="0.28cm" svg:height="0.099cm" svg:x="0.9cm" svg:y="0.159cm" svg:viewBox="0 0 281 100" svg:d="M267 17c7 0 14 0 14-9 0-8-7-8-13-8h-254c-7 0-14 0-14 8 0 9 7 9 14 9zM268 100c6 0 13 0 13-9 0-8-7-8-14-8h-253c-7 0-14 0-14 8 0 9 7 9 14 9z"><text:p/></draw:path><draw:path draw:style-name="gr3" draw:text-style-name="P77" svg:width="0.234cm" svg:height="0.112cm" svg:x="1.347cm" svg:y="0.162cm" svg:viewBox="0 0 235 113" svg:d="M235 16c0-15-1-16-14-16h-207c-7 0-14 0-14 8 0 9 7 9 14 9h204v81c0 8 0 15 9 15 8 0 8-7 8-15z"><text:p/></draw:path><draw:path draw:style-name="gr3" draw:text-style-name="P77" svg:width="0.237cm" svg:height="0.191cm" svg:x="1.621cm" svg:y="0.128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/draw:g></text:span><text:span text:style-name="T6"><text:s/>is unsatisfied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<text:span text:style-name="T16">2.</text:span><text:span text:style-name="T24"> </text:span><text:span text:style-name="T12">Consider the following Implication:</text:span></text:p>
      <text:p text:style-name="P1"><text:tab/></text:p>
      <text:p text:style-name="P8"><draw:g text:anchor-type="as-char" svg:y="-0.318cm" draw:z-index="0" draw:style-name="gr1"><svg:title>TexMaths</svg:title><svg:desc>12§display§[(Food \Rightarrow Party) \vee (Drinks \Rightarrow Party)] \Rightarrow [(Food \wedge Drinks) \Rightarrow Party]§svg§600§FALSE§</svg:desc><draw:polygon draw:style-name="gr2" draw:text-style-name="P76" svg:width="13.008cm" svg:height="0.379cm" svg:x="0cm" svg:y="0.017cm" svg:viewBox="0 0 13009 380" draw:points="6505,380 0,380 0,0 13009,0 13009,380"><text:p/></draw:polygon><draw:polygon draw:style-name="gr3" draw:text-style-name="P77" svg:width="0.058cm" svg:height="0.421cm" svg:x="0.029cm" svg:y="0.001cm" svg:viewBox="0 0 59 422" draw:points="59,422 59,406 17,406 17,17 59,17 59,0 0,0 0,422"><text:p/></draw:polygon><draw:path draw:style-name="gr3" draw:text-style-name="P77" svg:width="0.097cm" svg:height="0.421cm" svg:x="0.138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99cm" svg:height="0.287cm" svg:x="0.276cm" svg:y="0.026cm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77" svg:width="0.18cm" svg:height="0.191cm" svg:x="0.607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77" svg:width="0.18cm" svg:height="0.191cm" svg:x="0.811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77" svg:width="0.201cm" svg:height="0.298cm" svg:x="1.015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8 0 34 35 34 38 0 2-1 4-3 7z"><text:p/></draw:path><draw:path draw:style-name="gr3" draw:text-style-name="P77" svg:width="0.375cm" svg:height="0.232cm" svg:x="1.359cm" svg:y="0.092cm" svg:viewBox="0 0 376 233" svg:d="M284 84c17 14 40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1.891cm" svg:y="0.025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193cm" svg:height="0.191cm" svg:x="2.22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7" svg:width="0.172cm" svg:height="0.191cm" svg:x="2.439cm" svg:y="0.129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77" svg:width="0.13cm" svg:height="0.269cm" svg:x="2.638cm" svg:y="0.047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7" svg:width="0.195cm" svg:height="0.273cm" svg:x="2.793cm" svg:y="0.129cm" svg:viewBox="0 0 196 274" svg:d="M194 26c2-6 2-7 2-9 0-9-6-12-12-12-5 0-12 2-16 8-1 3-4 16-6 23-2 11-6 23-8 34l-20 76c-1 6-19 36-46 36-23 0-28-18-28-34 0-20 8-45 23-83 6-17 7-22 7-30 0-19-13-35-35-35-39 0-55 61-55 65 0 5 4 5 5 5 5 0 5-2 7-9 11-39 29-51 43-51 3 0 10 0 10 13 0 11-4 21-7 30-17 44-24 69-24 89 0 37 26 50 51 50 17 0 31-7 42-19-5 21-9 42-26 65-12 14-28 27-47 27-6 0-25-2-32-18 7 0 12 0 19-5 3-4 7-9 7-18 0-13-12-15-16-15-9 0-24 7-24 29 0 20 20 36 46 36 44 0 88-39 98-87z"><text:p/></draw:path><draw:path draw:style-name="gr3" draw:text-style-name="P77" svg:width="0.097cm" svg:height="0.421cm" svg:x="3.027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3.285cm" svg:y="0.064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3.67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23cm" svg:height="0.288cm" svg:x="3.816cm" svg:y="0.025cm" svg:viewBox="0 0 324 289" svg:d="M50 257c-4 15-4 19-38 19-7 0-12 0-12 8 0 5 4 5 12 5h139c89 0 173-90 173-181 0-61-37-108-101-108h-141c-8 0-12 0-12 7 0 6 3 6 12 6 4 0 12 0 18 1 7 0 8 3 8 8 0 0 0 2-1 7zM142 29c4-15 4-16 22-16h46c42 0 76 23 76 78 0 22-8 90-44 137-13 16-46 48-98 48h-48c-6 0-7 0-8 0-5 0-6-1-6-5 0-1 0-2 2-9z"><text:p/></draw:path><draw:path draw:style-name="gr3" draw:text-style-name="P77" svg:width="0.172cm" svg:height="0.191cm" svg:x="4.173cm" svg:y="0.129cm" svg:viewBox="0 0 173 192" svg:d="M25 162c-1 7-3 17-3 18 0 8 4 12 12 12 4 0 12-4 15-12 1-1 16-59 17-67 4-15 11-43 13-55 3-5 15-26 24-35 4-3 16-13 34-13 12 0 18 4 19 4-14 3-23 12-23 23 0 7 5 16 16 16 12 0 24-10 24-25 0-16-13-28-36-28-28 0-46 22-53 32-5-19-19-32-40-32-19 0-27 17-31 24-7 14-13 41-13 41 0 5 4 5 5 5 5 0 5 0 7-10 7-30 16-50 31-50 7 0 13 2 13 19 0 8-1 13-6 36z"><text:p/></draw:path><draw:path draw:style-name="gr3" draw:text-style-name="P77" svg:width="0.112cm" svg:height="0.283cm" svg:x="4.376cm" svg:y="0.034cm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7" svg:width="0.228cm" svg:height="0.191cm" svg:x="4.521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77" svg:width="0.191cm" svg:height="0.298cm" svg:x="4.785cm" svg:y="0.025cm" svg:viewBox="0 0 192 299" svg:d="M98 5c0-1 0-5-4-5-10 0-42 4-53 4-4 1-9 1-9 8 0 6 4 6 11 6 21 0 22 4 22 7l-1 9-62 243c-2 6-2 7-2 9 0 10 8 13 12 13 6 0 12-4 14-10 3-3 22-81 24-92 15 1 50 7 50 36 0 2 0 5-2 9 0 5-1 10-1 15 0 24 16 42 39 42 13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4 17-32 32-47 40z"><text:p/></draw:path><draw:path draw:style-name="gr3" draw:text-style-name="P77" svg:width="0.155cm" svg:height="0.191cm" svg:x="5.015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77" svg:width="0.375cm" svg:height="0.232cm" svg:x="5.332cm" svg:y="0.092cm" svg:viewBox="0 0 376 233" svg:d="M284 84c17 14 39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5.865cm" svg:y="0.02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3" draw:text-style-name="P77" svg:width="0.193cm" svg:height="0.191cm" svg:x="6.195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77" svg:width="0.172cm" svg:height="0.191cm" svg:x="6.412cm" svg:y="0.129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77" svg:width="0.13cm" svg:height="0.269cm" svg:x="6.613cm" svg:y="0.047cm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77" svg:width="0.195cm" svg:height="0.273cm" svg:x="6.768cm" svg:y="0.129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ath draw:style-name="gr3" draw:text-style-name="P77" svg:width="0.097cm" svg:height="0.421cm" svg:x="7.002cm" svg:y="0.001cm" svg:viewBox="0 0 98 422" svg:d="M98 211c0-32-4-84-27-132-25-51-63-79-67-79-2 0-4 2-4 4s0 3 7 10c43 41 67 108 67 197 0 72-15 147-68 199-6 6-6 8-6 9 0 2 2 3 4 3 4 0 43-28 68-82 22-46 26-93 26-129z"><text:p/></draw:path><draw:polygon draw:style-name="gr3" draw:text-style-name="P77" svg:width="0.058cm" svg:height="0.421cm" svg:x="7.15cm" svg:y="0.001cm" svg:viewBox="0 0 59 422" draw:points="59,0 0,0 0,17 41,17 41,406 0,406 0,422 59,422"><text:p/></draw:polygon><draw:path draw:style-name="gr3" draw:text-style-name="P77" svg:width="0.375cm" svg:height="0.232cm" svg:x="7.399cm" svg:y="0.092cm" svg:viewBox="0 0 376 233" svg:d="M284 84c17 14 40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olygon draw:style-name="gr3" draw:text-style-name="P77" svg:width="0.058cm" svg:height="0.421cm" svg:x="7.964cm" svg:y="0.001cm" svg:viewBox="0 0 59 422" draw:points="59,422 59,406 17,406 17,17 59,17 59,0 0,0 0,422"><text:p/></draw:polygon><draw:path draw:style-name="gr3" draw:text-style-name="P77" svg:width="0.097cm" svg:height="0.421cm" svg:x="8.073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99cm" svg:height="0.287cm" svg:x="8.211cm" svg:y="0.026cm" svg:viewBox="0 0 300 288" svg:d="M113 150h41c31 0 34 7 34 19 0 3 0 9-3 21 0 2 0 4 0 4 0 4 1 5 5 5 3 0 3 0 6-8l22-93c2-4 2-4 2-6 0-1-2-4-5-4-4 0-5 1-6 9-10 33-19 40-55 40h-39l28-107c3-16 3-17 23-17h56c52 0 61 13 61 47 0 10 0 11-1 23-1 6-1 6-1 7 0 2 1 5 5 5s4-1 6-11l8-72c1-12 0-12-11-12h-207c-9 0-12 0-12 8 0 5 3 5 10 5 17 0 28 0 28 9 0 0 0 1-1 9l-57 223c-4 17-4 21-38 21-7 0-12 0-12 7 0 6 5 6 7 6 11 0 43-2 55-2 14 0 50 2 63 2 3 0 9 0 9-8 0-4-2-4-2-4-1-1-2-1-12-1s-12 0-22-1c-13-2-14-3-14-9 0-1 0-3 1-9z"><text:p/></draw:path><draw:path draw:style-name="gr3" draw:text-style-name="P77" svg:width="0.18cm" svg:height="0.191cm" svg:x="8.543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77" svg:width="0.18cm" svg:height="0.191cm" svg:x="8.747cm" svg:y="0.129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77" svg:width="0.201cm" svg:height="0.298cm" svg:x="8.952cm" svg:y="0.025cm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7" svg:width="0.234cm" svg:height="0.261cm" svg:x="9.271cm" svg:y="0.064cm" svg:viewBox="0 0 235 262" svg:d="M127 8c-3-6-5-8-9-8-5 0-6 2-10 8l-106 238c-2 5-2 6-2 8 0 4 4 8 8 8s6 0 10-9l100-224 99 224c4 9 9 9 10 9 5 0 8-4 8-8 0-1 0-2-2-7z"><text:p/></draw:path><draw:path draw:style-name="gr3" draw:text-style-name="P77" svg:width="0.323cm" svg:height="0.288cm" svg:x="9.638cm" svg:y="0.025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77" svg:width="0.172cm" svg:height="0.191cm" svg:x="9.996cm" svg:y="0.129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77" svg:width="0.112cm" svg:height="0.283cm" svg:x="10.198cm" svg:y="0.034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7" svg:width="0.228cm" svg:height="0.191cm" svg:x="10.343cm" svg:y="0.129cm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77" svg:width="0.191cm" svg:height="0.298cm" svg:x="10.607cm" svg:y="0.025cm" svg:viewBox="0 0 192 299" svg:d="M98 5c0-1 0-5-4-5-10 0-42 4-53 4-4 1-9 1-9 8 0 6 4 6 11 6 21 0 22 4 22 7l-1 9-62 243c-2 6-2 7-2 9 0 10 8 13 12 13 6 0 12-4 14-10 3-3 22-81 24-92 15 1 50 7 50 36 0 2 0 5-2 9 0 5-1 10-1 15 0 24 16 42 39 42 13 0 24-7 33-23 11-19 16-42 16-43 0-5-5-5-5-5-5 0-5 2-6 8-8 32-18 53-37 53-9 0-15-5-15-20 0-7 3-17 5-23 0-8 0-10 0-13 0-29-25-40-62-45 14-8 27-21 37-32 20-22 40-40 60-40 4 0 4 0 4 0 4 2 6 2 9 4 0 0 0 1 1 1-20 1-24 18-24 23 0 7 5 16 17 16 11 0 23-10 23-27 0-12-10-26-29-26-12 0-31 3-61 37-16 17-32 32-47 40z"><text:p/></draw:path><draw:path draw:style-name="gr3" draw:text-style-name="P77" svg:width="0.155cm" svg:height="0.191cm" svg:x="10.84cm" svg:y="0.129cm" svg:viewBox="0 0 156 192" svg:d="M144 29c-12 0-20 9-20 19 0 6 3 12 13 12 9 0 19-7 19-24 0-19-18-36-50-36-56 0-72 43-72 61 0 34 31 41 44 42 22 5 44 10 44 34 0 9-9 45-61 45-6 0-39 0-49-21 17 1 28-11 28-24 0-10-8-15-16-15-12 0-24 10-24 29 0 24 24 41 60 41 70 0 86-50 86-70 0-15-8-26-14-32-11-11-23-13-42-17-16-3-31-7-31-26 0-11 9-37 47-37 10 0 31 2 38 19z"><text:p/></draw:path><draw:path draw:style-name="gr3" draw:text-style-name="P77" svg:width="0.097cm" svg:height="0.421cm" svg:x="11.03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75cm" svg:height="0.232cm" svg:x="11.32cm" svg:y="0.092cm" svg:viewBox="0 0 376 233" svg:d="M284 84c17 14 39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11.852cm" svg:y="0.02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3" draw:text-style-name="P77" svg:width="0.193cm" svg:height="0.191cm" svg:x="12.181cm" svg:y="0.129cm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77" svg:width="0.172cm" svg:height="0.191cm" svg:x="12.4cm" svg:y="0.129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77" svg:width="0.13cm" svg:height="0.269cm" svg:x="12.599cm" svg:y="0.047cm" svg:viewBox="0 0 131 270" svg:d="M78 96h40c8 0 13 0 13-8 0-5-5-5-13-5h-38c16-61 18-69 18-71 0-8-4-12-12-12-2 0-13 0-16 16l-17 67h-41c-8 0-12 0-12 7 0 6 4 6 12 6h37c-31 120-32 127-32 134 0 23 17 40 38 40 45 0 69-62 69-66s-4-4-6-4c-4 0-4 2-5 6-19 45-42 54-57 54-8 0-12-6-12-19 0-11 0-13 2-20z"><text:p/></draw:path><draw:path draw:style-name="gr3" draw:text-style-name="P77" svg:width="0.195cm" svg:height="0.273cm" svg:x="12.754cm" svg:y="0.129cm" svg:viewBox="0 0 196 274" svg:d="M194 26c2-6 2-7 2-9 0-9-6-12-12-12-5 0-12 2-16 8-1 3-4 16-6 23-2 11-6 23-8 34l-20 76c-1 6-19 36-48 36-21 0-26-18-26-34 0-20 8-45 23-83 6-17 7-22 7-30 0-19-13-35-35-35-39 0-55 61-55 65 0 5 4 5 5 5 5 0 5-2 7-9 11-39 29-51 43-51 3 0 10 0 10 13 0 11-4 21-7 30-17 44-24 69-24 89 0 37 26 50 51 50 17 0 31-7 42-19-5 21-9 42-26 65-12 14-28 27-47 27-6 0-25-2-32-18 7 0 12 0 18-5 4-4 8-9 8-18 0-13-12-15-16-15-9 0-24 7-24 29 0 20 20 36 46 36 44 0 88-39 98-87z"><text:p/></draw:path><draw:polygon draw:style-name="gr3" draw:text-style-name="P77" svg:width="0.058cm" svg:height="0.421cm" svg:x="12.972cm" svg:y="0.001cm" svg:viewBox="0 0 59 422" draw:points="59,0 0,0 0,17 41,17 41,406 0,406 0,422 59,422"><text:p/></draw:polygon></draw:g></text:p>
      <text:p text:style-name="P8"/>
      <text:p text:style-name="P8">a) <text:span text:style-name="T13">Determine, using enumeration, whether this sentence is valid, satisfiable (but not valid), or</text:span></text:p>
      <text:p text:style-name="P15"><text:s text:c="4"/>unsatisfiable</text:p>
      <text:p text:style-name="P15"/>
      <text:p text:style-name="P16">Let T=Truth and F= False</text:p>
      <text:p text:style-name="P15"/>
      <table:table table:name="Truth" table:style-name="Truth">
        <table:table-column table:style-name="Truth.A"/>
        <table:table-column table:style-name="Truth.B"/>
        <table:table-column table:style-name="Truth.C"/>
        <table:table-column table:style-name="Truth.D" table:number-columns-repeated="2"/>
        <table:table-column table:style-name="Truth.F"/>
        <table:table-column table:style-name="Truth.G"/>
        <table:table-column table:style-name="Truth.H"/>
        <table:table-column table:style-name="Truth.I"/>
        <table:table-header-rows>
          <table:table-row table:style-name="Truth.1">
            <table:table-cell table:style-name="Truth.A1" office:value-type="string">
              <text:p text:style-name="P37">Food (F)</text:p>
            </table:table-cell>
            <table:table-cell table:style-name="Truth.A1" office:value-type="string">
              <text:p text:style-name="P37">Party (P)</text:p>
            </table:table-cell>
            <table:table-cell table:style-name="Truth.A1" office:value-type="string">
              <text:p text:style-name="P37">Drinks (D)</text:p>
            </table:table-cell>
            <table:table-cell table:style-name="Truth.A1" office:value-type="string">
              <text:p text:style-name="P35"><draw:g text:anchor-type="as-char" svg:y="-0.3cm" draw:z-index="12" draw:style-name="gr1"><svg:title>TexMaths</svg:title><svg:desc>12§display§F \Rightarrow P§svg§600§FALSE§</svg:desc><draw:polygon draw:style-name="gr2" draw:text-style-name="P76" svg:width="1.26cm" svg:height="0.256cm" svg:x="0.004cm" svg:y="0.022cm" svg:viewBox="0 0 1261 257" draw:points="632,257 0,257 0,0 1261,0 1261,257"><text:p/></draw:polygon><draw:path draw:style-name="gr3" draw:text-style-name="P77" svg:width="0.299cm" svg:height="0.286cm" svg:x="-0.001cm" svg:y="0.001cm" svg:viewBox="0 0 300 287" svg:d="M113 150h40c32 0 35 7 35 19 0 2 0 8-3 21 0 2 0 4 0 5 0 3 1 5 4 5 4 0 4-1 6-10l23-91c1-4 1-6 1-7s-1-5-4-5c-5 0-5 3-6 10-10 32-20 41-56 41h-38l28-108c3-16 3-17 22-17h57c51 0 61 13 61 47 0 9 0 11-1 23-1 6-1 7-1 7 0 2 1 5 4 5 5 0 5-2 6-10l9-73c1-12 0-12-11-12h-207c-9 0-12 0-12 8 0 5 3 5 10 5 16 0 28 0 28 9 0 0 0 1-1 9l-57 223c-4 18-4 20-38 20-7 0-12 0-12 9 0 4 5 4 7 4 11 0 43-1 55-1 14 0 50 1 63 1 3 0 9 0 9-8 0-2-2-4-2-4-1-1-3-1-12-1-10 0-12 0-22-1-13 0-14-2-14-8 0-2 0-3 1-10z"><text:p/></draw:path><draw:path draw:style-name="gr3" draw:text-style-name="P77" svg:width="0.374cm" svg:height="0.232cm" svg:x="0.453cm" svg:y="0.066cm" svg:viewBox="0 0 375 233" svg:d="M284 84c17 15 40 26 53 32-16 7-36 18-53 32h-268c-9 0-16 0-16 9s7 9 14 9h251c-20 20-42 57-42 63 0 4 5 4 7 4 4 0 7 0 7-3 10-17 22-40 50-64 28-26 57-37 79-43 7-3 7-3 8-4 1 0 1-2 1-3s0-1 0-2h-2c0-1 0-1-9-5-57-16-99-55-123-101-4-8-5-8-11-8-2 0-7 0-7 5 0 6 20 42 42 62h-251c-7 0-14 0-14 8 0 9 7 9 16 9z"><text:p/></draw:path><draw:path draw:style-name="gr3" draw:text-style-name="P77" svg:width="0.301cm" svg:height="0.288cm" svg:x="0.984cm" svg:y="0cm" svg:viewBox="0 0 302 289" svg:d="M112 156h71c59 0 119-45 119-91 0-34-27-65-84-65h-136c-8 0-12 0-12 7 0 6 3 6 12 6 4 0 12 0 18 1 7 0 8 3 8 8 0 0 0 2 0 7l-58 227c-4 17-4 19-38 19-7 0-12 0-12 9 0 5 5 5 7 5 11 0 41-2 53-2 10 0 19 0 28 0s18 2 26 2c4 0 8 0 8-9 0-5-3-5-10-5-16 0-28 0-28-7 0-2 0-5 1-7zM141 29c5-15 5-16 23-16h41c35 0 58 12 58 41 0 15-9 53-26 68-20 19-46 22-64 22h-60z"><text:p/></draw:path></draw:g><text:s/></text:p>
            </table:table-cell>
            <table:table-cell table:style-name="Truth.A1" office:value-type="string">
              <text:p text:style-name="Table_20_Heading"><draw:g text:anchor-type="as-char" svg:y="-0.3cm" draw:z-index="13" draw:style-name="gr1"><svg:title>TexMaths</svg:title><svg:desc>12§display§D \Rightarrow P§svg§600§FALSE§</svg:desc><draw:polygon draw:style-name="gr2" draw:text-style-name="P76" svg:width="1.292cm" svg:height="0.256cm" svg:x="0.004cm" svg:y="0.022cm" svg:viewBox="0 0 1293 257" draw:points="647,257 0,257 0,0 1293,0 1293,257"><text:p/></draw:polygon><draw:path draw:style-name="gr3" draw:text-style-name="P77" svg:width="0.323cm" svg:height="0.288cm" svg:x="0cm" svg:y="0cm" svg:viewBox="0 0 324 289" svg:d="M50 256c-4 17-4 19-38 19-7 0-12 0-12 9 0 5 4 5 12 5h139c89 0 173-89 173-181 0-61-37-108-101-108h-141c-8 0-12 0-12 7 0 6 3 6 12 6 4 0 12 0 18 1 7 0 8 3 8 8 0 0 0 2-1 7zM142 29c4-15 4-16 22-16h46c42 0 76 23 76 78 0 22-9 90-43 138-14 15-47 46-99 46h-48c-6 0-7 0-8 0-5 0-6-1-6-3 0-3 0-4 2-11z"><text:p/></draw:path><draw:path draw:style-name="gr3" draw:text-style-name="P77" svg:width="0.375cm" svg:height="0.232cm" svg:x="0.484cm" svg:y="0.066cm" svg:viewBox="0 0 376 233" svg:d="M285 84c16 15 39 26 52 32-15 7-36 18-52 32h-269c-9 0-16 0-16 9s7 9 14 9h251c-20 20-42 57-42 63 0 4 5 4 8 4s7 0 7-3c9-17 21-40 49-64 29-26 58-37 79-43 7-3 7-3 9-4 1 0 1-2 1-3s0-1 0-2h-3c-1-1-1-1-8-5-58-16-100-55-124-101-3-8-4-8-10-8-3 0-8 0-8 5 0 6 21 42 42 62h-251c-7 0-14 0-14 8 0 9 7 9 16 9z"><text:p/></draw:path><draw:path draw:style-name="gr3" draw:text-style-name="P77" svg:width="0.302cm" svg:height="0.288cm" svg:x="1.017cm" svg:y="0cm" svg:viewBox="0 0 303 289" svg:d="M112 156h72c59 0 119-45 119-91 0-34-28-65-84-65h-137c-8 0-12 0-12 7 0 6 3 6 12 6 4 0 12 0 18 1 7 0 8 3 8 8 0 0 0 2 0 7l-58 227c-4 17-4 19-38 19-7 0-12 0-12 9 0 5 5 5 7 5 11 0 41-2 53-2 10 0 19 0 28 0s18 2 26 2c4 0 8 0 8-9 0-5-3-5-10-5-16 0-28 0-28-7 0-2 0-5 1-7zM142 29c4-15 4-16 22-16h41c35 0 58 12 58 41 0 15-8 53-25 68-21 19-47 22-65 22h-60z"><text:p/></draw:path></draw:g></text:p>
            </table:table-cell>
            <table:table-cell table:style-name="Truth.A1" office:value-type="string">
              <text:p text:style-name="P27"><draw:g text:anchor-type="as-char" svg:y="-0.3cm" draw:z-index="14" draw:style-name="gr1"><svg:title>TexMaths</svg:title><svg:desc>12§display§F \wedge D§svg§600§FALSE§</svg:desc><draw:polygon draw:style-name="gr2" draw:text-style-name="P76" svg:width="1.095cm" svg:height="0.257cm" svg:x="0.005cm" svg:y="0.022cm" svg:viewBox="0 0 1096 258" draw:points="548,258 0,258 0,0 1096,0 1096,258"><text:p/></draw:polygon><draw:path draw:style-name="gr3" draw:text-style-name="P77" svg:width="0.299cm" svg:height="0.288cm" svg:x="0cm" svg:y="0.001cm" svg:viewBox="0 0 300 289" svg:d="M113 151h41c31 0 34 7 34 19 0 2 0 8-3 20 0 3 0 5 0 5 0 4 1 5 5 5 3 0 3 0 6-8l22-93c2-5 2-5 2-6s-2-5-5-5c-5 0-5 1-6 10-10 32-19 39-55 39h-39l28-107c3-16 3-17 23-17h56c52 0 61 14 61 47 0 10 0 11-1 23-1 6-1 6-1 7 0 3 1 5 5 5s4-1 6-11l8-72c1-12 0-12-11-12h-207c-9 0-12 0-12 8 0 5 3 5 10 5 16 0 28 0 28 9 0 0 0 1-1 9l-57 225c-4 16-4 20-38 20-7 0-12 0-12 7 0 6 5 6 7 6 11 0 43-2 55-2 14 0 50 2 63 2 3 0 9 0 9-8 0-4-2-4-2-4-1-1-2-1-12-1s-12 0-22-1c-13-1-14-3-14-9 0-1 0-3 1-9z"><text:p/></draw:path><draw:path draw:style-name="gr3" draw:text-style-name="P77" svg:width="0.234cm" svg:height="0.262cm" svg:x="0.43cm" svg:y="0.036cm" svg:viewBox="0 0 235 263" svg:d="M127 8c-3-6-5-8-9-8-5 0-6 2-10 8l-106 239c-2 5-2 6-2 9s4 7 8 7 6 0 10-9l100-225 99 225c4 9 9 9 10 9 5 0 8-4 8-7 0-2 0-3-2-8z"><text:p/></draw:path><draw:path draw:style-name="gr3" draw:text-style-name="P77" svg:width="0.323cm" svg:height="0.29cm" svg:x="0.798cm" svg:y="0cm" svg:viewBox="0 0 324 291" svg:d="M50 258c-4 16-4 19-38 19-7 0-12 0-12 9 0 5 4 5 12 5h139c89 0 173-91 173-182 0-62-37-109-101-109h-141c-8 0-12 0-12 7 0 6 3 6 12 6 4 0 12 0 18 1 7 0 8 3 8 8 0 0 0 2-1 7zM142 29c4-15 4-16 22-16h46c42 0 76 23 76 79 0 21-9 90-44 137-13 16-46 48-98 48h-48c-6 0-7 0-8 0-5 0-6-1-6-5 0-1 0-2 2-9z"><text:p/></draw:path></draw:g></text:p>
              <text:p text:style-name="P27"/>
            </table:table-cell>
            <table:table-cell table:style-name="Truth.A1" office:value-type="string">
              <text:p text:style-name="P27"><draw:g text:anchor-type="as-char" svg:y="-0.817cm" draw:z-index="15" draw:style-name="gr1"><svg:title>TexMaths</svg:title><svg:desc>12§display§\begin{center}
\begin{tabular}{ c }
(F  \Rightarrow P )\\ 

 \vee                      \\  


(D \Rightarrow P)
\end{tabular}
\end{center}§svg§600§FALSE§</svg:desc><draw:polygon draw:style-name="gr2" draw:text-style-name="P76" svg:width="1.574cm" svg:height="1.392cm" svg:x="0cm" svg:y="0.022cm" svg:viewBox="0 0 1575 1393" draw:points="789,1393 0,1393 0,0 1575,0 1575,1393"><text:p/></draw:polygon><draw:path draw:style-name="gr3" draw:text-style-name="P77" svg:width="0.097cm" svg:height="0.421cm" svg:x="0.044cm" svg:y="0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77" svg:width="0.243cm" svg:height="0.287cm" svg:x="0.18cm" svg:y="0.03cm" svg:viewBox="0 0 244 288" svg:d="M233 0h-233v13h11c32 0 32 5 32 19v222c0 16 0 21-32 21h-11v13c14-3 48-3 65-3s55 0 71 3v-13h-14c-40 0-40-6-40-21v-104h36c40 0 44 14 44 49h11v-111h-11c0 34-4 49-44 49h-36v-107c0-13 1-17 20-17h50c64 0 75 23 81 82h11z"><text:p/></draw:path><draw:path draw:style-name="gr3" draw:text-style-name="P77" svg:width="0.375cm" svg:height="0.232cm" svg:x="0.606cm" svg:y="0.092cm" svg:viewBox="0 0 376 233" svg:d="M284 84c17 14 39 26 53 32-15 6-36 18-53 33h-268c-9 0-16 0-16 8 0 9 7 9 14 9h251c-20 19-42 57-42 62s5 5 7 5c4 0 8 0 8-4 9-16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1.138cm" svg:y="0.02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9 0-1 0-3 1-6zM142 29c4-15 4-16 22-16h41c35 0 58 12 58 41 0 16-9 53-25 68-21 20-47 22-65 22h-60z"><text:p/></draw:path><draw:path draw:style-name="gr3" draw:text-style-name="P77" svg:width="0.097cm" svg:height="0.421cm" svg:x="1.474cm" svg:y="0cm" svg:viewBox="0 0 98 422" svg:d="M98 211c0-32-4-84-27-132-25-51-63-79-67-79-2 0-4 2-4 4s0 3 7 10c43 41 67 108 67 197 0 72-15 146-68 199-6 6-6 7-6 9s2 3 4 3c4 0 43-29 68-83 22-45 26-92 26-128z"><text:p/></draw:path><draw:path draw:style-name="gr3" draw:text-style-name="P77" svg:width="0.234cm" svg:height="0.26cm" svg:x="0.691cm" svg:y="0.57cm" svg:viewBox="0 0 235 261" svg:d="M233 17c2-5 2-6 2-9 0-4-3-8-8-8-4 0-7 2-10 10l-99 223-100-225c-4-7-6-8-10-8s-8 4-8 8c0 2 0 3 2 8l106 237c4 8 6 8 10 8s7-2 9-8z"><text:p/></draw:path><draw:path draw:style-name="gr3" draw:text-style-name="P77" svg:width="0.097cm" svg:height="0.421cm" svg:x="0.02cm" svg:y="1.011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77" svg:width="0.283cm" svg:height="0.288cm" svg:x="0.157cm" svg:y="1.04cm" svg:viewBox="0 0 284 289" svg:d="M0 0v13h11c32 0 32 5 32 19v225c0 14 0 19-32 19h-11v13h155c71 0 129-62 129-143 0-80-56-146-129-146zM101 276c-21 0-22-4-22-17v-229c0-13 1-17 22-17h42c26 0 56 9 77 40 18 25 22 61 22 93 0 48-8 72-24 94-8 12-32 36-75 36z"><text:p/></draw:path><draw:path draw:style-name="gr3" draw:text-style-name="P77" svg:width="0.375cm" svg:height="0.232cm" svg:x="0.629cm" svg:y="1.106cm" svg:viewBox="0 0 376 233" svg:d="M284 84c17 14 40 26 53 32-15 6-36 18-53 33h-268c-9 0-16 0-16 8 0 9 7 9 14 9h251c-20 19-42 57-42 62s5 5 7 5c4 0 8 0 8-4 9-16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1.162cm" svg:y="1.04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77" svg:width="0.097cm" svg:height="0.421cm" svg:x="1.498cm" svg:y="1.011cm" svg:viewBox="0 0 98 422" svg:d="M98 211c0-32-4-84-27-132-25-51-63-79-67-79-2 0-4 2-4 4s0 3 7 10c43 41 67 108 67 197 0 72-15 146-68 199-6 6-6 7-6 9s2 3 4 3c4 0 43-29 68-83 22-45 26-92 26-128z"><text:p/></draw:path></draw:g></text:p>
            </table:table-cell>
            <table:table-cell table:style-name="Truth.A1" office:value-type="string">
              <text:p text:style-name="P27"><draw:g text:anchor-type="as-char" svg:y="-0.318cm" draw:z-index="16" draw:style-name="gr1"><svg:title>TexMaths</svg:title><svg:desc>12§display§(F \wedge D ) \Rightarrow P§svg§600§FALSE§</svg:desc><draw:polygon draw:style-name="gr2" draw:text-style-name="P76" svg:width="2.419cm" svg:height="0.379cm" svg:x="0cm" svg:y="0.017cm" svg:viewBox="0 0 2420 380" draw:points="1210,380 0,380 0,0 2420,0 2420,380"><text:p/></draw:polygon><draw:path draw:style-name="gr3" draw:text-style-name="P77" svg:width="0.097cm" svg:height="0.421cm" svg:x="0.0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99cm" svg:height="0.287cm" svg:x="0.16cm" svg:y="0.026cm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3" draw:text-style-name="P77" svg:width="0.234cm" svg:height="0.261cm" svg:x="0.589cm" svg:y="0.063cm" svg:viewBox="0 0 235 262" svg:d="M127 8c-3-6-5-8-9-8-5 0-6 2-10 8l-106 238c-2 5-2 6-2 8 0 4 4 8 8 8s6 0 10-9l100-224 99 224c4 9 9 9 10 9 5 0 8-4 8-8 0-1 0-2-2-7z"><text:p/></draw:path><draw:path draw:style-name="gr3" draw:text-style-name="P77" svg:width="0.323cm" svg:height="0.288cm" svg:x="0.958cm" svg:y="0.025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77" svg:width="0.097cm" svg:height="0.421cm" svg:x="1.326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75cm" svg:height="0.232cm" svg:x="1.606cm" svg:y="0.092cm" svg:viewBox="0 0 376 233" svg:d="M284 84c17 14 40 26 53 32-15 6-36 18-53 33h-268c-9 0-16 0-16 8 0 9 7 9 14 9h251c-20 19-42 57-42 62s5 5 7 5c4 0 8 0 8-4 9-15 21-38 49-63 29-26 57-36 79-44 7-2 7-2 9-3 1 0 1-1 1-3 0-1 0-1 0-2l-3-1c-1 0-1 0-8-4-58-15-100-55-123-101-4-8-6-8-12-8-2 0-7 0-7 5 0 6 21 42 42 62h-251c-7 0-14 0-14 9 0 8 7 8 16 8z"><text:p/></draw:path><draw:path draw:style-name="gr3" draw:text-style-name="P77" svg:width="0.301cm" svg:height="0.288cm" svg:x="2.139cm" svg:y="0.025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/draw:g></text:p>
            </table:table-cell>
            <table:table-cell table:style-name="Truth.I1" office:value-type="string">
              <text:p text:style-name="P28"><draw:g text:anchor-type="as-char" svg:y="-0.817cm" draw:z-index="17" draw:style-name="gr1"><svg:title>TexMaths</svg:title><svg:desc>12§display§\begin{center}
\begin{tabular}{ c }
[(F  \Rightarrow P )  \vee  (D \Rightarrow P)] \\ 

 \Rightarrow                     \\  

[(F \wedge D) \Rightarrow P ]



\end{tabular}
\end{center}§svg§600§FALSE§</svg:desc><draw:polygon draw:style-name="gr2" draw:text-style-name="P76" svg:width="3.896cm" svg:height="1.392cm" svg:x="0cm" svg:y="0.022cm" svg:viewBox="0 0 3897 1393" draw:points="1948,1393 0,1393 0,0 3897,0 3897,1393"><text:p/></draw:polygon><draw:polygon draw:style-name="gr3" draw:text-style-name="P77" svg:width="0.058cm" svg:height="0.421cm" svg:x="0.029cm" svg:y="0cm" svg:viewBox="0 0 59 422" draw:points="59,422 59,405 17,405 17,17 59,17 59,0 0,0 0,422"><text:p/></draw:polygon><draw:path draw:style-name="gr3" draw:text-style-name="P77" svg:width="0.097cm" svg:height="0.421cm" svg:x="0.138cm" svg:y="0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77" svg:width="0.243cm" svg:height="0.287cm" svg:x="0.274cm" svg:y="0.03cm" svg:viewBox="0 0 244 288" svg:d="M233 0h-233v13h11c32 0 32 5 32 19v222c0 16 0 21-32 21h-11v13c14-3 48-3 65-3s55 0 71 3v-13h-14c-40 0-40-6-40-21v-104h36c40 0 44 14 44 49h11v-111h-11c0 34-4 49-44 49h-36v-107c0-13 1-17 20-17h50c64 0 75 23 81 82h11z"><text:p/></draw:path><draw:path draw:style-name="gr3" draw:text-style-name="P77" svg:width="0.375cm" svg:height="0.232cm" svg:x="0.698cm" svg:y="0.092cm" svg:viewBox="0 0 376 233" svg:d="M284 84c17 14 39 26 53 32-15 6-36 18-53 33h-268c-9 0-16 0-16 8 0 9 7 9 14 9h251c-20 19-42 57-42 62s5 5 7 5c4 0 8 0 8-4 9-16 21-38 49-63 29-26 57-36 79-44 7-2 7-2 8-3 2 0 2-1 2-3 0-1 0-1 0-2l-3-1c-1 0-1 0-8-4-58-15-100-55-124-101-3-8-5-8-11-8-2 0-7 0-7 5 0 6 21 42 42 62h-251c-7 0-14 0-14 9 0 8 7 8 16 8z"><text:p/></draw:path><draw:path draw:style-name="gr3" draw:text-style-name="P77" svg:width="0.301cm" svg:height="0.288cm" svg:x="1.232cm" svg:y="0.02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9 0-1 0-3 1-6zM142 29c4-15 4-16 22-16h41c35 0 58 12 58 41 0 16-9 53-25 68-21 20-47 22-65 22h-60z"><text:p/></draw:path><draw:path draw:style-name="gr3" draw:text-style-name="P77" svg:width="0.097cm" svg:height="0.421cm" svg:x="1.568cm" svg:y="0cm" svg:viewBox="0 0 98 422" svg:d="M98 211c0-32-4-84-27-132-25-51-63-79-67-79-2 0-4 2-4 4s0 3 7 10c43 41 67 108 67 197 0 72-15 146-68 199-6 6-6 7-6 9s2 3 4 3c4 0 43-29 68-83 22-45 26-92 26-128z"><text:p/></draw:path><draw:path draw:style-name="gr3" draw:text-style-name="P77" svg:width="0.234cm" svg:height="0.26cm" svg:x="1.825cm" svg:y="0.064cm" svg:viewBox="0 0 235 261" svg:d="M233 17c2-5 2-6 2-9 0-4-3-8-8-8-4 0-7 2-10 10l-99 223-100-225c-4-7-6-8-10-8s-8 4-8 8c0 2 0 3 2 8l106 237c4 8 6 8 10 8s7-2 9-8z"><text:p/></draw:path><draw:path draw:style-name="gr3" draw:text-style-name="P77" svg:width="0.097cm" svg:height="0.421cm" svg:x="2.218cm" svg:y="0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77" svg:width="0.323cm" svg:height="0.288cm" svg:x="2.358cm" svg:y="0.025cm" svg:viewBox="0 0 324 289" svg:d="M50 257c-4 15-4 19-38 19-7 0-12 0-12 8 0 5 4 5 12 5h139c89 0 173-90 173-181 0-61-37-108-101-108h-141c-8 0-12 0-12 7 0 6 3 6 12 6 4 0 12 0 18 1 7 0 8 3 8 8 0 0 0 2-1 7zM142 29c4-15 4-16 22-16h46c42 0 76 23 76 78 0 22-8 90-44 137-13 15-46 48-98 48h-48c-6 0-7 0-8 0-5 0-6-1-6-5 0-1 0-2 2-10z"><text:p/></draw:path><draw:path draw:style-name="gr3" draw:text-style-name="P77" svg:width="0.375cm" svg:height="0.232cm" svg:x="2.841cm" svg:y="0.092cm" svg:viewBox="0 0 376 233" svg:d="M284 84c17 14 40 26 53 32-15 6-36 18-53 33h-268c-9 0-16 0-16 8 0 9 7 9 14 9h251c-20 19-42 57-42 62s5 5 7 5c4 0 8 0 8-4 9-16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3.374cm" svg:y="0.025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77" svg:width="0.097cm" svg:height="0.421cm" svg:x="3.711cm" svg:y="0cm" svg:viewBox="0 0 98 422" svg:d="M98 211c0-32-4-84-27-132-25-51-63-79-67-79-2 0-4 2-4 4s0 3 7 10c43 41 67 108 67 197 0 72-15 146-68 199-6 6-6 7-6 9s2 3 4 3c4 0 43-29 68-83 22-45 26-92 26-128z"><text:p/></draw:path><draw:polygon draw:style-name="gr3" draw:text-style-name="P77" svg:width="0.058cm" svg:height="0.421cm" svg:x="3.86cm" svg:y="0cm" svg:viewBox="0 0 59 422" draw:points="59,0 0,0 0,17 41,17 41,405 0,405 0,422 59,422"><text:p/></draw:polygon><draw:path draw:style-name="gr3" draw:text-style-name="P77" svg:width="0.375cm" svg:height="0.232cm" svg:x="1.726cm" svg:y="0.6cm" svg:viewBox="0 0 376 233" svg:d="M284 84c17 14 39 26 53 32-15 6-36 18-53 33h-268c-9 0-16 0-16 8 0 9 7 9 14 9h251c-20 19-42 57-42 62s5 5 7 5c4 0 8 0 8-4 9-16 21-38 49-63 29-26 57-36 79-44 7-2 7-2 8-3 2 0 2-1 2-3 0-1 0-1 0-2l-3-1c-1 0-1 0-8-4-58-15-100-55-124-101-3-8-5-8-11-8-2 0-7 0-7 5 0 6 21 42 42 62h-251c-7 0-14 0-14 9 0 8 7 8 16 8z"><text:p/></draw:path><draw:polygon draw:style-name="gr3" draw:text-style-name="P77" svg:width="0.058cm" svg:height="0.421cm" svg:x="0.721cm" svg:y="1.011cm" svg:viewBox="0 0 59 422" draw:points="59,422 59,405 17,405 17,17 59,17 59,0 0,0 0,422"><text:p/></draw:polygon><draw:path draw:style-name="gr3" draw:text-style-name="P77" svg:width="0.097cm" svg:height="0.421cm" svg:x="0.829cm" svg:y="1.011cm" svg:viewBox="0 0 98 422" svg:d="M98 419c0-2 0-3-7-10-53-53-66-133-66-198 0-73 16-146 69-199 4-5 4-6 4-8 0-3-1-4-4-4-4 0-42 29-68 83-21 45-26 92-26 128 0 34 5 84 28 132 26 53 62 79 66 79 3 0 4-1 4-3z"><text:p/></draw:path><draw:path draw:style-name="gr3" draw:text-style-name="P77" svg:width="0.244cm" svg:height="0.287cm" svg:x="0.966cm" svg:y="1.041cm" svg:viewBox="0 0 245 288" svg:d="M233 0h-233v13h11c32 0 32 5 32 19v222c0 16 0 21-32 21h-11v13c14-3 48-3 65-3s55 0 71 3v-13h-14c-40 0-40-6-40-21v-104h36c40 0 44 14 44 49h11v-111h-11c0 34-4 49-44 49h-36v-107c0-13 1-17 20-17h50c64 0 75 23 81 82h12z"><text:p/></draw:path><draw:path draw:style-name="gr3" draw:text-style-name="P77" svg:width="0.234cm" svg:height="0.26cm" svg:x="1.391cm" svg:y="1.076cm" svg:viewBox="0 0 235 261" svg:d="M127 8c-3-6-5-8-9-8-5 0-6 2-10 8l-106 238c-2 5-2 6-2 8 0 4 4 7 8 7s6 0 10-8l100-224 99 224c4 8 9 8 10 8 5 0 8-3 8-7 0-1 0-2-2-7z"><text:p/></draw:path><draw:path draw:style-name="gr3" draw:text-style-name="P77" svg:width="0.323cm" svg:height="0.288cm" svg:x="1.665cm" svg:y="1.04cm" svg:viewBox="0 0 324 289" svg:d="M50 257c-4 15-4 19-38 19-7 0-12 0-12 8 0 5 4 5 12 5h139c89 0 173-90 173-181 0-61-37-108-101-108h-141c-8 0-12 0-12 7 0 6 3 6 12 6 4 0 12 0 18 1 7 0 8 3 8 8 0 0 0 2-1 7zM142 29c4-15 4-16 22-16h46c42 0 76 23 76 78 0 22-8 90-44 137-13 15-46 48-98 48h-48c-6 0-7 0-8 0-5 0-6-1-6-5 0-1 0-2 2-10z"><text:p/></draw:path><draw:path draw:style-name="gr3" draw:text-style-name="P77" svg:width="0.097cm" svg:height="0.421cm" svg:x="2.034cm" svg:y="1.011cm" svg:viewBox="0 0 98 422" svg:d="M98 211c0-32-4-84-27-132-25-51-63-79-67-79-2 0-4 2-4 4s0 3 7 10c43 41 67 108 67 197 0 72-15 146-68 199-6 6-6 7-6 9s2 3 4 3c4 0 43-29 68-83 22-45 26-92 26-128z"><text:p/></draw:path><draw:path draw:style-name="gr3" draw:text-style-name="P77" svg:width="0.375cm" svg:height="0.232cm" svg:x="2.314cm" svg:y="1.106cm" svg:viewBox="0 0 376 233" svg:d="M284 84c17 14 40 26 53 32-15 6-36 18-53 33h-268c-9 0-16 0-16 8 0 9 7 9 14 9h251c-20 19-42 57-42 62s5 5 7 5c4 0 8 0 8-4 9-16 21-38 49-63 29-26 57-36 79-44 7-2 7-2 8-3 2 0 2-1 2-3 0-1 0-1 0-2l-3-1c-1 0-1 0-8-4-58-15-100-55-123-101-4-8-6-8-12-8-2 0-7 0-7 5 0 6 21 42 42 62h-251c-7 0-14 0-14 9 0 8 7 8 16 8z"><text:p/></draw:path><draw:path draw:style-name="gr3" draw:text-style-name="P77" svg:width="0.301cm" svg:height="0.288cm" svg:x="2.846cm" svg:y="1.04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olygon draw:style-name="gr3" draw:text-style-name="P77" svg:width="0.058cm" svg:height="0.421cm" svg:x="3.169cm" svg:y="1.011cm" svg:viewBox="0 0 59 422" draw:points="59,0 0,0 0,17 41,17 41,405 0,405 0,422 59,422"><text:p/></draw:polygon></draw:g></text:p>
            </table:table-cell>
          </table:table-row>
        </table:table-header-rows>
        <table:table-row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2">T</text:p>
          </table:table-cell>
          <table:table-cell table:style-name="Truth.I2" office:value-type="string">
            <text:p text:style-name="P42">T</text:p>
          </table:table-cell>
        </table:table-row>
        <table:table-row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Table_20_Contents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4">T</text:p>
          </table:table-cell>
          <table:table-cell table:style-name="Truth.I2" office:value-type="string">
            <text:p text:style-name="P44">T</text:p>
          </table:table-cell>
        </table:table-row>
        <table:table-row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4">F</text:p>
          </table:table-cell>
          <table:table-cell table:style-name="Truth.A2" office:value-type="string">
            <text:p text:style-name="P44">F</text:p>
          </table:table-cell>
          <table:table-cell table:style-name="Truth.I2" office:value-type="string">
            <text:p text:style-name="P44">T</text:p>
          </table:table-cell>
        </table:table-row>
        <table:table-row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2">T</text:p>
          </table:table-cell>
          <table:table-cell table:style-name="Truth.I2" office:value-type="string">
            <text:p text:style-name="P42">F</text:p>
          </table:table-cell>
        </table:table-row>
        <table:table-row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Table_20_Contents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4">T</text:p>
          </table:table-cell>
          <table:table-cell table:style-name="Truth.I2" office:value-type="string">
            <text:p text:style-name="P42">T</text:p>
          </table:table-cell>
        </table:table-row>
        <table:table-row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4">T</text:p>
          </table:table-cell>
          <table:table-cell table:style-name="Truth.I2" office:value-type="string">
            <text:p text:style-name="P42">T</text:p>
          </table:table-cell>
        </table:table-row>
        <table:table-row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4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2">T</text:p>
          </table:table-cell>
          <table:table-cell table:style-name="Truth.I2" office:value-type="string">
            <text:p text:style-name="P42">T</text:p>
          </table:table-cell>
        </table:table-row>
        <table:table-row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0">F</text:p>
          </table:table-cell>
          <table:table-cell table:style-name="Truth.A2" office:value-type="string">
            <text:p text:style-name="P40">T</text:p>
          </table:table-cell>
          <table:table-cell table:style-name="Truth.A2" office:value-type="string">
            <text:p text:style-name="P42">T</text:p>
          </table:table-cell>
          <table:table-cell table:style-name="Truth.I2" office:value-type="string">
            <text:p text:style-name="P42">T</text:p>
          </table:table-cell>
        </table:table-row>
      </table:table>
      <text:p text:style-name="P15"/>
      <text:p text:style-name="P26">Since for all models the sentence is true this is valid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(b) <text:span text:style-name="T13">Convert the left-hand and right-hand sides of the main implication into CNF separately, <text:s text:c="7"/>showing each step, and explain how the results confirm your answer.</text:span></text:p>
      <text:p text:style-name="P17"/>
      <text:p text:style-name="P18"/>
      <text:p text:style-name="P17"/>
      <text:p text:style-name="P71"><draw:g text:anchor-type="as-char" svg:y="-7.401cm" draw:z-index="51" draw:style-name="gr4"><svg:title>TexMaths</svg:title><svg:desc>12§display§\begin{center}
\begin{tabular}{ c}
 
 [(F \Rightarrow P) \vee (D \Rightarrow  P)] \Rightarrow [(F \wedge D) \Rightarrow P] \\  
\\

\textbf{Reducing the implements sign using implication elimination} \\


\\

  [( \lnot F \vee  P) \vee (\lnot D \vee  P)] \Rightarrow [\lnot (F \wedge D) \vee P]\\

\\


\textbf{Using De morgen's law  on right hand of implements sign} \\

\\

 [( \lnot F \vee  P) \vee (\lnot D \vee  P)] \Rightarrow [(\lnot F \vee \lnot D) \vee P] \\

\\

\textbf{Impliment elimination } \\ 


\\

\lnot  [( \lnot F \vee  P) \vee (\lnot D \vee  P)] \vee [(\lnot F \vee \lnot D) \vee P] \\

\\


\textbf{Using De morgen's law } \\

\\

\lnot ( \lnot F \vee  P) \wedge \lnot  (\lnot D \vee  P) \vee [(\lnot F \vee \lnot D) \vee P] \\

\\


\textbf{Using De morgen's law and double negation elimination } \\

\\

( F \wedge \lnot P) \wedge  (D \wedge \lnot P)  \vee   [(\lnot F \vee \lnot D) \vee P] \\

\\


\textbf{Using associativity  of  } \vee\\

\\

( F \wedge \lnot P) \wedge  (D \wedge \lnot P)  \vee   [(\lnot F \vee (\lnot D  \vee P)] \\

\\


\textbf{Elimination of duplicates   P} \\

\\

( F \wedge D \wedge \lnot P)  \vee   (\lnot F \vee \lnot D  \vee P) \\

\end{tabular}
\end{center}
§svg§600§FALSE§</svg:desc><draw:polygon draw:style-name="gr48" draw:text-style-name="P76" svg:width="12.694cm" svg:height="14.552cm" svg:x="0.005cm" svg:y="0.021cm" svg:viewBox="0 0 12695 14553" draw:points="6348,14553 0,14553 0,0 12695,0 12695,14553"><text:p/></draw:polygon><draw:polygon draw:style-name="gr49" draw:text-style-name="P77" svg:width="0.058cm" svg:height="0.421cm" svg:x="2.73cm" svg:y="0cm" svg:viewBox="0 0 59 422" draw:points="59,422 59,406 17,406 17,17 59,17 59,0 0,0 0,422"><text:p/></draw:polygon><draw:path draw:style-name="gr50" draw:text-style-name="P77" svg:width="0.097cm" svg:height="0.421cm" svg:x="2.839cm" svg:y="0cm" svg:viewBox="0 0 98 422" svg:d="M98 419c0-1 0-3-7-10-53-53-66-133-66-198 0-73 16-146 69-199 4-5 4-6 4-8 0-3-1-4-4-4-4 0-42 29-68 83-21 45-26 92-26 128 0 34 5 84 28 132 26 53 62 79 66 79 3 0 4-1 4-3z"><text:p/></draw:path><draw:path draw:style-name="gr51" draw:text-style-name="P77" svg:width="0.243cm" svg:height="0.287cm" svg:x="2.976cm" svg:y="0.03cm" svg:viewBox="0 0 244 288" svg:d="M233 0h-233v13h11c32 0 32 5 32 19v222c0 16 0 21-32 21h-11v13c14-2 48-2 65-2s55 0 71 2v-13h-14c-40 0-40-6-40-21v-104h36c40 0 44 14 44 49h11v-111h-11c0 34-4 49-44 49h-36v-107c0-13 1-17 20-17h50c64 0 75 23 81 82h11z"><text:p/></draw:path><draw:path draw:style-name="gr52" draw:text-style-name="P77" svg:width="0.375cm" svg:height="0.232cm" svg:x="3.401cm" svg:y="0.095cm" svg:viewBox="0 0 376 233" svg:d="M284 84c17 14 40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53" draw:text-style-name="P77" svg:width="0.301cm" svg:height="0.288cm" svg:x="3.934cm" svg:y="0.027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54" draw:text-style-name="P77" svg:width="0.097cm" svg:height="0.421cm" svg:x="4.27cm" svg:y="0cm" svg:viewBox="0 0 98 422" svg:d="M98 211c0-32-4-84-27-132-25-51-63-79-67-79-2 0-4 2-4 4s0 3 7 10c43 41 67 108 67 197 0 72-15 147-68 199-6 6-6 8-6 9 0 2 2 3 4 3 4 0 43-28 68-82 22-46 26-93 26-129z"><text:p/></draw:path><draw:path draw:style-name="gr55" draw:text-style-name="P77" svg:width="0.234cm" svg:height="0.261cm" svg:x="4.526cm" svg:y="0.065cm" svg:viewBox="0 0 235 262" svg:d="M233 17c2-5 2-6 2-9 0-4-3-8-8-8-4 0-7 2-10 10l-99 223-100-225c-4-7-6-8-10-8s-8 4-8 8c0 2 0 3 2 8l106 237c4 9 6 9 10 9s7-3 9-9z"><text:p/></draw:path><draw:path draw:style-name="gr56" draw:text-style-name="P77" svg:width="0.097cm" svg:height="0.421cm" svg:x="4.92cm" svg:y="0cm" svg:viewBox="0 0 98 422" svg:d="M98 419c0-1 0-3-7-10-53-53-66-133-66-198 0-73 16-146 69-199 4-5 4-6 4-8 0-3-1-4-4-4-4 0-42 29-68 83-21 45-26 92-26 128 0 34 5 84 28 132 26 53 62 79 66 79 3 0 4-1 4-3z"><text:p/></draw:path><draw:path draw:style-name="gr57" draw:text-style-name="P77" svg:width="0.323cm" svg:height="0.288cm" svg:x="5.059cm" svg:y="0.027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58" draw:text-style-name="P77" svg:width="0.375cm" svg:height="0.232cm" svg:x="5.544cm" svg:y="0.095cm" svg:viewBox="0 0 376 233" svg:d="M284 84c17 14 39 26 53 32-15 6-36 18-53 33h-268c-9 0-16 0-16 8 0 9 7 9 14 9h251c-20 19-42 57-42 62s5 5 7 5c4 0 8 0 8-4 9-15 21-38 49-63 29-26 57-36 79-44 7-2 7-2 8-3 2 0 2-1 2-3 0-1 0-1 0-2l-3-1c-1 0-1 0-8-4-58-15-100-55-124-101-3-8-5-8-11-8-2 0-7 0-7 5 0 6 21 42 42 62h-251c-7 0-14 0-14 9 0 8 7 8 16 8z"><text:p/></draw:path><draw:path draw:style-name="gr59" draw:text-style-name="P77" svg:width="0.301cm" svg:height="0.288cm" svg:x="6.077cm" svg:y="0.027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60" draw:text-style-name="P77" svg:width="0.097cm" svg:height="0.421cm" svg:x="6.413cm" svg:y="0cm" svg:viewBox="0 0 98 422" svg:d="M98 211c0-32-4-84-27-132-25-51-63-79-67-79-2 0-4 2-4 4s0 3 7 10c43 41 67 108 67 197 0 72-15 147-68 199-6 6-6 8-6 9 0 2 2 3 4 3 4 0 43-28 68-82 22-46 26-93 26-129z"><text:p/></draw:path><draw:polygon draw:style-name="gr61" draw:text-style-name="P77" svg:width="0.058cm" svg:height="0.421cm" svg:x="6.563cm" svg:y="0cm" svg:viewBox="0 0 59 422" draw:points="59,0 0,0 0,17 41,17 41,406 0,406 0,422 59,422"><text:p/></draw:polygon><draw:path draw:style-name="gr62" draw:text-style-name="P77" svg:width="0.375cm" svg:height="0.232cm" svg:x="6.81cm" svg:y="0.095cm" svg:viewBox="0 0 376 233" svg:d="M284 84c17 14 39 26 53 32-15 6-36 18-53 33h-268c-9 0-16 0-16 8 0 9 7 9 14 9h251c-20 19-42 57-42 62s5 5 7 5c4 0 8 0 8-4 9-15 21-38 49-63 29-26 57-36 79-44 7-2 7-2 8-3 2 0 2-1 2-3 0-1 0-1 0-2l-3-1c-1 0-1 0-8-4-58-15-100-55-124-101-3-8-5-8-11-8-2 0-7 0-7 5 0 6 21 42 42 62h-251c-7 0-14 0-14 9 0 8 7 8 16 8z"><text:p/></draw:path><draw:polygon draw:style-name="gr63" draw:text-style-name="P77" svg:width="0.058cm" svg:height="0.421cm" svg:x="7.376cm" svg:y="0cm" svg:viewBox="0 0 59 422" draw:points="59,422 59,406 17,406 17,17 59,17 59,0 0,0 0,422"><text:p/></draw:polygon><draw:path draw:style-name="gr64" draw:text-style-name="P77" svg:width="0.097cm" svg:height="0.421cm" svg:x="7.486cm" svg:y="0cm" svg:viewBox="0 0 98 422" svg:d="M98 419c0-1 0-3-7-10-53-53-66-133-66-198 0-73 16-146 69-199 4-5 4-6 4-8 0-3-1-4-4-4-4 0-42 29-68 83-21 45-26 92-26 128 0 34 5 84 28 132 26 53 62 79 66 79 3 0 4-1 4-3z"><text:p/></draw:path><draw:path draw:style-name="gr65" draw:text-style-name="P77" svg:width="0.299cm" svg:height="0.287cm" svg:x="7.624cm" svg:y="0.03cm" svg:viewBox="0 0 300 288" svg:d="M113 150h41c31 0 34 7 34 19 0 3 0 9-3 21 0 2 0 4 0 4 0 4 1 5 5 5 3 0 3 0 6-8l22-93c2-4 2-4 2-6 0-1-2-4-5-4-5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-1 0-3 1-9z"><text:p/></draw:path><draw:path draw:style-name="gr66" draw:text-style-name="P77" svg:width="0.234cm" svg:height="0.261cm" svg:x="8.054cm" svg:y="0.065cm" svg:viewBox="0 0 235 262" svg:d="M127 8c-3-6-5-8-9-8-5 0-6 2-10 8l-106 238c-2 5-2 6-2 8 0 4 4 8 8 8s6 0 10-9l100-224 99 224c4 9 9 9 10 9 5 0 8-4 8-8 0-1 0-2-2-7z"><text:p/></draw:path><draw:path draw:style-name="gr67" draw:text-style-name="P77" svg:width="0.323cm" svg:height="0.288cm" svg:x="8.423cm" svg:y="0.027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68" draw:text-style-name="P77" svg:width="0.097cm" svg:height="0.421cm" svg:x="8.791cm" svg:y="0cm" svg:viewBox="0 0 98 422" svg:d="M98 211c0-32-4-84-27-132-25-51-63-79-67-79-2 0-4 2-4 4s0 3 7 10c43 41 67 108 67 197 0 72-15 147-68 199-6 6-6 8-6 9 0 2 2 3 4 3 4 0 43-28 68-82 22-46 26-93 26-129z"><text:p/></draw:path><draw:path draw:style-name="gr69" draw:text-style-name="P77" svg:width="0.375cm" svg:height="0.232cm" svg:x="9.071cm" svg:y="0.095cm" svg:viewBox="0 0 376 233" svg:d="M284 84c17 14 39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70" draw:text-style-name="P77" svg:width="0.301cm" svg:height="0.288cm" svg:x="9.604cm" svg:y="0.027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olygon draw:style-name="gr71" draw:text-style-name="P77" svg:width="0.058cm" svg:height="0.421cm" svg:x="9.925cm" svg:y="0cm" svg:viewBox="0 0 59 422" draw:points="59,0 0,0 0,17 41,17 41,406 0,406 0,422 59,422"><text:p/></draw:polygon><draw:path draw:style-name="gr72" draw:text-style-name="P77" svg:width="0.346cm" svg:height="0.294cm" svg:x="0cm" svg:y="1.039cm" svg:viewBox="0 0 347 295" svg:d="M103 137v-117h49c69 0 70 33 70 59 0 24 0 58-70 58zM216 146c49-13 71-39 71-67 0-43-47-79-126-79h-161v20h46v251h-46v19c16-1 56-1 74-1s59 0 75 1v-19h-46v-119h49c6 0 26 0 38 15 14 15 14 23 14 54 0 27 0 49 29 63 19 9 45 11 62 11 46 0 52-38 52-45 0-9-6-9-11-9-8 0-8 4-10 10-2 20-14 29-26 29-26 0-29-30-32-47-2-5-4-35-5-37-6-30-29-42-47-50z"><text:p/></draw:path><draw:path draw:style-name="gr73" draw:text-style-name="P77" svg:width="0.195cm" svg:height="0.193cm" svg:x="0.361cm" svg:y="1.138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74" draw:text-style-name="P77" svg:width="0.237cm" svg:height="0.295cm" svg:x="0.586cm" svg:y="1.035cm" svg:viewBox="0 0 238 296" svg:d="M161 276v20l77-2v-20c-26 0-29 0-29-17v-257l-75 4v19c27 0 29 0 29 17v82c-21-16-43-19-56-19-63 0-107 37-107 96 0 58 40 97 102 97 25 0 46-10 59-20zM161 144v106c-5 7-23 31-55 31-52 0-52-52-52-82 0-19 0-42 11-59 13-18 32-22 45-22 24 0 41 14 51 26z"><text:p/></draw:path><draw:path draw:style-name="gr75" draw:text-style-name="P77" svg:width="0.24cm" svg:height="0.192cm" svg:x="0.858cm" svg:y="1.139cm" svg:viewBox="0 0 241 193" svg:d="M166 161v32l75-2v-21c-26 0-29 0-29-15v-155l-78 4v19c27 0 30 0 30 18v80c0 35-22 57-52 57-33 0-34-11-34-33v-145l-78 4v19c26 0 29 0 29 18v97c0 47 35 55 77 55 10 0 40 0 60-32z"><text:p/></draw:path><draw:path draw:style-name="gr76" draw:text-style-name="P77" svg:width="0.185cm" svg:height="0.193cm" svg:x="1.126cm" svg:y="1.138cm" svg:viewBox="0 0 186 194" svg:d="M137 19c-9 7-10 17-10 21 0 18 16 25 28 25s26-9 26-25c0-38-49-40-73-40-77 0-108 49-108 98 0 57 41 96 106 96 68 0 80-49 80-52 0-5-6-5-10-5-7 0-8 0-10 6-10 27-32 35-53 35-58 0-58-63-58-82 0-24 0-79 54-79 15 0 22 1 28 2z"><text:p/></draw:path><draw:path draw:style-name="gr77" draw:text-style-name="P77" svg:width="0.101cm" svg:height="0.293cm" svg:x="1.344cm" svg:y="1.035cm" svg:viewBox="0 0 102 294" svg:d="M74 103l-73 5v19c25 0 29 0 29 16v132h-30v19c13 0 34-1 52-1 13 0 34 1 50 1v-19h-28zM79 32c0-18-14-32-33-32-18 0-33 14-33 32s15 34 33 34c19 0 33-14 33-34z"><text:p/></draw:path><draw:path draw:style-name="gr78" draw:text-style-name="P77" svg:width="0.24cm" svg:height="0.19cm" svg:x="1.477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79" draw:text-style-name="P77" svg:width="0.222cm" svg:height="0.276cm" svg:x="1.741cm" svg:y="1.136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8 7 35 21 44-12 15-14 29-14 37s1 28 18 41c-5 3-36 11-36 37 0 22 23 53 108 53 76 0 108-25 108-54 0-13-4-39-31-54-24-12-49-12-91-12-10 0-29 0-33 0-18-3-23-19-23-26 0-5 3-11 5-15zM70 198h49c13 0 61 0 61 26 0 16-17 38-72 38-50 0-72-20-72-39 0-25 28-25 34-25z"><text:p/></draw:path><draw:path draw:style-name="gr80" draw:text-style-name="P77" svg:width="0.153cm" svg:height="0.27cm" svg:x="2.142cm" svg:y="1.061cm" svg:viewBox="0 0 154 271" svg:d="M35 101v116c0 45 37 54 67 54 32 0 52-24 52-55v-22h-21v21c0 29-13 39-25 39-24 0-24-26-24-36v-117h61v-21h-61v-80h-20c-2 42-22 84-64 85v16z"><text:p/></draw:path><draw:path draw:style-name="gr81" draw:text-style-name="P77" svg:width="0.24cm" svg:height="0.293cm" svg:x="2.34cm" svg:y="1.035cm" svg:viewBox="0 0 241 294" svg:d="M29 274h-29v20c12-1 37-1 54-1 16 0 41 0 53 1v-20h-29v-89c0-46 36-67 62-67 15 0 24 9 24 42v114h-30v20c12-1 38-1 54-1s41 0 53 1v-20h-29v-110c0-44-22-61-66-61-39 0-62 24-72 42v-145l-74 4v19c26 0 29 0 29 17z"><text:p/></draw:path><draw:path draw:style-name="gr82" draw:text-style-name="P77" svg:width="0.195cm" svg:height="0.193cm" svg:x="2.604cm" svg:y="1.138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83" draw:text-style-name="P77" svg:width="0.101cm" svg:height="0.293cm" svg:x="2.994cm" svg:y="1.035cm" svg:viewBox="0 0 102 294" svg:d="M76 103l-75 5v19c25 0 29 0 29 16v132h-30v19c13 0 34-1 52-1 13 0 34 1 50 1v-19h-26zM79 32c0-18-14-32-33-32-18 0-33 14-33 32s15 34 33 34c19 0 33-14 33-34z"><text:p/></draw:path><draw:path draw:style-name="gr84" draw:text-style-name="P77" svg:width="0.376cm" svg:height="0.19cm" svg:x="3.128cm" svg:y="1.139cm" svg:viewBox="0 0 377 191" svg:d="M29 41v129h-29v21c12-1 37-1 53-1 17 0 42 0 54 1v-21h-29v-87c0-47 36-67 62-67 15 0 24 8 24 40v114h-30v21c12-1 38-1 54-1s41 0 54 1v-21h-30v-87c0-47 36-67 64-67 14 0 23 8 23 40v114h-29v21c11-1 37-1 53-1 17 0 42 0 54 1v-21h-29v-109c0-44-23-61-66-61-38 0-60 22-72 41-7-40-47-41-64-41-36 0-60 19-73 46v-46l-73 4v19c26 0 29 0 29 18z"><text:p/></draw:path><draw:path draw:style-name="gr85" draw:text-style-name="P77" svg:width="0.237cm" svg:height="0.271cm" svg:x="3.529cm" svg:y="1.139cm" svg:viewBox="0 0 238 272" svg:d="M78 50c0-7 0-7 6-14 17-17 38-19 48-19 29 0 53 26 53 79 0 60-30 82-58 82-6 0-26 0-44-23-5-5-5-6-5-13zM78 174c18 16 36 19 54 19 62 0 106-38 106-97 0-56-39-96-99-96-31 0-55 13-65 22v-22l-74 4v19c26 0 29 0 29 17v212h-29v20c12-1 37-1 54-1 16 0 41 0 53 1v-20h-29z"><text:p/></draw:path><draw:path draw:style-name="gr86" draw:text-style-name="P77" svg:width="0.103cm" svg:height="0.293cm" svg:x="3.803cm" svg:y="1.035cm" svg:viewBox="0 0 104 294" svg:d="M76 0l-76 4v19c26 0 30 0 30 17v234h-30v20c13-1 34-1 53-1 18 0 37 0 51 1v-20h-28z"><text:p/></draw:path><draw:path draw:style-name="gr87" draw:text-style-name="P77" svg:width="0.195cm" svg:height="0.193cm" svg:x="3.931cm" svg:y="1.138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88" draw:text-style-name="P77" svg:width="0.376cm" svg:height="0.19cm" svg:x="4.159cm" svg:y="1.139cm" svg:viewBox="0 0 377 191" svg:d="M29 41v129h-29v21c12-1 37-1 53-1 17 0 42 0 54 1v-21h-29v-87c0-47 36-67 62-67 15 0 24 8 24 40v114h-30v21c12-1 38-1 54-1s41 0 54 1v-21h-30v-87c0-47 36-67 64-67 14 0 23 8 23 40v114h-29v21c11-1 37-1 54-1 16 0 41 0 53 1v-21h-29v-109c0-44-23-61-66-61-38 0-60 22-72 41-7-40-47-41-64-41-36 0-60 19-73 46v-46l-73 4v19c26 0 29 0 29 18z"><text:p/></draw:path><draw:path draw:style-name="gr89" draw:text-style-name="P77" svg:width="0.195cm" svg:height="0.193cm" svg:x="4.558cm" svg:y="1.138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90" draw:text-style-name="P77" svg:width="0.24cm" svg:height="0.19cm" svg:x="4.786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91" draw:text-style-name="P77" svg:width="0.153cm" svg:height="0.27cm" svg:x="5.032cm" svg:y="1.061cm" svg:viewBox="0 0 154 271" svg:d="M35 101v116c0 45 37 54 67 54 32 0 52-24 52-55v-22h-21v21c0 29-13 39-25 39-24 0-24-26-24-36v-117h61v-21h-61v-80h-20c-2 42-22 84-64 85v16z"><text:p/></draw:path><draw:path draw:style-name="gr92" draw:text-style-name="P77" svg:width="0.16cm" svg:height="0.193cm" svg:x="5.227cm" svg:y="1.138cm" svg:viewBox="0 0 161 194" svg:d="M73 67c-15-2-43-7-43-26 0-28 40-28 48-28 31 0 48 13 49 36 0 6 1 9 10 9 11 0 11-3 11-12v-34c0-8 0-12-8-12-2 0-3 0-19 7-12-5-26-7-43-7-13 0-78 0-78 55 0 17 8 29 17 36 17 15 33 17 66 23 15 4 47 8 47 34 0 32-39 32-48 32-46 0-56-31-62-49-2-7-3-7-9-7-11 0-11 3-11 13v45c0 9 0 12 7 12 4 0 5 0 13-6 2 0 10-7 11-7 19 13 42 13 51 13 13 0 79 0 79-62 0-18-10-32-24-44-17-12-30-15-64-21z"><text:p/></draw:path><draw:path draw:style-name="gr93" draw:text-style-name="P77" svg:width="0.16cm" svg:height="0.193cm" svg:x="5.58cm" svg:y="1.138cm" svg:viewBox="0 0 161 194" svg:d="M73 67c-15-2-43-7-43-26 0-28 40-28 48-28 31 0 48 13 49 36 0 6 1 9 10 9 11 0 11-3 11-12v-34c0-8 0-12-8-12-2 0-3 0-19 7-11-5-26-7-43-7-13 0-78 0-78 55 0 17 8 29 17 36 17 15 33 17 66 23 15 4 47 8 47 34 0 32-39 32-48 32-46 0-56-31-62-49-2-7-3-7-9-7-11 0-11 3-11 13v45c0 9 0 12 7 12 4 0 5 0 13-6 2 0 10-7 11-7 19 13 42 13 51 13 13 0 79 0 79-62 0-18-10-32-24-44-17-12-30-15-64-21z"><text:p/></draw:path><draw:path draw:style-name="gr94" draw:text-style-name="P77" svg:width="0.101cm" svg:height="0.293cm" svg:x="5.776cm" svg:y="1.035cm" svg:viewBox="0 0 102 294" svg:d="M74 103l-73 5v19c25 0 29 0 29 16v132h-30v19c13 0 34-1 52-1 13 0 34 1 50 1v-19h-28zM79 32c0-18-14-32-33-32-18 0-33 14-33 32s15 34 33 34c19 0 33-14 33-34z"><text:p/></draw:path><draw:path draw:style-name="gr95" draw:text-style-name="P77" svg:width="0.222cm" svg:height="0.276cm" svg:x="5.904cm" svg:y="1.136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8 7 35 21 44-12 15-14 29-14 37s1 28 18 41c-5 3-36 11-36 37 0 22 23 53 108 53 76 0 108-25 108-54 0-13-4-39-31-54-24-12-49-12-91-12-10 0-29 0-33 0-18-3-23-19-23-26 0-5 3-11 5-15zM70 198h49c13 0 61 0 61 26 0 16-17 38-72 38-50 0-72-20-72-39 0-25 28-25 34-25z"><text:p/></draw:path><draw:path draw:style-name="gr96" draw:text-style-name="P77" svg:width="0.24cm" svg:height="0.19cm" svg:x="6.151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97" draw:text-style-name="P77" svg:width="0.24cm" svg:height="0.192cm" svg:x="6.583cm" svg:y="1.139cm" svg:viewBox="0 0 241 193" svg:d="M166 161v32l75-2v-21c-26 0-29 0-29-15v-155l-78 4v19c27 0 30 0 30 18v80c0 35-22 57-52 57-33 0-34-11-34-33v-145l-78 4v19c26 0 29 0 29 18v97c0 47 35 55 77 55 10 0 40 0 60-32z"><text:p/></draw:path><draw:path draw:style-name="gr98" draw:text-style-name="P77" svg:width="0.16cm" svg:height="0.193cm" svg:x="6.85cm" svg:y="1.138cm" svg:viewBox="0 0 161 194" svg:d="M73 67c-15-2-43-7-43-26 0-28 40-28 48-28 31 0 48 13 49 36 0 6 1 9 10 9 11 0 11-3 11-12v-34c0-8 0-12-8-12-2 0-3 0-19 7-11-5-26-7-43-7-13 0-78 0-78 55 0 17 8 29 17 36 17 15 33 17 66 23 15 4 47 8 47 34 0 32-39 32-48 32-46 0-56-31-62-49-2-7-3-7-9-7-11 0-11 3-11 13v45c0 9 0 12 7 12 4 0 5 0 13-6 2 0 10-7 11-7 19 13 42 13 51 13 13 0 79 0 79-62 0-18-10-32-24-44-17-12-30-15-64-21z"><text:p/></draw:path><draw:path draw:style-name="gr99" draw:text-style-name="P77" svg:width="0.101cm" svg:height="0.293cm" svg:x="7.045cm" svg:y="1.035cm" svg:viewBox="0 0 102 294" svg:d="M76 103l-75 5v19c25 0 29 0 29 16v132h-30v19c13 0 34-1 52-1 13 0 34 1 50 1v-19h-26zM79 32c0-18-14-32-33-32-18 0-33 14-33 32s15 34 33 34c19 0 33-14 33-34z"><text:p/></draw:path><draw:path draw:style-name="gr100" draw:text-style-name="P77" svg:width="0.24cm" svg:height="0.19cm" svg:x="7.178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01" draw:text-style-name="P77" svg:width="0.222cm" svg:height="0.276cm" svg:x="7.442cm" svg:y="1.136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8 7 35 21 44-12 15-14 29-14 37s1 28 18 41c-5 3-36 11-36 37 0 22 23 53 108 53 76 0 108-25 108-54 0-13-4-39-31-54-24-12-49-12-91-12-10 0-29 0-33 0-18-3-23-19-23-26 0-5 3-11 5-15zM70 198h49c13 0 61 0 61 26 0 16-17 38-72 38-50 0-72-20-72-39 0-25 28-25 34-25z"><text:p/></draw:path><draw:path draw:style-name="gr102" draw:text-style-name="P77" svg:width="0.101cm" svg:height="0.293cm" svg:x="7.853cm" svg:y="1.035cm" svg:viewBox="0 0 102 294" svg:d="M76 103l-75 5v19c25 0 29 0 29 16v132h-30v19c13 0 34-1 52-1 13 0 34 1 50 1v-19h-26zM79 32c0-18-14-32-33-32-18 0-33 14-33 32s15 34 33 34c19 0 33-14 33-34z"><text:p/></draw:path><draw:path draw:style-name="gr103" draw:text-style-name="P77" svg:width="0.376cm" svg:height="0.19cm" svg:x="7.986cm" svg:y="1.139cm" svg:viewBox="0 0 377 191" svg:d="M29 41v129h-29v21c12-1 37-1 53-1 17 0 42 0 54 1v-21h-29v-87c0-47 36-67 62-67 15 0 24 8 24 40v114h-30v21c12-1 38-1 54-1s41 0 53 1v-21h-29v-87c0-47 36-67 64-67 14 0 23 8 23 40v114h-29v21c11-1 37-1 53-1 17 0 42 0 54 1v-21h-29v-109c0-44-23-61-66-61-38 0-60 22-72 41-7-40-47-41-64-41-36 0-60 19-73 46v-46l-73 4v19c26 0 29 0 29 18z"><text:p/></draw:path><draw:path draw:style-name="gr104" draw:text-style-name="P77" svg:width="0.237cm" svg:height="0.271cm" svg:x="8.388cm" svg:y="1.139cm" svg:viewBox="0 0 238 272" svg:d="M78 50c0-7 0-7 6-14 17-17 38-19 48-19 29 0 53 26 53 79 0 60-30 82-58 82-6 0-26 0-44-23-5-5-5-6-5-13zM78 174c18 16 36 19 54 19 62 0 106-38 106-97 0-56-39-96-99-96-31 0-55 13-65 22v-22l-74 4v19c26 0 29 0 29 17v212h-29v20c12-1 37-1 54-1 16 0 41 0 53 1v-20h-29z"><text:p/></draw:path><draw:path draw:style-name="gr105" draw:text-style-name="P77" svg:width="0.103cm" svg:height="0.293cm" svg:x="8.662cm" svg:y="1.035cm" svg:viewBox="0 0 104 294" svg:d="M74 0l-74 4v19c26 0 30 0 30 17v234h-30v20c13-1 34-1 53-1 18 0 37 0 51 1v-20h-30z"><text:p/></draw:path><draw:path draw:style-name="gr106" draw:text-style-name="P77" svg:width="0.101cm" svg:height="0.293cm" svg:x="8.796cm" svg:y="1.035cm" svg:viewBox="0 0 102 294" svg:d="M74 103l-73 5v19c25 0 29 0 29 16v132h-30v19c13 0 34-1 52-1 13 0 34 1 50 1v-19h-28zM79 32c0-18-14-32-33-32-18 0-33 14-33 32s15 34 33 34c19 0 33-14 33-34z"><text:p/></draw:path><draw:path draw:style-name="gr107" draw:text-style-name="P77" svg:width="0.185cm" svg:height="0.193cm" svg:x="8.927cm" svg:y="1.138cm" svg:viewBox="0 0 186 194" svg:d="M137 19c-9 7-10 17-10 21 0 18 16 25 28 25s26-9 26-25c0-38-49-40-73-40-77 0-108 49-108 98 0 57 41 96 106 96 68 0 80-49 80-52 0-5-6-5-10-5-7 0-8 0-10 6-10 27-32 35-53 35-58 0-58-63-58-82 0-24 0-79 54-79 15 0 22 1 28 2z"><text:p/></draw:path><draw:path draw:style-name="gr108" draw:text-style-name="P77" svg:width="0.222cm" svg:height="0.193cm" svg:x="9.139cm" svg:y="1.138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109" draw:text-style-name="P77" svg:width="0.153cm" svg:height="0.27cm" svg:x="9.371cm" svg:y="1.061cm" svg:viewBox="0 0 154 271" svg:d="M35 101v116c0 45 37 54 67 54 32 0 52-24 52-55v-22h-21v21c0 29-13 39-25 39-24 0-24-26-24-36v-117h61v-21h-61v-80h-20c-2 42-22 84-64 85v16z"><text:p/></draw:path><draw:path draw:style-name="gr110" draw:text-style-name="P77" svg:width="0.101cm" svg:height="0.293cm" svg:x="9.57cm" svg:y="1.035cm" svg:viewBox="0 0 102 294" svg:d="M74 103l-73 5v19c25 0 29 0 29 16v132h-30v19c13 0 34-1 52-1 13 0 34 1 50 1v-19h-28zM79 32c0-18-14-32-33-32-18 0-33 14-33 32s15 34 33 34c19 0 33-14 33-34z"><text:p/></draw:path><draw:path draw:style-name="gr111" draw:text-style-name="P77" svg:width="0.215cm" svg:height="0.193cm" svg:x="9.7cm" svg:y="1.138cm" svg:viewBox="0 0 216 194" svg:d="M216 100c0-57-40-100-108-100-70 0-108 43-108 100 0 51 37 94 108 94 72 0 108-43 108-94zM108 178c-54 0-54-46-54-83 0-19 0-40 7-54 9-17 27-25 47-25 18 0 36 6 44 20 10 14 10 38 10 59 0 37 0 83-54 83z"><text:p/></draw:path><draw:path draw:style-name="gr112" draw:text-style-name="P77" svg:width="0.24cm" svg:height="0.19cm" svg:x="9.947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13" draw:text-style-name="P77" svg:width="0.195cm" svg:height="0.193cm" svg:x="10.373cm" svg:y="1.138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114" draw:text-style-name="P77" svg:width="0.103cm" svg:height="0.293cm" svg:x="10.602cm" svg:y="1.035cm" svg:viewBox="0 0 104 294" svg:d="M74 0l-74 4v19c26 0 30 0 30 17v234h-30v20c13-1 34-1 53-1 18 0 37 0 51 1v-20h-30z"><text:p/></draw:path><draw:path draw:style-name="gr115" draw:text-style-name="P77" svg:width="0.101cm" svg:height="0.293cm" svg:x="10.736cm" svg:y="1.035cm" svg:viewBox="0 0 102 294" svg:d="M76 103l-75 5v19c25 0 29 0 29 16v132h-30v19c13 0 34-1 52-1 13 0 34 1 50 1v-19h-26zM79 32c0-18-14-32-33-32-18 0-33 14-33 32s15 34 33 34c19 0 33-14 33-34z"><text:p/></draw:path><draw:path draw:style-name="gr116" draw:text-style-name="P77" svg:width="0.376cm" svg:height="0.19cm" svg:x="10.871cm" svg:y="1.139cm" svg:viewBox="0 0 377 191" svg:d="M29 41v129h-29v21c12-1 37-1 53-1 17 0 42 0 54 1v-21h-29v-87c0-47 36-67 62-67 15 0 24 8 24 40v114h-30v21c12-1 38-1 54-1s41 0 54 1v-21h-30v-87c0-47 36-67 64-67 14 0 23 8 23 40v114h-29v21c11-1 37-1 53-1 17 0 42 0 54 1v-21h-29v-109c0-44-23-61-66-61-38 0-60 22-72 41-7-40-47-41-64-41-36 0-60 19-73 46v-46l-73 4v19c26 0 29 0 29 18z"><text:p/></draw:path><draw:path draw:style-name="gr117" draw:text-style-name="P77" svg:width="0.101cm" svg:height="0.293cm" svg:x="11.274cm" svg:y="1.035cm" svg:viewBox="0 0 102 294" svg:d="M76 103l-75 5v19c25 0 29 0 29 16v132h-30v19c13 0 34-1 52-1 13 0 34 1 50 1v-19h-26zM79 32c0-18-14-32-33-32-18 0-33 14-33 32s15 34 33 34c19 0 33-14 33-34z"><text:p/></draw:path><draw:path draw:style-name="gr118" draw:text-style-name="P77" svg:width="0.24cm" svg:height="0.19cm" svg:x="11.408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19" draw:text-style-name="P77" svg:width="0.222cm" svg:height="0.193cm" svg:x="11.672cm" svg:y="1.138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120" draw:text-style-name="P77" svg:width="0.153cm" svg:height="0.27cm" svg:x="11.904cm" svg:y="1.061cm" svg:viewBox="0 0 154 271" svg:d="M35 101v116c0 45 37 54 67 54 32 0 52-24 52-55v-22h-21v21c0 29-13 39-25 39-24 0-24-26-24-36v-117h61v-21h-61v-80h-20c-2 42-22 84-64 85v16z"><text:p/></draw:path><draw:path draw:style-name="gr121" draw:text-style-name="P77" svg:width="0.101cm" svg:height="0.293cm" svg:x="12.104cm" svg:y="1.035cm" svg:viewBox="0 0 102 294" svg:d="M74 103l-73 5v19c25 0 29 0 29 16v132h-30v19c13 0 34-1 52-1 13 0 34 1 50 1v-19h-28zM79 32c0-18-14-32-33-32-18 0-33 14-33 32s15 34 33 34c19 0 33-14 33-34z"><text:p/></draw:path><draw:path draw:style-name="gr122" draw:text-style-name="P77" svg:width="0.215cm" svg:height="0.193cm" svg:x="12.232cm" svg:y="1.138cm" svg:viewBox="0 0 216 194" svg:d="M216 100c0-57-40-100-108-100-70 0-108 43-108 100 0 51 37 94 108 94 72 0 108-43 108-94zM108 178c-54 0-54-46-54-83 0-19 0-40 7-54 9-17 27-25 47-25 18 0 36 6 44 20 10 14 10 38 10 59 0 37 0 83-54 83z"><text:p/></draw:path><draw:path draw:style-name="gr123" draw:text-style-name="P77" svg:width="0.24cm" svg:height="0.19cm" svg:x="12.48cm" svg:y="1.139cm" svg:viewBox="0 0 241 191" svg:d="M29 41v129h-29v21c12-1 37-1 54-1 16 0 41 0 53 1v-21h-29v-87c0-47 36-67 62-67 15 0 24 8 24 40v114h-30v21c12-1 38-1 54-1s41 0 53 1v-21h-29v-109c0-44-22-61-66-61-39 0-62 24-73 46v-46l-73 4v19c26 0 29 0 29 18z"><text:p/></draw:path><draw:polygon draw:style-name="gr124" draw:text-style-name="P77" svg:width="0.058cm" svg:height="0.421cm" svg:x="2.503cm" svg:y="2.024cm" svg:viewBox="0 0 59 422" draw:points="59,422 59,406 17,406 17,17 59,17 59,0 0,0 0,422"><text:p/></draw:polygon><draw:path draw:style-name="gr125" draw:text-style-name="P77" svg:width="0.097cm" svg:height="0.421cm" svg:x="2.614cm" svg:y="2.024cm" svg:viewBox="0 0 98 422" svg:d="M98 419c0-1 0-3-7-10-53-53-66-133-66-198 0-73 16-146 69-199 4-5 4-6 4-8 0-3-1-4-4-4-4 0-42 29-68 83-21 45-26 92-26 128 0 34 5 84 28 132 26 53 62 79 66 79 3 0 4-1 4-3z"><text:p/></draw:path><draw:path draw:style-name="gr126" draw:text-style-name="P77" svg:width="0.234cm" svg:height="0.112cm" svg:x="2.899cm" svg:y="2.192cm" svg:viewBox="0 0 235 113" svg:d="M235 16c0-15-1-16-14-16h-207c-7 0-14 0-14 8 0 9 7 9 14 9h204v81c0 8 0 15 9 15 8 0 8-7 8-15z"><text:p/></draw:path><draw:path draw:style-name="gr127" draw:text-style-name="P77" svg:width="0.299cm" svg:height="0.287cm" svg:x="3.173cm" svg:y="2.054cm" svg:viewBox="0 0 300 288" svg:d="M113 150h41c31 0 34 7 34 19 0 3 0 9-3 21 0 2 0 4 0 4 0 4 1 5 5 5 3 0 3 0 6-8l22-93c2-4 2-4 2-6 0-1-2-4-5-4-5 0-5 1-6 8-10 34-19 41-55 41h-39l28-107c3-16 3-17 23-17h56c52 0 61 13 61 47 0 10 0 11-1 23-1 6-1 6-1 7 0 2 1 5 5 5s4-3 6-11l8-72c1-12 0-12-11-12h-207c-9 0-12 0-12 8 0 5 3 5 10 5 17 0 28 0 28 9 0 0 0 1-1 9l-57 223c-4 17-4 21-38 21-7 0-12 0-12 7 0 6 5 6 7 6 11 0 43-2 55-2 14 0 50 2 63 2 3 0 9 0 9-8 0-4-2-4-2-5-1 0-2 0-12 0s-12 0-22-1c-13-2-14-3-14-9 0-1 0-3 1-9z"><text:p/></draw:path><draw:path draw:style-name="gr128" draw:text-style-name="P77" svg:width="0.234cm" svg:height="0.261cm" svg:x="3.604cm" svg:y="2.089cm" svg:viewBox="0 0 235 262" svg:d="M233 17c2-5 2-6 2-9 0-4-3-8-8-8-4 0-7 2-10 10l-99 223-100-225c-4-7-6-8-10-8s-8 4-8 8c0 2 0 3 2 8l106 237c4 9 6 9 10 9s7-3 9-9z"><text:p/></draw:path><draw:path draw:style-name="gr129" draw:text-style-name="P77" svg:width="0.301cm" svg:height="0.288cm" svg:x="3.972cm" svg:y="2.052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130" draw:text-style-name="P77" svg:width="0.097cm" svg:height="0.421cm" svg:x="4.308cm" svg:y="2.024cm" svg:viewBox="0 0 98 422" svg:d="M98 211c0-32-4-84-27-132-25-51-63-79-67-79-2 0-4 2-4 4s0 3 7 10c43 41 67 108 67 197 0 72-15 147-68 199-6 6-6 8-6 9 0 2 2 3 4 3 4 0 43-28 68-82 22-46 26-93 26-129z"><text:p/></draw:path><draw:path draw:style-name="gr131" draw:text-style-name="P77" svg:width="0.234cm" svg:height="0.261cm" svg:x="4.566cm" svg:y="2.089cm" svg:viewBox="0 0 235 262" svg:d="M233 17c2-5 2-6 2-9 0-4-3-8-8-8-4 0-7 2-10 10l-99 223-100-225c-4-7-6-8-10-8s-8 4-8 8c0 2 0 3 2 8l106 237c4 9 6 9 10 9s7-3 9-9z"><text:p/></draw:path><draw:path draw:style-name="gr132" draw:text-style-name="P77" svg:width="0.097cm" svg:height="0.421cm" svg:x="4.96cm" svg:y="2.024cm" svg:viewBox="0 0 98 422" svg:d="M98 419c0-1 0-3-7-10-53-53-66-133-66-198 0-73 16-146 69-199 4-5 4-6 4-8 0-3-1-4-4-4-4 0-42 29-68 83-21 45-26 92-26 128 0 34 5 84 28 132 26 53 62 79 66 79 3 0 4-1 4-3z"><text:p/></draw:path><draw:path draw:style-name="gr133" draw:text-style-name="P77" svg:width="0.234cm" svg:height="0.112cm" svg:x="5.105cm" svg:y="2.192cm" svg:viewBox="0 0 235 113" svg:d="M235 16c0-15-1-16-14-16h-207c-7 0-14 0-14 8 0 9 7 9 14 9h204v81c0 8 0 15 9 15 8 0 8-7 8-15z"><text:p/></draw:path><draw:path draw:style-name="gr134" draw:text-style-name="P77" svg:width="0.323cm" svg:height="0.288cm" svg:x="5.38cm" svg:y="2.052cm" svg:viewBox="0 0 324 289" svg:d="M50 257c-4 15-4 19-38 19-7 0-12 0-12 8 0 5 4 5 12 5h139c89 0 173-90 173-182 0-60-37-107-101-107h-141c-8 0-12 0-12 7 0 6 3 6 12 6 4 0 12 0 18 1 7 0 8 3 8 8 0 0 0 2-1 7zM142 29c4-15 4-16 22-16h46c42 0 76 23 76 78 0 22-9 90-44 137-13 16-46 48-98 48h-48c-6 0-7 0-8 0-5-1-6-1-6-5 0-1 0-2 2-9z"><text:p/></draw:path><draw:path draw:style-name="gr135" draw:text-style-name="P77" svg:width="0.234cm" svg:height="0.261cm" svg:x="5.84cm" svg:y="2.089cm" svg:viewBox="0 0 235 262" svg:d="M233 17c2-5 2-6 2-9 0-4-3-8-8-8-4 0-7 2-10 10l-99 223-100-225c-4-7-6-8-10-8s-8 4-8 8c0 2 0 3 2 8l106 237c4 9 6 9 10 9s7-3 9-9z"><text:p/></draw:path><draw:path draw:style-name="gr136" draw:text-style-name="P77" svg:width="0.301cm" svg:height="0.288cm" svg:x="6.209cm" svg:y="2.052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137" draw:text-style-name="P77" svg:width="0.097cm" svg:height="0.421cm" svg:x="6.546cm" svg:y="2.024cm" svg:viewBox="0 0 98 422" svg:d="M98 211c0-32-4-84-27-132-25-51-63-79-67-79-2 0-4 2-4 4s0 3 7 10c43 41 67 108 67 197 0 72-15 147-68 199-6 6-6 8-6 9 0 2 2 3 4 3 4 0 43-28 68-82 22-46 26-93 26-129z"><text:p/></draw:path><draw:polygon draw:style-name="gr138" draw:text-style-name="P77" svg:width="0.058cm" svg:height="0.421cm" svg:x="6.695cm" svg:y="2.024cm" svg:viewBox="0 0 59 422" draw:points="59,0 0,0 0,17 41,17 41,406 0,406 0,422 59,422"><text:p/></draw:polygon><draw:path draw:style-name="gr139" draw:text-style-name="P77" svg:width="0.375cm" svg:height="0.232cm" svg:x="6.943cm" svg:y="2.119cm" svg:viewBox="0 0 376 233" svg:d="M284 84c17 14 39 26 53 32-15 6-36 18-53 33h-268c-9 0-16 0-16 8 0 9 7 9 14 9h251c-20 19-42 57-42 62s5 5 7 5c4 0 8 0 8-4 9-15 21-38 49-63 29-26 57-36 79-44 7-2 7-2 8-3 2-1 2-1 2-3 0-1 0-1 0-2l-3-1c-1 0-1 0-8-4-58-15-100-55-124-101-3-8-5-8-11-8-2 0-7 0-7 5 0 6 21 42 42 62h-251c-7 0-14 0-14 9 0 8 7 8 16 8z"><text:p/></draw:path><draw:polygon draw:style-name="gr140" draw:text-style-name="P77" svg:width="0.058cm" svg:height="0.421cm" svg:x="7.508cm" svg:y="2.024cm" svg:viewBox="0 0 59 422" draw:points="59,422 59,406 17,406 17,17 59,17 59,0 0,0 0,422"><text:p/></draw:polygon><draw:path draw:style-name="gr141" draw:text-style-name="P77" svg:width="0.234cm" svg:height="0.112cm" svg:x="7.6cm" svg:y="2.192cm" svg:viewBox="0 0 235 113" svg:d="M235 16c0-15-1-16-14-16h-207c-7 0-14 0-14 8 0 9 7 9 14 9h204v81c0 8 0 15 9 15 8 0 8-7 8-15z"><text:p/></draw:path><draw:path draw:style-name="gr142" draw:text-style-name="P77" svg:width="0.097cm" svg:height="0.421cm" svg:x="7.9cm" svg:y="2.024cm" svg:viewBox="0 0 98 422" svg:d="M98 419c0-1 0-3-7-10-53-53-66-133-66-198 0-73 16-146 69-199 4-5 4-6 4-8 0-3-1-4-4-4-4 0-42 29-68 83-21 45-26 92-26 128 0 34 5 84 28 132 26 53 62 79 66 79 3 0 4-1 4-3z"><text:p/></draw:path><draw:path draw:style-name="gr143" draw:text-style-name="P77" svg:width="0.299cm" svg:height="0.287cm" svg:x="8.038cm" svg:y="2.054cm" svg:viewBox="0 0 300 288" svg:d="M113 150h41c31 0 34 7 34 19 0 3 0 9-3 21 0 2 0 4 0 4 0 4 1 5 5 5 3 0 3 0 6-8l22-93c2-4 2-4 2-6 0-1-2-4-5-4-4 0-5 1-6 8-10 34-19 41-55 41h-39l28-107c3-16 3-17 23-17h55c53 0 62 13 62 47 0 10 0 11-1 23-1 6-1 6-1 7 0 2 1 5 5 5s4-3 6-11l8-72c1-12 0-12-11-12h-207c-9 0-12 0-12 8 0 5 3 5 10 5 16 0 28 0 28 9 0 0 0 1-1 9l-57 223c-4 17-4 21-38 21-7 0-12 0-12 7 0 6 5 6 7 6 11 0 43-2 55-2 14 0 50 2 63 2 3 0 9 0 9-8 0-4-2-4-2-5-1 0-2 0-12 0s-12 0-22-1c-13-2-14-3-14-9 0-1 0-3 1-9z"><text:p/></draw:path><draw:path draw:style-name="gr144" draw:text-style-name="P77" svg:width="0.234cm" svg:height="0.261cm" svg:x="8.468cm" svg:y="2.089cm" svg:viewBox="0 0 235 262" svg:d="M127 8c-3-6-5-8-9-8-5 0-6 2-10 8l-106 238c-2 5-2 6-2 8 0 4 4 8 8 8s6 0 10-9l100-224 99 224c4 9 9 9 10 9 5 0 8-4 8-8 0-1 0-2-2-7z"><text:p/></draw:path><draw:path draw:style-name="gr145" draw:text-style-name="P77" svg:width="0.323cm" svg:height="0.288cm" svg:x="8.837cm" svg:y="2.052cm" svg:viewBox="0 0 324 289" svg:d="M50 257c-4 15-4 19-38 19-7 0-12 0-12 8 0 5 4 5 12 5h139c89 0 173-90 173-182 0-60-37-107-101-107h-141c-8 0-12 0-12 7 0 6 3 6 12 6 4 0 12 0 18 1 7 0 8 3 8 8 0 0 0 2-1 7zM142 29c4-15 4-16 22-16h46c42 0 76 23 76 78 0 22-9 90-44 137-13 16-46 48-98 48h-48c-6 0-7 0-8 0-5-1-6-1-6-5 0-1 0-2 2-9z"><text:p/></draw:path><draw:path draw:style-name="gr146" draw:text-style-name="P77" svg:width="0.097cm" svg:height="0.421cm" svg:x="9.205cm" svg:y="2.024cm" svg:viewBox="0 0 98 422" svg:d="M98 211c0-32-4-84-27-132-25-51-63-79-67-79-2 0-4 2-4 4s0 3 7 10c43 41 67 108 67 197 0 72-15 147-68 199-6 6-6 8-6 9 0 2 2 3 4 3 4 0 43-28 68-82 22-46 26-93 26-129z"><text:p/></draw:path><draw:path draw:style-name="gr147" draw:text-style-name="P77" svg:width="0.234cm" svg:height="0.261cm" svg:x="9.462cm" svg:y="2.089cm" svg:viewBox="0 0 235 262" svg:d="M233 17c2-5 2-6 2-9 0-4-3-8-8-8-4 0-7 2-10 10l-99 223-100-225c-4-7-6-8-10-8s-8 4-8 8c0 2 0 3 2 8l106 237c4 9 6 9 10 9s7-3 9-9z"><text:p/></draw:path><draw:path draw:style-name="gr148" draw:text-style-name="P77" svg:width="0.301cm" svg:height="0.288cm" svg:x="9.829cm" svg:y="2.052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olygon draw:style-name="gr149" draw:text-style-name="P77" svg:width="0.058cm" svg:height="0.421cm" svg:x="10.152cm" svg:y="2.024cm" svg:viewBox="0 0 59 422" draw:points="59,0 0,0 0,17 41,17 41,406 0,406 0,422 59,422"><text:p/></draw:polygon><draw:path draw:style-name="gr150" draw:text-style-name="P77" svg:width="0.34cm" svg:height="0.294cm" svg:x="0.319cm" svg:y="3.063cm" svg:viewBox="0 0 341 295" svg:d="M295 31c0-8 0-9 12-9 11-2 12-2 23-2h11v-20c-17 1-41 1-57 1-18 0-39 0-56-1v20h10c8 0 14 0 22 2 12 0 12 1 12 9v161c0 62-45 84-92 84-73 0-74-56-74-80v-176h45v-20c-15 1-57 1-75 1s-59 0-76-1v20h46v173c0 55 45 102 133 102 80 0 116-49 116-102z"><text:p/></draw:path><draw:path draw:style-name="gr151" draw:text-style-name="P77" svg:width="0.16cm" svg:height="0.193cm" svg:x="0.692cm" svg:y="3.163cm" svg:viewBox="0 0 161 194" svg:d="M73 67c-15-2-43-7-43-27 0-27 40-27 48-27 31 0 48 13 49 36 0 6 1 9 10 9 11 0 11-3 11-12v-34c0-8 0-12-8-12-2 0-3 0-19 7-12-5-26-7-43-7-13 0-78 0-78 55 0 17 8 29 17 36 17 15 33 17 66 23 15 4 47 8 47 34 0 32-39 32-48 32-46 0-56-32-62-49-2-7-3-7-9-7-11 0-11 3-11 13v45c0 9 0 12 7 12 4 0 5 0 13-6 2 0 10-7 11-7 19 13 42 13 51 13 13 0 79 0 79-62 0-18-10-32-24-44-17-12-30-15-64-21z"><text:p/></draw:path><draw:path draw:style-name="gr152" draw:text-style-name="P77" svg:width="0.101cm" svg:height="0.293cm" svg:x="0.887cm" svg:y="3.06cm" svg:viewBox="0 0 102 294" svg:d="M74 103l-73 4v20c25 0 29 0 29 16v132h-30v19c13 0 34-1 52-1 13 0 34 1 50 1v-19h-28zM79 32c0-18-14-32-33-32-18 0-33 14-33 32s15 34 33 34c19 0 33-14 33-34z"><text:p/></draw:path><draw:path draw:style-name="gr153" draw:text-style-name="P77" svg:width="0.24cm" svg:height="0.19cm" svg:x="1.02cm" svg:y="3.164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54" draw:text-style-name="P77" svg:width="0.222cm" svg:height="0.276cm" svg:x="1.284cm" svg:y="3.161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4-39-31-54-24-12-49-12-91-12-10 0-29 0-33 0-18-3-23-19-23-26 0-5 3-11 5-15zM70 198h49c13 0 61 0 61 26 0 15-17 38-72 38-50 0-72-20-72-39 0-25 28-25 34-25z"><text:p/></draw:path><draw:path draw:style-name="gr155" draw:text-style-name="P77" svg:width="0.328cm" svg:height="0.289cm" svg:x="1.692cm" svg:y="3.063cm" svg:viewBox="0 0 329 290" svg:d="M46 20v251h-46v19h182c84 0 147-52 147-142 0-93-63-148-148-148h-181v20zM103 271v-251h63c27 0 62 8 82 38 16 21 18 50 18 88 0 47-4 70-18 89-20 29-57 36-82 36z"><text:p/></draw:path><draw:path draw:style-name="gr156" draw:text-style-name="P77" svg:width="0.195cm" svg:height="0.193cm" svg:x="2.062cm" svg:y="3.163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157" draw:text-style-name="P77" svg:width="0.376cm" svg:height="0.19cm" svg:x="2.45cm" svg:y="3.164cm" svg:viewBox="0 0 377 191" svg:d="M29 41v129h-29v21c12-1 37-1 54-1 16 0 41 0 53 1v-21h-29v-87c0-47 36-67 62-67 15 0 24 8 24 40v114h-30v21c12-1 38-1 54-1s41 0 54 1v-21h-30v-87c0-47 36-67 64-67 14 0 23 8 23 40v114h-29v21c11-1 37-1 54-1 16 0 41 0 53 1v-21h-29v-109c0-44-23-61-66-61-38 0-60 22-72 41-7-40-47-41-64-41-36 0-60 19-73 46v-46l-73 4v19c26 0 29 0 29 18z"><text:p/></draw:path><draw:path draw:style-name="gr158" draw:text-style-name="P77" svg:width="0.215cm" svg:height="0.193cm" svg:x="2.849cm" svg:y="3.163cm" svg:viewBox="0 0 216 194" svg:d="M216 100c0-57-40-100-108-100-70 0-108 43-108 100 0 51 37 94 108 94 72 0 108-43 108-94zM108 178c-53 0-53-46-53-83 0-19 0-40 6-55 9-16 27-24 47-24 18 0 36 6 44 20 10 14 10 38 10 59 0 37 0 83-54 83z"><text:p/></draw:path><draw:path draw:style-name="gr159" draw:text-style-name="P77" svg:width="0.171cm" svg:height="0.19cm" svg:x="3.094cm" svg:y="3.164cm" svg:viewBox="0 0 172 191" svg:d="M70 48v-48l-70 4v19c26 0 29 0 29 18v129h-29v21c14-1 34-1 54-1 16 0 43 0 59 1v-21h-39v-73c0-30 11-81 53-81 0 0-7 6-7 19 0 17 13 25 26 25 12 0 26-8 26-25 0-23-23-35-45-35-30 0-47 22-57 48z"><text:p/></draw:path><draw:path draw:style-name="gr160" draw:text-style-name="P77" svg:width="0.222cm" svg:height="0.276cm" svg:x="3.29cm" svg:y="3.161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2-39-31-54-24-12-49-12-91-12-10 0-29 0-33 0-18-3-23-19-23-26 0-5 3-11 5-15zM70 198h49c13 0 61 0 61 26 0 15-17 38-72 38-50 0-72-20-72-39 0-25 28-25 34-25z"><text:p/></draw:path><draw:path draw:style-name="gr161" draw:text-style-name="P77" svg:width="0.195cm" svg:height="0.193cm" svg:x="3.534cm" svg:y="3.163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162" draw:text-style-name="P77" svg:width="0.24cm" svg:height="0.19cm" svg:x="3.761cm" svg:y="3.164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63" draw:text-style-name="P77" svg:width="0.073cm" svg:height="0.148cm" svg:x="4.046cm" svg:y="3.06cm" svg:viewBox="0 0 74 149" svg:d="M59 56c-4 47-33 71-42 78-3 2-5 3-5 6 0 4 5 9 10 9 4 0 52-36 52-96 0-29-16-53-42-53-19 0-32 14-32 32s12 34 34 34c8 0 16-4 25-10z"><text:p/></draw:path><draw:path draw:style-name="gr164" draw:text-style-name="P77" svg:width="0.16cm" svg:height="0.193cm" svg:x="4.163cm" svg:y="3.163cm" svg:viewBox="0 0 161 194" svg:d="M73 67c-15-2-43-7-43-27 0-27 40-27 48-27 31 0 48 13 49 36 0 6 1 9 10 9 11 0 11-3 11-12v-34c0-8 0-12-8-12-2 0-3 0-19 7-12-5-26-7-43-7-13 0-78 0-78 55 0 17 8 29 17 36 17 15 33 17 66 23 15 4 47 8 47 34 0 32-39 32-48 32-46 0-56-32-62-49-2-7-3-7-9-7-11 0-11 3-11 13v45c0 9 0 12 7 12 4 0 5 0 13-6 2 0 10-7 11-7 19 13 42 13 51 13 13 0 79 0 79-62 0-18-10-32-24-44-17-12-30-15-64-21z"><text:p/></draw:path><draw:path draw:style-name="gr165" draw:text-style-name="P77" svg:width="0.103cm" svg:height="0.293cm" svg:x="4.519cm" svg:y="3.06cm" svg:viewBox="0 0 104 294" svg:d="M74 0l-74 2v21c26 0 30 0 30 17v234h-30v20c13-1 34-1 53-1 18 0 37 0 51 1v-20h-30z"><text:p/></draw:path><draw:path draw:style-name="gr166" draw:text-style-name="P77" svg:width="0.222cm" svg:height="0.193cm" svg:x="4.649cm" svg:y="3.163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167" draw:text-style-name="P77" svg:width="0.329cm" svg:height="0.189cm" svg:x="4.867cm" svg:y="3.165cm" svg:viewBox="0 0 330 190" svg:d="M301 29c3-6 4-9 29-9v-20c-10 1-23 1-32 1-12 0-32-1-41-1v20c3 0 24 0 24 5 0 1 0 4-1 5l-45 108-48-118h23v-20c-13 0-35 1-48 1-17 0-35-1-42-1v20h25c9 21 9 22 9 22 0 2-2 5-2 6l-33 82-45-110h24v-20c-18 1-34 1-52 1-14 0-32-1-46-1v20h25l64 159c5 6 5 11 15 11 11 0 14-5 16-11l46-109 44 109c4 6 4 11 14 11 11 0 14-5 16-11z"><text:p/></draw:path><draw:path draw:style-name="gr168" draw:text-style-name="P77" svg:width="0.215cm" svg:height="0.193cm" svg:x="5.382cm" svg:y="3.163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169" draw:text-style-name="P77" svg:width="0.24cm" svg:height="0.19cm" svg:x="5.63cm" svg:y="3.164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70" draw:text-style-name="P77" svg:width="0.171cm" svg:height="0.19cm" svg:x="6.058cm" svg:y="3.164cm" svg:viewBox="0 0 172 191" svg:d="M70 48v-48l-70 4v19c26 0 29 0 29 18v129h-29v21c14-1 34-1 54-1 16 0 43 0 59 1v-21h-39v-73c0-30 11-81 53-81 0 0-7 6-7 19 0 17 13 25 26 25 12 0 26-8 26-25 0-23-23-35-45-35-30 0-47 22-57 48z"><text:p/></draw:path><draw:path draw:style-name="gr171" draw:text-style-name="P77" svg:width="0.101cm" svg:height="0.293cm" svg:x="6.262cm" svg:y="3.06cm" svg:viewBox="0 0 102 294" svg:d="M74 103l-73 4v20c25 0 29 0 29 16v132h-30v19c13 0 34-1 52-1 13 0 34 1 50 1v-19h-28zM79 32c0-18-14-32-33-32-18 0-33 14-33 32s15 34 33 34c19 0 33-14 33-34z"><text:p/></draw:path><draw:path draw:style-name="gr172" draw:text-style-name="P77" svg:width="0.222cm" svg:height="0.276cm" svg:x="6.391cm" svg:y="3.161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4-39-31-54-24-12-49-12-91-12-10 0-29 0-33 0-18-3-23-19-23-26 0-5 3-11 5-15zM70 198h49c13 0 61 0 61 26 0 15-17 38-72 38-50 0-72-20-72-39 0-25 28-25 34-25z"><text:p/></draw:path><draw:path draw:style-name="gr173" draw:text-style-name="P77" svg:width="0.24cm" svg:height="0.293cm" svg:x="6.638cm" svg:y="3.06cm" svg:viewBox="0 0 241 294" svg:d="M29 274h-29v20c12-1 37-1 54-1 16 0 41 0 53 1v-20h-29v-89c0-46 36-67 62-67 15 0 24 9 24 42v114h-30v20c12-1 38-1 54-1s41 0 53 1v-20h-29v-110c0-44-22-61-66-61-39 0-62 24-72 42v-145l-74 2v21c26 0 29 0 29 17z"><text:p/></draw:path><draw:path draw:style-name="gr174" draw:text-style-name="P77" svg:width="0.153cm" svg:height="0.27cm" svg:x="6.884cm" svg:y="3.085cm" svg:viewBox="0 0 154 271" svg:d="M35 101v116c0 45 37 54 67 54 32 0 52-24 52-55v-22h-21v21c0 29-13 39-25 39-24 0-24-26-24-36v-117h61v-21h-61v-80h-20c-2 42-22 84-64 85v16z"><text:p/></draw:path><draw:path draw:style-name="gr175" draw:text-style-name="P77" svg:width="0.24cm" svg:height="0.293cm" svg:x="7.244cm" svg:y="3.06cm" svg:viewBox="0 0 241 294" svg:d="M29 274h-29v20c12-1 37-1 54-1 16 0 41 0 53 1v-20h-29v-89c0-46 36-67 62-67 15 0 24 9 24 42v114h-30v20c12-1 38-1 54-1s41 0 53 1v-20h-29v-110c0-44-22-61-66-61-39 0-62 24-72 42v-145l-74 2v21c26 0 29 0 29 17z"><text:p/></draw:path><draw:path draw:style-name="gr176" draw:text-style-name="P77" svg:width="0.222cm" svg:height="0.193cm" svg:x="7.508cm" svg:y="3.163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177" draw:text-style-name="P77" svg:width="0.24cm" svg:height="0.19cm" svg:x="7.751cm" svg:y="3.164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78" draw:text-style-name="P77" svg:width="0.237cm" svg:height="0.294cm" svg:x="8.016cm" svg:y="3.06cm" svg:viewBox="0 0 238 295" svg:d="M161 276v19l77-1v-20c-26 0-29 0-29-17v-257l-75 2v21c27 0 29 0 29 17v82c-21-16-43-19-56-19-63 0-107 37-107 96 0 58 40 96 102 96 25 0 46-9 59-19zM161 144v106c-5 7-23 31-55 31-52 0-52-52-52-82 0-19 0-42 11-59 13-18 32-22 45-22 24 0 41 14 51 26z"><text:p/></draw:path><draw:path draw:style-name="gr179" draw:text-style-name="P77" svg:width="0.215cm" svg:height="0.193cm" svg:x="8.446cm" svg:y="3.163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180" draw:text-style-name="P77" svg:width="0.167cm" svg:height="0.295cm" svg:x="8.692cm" svg:y="3.057cm" svg:viewBox="0 0 168 296" svg:d="M31 108h-31v20h31v148h-29v20c15-1 34-1 53-1 17 0 43 0 59 1v-20h-36v-148h49v-20h-53v-43c0-46 34-49 44-49 2 0 4 0 7 1-6 5-10 12-10 19 0 19 16 28 27 28 12 0 26-10 26-28 0-17-16-36-49-36-41 0-88 17-88 65z"><text:p/></draw:path><draw:path draw:style-name="gr181" draw:text-style-name="P77" svg:width="0.101cm" svg:height="0.293cm" svg:x="9.004cm" svg:y="3.06cm" svg:viewBox="0 0 102 294" svg:d="M74 103l-73 4v20c25 0 29 0 29 16v132h-30v19c13 0 34-1 52-1 13 0 34 1 50 1v-19h-28zM79 32c0-18-14-32-33-32-18 0-33 14-33 32s15 34 33 34c19 0 33-14 33-34z"><text:p/></draw:path><draw:path draw:style-name="gr182" draw:text-style-name="P77" svg:width="0.376cm" svg:height="0.19cm" svg:x="9.138cm" svg:y="3.164cm" svg:viewBox="0 0 377 191" svg:d="M29 41v129h-29v21c12-1 37-1 53-1 17 0 42 0 54 1v-21h-29v-87c0-47 36-67 62-67 15 0 24 8 24 40v114h-30v21c12-1 38-1 54-1s41 0 54 1v-21h-30v-87c0-47 36-67 64-67 14 0 23 8 23 40v114h-29v21c11-1 37-1 54-1 16 0 41 0 53 1v-21h-29v-109c0-44-23-61-66-61-38 0-60 22-72 41-7-40-47-41-64-41-36 0-60 19-73 46v-46l-73 4v19c26 0 29 0 29 18z"><text:p/></draw:path><draw:path draw:style-name="gr183" draw:text-style-name="P77" svg:width="0.237cm" svg:height="0.271cm" svg:x="9.539cm" svg:y="3.164cm" svg:viewBox="0 0 238 272" svg:d="M78 50c0-7 0-7 6-14 17-17 38-19 48-19 29 0 53 26 53 79 0 60-30 82-58 82-6 0-26 0-44-23-5-5-5-6-5-13zM78 174c18 16 36 19 54 19 62 0 106-38 106-97 0-56-39-96-99-96-31 0-55 13-65 22v-22l-74 4v19c26 0 29 0 29 17v212h-29v20c12-1 37-1 54-1 16 0 41 0 53 1v-20h-29z"><text:p/></draw:path><draw:path draw:style-name="gr184" draw:text-style-name="P77" svg:width="0.103cm" svg:height="0.293cm" svg:x="9.812cm" svg:y="3.06cm" svg:viewBox="0 0 104 294" svg:d="M74 0l-74 2v21c26 0 30 0 30 17v234h-30v20c13-1 34-1 53-1 18 0 37 0 51 1v-20h-30z"><text:p/></draw:path><draw:path draw:style-name="gr185" draw:text-style-name="P77" svg:width="0.195cm" svg:height="0.193cm" svg:x="9.94cm" svg:y="3.163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186" draw:text-style-name="P77" svg:width="0.376cm" svg:height="0.19cm" svg:x="10.169cm" svg:y="3.164cm" svg:viewBox="0 0 377 191" svg:d="M29 41v129h-29v21c12-1 37-1 54-1 16 0 41 0 53 1v-21h-29v-87c0-47 36-67 62-67 15 0 24 8 24 40v114h-30v21c12-1 38-1 54-1s41 0 54 1v-21h-30v-87c0-47 36-67 64-67 14 0 23 8 23 40v114h-29v21c11-1 37-1 54-1 16 0 41 0 53 1v-21h-29v-109c0-44-23-61-66-61-38 0-60 22-72 41-7-40-47-41-64-41-36 0-60 19-73 46v-46l-73 4v19c26 0 29 0 29 18z"><text:p/></draw:path><draw:path draw:style-name="gr187" draw:text-style-name="P77" svg:width="0.195cm" svg:height="0.193cm" svg:x="10.567cm" svg:y="3.163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188" draw:text-style-name="P77" svg:width="0.24cm" svg:height="0.19cm" svg:x="10.794cm" svg:y="3.164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189" draw:text-style-name="P77" svg:width="0.153cm" svg:height="0.27cm" svg:x="11.04cm" svg:y="3.085cm" svg:viewBox="0 0 154 271" svg:d="M35 101v116c0 45 37 54 67 54 32 0 52-24 52-55v-22h-21v21c0 29-13 39-25 39-24 0-24-26-24-36v-117h61v-21h-61v-80h-20c-2 42-22 84-64 85v16z"><text:p/></draw:path><draw:path draw:style-name="gr190" draw:text-style-name="P77" svg:width="0.16cm" svg:height="0.193cm" svg:x="11.236cm" svg:y="3.163cm" svg:viewBox="0 0 161 194" svg:d="M73 67c-15-2-43-7-43-27 0-27 40-27 48-27 31 0 48 13 49 36 0 6 1 9 10 9 11 0 11-3 11-12v-34c0-8 0-12-8-12-2 0-3 0-19 7-11-5-26-7-43-7-13 0-78 0-78 55 0 17 8 29 17 36 17 15 33 17 66 23 15 4 47 8 47 34 0 32-39 32-48 32-46 0-56-32-62-49-2-7-3-7-9-7-11 0-11 3-11 13v45c0 9 0 12 7 12 4 0 5 0 13-6 2 0 10-7 11-7 19 13 42 13 51 13 13 0 79 0 79-62 0-18-10-32-24-44-17-12-30-15-64-21z"><text:p/></draw:path><draw:path draw:style-name="gr191" draw:text-style-name="P77" svg:width="0.16cm" svg:height="0.193cm" svg:x="11.59cm" svg:y="3.163cm" svg:viewBox="0 0 161 194" svg:d="M73 67c-15-2-43-7-43-27 0-27 40-27 48-27 31 0 48 13 49 36 0 6 1 9 10 9 11 0 11-3 11-12v-34c0-8 0-12-8-12-2 0-3 0-19 7-11-5-26-7-43-7-13 0-78 0-78 55 0 17 8 29 17 36 17 15 33 17 66 23 15 4 47 8 47 34 0 32-39 32-48 32-46 0-56-32-62-49-2-7-3-7-9-7-11 0-11 3-11 13v45c0 9 0 12 7 12 4 0 5 0 13-6 2 0 10-7 11-7 19 13 42 13 51 13 13 0 79 0 79-62 0-18-10-32-24-44-17-12-30-15-64-21z"><text:p/></draw:path><draw:path draw:style-name="gr192" draw:text-style-name="P77" svg:width="0.101cm" svg:height="0.293cm" svg:x="11.784cm" svg:y="3.06cm" svg:viewBox="0 0 102 294" svg:d="M76 103l-75 4v20c25 0 29 0 29 16v132h-30v19c13 0 34-1 52-1 13 0 34 1 50 1v-19h-26zM79 32c0-18-14-32-33-32-18 0-33 14-33 32s15 34 33 34c19 0 33-14 33-34z"><text:p/></draw:path><draw:path draw:style-name="gr193" draw:text-style-name="P77" svg:width="0.222cm" svg:height="0.276cm" svg:x="11.912cm" svg:y="3.161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2-39-31-54-24-12-49-12-91-12-10 0-29 0-33 0-18-3-23-19-23-26 0-5 3-11 5-15zM70 198h49c13 0 61 0 61 26 0 15-17 38-72 38-50 0-72-20-72-39 0-25 28-25 34-25z"><text:p/></draw:path><draw:path draw:style-name="gr194" draw:text-style-name="P77" svg:width="0.24cm" svg:height="0.19cm" svg:x="12.161cm" svg:y="3.164cm" svg:viewBox="0 0 241 191" svg:d="M29 41v129h-29v21c12-1 37-1 54-1 16 0 41 0 53 1v-21h-29v-87c0-47 36-67 62-67 15 0 24 8 24 40v114h-30v21c12-1 38-1 54-1s41 0 53 1v-21h-29v-109c0-44-22-61-66-61-39 0-62 24-73 46v-46l-73 4v19c26 0 29 0 29 18z"><text:p/></draw:path><draw:polygon draw:style-name="gr195" draw:text-style-name="P77" svg:width="0.058cm" svg:height="0.421cm" svg:x="2.364cm" svg:y="4.049cm" svg:viewBox="0 0 59 422" draw:points="59,422 59,406 17,406 17,17 59,17 59,0 0,0 0,422"><text:p/></draw:polygon><draw:path draw:style-name="gr196" draw:text-style-name="P77" svg:width="0.097cm" svg:height="0.421cm" svg:x="2.473cm" svg:y="4.049cm" svg:viewBox="0 0 98 422" svg:d="M98 419c0-1 0-3-7-10-53-53-66-133-66-198 0-73 16-146 69-199 4-5 4-6 4-8 0-3-1-4-4-4-4 0-42 29-68 83-21 45-26 92-26 128 0 33 5 84 28 132 26 53 62 79 66 79 3 0 4-1 4-3z"><text:p/></draw:path><draw:path draw:style-name="gr197" draw:text-style-name="P77" svg:width="0.234cm" svg:height="0.112cm" svg:x="2.759cm" svg:y="4.216cm" svg:viewBox="0 0 235 113" svg:d="M235 16c0-15-1-16-14-16h-207c-7 0-14 0-14 8 0 9 7 9 14 9h204v81c0 8 0 15 9 15 8 0 8-7 8-15z"><text:p/></draw:path><draw:path draw:style-name="gr198" draw:text-style-name="P77" svg:width="0.299cm" svg:height="0.287cm" svg:x="3.032cm" svg:y="4.077cm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7 0 28 0 28 9 0 0 0 1-1 9l-57 223c-4 17-4 21-38 21-7 0-12 0-12 7 0 6 5 6 7 6 11 0 43-2 55-2 14 0 50 2 63 2 3 0 9 0 9-8 0-4-2-4-2-4-1-1-2-1-12-1s-12 0-22-1c-13-2-14-3-14-9 0 0 0-3 1-9z"><text:p/></draw:path><draw:path draw:style-name="gr199" draw:text-style-name="P77" svg:width="0.234cm" svg:height="0.261cm" svg:x="3.463cm" svg:y="4.113cm" svg:viewBox="0 0 235 262" svg:d="M233 17c2-5 2-6 2-9 0-4-3-8-8-8-4 0-7 2-10 10l-99 223-100-225c-4-7-6-8-10-8s-8 4-8 8c0 2 0 3 2 8l106 237c4 9 6 9 10 9s7-3 9-9z"><text:p/></draw:path><draw:path draw:style-name="gr200" draw:text-style-name="P77" svg:width="0.301cm" svg:height="0.288cm" svg:x="3.832cm" svg:y="4.077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201" draw:text-style-name="P77" svg:width="0.097cm" svg:height="0.421cm" svg:x="4.169cm" svg:y="4.049cm" svg:viewBox="0 0 98 422" svg:d="M98 211c0-32-4-84-27-132-25-51-63-79-67-79-2 0-4 2-4 4s0 3 7 10c43 41 67 108 67 197 0 72-15 147-68 199-6 6-6 8-6 9 0 2 2 3 4 3 4 0 43-28 68-82 22-46 26-93 26-129z"><text:p/></draw:path><draw:path draw:style-name="gr202" draw:text-style-name="P77" svg:width="0.234cm" svg:height="0.261cm" svg:x="4.426cm" svg:y="4.113cm" svg:viewBox="0 0 235 262" svg:d="M233 17c2-5 2-6 2-9 0-4-3-8-8-8-4 0-7 2-10 10l-99 223-100-225c-4-7-6-8-10-8s-8 4-8 8c0 2 0 3 2 8l106 237c4 9 6 9 10 9s7-3 9-9z"><text:p/></draw:path><draw:path draw:style-name="gr203" draw:text-style-name="P77" svg:width="0.097cm" svg:height="0.421cm" svg:x="4.818cm" svg:y="4.049cm" svg:viewBox="0 0 98 422" svg:d="M98 419c0-1 0-3-7-10-53-53-66-133-66-198 0-73 16-146 69-199 4-5 4-6 4-8 0-3-1-4-4-4-4 0-42 29-68 83-21 45-26 92-26 128 0 33 5 84 28 132 26 53 62 79 66 79 3 0 4-1 4-3z"><text:p/></draw:path><draw:path draw:style-name="gr204" draw:text-style-name="P77" svg:width="0.234cm" svg:height="0.112cm" svg:x="4.964cm" svg:y="4.216cm" svg:viewBox="0 0 235 113" svg:d="M235 16c0-15-1-16-14-16h-207c-7 0-14 0-14 8 0 9 7 9 14 9h204v81c0 8 0 15 9 15 8 0 8-7 8-15z"><text:p/></draw:path><draw:path draw:style-name="gr205" draw:text-style-name="P77" svg:width="0.323cm" svg:height="0.288cm" svg:x="5.239cm" svg:y="4.077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206" draw:text-style-name="P77" svg:width="0.234cm" svg:height="0.261cm" svg:x="5.7cm" svg:y="4.113cm" svg:viewBox="0 0 235 262" svg:d="M233 17c2-5 2-6 2-9 0-4-3-8-8-8-4 0-7 2-10 10l-99 223-100-225c-4-7-6-8-10-8s-8 4-8 8c0 2 0 3 2 8l106 237c4 9 6 9 10 9s7-3 9-9z"><text:p/></draw:path><draw:path draw:style-name="gr207" draw:text-style-name="P77" svg:width="0.301cm" svg:height="0.288cm" svg:x="6.068cm" svg:y="4.077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208" draw:text-style-name="P77" svg:width="0.097cm" svg:height="0.421cm" svg:x="6.406cm" svg:y="4.049cm" svg:viewBox="0 0 98 422" svg:d="M98 211c0-32-4-84-27-132-25-51-63-79-67-79-2 0-4 2-4 4s0 3 7 10c43 41 67 108 67 197 0 72-15 147-68 199-6 6-6 8-6 9 0 2 2 3 4 3 4 0 43-28 68-82 22-46 26-93 26-129z"><text:p/></draw:path><draw:polygon draw:style-name="gr209" draw:text-style-name="P77" svg:width="0.058cm" svg:height="0.421cm" svg:x="6.554cm" svg:y="4.049cm" svg:viewBox="0 0 59 422" draw:points="59,0 0,0 0,17 41,17 41,406 0,406 0,422 59,422"><text:p/></draw:polygon><draw:path draw:style-name="gr210" draw:text-style-name="P77" svg:width="0.375cm" svg:height="0.232cm" svg:x="6.803cm" svg:y="4.143cm" svg:viewBox="0 0 376 233" svg:d="M284 84c17 14 39 26 53 32-15 6-36 18-53 33h-268c-9 0-16 0-16 8 0 9 7 9 14 9h251c-20 19-42 57-42 62s5 5 7 5c4 0 8 0 8-4 9-15 21-38 49-63 29-26 57-36 79-44 7-2 7-2 8-3 2-1 2-1 2-3 0-1 0-1 0-2l-3-1c-1 0-1 0-8-4-58-15-100-55-124-101-3-8-5-8-11-8-2 0-7 0-7 5 0 6 21 42 42 62h-251c-7 0-14 0-14 9 0 8 7 8 16 8z"><text:p/></draw:path><draw:polygon draw:style-name="gr211" draw:text-style-name="P77" svg:width="0.058cm" svg:height="0.421cm" svg:x="7.368cm" svg:y="4.049cm" svg:viewBox="0 0 59 422" draw:points="59,422 59,406 17,406 17,17 59,17 59,0 0,0 0,422"><text:p/></draw:polygon><draw:path draw:style-name="gr212" draw:text-style-name="P77" svg:width="0.097cm" svg:height="0.421cm" svg:x="7.477cm" svg:y="4.049cm" svg:viewBox="0 0 98 422" svg:d="M98 419c0-1 0-3-7-10-53-53-66-133-66-198 0-73 16-146 69-199 4-5 4-6 4-8 0-3-1-4-4-4-4 0-42 29-68 83-21 45-26 92-26 128 0 33 5 84 28 132 26 53 62 79 66 79 3 0 4-1 4-3z"><text:p/></draw:path><draw:path draw:style-name="gr213" draw:text-style-name="P77" svg:width="0.234cm" svg:height="0.112cm" svg:x="7.622cm" svg:y="4.216cm" svg:viewBox="0 0 235 113" svg:d="M235 16c0-15-1-16-14-16h-207c-7 0-14 0-14 8 0 9 7 9 14 9h204v81c0 8 0 15 9 15 8 0 8-7 8-15z"><text:p/></draw:path><draw:path draw:style-name="gr214" draw:text-style-name="P77" svg:width="0.299cm" svg:height="0.287cm" svg:x="7.897cm" svg:y="4.077cm" svg:viewBox="0 0 300 288" svg:d="M113 150h41c31 0 34 7 34 19 0 3 0 9-3 21 0 2 0 4 0 4 0 4 1 5 5 5 3 0 3 0 6-8l22-93c2-4 2-4 2-6 0-1-2-4-5-4-5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 0 0-3 1-9z"><text:p/></draw:path><draw:path draw:style-name="gr215" draw:text-style-name="P77" svg:width="0.234cm" svg:height="0.261cm" svg:x="8.327cm" svg:y="4.113cm" svg:viewBox="0 0 235 262" svg:d="M233 17c2-5 2-6 2-9 0-4-3-8-8-8-4 0-7 2-10 10l-99 223-100-225c-4-7-6-8-10-8s-8 4-8 8c0 2 0 3 2 8l106 237c4 9 6 9 10 9s7-3 9-9z"><text:p/></draw:path><draw:path draw:style-name="gr216" draw:text-style-name="P77" svg:width="0.234cm" svg:height="0.112cm" svg:x="8.702cm" svg:y="4.216cm" svg:viewBox="0 0 235 113" svg:d="M235 16c0-15-1-16-14-16h-207c-7 0-14 0-14 8 0 9 7 9 14 9h204v81c0 8 0 15 9 15 8 0 8-7 8-15z"><text:p/></draw:path><draw:path draw:style-name="gr217" draw:text-style-name="P77" svg:width="0.323cm" svg:height="0.288cm" svg:x="8.977cm" svg:y="4.077cm" svg:viewBox="0 0 324 289" svg:d="M50 257c-4 15-4 19-38 19-7 0-12 0-12 8 0 5 4 5 12 5h139c89 0 173-90 173-181 0-61-37-108-101-108h-141c-8 0-12 0-12 7 0 6 3 6 12 6 4 0 12 0 18 1 7 0 8 3 8 8 0 0 0 2-1 7zM142 29c4-15 4-16 22-16h46c42 0 76 23 76 78 0 22-8 90-44 137-13 16-46 48-98 48h-48c-6 0-7 0-8 0-5 0-6-1-6-5 0-1 0-2 2-9z"><text:p/></draw:path><draw:path draw:style-name="gr218" draw:text-style-name="P77" svg:width="0.097cm" svg:height="0.421cm" svg:x="9.344cm" svg:y="4.049cm" svg:viewBox="0 0 98 422" svg:d="M98 211c0-32-4-84-27-132-25-51-63-79-67-79-2 0-4 2-4 4s0 3 7 10c43 41 67 108 67 197 0 72-15 147-68 199-6 6-6 8-6 9 0 2 2 3 4 3 4 0 43-28 68-82 22-46 26-93 26-129z"><text:p/></draw:path><draw:path draw:style-name="gr219" draw:text-style-name="P77" svg:width="0.234cm" svg:height="0.261cm" svg:x="9.602cm" svg:y="4.113cm" svg:viewBox="0 0 235 262" svg:d="M233 17c2-5 2-6 2-9 0-4-3-8-8-8-4 0-7 2-10 10l-99 223-100-225c-4-7-6-8-10-8s-8 4-8 8c0 2 0 3 2 8l106 237c4 9 6 9 10 9s7-3 9-9z"><text:p/></draw:path><draw:path draw:style-name="gr220" draw:text-style-name="P77" svg:width="0.301cm" svg:height="0.288cm" svg:x="9.971cm" svg:y="4.077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olygon draw:style-name="gr221" draw:text-style-name="P77" svg:width="0.058cm" svg:height="0.421cm" svg:x="10.292cm" svg:y="4.049cm" svg:viewBox="0 0 59 422" draw:points="59,0 0,0 0,17 41,17 41,406 0,406 0,422 59,422"><text:p/></draw:polygon><draw:path draw:style-name="gr222" draw:text-style-name="P77" svg:width="0.156cm" svg:height="0.289cm" svg:x="3.924cm" svg:y="5.088cm" svg:viewBox="0 0 157 290" svg:d="M108 20h49v-20c-18 1-59 1-78 1-20 0-62 0-79-1v20h48v251h-48v19c17-1 59-1 79-1 19 0 60 0 78 1v-19h-49z"><text:p/></draw:path><draw:path draw:style-name="gr223" draw:text-style-name="P77" svg:width="0.376cm" svg:height="0.19cm" svg:x="4.114cm" svg:y="5.188cm" svg:viewBox="0 0 377 191" svg:d="M29 41v129h-29v21c12-1 37-1 54-1 16 0 41 0 53 1v-21h-29v-87c0-47 36-67 62-67 15 0 24 8 24 40v114h-30v21c12-1 38-1 54-1s41 0 54 1v-21h-30v-87c0-47 36-67 64-67 14 0 23 8 23 40v114h-29v21c11-1 37-1 54-1 16 0 41 0 53 1v-21h-29v-109c0-44-23-61-66-61-38 0-60 22-72 41-7-40-47-41-64-41-36 0-60 19-73 46v-46l-73 4v19c26 0 29 0 29 18z"><text:p/></draw:path><draw:path draw:style-name="gr224" draw:text-style-name="P77" svg:width="0.237cm" svg:height="0.271cm" svg:x="4.514cm" svg:y="5.188cm" svg:viewBox="0 0 238 272" svg:d="M78 50c0-7 0-7 6-14 17-17 38-19 48-19 29 0 53 26 53 79 0 60-30 82-58 82-6 0-26 0-44-23-5-5-5-6-5-13zM78 174c18 16 36 19 54 19 62 0 106-38 106-97 0-56-39-96-99-96-31 0-55 13-65 22v-22l-74 4v19c26 0 29 0 29 17v212h-29v20c12-1 37-1 54-1 16 0 41 0 53 1v-20h-29z"><text:p/></draw:path><draw:path draw:style-name="gr225" draw:text-style-name="P77" svg:width="0.103cm" svg:height="0.293cm" svg:x="4.788cm" svg:y="5.084cm" svg:viewBox="0 0 104 294" svg:d="M74 0l-74 4v19c26 0 30 0 30 17v234h-30v20c13-1 34-1 53-1 18 0 37 0 51 1v-20h-30z"><text:p/></draw:path><draw:path draw:style-name="gr226" draw:text-style-name="P77" svg:width="0.101cm" svg:height="0.293cm" svg:x="4.922cm" svg:y="5.084cm" svg:viewBox="0 0 102 294" svg:d="M76 103l-75 5v19c25 0 29 0 29 16v132h-30v19c13 0 34-1 52-1 13 0 34 1 50 1v-19h-26zM79 32c0-18-14-32-33-32-18 0-33 14-33 32s15 34 33 34c19 0 33-14 33-34z"><text:p/></draw:path><draw:path draw:style-name="gr227" draw:text-style-name="P77" svg:width="0.376cm" svg:height="0.19cm" svg:x="5.057cm" svg:y="5.188cm" svg:viewBox="0 0 377 191" svg:d="M29 41v129h-29v21c12-1 37-1 53-1 17 0 42 0 54 1v-21h-29v-87c0-47 36-67 62-67 15 0 24 8 24 40v114h-30v21c12-1 38-1 54-1s41 0 53 1v-21h-29v-87c0-47 36-67 64-67 14 0 23 8 23 40v114h-29v21c11-1 37-1 53-1 17 0 42 0 54 1v-21h-29v-109c0-44-23-61-66-61-38 0-60 22-72 41-7-40-47-41-64-41-36 0-60 19-73 46v-46l-73 4v19c26 0 29 0 29 18z"><text:p/></draw:path><draw:path draw:style-name="gr228" draw:text-style-name="P77" svg:width="0.195cm" svg:height="0.193cm" svg:x="5.455cm" svg:y="5.18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229" draw:text-style-name="P77" svg:width="0.24cm" svg:height="0.19cm" svg:x="5.683cm" svg:y="5.188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230" draw:text-style-name="P77" svg:width="0.153cm" svg:height="0.27cm" svg:x="5.929cm" svg:y="5.109cm" svg:viewBox="0 0 154 271" svg:d="M35 101v116c0 45 37 54 67 54 32 0 52-24 52-55v-22h-21v21c0 29-13 39-25 39-24 0-24-26-24-36v-117h61v-21h-61v-80h-20c-2 42-22 84-64 85v16z"><text:p/></draw:path><draw:path draw:style-name="gr231" draw:text-style-name="P77" svg:width="0.195cm" svg:height="0.193cm" svg:x="6.284cm" svg:y="5.18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232" draw:text-style-name="P77" svg:width="0.103cm" svg:height="0.293cm" svg:x="6.512cm" svg:y="5.084cm" svg:viewBox="0 0 104 294" svg:d="M74 0l-74 4v19c26 0 30 0 30 17v234h-30v20c13-1 34-1 53-1 18 0 37 0 51 1v-20h-30z"><text:p/></draw:path><draw:path draw:style-name="gr233" draw:text-style-name="P77" svg:width="0.101cm" svg:height="0.293cm" svg:x="6.647cm" svg:y="5.084cm" svg:viewBox="0 0 102 294" svg:d="M74 103l-73 5v19c25 0 29 0 29 16v132h-30v19c13 0 34-1 52-1 13 0 34 1 50 1v-19h-28zM79 32c0-18-14-32-33-32-18 0-33 14-33 32s15 34 33 34c19 0 33-14 33-34z"><text:p/></draw:path><draw:path draw:style-name="gr234" draw:text-style-name="P77" svg:width="0.376cm" svg:height="0.19cm" svg:x="6.781cm" svg:y="5.188cm" svg:viewBox="0 0 377 191" svg:d="M29 41v129h-29v21c12-1 37-1 53-1 17 0 42 0 54 1v-21h-29v-87c0-47 36-67 62-67 15 0 24 8 24 40v114h-30v21c12-1 38-1 54-1s41 0 53 1v-21h-29v-87c0-47 36-67 64-67 14 0 23 8 23 40v114h-29v21c11-1 37-1 53-1 17 0 42 0 54 1v-21h-29v-109c0-44-23-61-66-61-38 0-60 22-72 41-7-40-47-41-64-41-36 0-60 19-73 46v-46l-73 4v19c26 0 29 0 29 18z"><text:p/></draw:path><draw:path draw:style-name="gr235" draw:text-style-name="P77" svg:width="0.101cm" svg:height="0.293cm" svg:x="7.186cm" svg:y="5.084cm" svg:viewBox="0 0 102 294" svg:d="M74 103l-73 5v19c25 0 29 0 29 16v132h-30v19c13 0 34-1 52-1 13 0 34 1 50 1v-19h-28zM79 32c0-18-14-32-33-32-18 0-33 14-33 32s15 34 33 34c19 0 33-14 33-34z"><text:p/></draw:path><draw:path draw:style-name="gr236" draw:text-style-name="P77" svg:width="0.24cm" svg:height="0.19cm" svg:x="7.32cm" svg:y="5.188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237" draw:text-style-name="P77" svg:width="0.222cm" svg:height="0.193cm" svg:x="7.584cm" svg:y="5.186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238" draw:text-style-name="P77" svg:width="0.153cm" svg:height="0.27cm" svg:x="7.816cm" svg:y="5.109cm" svg:viewBox="0 0 154 271" svg:d="M35 101v116c0 45 37 54 67 54 32 0 52-24 52-55v-22h-21v21c0 29-13 39-25 39-24 0-24-26-24-36v-117h61v-21h-61v-80h-20c-2 42-22 84-64 85v16z"><text:p/></draw:path><draw:path draw:style-name="gr239" draw:text-style-name="P77" svg:width="0.101cm" svg:height="0.293cm" svg:x="8.015cm" svg:y="5.084cm" svg:viewBox="0 0 102 294" svg:d="M76 103l-75 5v19c25 0 29 0 29 16v132h-30v19c13 0 34-1 52-1 13 0 34 1 50 1v-19h-26zM79 32c0-18-14-32-33-32-18 0-33 14-33 32s15 34 33 34c19 0 33-14 33-34z"><text:p/></draw:path><draw:path draw:style-name="gr240" draw:text-style-name="P77" svg:width="0.215cm" svg:height="0.193cm" svg:x="8.143cm" svg:y="5.186cm" svg:viewBox="0 0 216 194" svg:d="M216 100c0-57-40-100-108-100-70 0-108 43-108 100 0 52 37 94 108 94 72 0 108-43 108-94zM108 178c-53 0-53-46-53-83 0-19 0-40 6-54 9-17 27-25 47-25 18 0 36 6 44 20 10 14 10 38 10 59 0 37 0 83-54 83z"><text:p/></draw:path><draw:path draw:style-name="gr241" draw:text-style-name="P77" svg:width="0.24cm" svg:height="0.19cm" svg:x="8.392cm" svg:y="5.188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242" draw:text-style-name="P77" svg:width="0.234cm" svg:height="0.112cm" svg:x="2.36cm" svg:y="6.239cm" svg:viewBox="0 0 235 113" svg:d="M235 16c0-15-1-16-14-16h-207c-7 0-14 0-14 8 0 9 7 9 14 9h204v81c0 8 0 15 9 15 8 0 8-7 8-15z"><text:p/></draw:path><draw:polygon draw:style-name="gr243" draw:text-style-name="P77" svg:width="0.058cm" svg:height="0.421cm" svg:x="2.668cm" svg:y="6.073cm" svg:viewBox="0 0 59 422" draw:points="59,422 59,406 17,406 17,17 59,17 59,0 0,0 0,422"><text:p/></draw:polygon><draw:path draw:style-name="gr244" draw:text-style-name="P77" svg:width="0.097cm" svg:height="0.421cm" svg:x="2.777cm" svg:y="6.073cm" svg:viewBox="0 0 98 422" svg:d="M98 419c0-1 0-3-7-10-53-53-66-133-66-198 0-73 16-146 69-199 4-5 4-6 4-8 0-3-1-4-4-4-4 0-42 29-68 83-21 45-26 92-26 128 0 33 5 84 28 132 26 53 62 79 66 79 3 0 4-1 4-3z"><text:p/></draw:path><draw:path draw:style-name="gr245" draw:text-style-name="P77" svg:width="0.234cm" svg:height="0.112cm" svg:x="2.922cm" svg:y="6.239cm" svg:viewBox="0 0 235 113" svg:d="M235 16c0-15-1-16-14-16h-207c-7 0-14 0-14 8 0 9 7 9 14 9h204v81c0 8 0 15 9 15 8 0 8-7 8-15z"><text:p/></draw:path><draw:path draw:style-name="gr246" draw:text-style-name="P77" svg:width="0.299cm" svg:height="0.287cm" svg:x="3.197cm" svg:y="6.103cm" svg:viewBox="0 0 300 288" svg:d="M113 150h41c31 0 34 7 34 19 0 3 0 9-3 21 0 2 0 4 0 4 0 4 1 5 5 5 3 0 3 0 6-8l22-93c2-4 2-4 2-6 0-1-2-4-5-4-4 0-5 1-6 8-10 34-19 41-55 41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 0 0-3 1-9z"><text:p/></draw:path><draw:path draw:style-name="gr247" draw:text-style-name="P77" svg:width="0.234cm" svg:height="0.261cm" svg:x="3.626cm" svg:y="6.138cm" svg:viewBox="0 0 235 262" svg:d="M233 17c2-5 2-6 2-9 0-4-3-8-8-8-4 0-7 2-10 10l-99 223-100-225c-4-7-6-8-10-8s-8 4-8 8c0 2 0 3 2 8l106 237c4 9 6 9 10 9s7-3 9-9z"><text:p/></draw:path><draw:path draw:style-name="gr248" draw:text-style-name="P77" svg:width="0.301cm" svg:height="0.288cm" svg:x="3.996cm" svg:y="6.102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249" draw:text-style-name="P77" svg:width="0.097cm" svg:height="0.421cm" svg:x="4.332cm" svg:y="6.073cm" svg:viewBox="0 0 98 422" svg:d="M98 211c0-32-4-84-27-132-25-51-63-79-67-79-2 0-4 2-4 4s0 3 7 9c43 42 67 109 67 198 0 72-15 147-68 199-6 6-6 8-6 9 0 2 2 3 4 3 4 0 43-28 68-82 22-46 26-93 26-129z"><text:p/></draw:path><draw:path draw:style-name="gr250" draw:text-style-name="P77" svg:width="0.234cm" svg:height="0.261cm" svg:x="4.589cm" svg:y="6.138cm" svg:viewBox="0 0 235 262" svg:d="M233 17c2-5 2-6 2-9 0-4-3-8-8-8-4 0-7 2-10 10l-99 223-100-225c-4-7-6-8-10-8s-8 4-8 8c0 2 0 3 2 8l106 237c4 9 6 9 10 9s7-3 9-9z"><text:p/></draw:path><draw:path draw:style-name="gr251" draw:text-style-name="P77" svg:width="0.097cm" svg:height="0.421cm" svg:x="4.982cm" svg:y="6.073cm" svg:viewBox="0 0 98 422" svg:d="M98 419c0-1 0-3-7-10-53-53-66-133-66-198 0-73 16-146 69-199 4-5 4-6 4-8 0-3-1-4-4-4-4 0-42 29-68 83-21 45-26 92-26 128 0 33 5 84 28 132 26 53 62 79 66 79 3 0 4-1 4-3z"><text:p/></draw:path><draw:path draw:style-name="gr252" draw:text-style-name="P77" svg:width="0.234cm" svg:height="0.112cm" svg:x="5.129cm" svg:y="6.239cm" svg:viewBox="0 0 235 113" svg:d="M235 16c0-15-1-16-14-16h-207c-7 0-14 0-14 8 0 9 7 9 14 9h204v81c0 8 0 15 9 15 8 0 8-7 8-15z"><text:p/></draw:path><draw:path draw:style-name="gr253" draw:text-style-name="P77" svg:width="0.323cm" svg:height="0.288cm" svg:x="5.402cm" svg:y="6.102cm" svg:viewBox="0 0 324 289" svg:d="M50 257c-4 15-4 19-38 19-7 0-12 0-12 8 0 5 4 5 12 5h139c89 0 173-90 173-181 0-61-37-108-101-108h-141c-8 0-12 0-12 7 0 6 3 6 12 6 4 0 12 0 18 1 7 0 8 3 8 8 0 0 0 2-1 7zM142 29c4-15 4-16 22-16h46c42 0 76 23 76 78 0 22-8 90-44 137-13 16-46 48-98 48h-48c-6 0-7 0-8 0-5 0-6-1-6-5 0-1 0-2 2-9z"><text:p/></draw:path><draw:path draw:style-name="gr254" draw:text-style-name="P77" svg:width="0.234cm" svg:height="0.261cm" svg:x="5.863cm" svg:y="6.138cm" svg:viewBox="0 0 235 262" svg:d="M233 17c2-5 2-6 2-9 0-4-3-8-8-8-4 0-7 2-10 10l-99 223-100-225c-4-7-6-8-10-8s-8 4-8 8c0 2 0 3 2 8l106 237c4 9 6 9 10 9s7-3 9-9z"><text:p/></draw:path><draw:path draw:style-name="gr255" draw:text-style-name="P77" svg:width="0.301cm" svg:height="0.288cm" svg:x="6.233cm" svg:y="6.102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256" draw:text-style-name="P77" svg:width="0.097cm" svg:height="0.421cm" svg:x="6.57cm" svg:y="6.073cm" svg:viewBox="0 0 98 422" svg:d="M98 211c0-32-4-84-27-132-25-51-63-79-67-79-2 0-4 2-4 4s0 3 7 9c43 42 67 109 67 198 0 72-15 147-68 199-6 6-6 8-6 9 0 2 2 3 4 3 4 0 43-28 68-82 22-46 26-93 26-129z"><text:p/></draw:path><draw:polygon draw:style-name="gr257" draw:text-style-name="P77" svg:width="0.058cm" svg:height="0.421cm" svg:x="6.719cm" svg:y="6.073cm" svg:viewBox="0 0 59 422" draw:points="59,0 0,0 0,17 41,17 41,406 0,406 0,422 59,422"><text:p/></draw:polygon><draw:path draw:style-name="gr258" draw:text-style-name="P77" svg:width="0.234cm" svg:height="0.261cm" svg:x="6.943cm" svg:y="6.138cm" svg:viewBox="0 0 235 262" svg:d="M233 17c2-5 2-6 2-9 0-4-3-8-8-8-4 0-7 2-10 10l-99 223-100-225c-4-7-6-8-10-8s-8 4-8 8c0 2 0 3 2 8l106 237c4 9 6 9 10 9s7-3 9-9z"><text:p/></draw:path><draw:polygon draw:style-name="gr259" draw:text-style-name="P77" svg:width="0.058cm" svg:height="0.421cm" svg:x="7.345cm" svg:y="6.073cm" svg:viewBox="0 0 59 422" draw:points="59,422 59,406 17,406 17,17 59,17 59,0 0,0 0,422"><text:p/></draw:polygon><draw:path draw:style-name="gr260" draw:text-style-name="P77" svg:width="0.097cm" svg:height="0.421cm" svg:x="7.453cm" svg:y="6.073cm" svg:viewBox="0 0 98 422" svg:d="M98 419c0-1 0-3-7-10-53-53-66-133-66-198 0-73 16-146 69-199 4-5 4-6 4-8 0-3-1-4-4-4-4 0-42 29-68 83-21 45-26 92-26 128 0 33 5 84 28 132 26 53 62 79 66 79 3 0 4-1 4-3z"><text:p/></draw:path><draw:path draw:style-name="gr261" draw:text-style-name="P77" svg:width="0.234cm" svg:height="0.112cm" svg:x="7.6cm" svg:y="6.239cm" svg:viewBox="0 0 235 113" svg:d="M235 16c0-15-1-16-14-16h-207c-7 0-14 0-14 8 0 9 7 9 14 9h204v81c0 8 0 15 9 15 8 0 8-7 8-15z"><text:p/></draw:path><draw:path draw:style-name="gr262" draw:text-style-name="P77" svg:width="0.299cm" svg:height="0.287cm" svg:x="7.873cm" svg:y="6.103cm" svg:viewBox="0 0 300 288" svg:d="M113 150h41c31 0 34 7 34 19 0 3 0 9-3 21 0 2 0 4 0 4 0 4 1 5 5 5 3 0 3 0 6-8l22-93c2-4 2-4 2-6 0-1-2-4-5-4-4 0-5 1-6 8-10 34-19 41-55 41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 0 0-3 1-9z"><text:p/></draw:path><draw:path draw:style-name="gr263" draw:text-style-name="P77" svg:width="0.234cm" svg:height="0.261cm" svg:x="8.304cm" svg:y="6.138cm" svg:viewBox="0 0 235 262" svg:d="M233 17c2-5 2-6 2-9 0-4-3-8-8-8-4 0-7 2-10 10l-99 223-100-225c-4-7-6-8-10-8s-8 4-8 8c0 2 0 3 2 8l106 237c4 9 6 9 10 9s7-3 9-9z"><text:p/></draw:path><draw:path draw:style-name="gr264" draw:text-style-name="P77" svg:width="0.234cm" svg:height="0.112cm" svg:x="8.678cm" svg:y="6.239cm" svg:viewBox="0 0 235 113" svg:d="M235 16c0-15-1-16-14-16h-207c-7 0-14 0-14 8 0 9 7 9 14 9h204v81c0 8 0 15 9 15 8 0 8-7 8-15z"><text:p/></draw:path><draw:path draw:style-name="gr265" draw:text-style-name="P77" svg:width="0.323cm" svg:height="0.288cm" svg:x="8.954cm" svg:y="6.102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266" draw:text-style-name="P77" svg:width="0.097cm" svg:height="0.421cm" svg:x="9.322cm" svg:y="6.073cm" svg:viewBox="0 0 98 422" svg:d="M98 211c0-32-4-84-27-132-25-51-63-79-67-79-2 0-4 2-4 4s0 3 7 9c43 42 67 109 67 198 0 72-15 147-68 199-6 6-6 8-6 9 0 2 2 3 4 3 4 0 43-28 68-82 22-46 26-93 26-129z"><text:p/></draw:path><draw:path draw:style-name="gr267" draw:text-style-name="P77" svg:width="0.234cm" svg:height="0.261cm" svg:x="9.58cm" svg:y="6.138cm" svg:viewBox="0 0 235 262" svg:d="M233 17c2-5 2-6 2-9 0-4-3-8-8-8-4 0-7 2-10 10l-99 223-100-225c-4-7-6-8-10-8s-8 4-8 8c0 2 0 3 2 8l106 237c4 9 6 9 10 9s7-3 9-9z"><text:p/></draw:path><draw:path draw:style-name="gr268" draw:text-style-name="P77" svg:width="0.301cm" svg:height="0.288cm" svg:x="9.948cm" svg:y="6.102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olygon draw:style-name="gr269" draw:text-style-name="P77" svg:width="0.058cm" svg:height="0.421cm" svg:x="10.27cm" svg:y="6.073cm" svg:viewBox="0 0 59 422" draw:points="59,0 0,0 0,17 41,17 41,406 0,406 0,422 59,422"><text:p/></draw:polygon><draw:path draw:style-name="gr270" draw:text-style-name="P77" svg:width="0.34cm" svg:height="0.294cm" svg:x="3.838cm" svg:y="7.112cm" svg:viewBox="0 0 341 295" svg:d="M295 31c0-8 0-9 12-9 11-2 12-2 23-2h11v-20c-17 1-41 1-57 1-18 0-39 0-56-1v20h10c8 0 14 0 22 2 12 0 12 1 12 9v161c0 62-45 83-92 83-73 0-74-55-74-79v-176h45v-20c-15 1-57 1-75 1s-59 0-76-1v20h46v173c0 55 45 102 133 102 80 0 116-49 116-102z"><text:p/></draw:path><draw:path draw:style-name="gr271" draw:text-style-name="P77" svg:width="0.16cm" svg:height="0.193cm" svg:x="4.21cm" svg:y="7.212cm" svg:viewBox="0 0 161 194" svg:d="M73 67c-15-2-43-7-43-27 0-27 40-27 48-27 31 0 48 13 49 36 0 6 1 9 10 9 11 0 11-3 11-12v-34c0-8 0-12-8-12-2 0-3 0-19 7-12-5-26-7-43-7-13 0-78 0-78 55 0 17 8 29 17 36 17 15 33 17 66 23 15 4 47 8 47 34 0 32-39 32-48 32-46 0-56-31-62-49-2-7-3-7-9-7-11 0-11 3-11 13v45c0 9 0 12 7 12 4 0 5 0 13-6 2 0 10-7 11-7 19 13 42 13 51 13 13 0 79 0 79-62 0-18-10-32-24-44-17-12-30-15-64-21z"><text:p/></draw:path><draw:path draw:style-name="gr272" draw:text-style-name="P77" svg:width="0.101cm" svg:height="0.293cm" svg:x="4.404cm" svg:y="7.109cm" svg:viewBox="0 0 102 294" svg:d="M74 103l-73 4v20c25 0 29 0 29 16v132h-30v19c13 0 34-1 52-1 13 0 34 1 50 1v-19h-28zM79 32c0-18-14-32-33-32-18 0-33 14-33 32s15 34 33 34c19 0 33-14 33-34z"><text:p/></draw:path><draw:path draw:style-name="gr273" draw:text-style-name="P77" svg:width="0.24cm" svg:height="0.19cm" svg:x="4.538cm" svg:y="7.213cm" svg:viewBox="0 0 241 191" svg:d="M29 40v130h-29v21c12-1 37-1 54-1 16 0 41 0 53 1v-21h-29v-87c0-47 36-67 62-67 15 0 24 8 24 40v114h-30v21c12-1 38-1 54-1s41 0 53 1v-21h-29v-109c0-44-22-61-66-61-39 0-62 24-73 46v-46l-73 4v19c26 0 29 0 29 17z"><text:p/></draw:path><draw:path draw:style-name="gr274" draw:text-style-name="P77" svg:width="0.222cm" svg:height="0.276cm" svg:x="4.802cm" svg:y="7.209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8 7 35 21 44-12 15-14 29-14 37s1 28 18 41c-5 3-36 11-36 37 0 22 23 53 108 53 76 0 108-25 108-54 0-13-4-39-31-54-24-12-49-12-91-12-10 0-29 0-33 0-18-3-23-19-23-26 0-5 3-11 5-15zM70 198h49c13 0 61 0 61 26 0 16-17 38-72 38-50 0-72-20-72-39 0-25 28-25 34-25z"><text:p/></draw:path><draw:path draw:style-name="gr275" draw:text-style-name="P77" svg:width="0.328cm" svg:height="0.289cm" svg:x="5.21cm" svg:y="7.112cm" svg:viewBox="0 0 329 290" svg:d="M46 20v251h-46v19h182c84 0 147-52 147-142 0-93-63-148-148-148h-181v20zM103 271v-251h63c27 0 62 8 82 38 16 21 18 50 18 88 0 47-4 70-18 89-20 29-57 36-82 36z"><text:p/></draw:path><draw:path draw:style-name="gr276" draw:text-style-name="P77" svg:width="0.195cm" svg:height="0.193cm" svg:x="5.579cm" svg:y="7.212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277" draw:text-style-name="P77" svg:width="0.376cm" svg:height="0.19cm" svg:x="5.969cm" svg:y="7.213cm" svg:viewBox="0 0 377 191" svg:d="M29 40v130h-29v21c12-1 37-1 54-1 16 0 41 0 53 1v-21h-29v-87c0-47 36-67 62-67 15 0 24 8 24 40v114h-28v21c10-1 36-1 52-1s41 0 54 1v-21h-30v-87c0-47 36-67 64-67 14 0 23 8 23 40v114h-29v21c11-1 37-1 54-1 16 0 41 0 53 1v-21h-29v-109c0-44-23-61-66-61-38 0-60 22-72 41-7-40-47-41-64-41-36 0-60 19-73 46v-46l-73 4v19c26 0 29 0 29 17z"><text:p/></draw:path><draw:path draw:style-name="gr278" draw:text-style-name="P77" svg:width="0.215cm" svg:height="0.193cm" svg:x="6.367cm" svg:y="7.212cm" svg:viewBox="0 0 216 194" svg:d="M216 100c0-57-40-100-108-100-70 0-108 43-108 100 0 51 37 94 108 94 72 0 108-43 108-94zM108 178c-53 0-53-46-53-83 0-19 0-40 6-55 9-16 27-24 47-24 18 0 36 6 44 20 10 14 10 38 10 59 0 37 0 83-54 83z"><text:p/></draw:path><draw:path draw:style-name="gr279" draw:text-style-name="P77" svg:width="0.171cm" svg:height="0.19cm" svg:x="6.612cm" svg:y="7.213cm" svg:viewBox="0 0 172 191" svg:d="M70 48v-48l-70 4v19c26 0 29 0 29 17v130h-29v21c14-1 34-1 54-1 16 0 43 0 59 1v-21h-39v-73c0-30 11-81 53-81 0 0-7 6-7 19 0 17 13 25 26 25 12 0 26-8 26-25 0-23-23-35-45-35-30 0-47 22-57 48z"><text:p/></draw:path><draw:path draw:style-name="gr280" draw:text-style-name="P77" svg:width="0.222cm" svg:height="0.276cm" svg:x="6.81cm" svg:y="7.209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8 7 35 21 44-12 15-14 29-14 37s1 28 18 41c-5 3-36 11-36 37 0 22 23 53 108 53 76 0 108-25 108-54 0-13-2-39-31-54-24-12-49-12-91-12-10 0-29 0-33 0-18-3-23-19-23-26 0-5 3-11 5-15zM70 198h49c13 0 61 0 61 26 0 16-17 38-72 38-50 0-72-20-72-39 0-25 28-25 34-25z"><text:p/></draw:path><draw:path draw:style-name="gr281" draw:text-style-name="P77" svg:width="0.195cm" svg:height="0.193cm" svg:x="7.051cm" svg:y="7.212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282" draw:text-style-name="P77" svg:width="0.24cm" svg:height="0.19cm" svg:x="7.28cm" svg:y="7.213cm" svg:viewBox="0 0 241 191" svg:d="M29 40v130h-29v21c12-1 37-1 54-1 16 0 41 0 53 1v-21h-29v-87c0-47 36-67 62-67 15 0 24 8 24 40v114h-30v21c12-1 38-1 54-1s41 0 53 1v-21h-29v-109c0-44-22-61-66-61-39 0-62 24-73 46v-46l-73 4v19c26 0 29 0 29 17z"><text:p/></draw:path><draw:path draw:style-name="gr283" draw:text-style-name="P77" svg:width="0.073cm" svg:height="0.148cm" svg:x="7.564cm" svg:y="7.109cm" svg:viewBox="0 0 74 149" svg:d="M59 56c-4 47-33 71-42 78-3 2-5 3-5 6 0 4 5 9 10 9 4 0 52-36 52-96 0-29-16-53-42-53-19 0-32 14-32 32s12 34 34 34c8 0 16-4 25-10z"><text:p/></draw:path><draw:path draw:style-name="gr284" draw:text-style-name="P77" svg:width="0.16cm" svg:height="0.193cm" svg:x="7.681cm" svg:y="7.212cm" svg:viewBox="0 0 161 194" svg:d="M73 67c-15-2-43-7-43-27 0-27 40-27 48-27 31 0 48 13 49 36 0 6 1 9 10 9 11 0 11-3 11-12v-34c0-8 0-12-8-12-2 0-3 0-19 7-12-5-26-7-43-7-13 0-78 0-78 55 0 17 8 29 17 36 17 15 33 17 66 23 15 4 47 8 47 34 0 32-39 32-48 32-46 0-56-31-62-49-2-7-3-7-9-7-11 0-11 3-11 13v45c0 9 0 12 7 12 4 0 5 0 13-6 2 0 10-7 11-7 19 13 42 13 51 13 13 0 79 0 79-62 0-18-10-32-24-44-17-12-30-15-64-21z"><text:p/></draw:path><draw:path draw:style-name="gr285" draw:text-style-name="P77" svg:width="0.103cm" svg:height="0.293cm" svg:x="8.038cm" svg:y="7.109cm" svg:viewBox="0 0 104 294" svg:d="M74 0l-74 4v19c26 0 30 0 30 17v234h-30v20c13-1 34-1 53-1 18 0 37 0 51 1v-20h-30z"><text:p/></draw:path><draw:path draw:style-name="gr286" draw:text-style-name="P77" svg:width="0.222cm" svg:height="0.193cm" svg:x="8.166cm" svg:y="7.212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287" draw:text-style-name="P77" svg:width="0.329cm" svg:height="0.189cm" svg:x="8.384cm" svg:y="7.214cm" svg:viewBox="0 0 330 190" svg:d="M301 29c3-6 4-9 29-9v-20c-10 1-23 1-32 1-12 0-32-1-41-1v20c3 0 24 0 24 5 0 1 0 4-1 5l-45 108-48-118h23v-20c-13 0-35 1-48 1-17 0-35-1-42-1v20h25c9 21 9 22 9 22 0 2-2 5-2 6l-33 82-45-110h24v-20c-18 1-34 1-52 1-14 0-32-1-46-1v20h25l64 159c5 6 5 11 15 11 11 0 14-5 16-11l46-111 44 111c4 6 4 11 14 11 11 0 14-5 16-11z"><text:p/></draw:path><draw:path draw:style-name="gr288" draw:text-style-name="P77" svg:width="0.234cm" svg:height="0.112cm" svg:x="2.336cm" svg:y="8.264cm" svg:viewBox="0 0 235 113" svg:d="M235 16c0-15-1-16-14-16h-207c-7 0-14 0-14 8 0 9 7 9 14 9h204v81c0 8 0 15 9 15 8 0 8-7 8-15z"><text:p/></draw:path><draw:path draw:style-name="gr289" draw:text-style-name="P77" svg:width="0.097cm" svg:height="0.421cm" svg:x="2.636cm" svg:y="8.098cm" svg:viewBox="0 0 98 422" svg:d="M98 419c0-1 0-3-7-10-53-53-66-133-66-198 0-73 16-146 69-199 4-5 4-6 4-8 0-3-1-4-4-4-4 0-42 29-68 83-21 45-26 92-26 128 0 34 5 84 28 132 26 53 62 79 66 79 3 0 4-1 4-3z"><text:p/></draw:path><draw:path draw:style-name="gr290" draw:text-style-name="P77" svg:width="0.234cm" svg:height="0.112cm" svg:x="2.782cm" svg:y="8.264cm" svg:viewBox="0 0 235 113" svg:d="M235 16c0-15-1-16-14-16h-207c-7 0-14 0-14 8 0 9 7 9 14 9h204v81c0 8 0 15 9 15 8 0 8-7 8-15z"><text:p/></draw:path><draw:path draw:style-name="gr291" draw:text-style-name="P77" svg:width="0.299cm" svg:height="0.287cm" svg:x="3.055cm" svg:y="8.128cm" svg:viewBox="0 0 300 288" svg:d="M113 150h41c31 0 34 7 34 19 0 3 0 9-3 21 0 2 0 4 0 4 0 4 1 5 5 5 3 0 3 0 6-8l22-93c2-4 2-4 2-6 0-1-2-4-5-4-4 0-5 1-6 8-10 34-19 41-55 41h-39l28-107c3-16 3-17 23-17h55c53 0 62 13 62 47 0 10 0 11-1 23-1 6-1 6-1 7 0 2 1 5 5 5s4-3 6-11l8-72c1-12 0-12-11-12h-207c-9 0-12 0-12 8 0 5 3 5 10 5 16 0 28 0 28 9 0 0 0 1-1 9l-57 223c-4 17-4 21-38 21-7 0-12 0-12 7 0 6 5 6 7 6 11 0 43-2 55-2 14 0 50 2 63 2 3 0 9 0 9-8 0-4-2-4-2-5-1 0-2 0-12 0s-12 0-22-1c-13-2-14-3-14-9 0-1 0-3 1-9z"><text:p/></draw:path><draw:path draw:style-name="gr292" draw:text-style-name="P77" svg:width="0.234cm" svg:height="0.261cm" svg:x="3.487cm" svg:y="8.162cm" svg:viewBox="0 0 235 262" svg:d="M233 17c2-5 2-6 2-9 0-4-3-8-8-8-4 0-7 2-10 10l-99 223-100-225c-4-7-6-8-10-8s-8 4-8 8c0 2 0 3 2 8l106 237c4 9 6 9 10 9s7-3 9-9z"><text:p/></draw:path><draw:path draw:style-name="gr293" draw:text-style-name="P77" svg:width="0.301cm" svg:height="0.288cm" svg:x="3.856cm" svg:y="8.12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294" draw:text-style-name="P77" svg:width="0.097cm" svg:height="0.421cm" svg:x="4.192cm" svg:y="8.098cm" svg:viewBox="0 0 98 422" svg:d="M98 211c0-32-4-84-27-132-25-51-63-79-67-79-2 0-4 2-4 4s0 3 7 10c43 41 67 108 67 197 0 72-15 147-68 199-6 6-6 8-6 9 0 2 2 3 4 3 4 0 43-28 68-82 22-46 26-93 26-129z"><text:p/></draw:path><draw:path draw:style-name="gr295" draw:text-style-name="P77" svg:width="0.234cm" svg:height="0.261cm" svg:x="4.448cm" svg:y="8.162cm" svg:viewBox="0 0 235 262" svg:d="M127 8c-3-6-5-8-9-8-5 0-6 2-10 8l-106 238c-2 5-2 6-2 8 0 4 4 8 8 8s6 0 10-9l100-224 99 224c4 9 9 9 10 9 5 0 8-4 8-8 0-1 0-2-2-7z"><text:p/></draw:path><draw:path draw:style-name="gr296" draw:text-style-name="P77" svg:width="0.234cm" svg:height="0.112cm" svg:x="4.824cm" svg:y="8.264cm" svg:viewBox="0 0 235 113" svg:d="M235 16c0-15-1-16-14-16h-207c-7 0-14 0-14 8 0 9 7 9 14 9h204v81c0 8 0 15 9 15 8 0 8-7 8-15z"><text:p/></draw:path><draw:path draw:style-name="gr297" draw:text-style-name="P77" svg:width="0.097cm" svg:height="0.421cm" svg:x="5.124cm" svg:y="8.098cm" svg:viewBox="0 0 98 422" svg:d="M98 419c0-1 0-3-7-10-53-53-66-133-66-198 0-73 16-146 69-199 4-5 4-6 4-8 0-3-1-4-4-4-4 0-42 29-68 83-21 45-26 92-26 128 0 34 5 84 28 132 26 53 62 79 66 79 3 0 4-1 4-3z"><text:p/></draw:path><draw:path draw:style-name="gr298" draw:text-style-name="P77" svg:width="0.234cm" svg:height="0.112cm" svg:x="5.268cm" svg:y="8.264cm" svg:viewBox="0 0 235 113" svg:d="M235 16c0-15-1-16-14-16h-207c-7 0-14 0-14 8 0 9 7 9 14 9h204v81c0 8 0 15 9 15 8 0 8-7 8-15z"><text:p/></draw:path><draw:path draw:style-name="gr299" draw:text-style-name="P77" svg:width="0.323cm" svg:height="0.288cm" svg:x="5.544cm" svg:y="8.125cm" svg:viewBox="0 0 324 289" svg:d="M50 257c-4 15-4 19-38 19-7 0-12 0-12 8 0 5 4 5 12 5h139c89 0 173-90 173-182 0-60-37-107-101-107h-141c-8 0-12 0-12 7 0 6 3 6 12 6 4 0 12 0 18 1 7 0 8 3 8 8 0 0 0 2-1 7zM142 29c4-15 4-16 22-16h46c42 0 76 23 76 78 0 22-8 90-44 137-13 16-46 48-98 48h-48c-6 0-7 0-8 0-5-1-6-1-6-5 0-1 0-2 2-9z"><text:p/></draw:path><draw:path draw:style-name="gr300" draw:text-style-name="P77" svg:width="0.234cm" svg:height="0.261cm" svg:x="6.005cm" svg:y="8.162cm" svg:viewBox="0 0 235 262" svg:d="M233 17c2-5 2-6 2-9 0-4-3-8-8-8-4 0-7 2-10 10l-99 223-100-225c-4-7-6-8-10-8s-8 4-8 8c0 2 0 3 2 8l106 237c4 9 6 9 10 9s7-3 9-9z"><text:p/></draw:path><draw:path draw:style-name="gr301" draw:text-style-name="P77" svg:width="0.301cm" svg:height="0.288cm" svg:x="6.373cm" svg:y="8.125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02" draw:text-style-name="P77" svg:width="0.097cm" svg:height="0.421cm" svg:x="6.709cm" svg:y="8.098cm" svg:viewBox="0 0 98 422" svg:d="M98 211c0-32-4-84-27-132-25-51-63-79-67-79-2 0-4 2-4 4s0 3 7 10c43 41 67 108 67 197 0 72-15 147-68 199-6 6-6 8-6 9 0 2 2 3 4 3 4 0 43-28 68-82 22-46 26-93 26-129z"><text:p/></draw:path><draw:path draw:style-name="gr303" draw:text-style-name="P77" svg:width="0.234cm" svg:height="0.261cm" svg:x="6.967cm" svg:y="8.162cm" svg:viewBox="0 0 235 262" svg:d="M233 17c2-5 2-6 2-9 0-4-3-8-8-8-4 0-7 2-10 10l-99 223-100-225c-4-7-6-8-10-8s-8 4-8 8c0 2 0 3 2 8l106 237c4 9 6 9 10 9s7-3 9-9z"><text:p/></draw:path><draw:polygon draw:style-name="gr304" draw:text-style-name="P77" svg:width="0.058cm" svg:height="0.421cm" svg:x="7.368cm" svg:y="8.098cm" svg:viewBox="0 0 59 422" draw:points="59,422 59,406 17,406 17,17 59,17 59,0 0,0 0,422"><text:p/></draw:polygon><draw:path draw:style-name="gr305" draw:text-style-name="P77" svg:width="0.097cm" svg:height="0.421cm" svg:x="7.477cm" svg:y="8.098cm" svg:viewBox="0 0 98 422" svg:d="M98 419c0-1 0-3-7-10-53-53-66-133-66-198 0-73 16-146 69-199 4-5 4-6 4-8 0-3-1-4-4-4-4 0-42 29-68 83-21 45-26 92-26 128 0 34 5 84 28 132 26 53 62 79 66 79 3 0 4-1 4-3z"><text:p/></draw:path><draw:path draw:style-name="gr306" draw:text-style-name="P77" svg:width="0.234cm" svg:height="0.112cm" svg:x="7.622cm" svg:y="8.264cm" svg:viewBox="0 0 235 113" svg:d="M235 16c0-15-1-16-14-16h-207c-7 0-14 0-14 8 0 9 7 9 14 9h204v81c0 8 0 15 9 15 8 0 8-7 8-15z"><text:p/></draw:path><draw:path draw:style-name="gr307" draw:text-style-name="P77" svg:width="0.299cm" svg:height="0.287cm" svg:x="7.897cm" svg:y="8.128cm" svg:viewBox="0 0 300 288" svg:d="M113 150h41c31 0 34 7 34 19 0 3 0 9-3 21 0 2 0 4 0 4 0 4 1 5 5 5 3 0 3 0 6-8l22-93c2-4 2-4 2-6 0-1-2-4-5-4-5 0-5 1-6 8-10 34-19 41-55 41h-39l28-107c3-16 3-17 23-17h55c53 0 62 13 62 47 0 10 0 11-1 23-1 6-1 6-1 7 0 2 1 5 5 5s4-3 6-11l8-72c1-12 0-12-11-12h-207c-9 0-12 0-12 8 0 5 3 5 10 5 16 0 28 0 28 9 0 0 0 1-1 9l-57 223c-4 17-4 21-38 21-7 0-12 0-12 7 0 6 5 6 7 6 11 0 43-2 55-2 14 0 50 2 63 2 3 0 9 0 9-8 0-4-2-4-2-5-1 0-2 0-12 0s-12 0-22-1c-13-2-14-3-14-9 0-1 0-3 1-9z"><text:p/></draw:path><draw:path draw:style-name="gr308" draw:text-style-name="P77" svg:width="0.234cm" svg:height="0.261cm" svg:x="8.327cm" svg:y="8.162cm" svg:viewBox="0 0 235 262" svg:d="M233 17c2-5 2-6 2-9 0-4-3-8-8-8-4 0-7 2-10 10l-99 223-100-225c-4-7-6-8-10-8s-8 4-8 8c0 2 0 3 2 8l106 237c4 9 6 9 10 9s7-3 9-9z"><text:p/></draw:path><draw:path draw:style-name="gr309" draw:text-style-name="P77" svg:width="0.234cm" svg:height="0.112cm" svg:x="8.702cm" svg:y="8.264cm" svg:viewBox="0 0 235 113" svg:d="M235 16c0-15-1-16-14-16h-207c-7 0-14 0-14 8 0 9 7 9 14 9h204v81c0 8 0 15 9 15 8 0 8-7 8-15z"><text:p/></draw:path><draw:path draw:style-name="gr310" draw:text-style-name="P77" svg:width="0.323cm" svg:height="0.288cm" svg:x="8.977cm" svg:y="8.125cm" svg:viewBox="0 0 324 289" svg:d="M50 257c-4 15-4 19-38 19-7 0-12 0-12 8 0 5 4 5 12 5h139c89 0 173-90 173-182 0-60-37-107-101-107h-141c-8 0-12 0-12 7 0 6 3 6 12 6 4 0 12 0 18 1 7 0 8 3 8 8 0 0 0 2-1 7zM142 29c4-15 4-16 22-16h46c42 0 76 23 76 78 0 22-8 90-44 137-13 16-46 48-98 48h-48c-6 0-7 0-8 0-5-1-6-1-6-5 0-1 0-2 2-9z"><text:p/></draw:path><draw:path draw:style-name="gr311" draw:text-style-name="P77" svg:width="0.097cm" svg:height="0.421cm" svg:x="9.344cm" svg:y="8.098cm" svg:viewBox="0 0 98 422" svg:d="M98 211c0-32-4-84-27-132-25-51-63-79-67-79-2 0-4 2-4 4s0 3 7 10c43 41 67 108 67 197 0 72-15 147-68 199-6 6-6 8-6 9 0 2 2 3 4 3 4 0 43-28 68-82 22-46 26-93 26-129z"><text:p/></draw:path><draw:path draw:style-name="gr312" draw:text-style-name="P77" svg:width="0.234cm" svg:height="0.261cm" svg:x="9.602cm" svg:y="8.162cm" svg:viewBox="0 0 235 262" svg:d="M233 17c2-5 2-6 2-9 0-4-3-8-8-8-4 0-7 2-10 10l-99 223-100-225c-4-7-6-8-10-8s-8 4-8 8c0 2 0 3 2 8l106 237c4 9 6 9 10 9s7-3 9-9z"><text:p/></draw:path><draw:path draw:style-name="gr313" draw:text-style-name="P77" svg:width="0.301cm" svg:height="0.288cm" svg:x="9.971cm" svg:y="8.12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olygon draw:style-name="gr314" draw:text-style-name="P77" svg:width="0.058cm" svg:height="0.421cm" svg:x="10.292cm" svg:y="8.098cm" svg:viewBox="0 0 59 422" draw:points="59,0 0,0 0,17 41,17 41,406 0,406 0,422 59,422"><text:p/></draw:polygon><draw:path draw:style-name="gr315" draw:text-style-name="P77" svg:width="0.34cm" svg:height="0.294cm" svg:x="0.337cm" svg:y="9.139cm" svg:viewBox="0 0 341 295" svg:d="M295 31c0-8 0-9 12-9 11-2 12-2 23-2h11v-20c-17 1-41 1-57 1-18 0-39 0-56-1v20h10c8 0 14 0 22 2 12 0 12 1 12 9v161c0 62-45 84-92 84-73 0-74-56-74-80v-176h45v-20c-15 1-57 1-75 1s-59 0-76-1v20h46v173c0 55 45 102 133 102 80 0 116-49 116-102z"><text:p/></draw:path><draw:path draw:style-name="gr316" draw:text-style-name="P77" svg:width="0.16cm" svg:height="0.193cm" svg:x="0.71cm" svg:y="9.236cm" svg:viewBox="0 0 161 194" svg:d="M73 67c-15-2-43-7-43-27 0-27 40-27 48-27 31 0 48 13 49 36 0 6 1 9 10 9 11 0 11-3 11-12v-34c0-8 0-12-8-12-2 0-3 0-19 7-12-5-26-7-43-7-13 0-78 0-78 55 0 17 8 29 17 36 17 15 33 17 66 23 15 4 47 8 47 34 0 32-39 32-48 32-46 0-56-32-62-49-2-7-3-7-9-7-11 0-11 3-11 13v45c0 9 0 12 7 12 4 0 5 0 13-6 2 0 10-7 11-7 19 13 42 13 51 13 13 0 79 0 79-62 0-18-10-32-24-44-17-12-30-15-64-21z"><text:p/></draw:path><draw:path draw:style-name="gr317" draw:text-style-name="P77" svg:width="0.101cm" svg:height="0.293cm" svg:x="0.905cm" svg:y="9.133cm" svg:viewBox="0 0 102 294" svg:d="M74 103l-73 4v20c25 0 29 0 29 16v132h-30v19c13 0 34-1 52-1 13 0 34 1 50 1v-19h-28zM79 32c0-18-14-32-33-32-18 0-33 14-33 32s15 34 33 34c19 0 33-14 33-34z"><text:p/></draw:path><draw:path draw:style-name="gr318" draw:text-style-name="P77" svg:width="0.24cm" svg:height="0.19cm" svg:x="1.039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19" draw:text-style-name="P77" svg:width="0.222cm" svg:height="0.276cm" svg:x="1.303cm" svg:y="9.234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4-39-31-54-24-12-49-12-91-12-10 0-29 0-33 0-18-3-23-19-23-26 0-5 3-11 5-15zM70 198h49c13 0 61 0 61 26 0 15-17 38-72 38-50 0-72-20-72-39 0-25 28-25 34-25z"><text:p/></draw:path><draw:path draw:style-name="gr320" draw:text-style-name="P77" svg:width="0.328cm" svg:height="0.289cm" svg:x="1.71cm" svg:y="9.139cm" svg:viewBox="0 0 329 290" svg:d="M46 20v251h-46v19h182c84 0 147-52 147-142 0-93-63-148-148-148h-181v20zM103 271v-251h63c27 0 62 8 82 38 16 21 18 50 18 88 0 47-4 70-18 89-20 29-57 36-82 36z"><text:p/></draw:path><draw:path draw:style-name="gr321" draw:text-style-name="P77" svg:width="0.195cm" svg:height="0.193cm" svg:x="2.08cm" svg:y="9.23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322" draw:text-style-name="P77" svg:width="0.376cm" svg:height="0.19cm" svg:x="2.47cm" svg:y="9.236cm" svg:viewBox="0 0 377 191" svg:d="M29 41v129h-29v21c12-1 37-1 54-1 16 0 41 0 53 1v-21h-29v-87c0-47 36-67 62-67 15 0 24 8 24 40v114h-30v21c12-1 38-1 54-1s41 0 54 1v-21h-30v-87c0-47 36-67 64-67 14 0 23 8 23 40v114h-29v21c11-1 37-1 54-1 16 0 41 0 53 1v-21h-29v-109c0-44-23-61-66-61-38 0-60 22-72 41-7-40-47-41-64-41-36 0-60 19-73 46v-46l-73 4v19c26 0 29 0 29 18z"><text:p/></draw:path><draw:path draw:style-name="gr323" draw:text-style-name="P77" svg:width="0.215cm" svg:height="0.193cm" svg:x="2.868cm" svg:y="9.236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324" draw:text-style-name="P77" svg:width="0.171cm" svg:height="0.19cm" svg:x="3.113cm" svg:y="9.236cm" svg:viewBox="0 0 172 191" svg:d="M70 48v-48l-70 4v19c26 0 30 0 30 18v129h-30v21c14-1 34-1 54-1 16 0 43 0 59 1v-21h-39v-73c0-30 11-81 53-81 0 0-7 6-7 19 0 17 13 25 26 25 12 0 26-8 26-25 0-23-23-35-45-35-30 0-47 22-57 48z"><text:p/></draw:path><draw:path draw:style-name="gr325" draw:text-style-name="P77" svg:width="0.222cm" svg:height="0.276cm" svg:x="3.31cm" svg:y="9.234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4-39-31-54-24-12-49-12-91-12-10 0-29 0-33 0-18-3-23-19-23-26 0-5 3-11 5-15zM70 198h49c13 0 61 0 61 26 0 15-17 38-72 38-50 0-72-20-72-39 0-25 28-25 34-25z"><text:p/></draw:path><draw:path draw:style-name="gr326" draw:text-style-name="P77" svg:width="0.195cm" svg:height="0.193cm" svg:x="3.552cm" svg:y="9.23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327" draw:text-style-name="P77" svg:width="0.24cm" svg:height="0.19cm" svg:x="3.78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28" draw:text-style-name="P77" svg:width="0.073cm" svg:height="0.148cm" svg:x="4.064cm" svg:y="9.133cm" svg:viewBox="0 0 74 149" svg:d="M59 56c-4 47-33 71-42 78-3 2-5 3-5 6 0 4 5 9 10 9 4 0 52-36 52-96 0-29-16-53-42-53-19 0-32 14-32 32s12 34 34 34c8 0 16-4 25-10z"><text:p/></draw:path><draw:path draw:style-name="gr329" draw:text-style-name="P77" svg:width="0.16cm" svg:height="0.193cm" svg:x="4.181cm" svg:y="9.236cm" svg:viewBox="0 0 161 194" svg:d="M73 67c-15-2-43-7-43-27 0-27 40-27 48-27 31 0 48 13 49 36 0 6 1 9 10 9 11 0 11-3 11-12v-34c0-8 0-12-8-12-2 0-3 0-19 7-12-5-26-7-43-7-13 0-78 0-78 55 0 17 8 29 17 36 17 15 33 17 66 23 15 4 47 8 47 34 0 32-39 32-48 32-46 0-56-32-62-49-2-7-3-7-9-7-11 0-11 3-11 13v45c0 9 0 12 7 12 4 0 5 0 13-6 2 0 10-7 11-7 19 13 42 13 51 13 13 0 79 0 79-62 0-18-10-32-24-44-17-12-30-15-64-21z"><text:p/></draw:path><draw:path draw:style-name="gr330" draw:text-style-name="P77" svg:width="0.103cm" svg:height="0.293cm" svg:x="4.538cm" svg:y="9.133cm" svg:viewBox="0 0 104 294" svg:d="M74 0l-74 2v21c26 0 30 0 30 17v234h-30v20c13-1 34-1 53-1 18 0 37 0 51 1v-20h-30z"><text:p/></draw:path><draw:path draw:style-name="gr331" draw:text-style-name="P77" svg:width="0.222cm" svg:height="0.193cm" svg:x="4.667cm" svg:y="9.236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332" draw:text-style-name="P77" svg:width="0.329cm" svg:height="0.189cm" svg:x="4.885cm" svg:y="9.239cm" svg:viewBox="0 0 330 190" svg:d="M301 29c3-6 4-9 29-9v-20c-10 1-23 1-32 1-12 0-32-1-41-1v20c3 0 24 0 24 5 0 1 0 4-1 5l-45 108-48-118h23v-20c-13 0-35 1-48 1-17 0-35-1-42-1v20h25c9 21 9 22 9 22 0 2-2 5-2 6l-33 82-45-110h24v-20c-18 1-34 1-52 1-14 0-32-1-46-1v20h25l64 159c5 6 5 11 15 11 11 0 14-5 16-11l46-109 44 109c4 6 4 11 14 11 11 0 14-5 16-11z"><text:p/></draw:path><draw:path draw:style-name="gr333" draw:text-style-name="P77" svg:width="0.222cm" svg:height="0.193cm" svg:x="5.401cm" svg:y="9.236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334" draw:text-style-name="P77" svg:width="0.24cm" svg:height="0.19cm" svg:x="5.642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35" draw:text-style-name="P77" svg:width="0.237cm" svg:height="0.294cm" svg:x="5.908cm" svg:y="9.133cm" svg:viewBox="0 0 238 295" svg:d="M161 276v19l77-1v-20c-26 0-29 0-29-17v-257l-75 2v21c27 0 29 0 29 17v82c-21-16-43-19-56-19-63 0-107 37-107 96 0 58 40 96 102 96 25 0 46-9 59-19zM161 144v106c-5 7-23 31-55 31-52 0-52-52-52-82 0-19 0-42 11-59 13-18 32-22 45-22 24 0 41 14 51 26z"><text:p/></draw:path><draw:path draw:style-name="gr336" draw:text-style-name="P77" svg:width="0.237cm" svg:height="0.294cm" svg:x="6.34cm" svg:y="9.133cm" svg:viewBox="0 0 238 295" svg:d="M161 276v19l77-1v-20c-26 0-29 0-29-17v-257l-75 2v21c27 0 29 0 29 17v82c-21-16-43-19-56-19-63 0-107 37-107 96 0 58 40 96 102 96 25 0 46-9 59-19zM161 144v106c-5 7-23 31-55 31-52 0-52-52-52-82 0-19 0-42 11-59 13-18 32-22 45-22 24 0 41 14 51 26z"><text:p/></draw:path><draw:path draw:style-name="gr337" draw:text-style-name="P77" svg:width="0.215cm" svg:height="0.193cm" svg:x="6.607cm" svg:y="9.236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338" draw:text-style-name="P77" svg:width="0.24cm" svg:height="0.192cm" svg:x="6.854cm" svg:y="9.236cm" svg:viewBox="0 0 241 193" svg:d="M166 161v32l75-2v-21c-26 0-29 0-29-15v-155l-78 4v19c27 0 30 0 30 18v80c0 35-22 57-52 57-33 0-34-11-34-33v-145l-78 4v19c26 0 29 0 29 18v97c0 47 35 55 77 55 10 0 40 0 60-32z"><text:p/></draw:path><draw:path draw:style-name="gr339" draw:text-style-name="P77" svg:width="0.237cm" svg:height="0.294cm" svg:x="7.121cm" svg:y="9.133cm" svg:viewBox="0 0 238 295" svg:d="M74 124v-124l-74 2v21c26 0 29 0 29 17v254h20l21-24c3 4 24 25 62 25 62 0 106-37 106-96 0-56-39-96-101-96-30 0-52 12-63 21zM78 252v-106c11-15 31-28 54-28 53 0 53 52 53 81 0 19 0 43-12 60s-31 22-46 22c-29 0-45-23-49-29z"><text:p/></draw:path><draw:path draw:style-name="gr340" draw:text-style-name="P77" svg:width="0.103cm" svg:height="0.293cm" svg:x="7.394cm" svg:y="9.133cm" svg:viewBox="0 0 104 294" svg:d="M74 0l-74 2v21c26 0 30 0 30 17v234h-30v20c13-1 34-1 53-1 18 0 37 0 51 1v-20h-30z"><text:p/></draw:path><draw:path draw:style-name="gr341" draw:text-style-name="P77" svg:width="0.195cm" svg:height="0.193cm" svg:x="7.523cm" svg:y="9.23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342" draw:text-style-name="P77" svg:width="0.24cm" svg:height="0.19cm" svg:x="7.913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43" draw:text-style-name="P77" svg:width="0.195cm" svg:height="0.193cm" svg:x="8.177cm" svg:y="9.23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344" draw:text-style-name="P77" svg:width="0.222cm" svg:height="0.276cm" svg:x="8.399cm" svg:y="9.234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7 7 35 21 44-12 15-14 29-14 37s1 28 18 41c-5 3-36 11-36 37 0 22 23 53 108 53 76 0 108-25 108-54 0-13-4-39-31-54-24-12-49-12-91-12-10 0-29 0-33 0-18-3-23-19-23-26 0-5 3-11 5-15zM70 198h49c13 0 61 0 61 26 0 15-17 38-72 38-50 0-72-20-72-39 0-25 28-25 34-25z"><text:p/></draw:path><draw:path draw:style-name="gr345" draw:text-style-name="P77" svg:width="0.222cm" svg:height="0.193cm" svg:x="8.641cm" svg:y="9.236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346" draw:text-style-name="P77" svg:width="0.153cm" svg:height="0.27cm" svg:x="8.872cm" svg:y="9.158cm" svg:viewBox="0 0 154 271" svg:d="M35 101v116c0 45 37 54 67 54 32 0 52-24 52-55v-22h-21v21c0 29-13 39-25 39-24 0-24-26-24-36v-117h61v-21h-61v-80h-20c-2 42-22 84-64 85v16z"><text:p/></draw:path><draw:path draw:style-name="gr347" draw:text-style-name="P77" svg:width="0.101cm" svg:height="0.293cm" svg:x="9.071cm" svg:y="9.133cm" svg:viewBox="0 0 102 294" svg:d="M74 103l-73 4v20c25 0 29 0 29 16v132h-30v19c13 0 34-1 52-1 13 0 34 1 50 1v-19h-28zM79 32c0-18-14-32-33-32-18 0-33 14-33 32s15 34 33 34c19 0 33-14 33-34z"><text:p/></draw:path><draw:path draw:style-name="gr348" draw:text-style-name="P77" svg:width="0.215cm" svg:height="0.193cm" svg:x="9.2cm" svg:y="9.236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349" draw:text-style-name="P77" svg:width="0.24cm" svg:height="0.19cm" svg:x="9.448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50" draw:text-style-name="P77" svg:width="0.195cm" svg:height="0.193cm" svg:x="9.874cm" svg:y="9.236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351" draw:text-style-name="P77" svg:width="0.103cm" svg:height="0.293cm" svg:x="10.103cm" svg:y="9.133cm" svg:viewBox="0 0 104 294" svg:d="M74 0l-74 2v21c26 0 30 0 30 17v234h-30v20c13-1 34-1 53-1 18 0 37 0 51 1v-20h-30z"><text:p/></draw:path><draw:path draw:style-name="gr352" draw:text-style-name="P77" svg:width="0.101cm" svg:height="0.293cm" svg:x="10.237cm" svg:y="9.133cm" svg:viewBox="0 0 102 294" svg:d="M76 103l-75 4v20c25 0 29 0 29 16v132h-30v19c13 0 34-1 52-1 13 0 34 1 50 1v-19h-26zM79 32c0-18-14-32-33-32-18 0-33 14-33 32s15 34 33 34c19 0 33-14 33-34z"><text:p/></draw:path><draw:path draw:style-name="gr353" draw:text-style-name="P77" svg:width="0.376cm" svg:height="0.19cm" svg:x="10.372cm" svg:y="9.236cm" svg:viewBox="0 0 377 191" svg:d="M29 41v129h-29v21c12-1 37-1 53-1 17 0 42 0 54 1v-21h-29v-87c0-47 36-67 62-67 15 0 24 8 24 40v114h-30v21c12-1 38-1 54-1s41 0 53 1v-21h-29v-87c0-47 36-67 64-67 14 0 23 8 23 40v114h-29v21c11-1 37-1 53-1 17 0 42 0 54 1v-21h-29v-109c0-44-23-61-66-61-38 0-60 22-72 41-7-40-47-41-64-41-36 0-60 19-73 46v-46l-73 4v19c26 0 29 0 29 18z"><text:p/></draw:path><draw:path draw:style-name="gr354" draw:text-style-name="P77" svg:width="0.101cm" svg:height="0.293cm" svg:x="10.776cm" svg:y="9.133cm" svg:viewBox="0 0 102 294" svg:d="M76 103l-75 4v20c25 0 29 0 29 16v132h-30v19c13 0 34-1 52-1 13 0 34 1 50 1v-19h-26zM79 32c0-18-14-32-33-32-18 0-33 14-33 32s15 34 33 34c19 0 33-14 33-34z"><text:p/></draw:path><draw:path draw:style-name="gr355" draw:text-style-name="P77" svg:width="0.24cm" svg:height="0.19cm" svg:x="10.909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56" draw:text-style-name="P77" svg:width="0.222cm" svg:height="0.193cm" svg:x="11.173cm" svg:y="9.236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357" draw:text-style-name="P77" svg:width="0.153cm" svg:height="0.27cm" svg:x="11.405cm" svg:y="9.158cm" svg:viewBox="0 0 154 271" svg:d="M35 101v116c0 45 37 54 67 54 32 0 52-24 52-55v-22h-21v21c0 29-13 39-25 39-24 0-24-26-24-36v-117h61v-21h-61v-80h-20c-2 42-22 84-64 85v16z"><text:p/></draw:path><draw:path draw:style-name="gr358" draw:text-style-name="P77" svg:width="0.101cm" svg:height="0.293cm" svg:x="11.605cm" svg:y="9.133cm" svg:viewBox="0 0 102 294" svg:d="M76 103l-75 4v20c25 0 29 0 29 16v132h-30v19c13 0 34-1 52-1 13 0 34 1 50 1v-19h-26zM79 32c0-18-14-32-33-32-18 0-33 14-33 32s15 34 33 34c19 0 33-14 33-34z"><text:p/></draw:path><draw:path draw:style-name="gr359" draw:text-style-name="P77" svg:width="0.215cm" svg:height="0.193cm" svg:x="11.734cm" svg:y="9.236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360" draw:text-style-name="P77" svg:width="0.24cm" svg:height="0.19cm" svg:x="11.981cm" svg:y="9.236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61" draw:text-style-name="P77" svg:width="0.097cm" svg:height="0.421cm" svg:x="2.617cm" svg:y="10.122cm" svg:viewBox="0 0 98 422" svg:d="M98 419c0-1 0-3-7-10-53-53-66-133-66-198 0-73 16-146 69-199 4-5 4-6 4-8 0-3-1-4-4-4-4 0-42 29-68 83-21 45-26 92-26 128 0 33 5 84 28 132 26 53 62 79 66 79 3 0 4-1 4-3z"><text:p/></draw:path><draw:path draw:style-name="gr362" draw:text-style-name="P77" svg:width="0.244cm" svg:height="0.287cm" svg:x="2.893cm" svg:y="10.152cm" svg:viewBox="0 0 245 288" svg:d="M233 0h-233v13h11c32 0 32 5 32 19v222c0 16 0 21-32 21h-11v13c14-2 48-2 65-2s55 0 71 2v-13h-14c-40 0-40-6-40-21v-104h36c40 0 44 14 44 49h11v-111h-11c0 34-4 49-44 49h-36v-107c0-13 1-17 20-17h50c64 0 75 23 81 82h12z"><text:p/></draw:path><draw:path draw:style-name="gr363" draw:text-style-name="P77" svg:width="0.234cm" svg:height="0.261cm" svg:x="3.319cm" svg:y="10.187cm" svg:viewBox="0 0 235 262" svg:d="M127 8c-3-6-5-8-9-8-5 0-6 2-10 8l-106 238c-2 5-2 6-2 8 0 4 4 8 8 8s6 0 10-9l100-224 99 224c4 9 9 9 10 9 5 0 8-4 8-8 0-1 0-2-2-7z"><text:p/></draw:path><draw:path draw:style-name="gr364" draw:text-style-name="P77" svg:width="0.234cm" svg:height="0.112cm" svg:x="3.6cm" svg:y="10.29cm" svg:viewBox="0 0 235 113" svg:d="M235 16c0-15-1-16-14-16h-207c-7 0-14 0-14 8 0 9 7 9 14 9h204v81c0 8 0 15 9 15 8 0 8-7 8-15z"><text:p/></draw:path><draw:path draw:style-name="gr365" draw:text-style-name="P77" svg:width="0.301cm" svg:height="0.288cm" svg:x="3.875cm" svg:y="10.151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66" draw:text-style-name="P77" svg:width="0.097cm" svg:height="0.421cm" svg:x="4.212cm" svg:y="10.122cm" svg:viewBox="0 0 98 422" svg:d="M98 211c0-32-4-84-27-132-25-51-63-79-67-79-2 0-4 2-4 4s0 3 7 10c43 41 67 108 67 197 0 72-15 147-68 199-6 6-6 8-6 9 0 2 2 3 4 3 4 0 43-28 68-82 22-46 26-93 26-129z"><text:p/></draw:path><draw:path draw:style-name="gr367" draw:text-style-name="P77" svg:width="0.234cm" svg:height="0.261cm" svg:x="4.468cm" svg:y="10.187cm" svg:viewBox="0 0 235 262" svg:d="M127 8c-3-6-5-8-9-8-5 0-6 2-10 8l-106 238c-2 5-2 6-2 8 0 4 4 8 8 8s6 0 10-9l100-224 99 224c4 9 9 9 10 9 5 0 8-4 8-8 0-1 0-2-2-7z"><text:p/></draw:path><draw:path draw:style-name="gr368" draw:text-style-name="P77" svg:width="0.097cm" svg:height="0.421cm" svg:x="4.861cm" svg:y="10.122cm" svg:viewBox="0 0 98 422" svg:d="M98 419c0-1 0-3-7-10-53-53-66-133-66-198 0-73 16-146 69-199 4-5 4-6 4-8 0-3-1-4-4-4-4 0-42 29-68 83-21 45-26 92-26 128 0 33 5 84 28 132 26 53 62 79 66 79 3 0 4-1 4-3z"><text:p/></draw:path><draw:path draw:style-name="gr369" draw:text-style-name="P77" svg:width="0.323cm" svg:height="0.288cm" svg:x="5cm" svg:y="10.151cm" svg:viewBox="0 0 324 289" svg:d="M50 257c-4 15-4 19-38 19-7 0-12 0-12 8 0 5 4 5 12 5h139c89 0 173-90 173-181 0-61-37-108-101-108h-141c-8 0-12 0-12 7 0 6 3 6 12 6 4 0 12 0 18 1 7 0 8 3 8 8 0 0 0 2-1 7zM142 29c4-15 4-16 22-16h46c42 0 76 23 76 78 0 22-8 90-44 137-13 16-46 48-98 48h-48c-6 0-7 0-8 0-5 0-6-1-6-5 0-1 0-2 2-9z"><text:p/></draw:path><draw:path draw:style-name="gr370" draw:text-style-name="P77" svg:width="0.234cm" svg:height="0.261cm" svg:x="5.461cm" svg:y="10.187cm" svg:viewBox="0 0 235 262" svg:d="M127 8c-3-6-5-8-9-8-5 0-6 2-10 8l-106 238c-2 5-2 6-2 8 0 4 4 8 8 8s6 0 10-9l100-224 99 224c4 9 9 9 10 9 5 0 8-4 8-8 0-1 0-2-2-7z"><text:p/></draw:path><draw:path draw:style-name="gr371" draw:text-style-name="P77" svg:width="0.234cm" svg:height="0.112cm" svg:x="5.837cm" svg:y="10.29cm" svg:viewBox="0 0 235 113" svg:d="M235 16c0-15-1-16-14-16h-207c-7 0-14 0-14 8 0 9 7 9 14 9h204v81c0 8 0 15 9 15 8 0 8-7 8-15z"><text:p/></draw:path><draw:path draw:style-name="gr372" draw:text-style-name="P77" svg:width="0.301cm" svg:height="0.288cm" svg:x="6.112cm" svg:y="10.151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373" draw:text-style-name="P77" svg:width="0.097cm" svg:height="0.421cm" svg:x="6.449cm" svg:y="10.122cm" svg:viewBox="0 0 98 422" svg:d="M98 211c0-32-4-84-27-132-25-51-63-79-67-79-2 0-4 2-4 4s0 3 7 10c43 41 67 108 67 197 0 72-15 147-68 199-6 6-6 8-6 9 0 2 2 3 4 3 4 0 43-28 68-82 22-46 26-93 26-129z"><text:p/></draw:path><draw:path draw:style-name="gr374" draw:text-style-name="P77" svg:width="0.234cm" svg:height="0.261cm" svg:x="6.704cm" svg:y="10.187cm" svg:viewBox="0 0 235 262" svg:d="M233 17c2-5 2-6 2-9 0-4-3-8-8-8-4 0-7 2-10 10l-99 223-100-225c-4-7-6-8-10-8s-8 4-8 8c0 2 0 3 2 8l106 237c4 9 6 9 10 9s7-3 9-9z"><text:p/></draw:path><draw:polygon draw:style-name="gr375" draw:text-style-name="P77" svg:width="0.058cm" svg:height="0.421cm" svg:x="7.106cm" svg:y="10.122cm" svg:viewBox="0 0 59 422" draw:points="59,422 59,406 17,406 17,17 59,17 59,0 0,0 0,422"><text:p/></draw:polygon><draw:path draw:style-name="gr376" draw:text-style-name="P77" svg:width="0.097cm" svg:height="0.421cm" svg:x="7.216cm" svg:y="10.122cm" svg:viewBox="0 0 98 422" svg:d="M98 419c0-1 0-3-7-10-53-53-66-133-66-198 0-73 16-146 69-199 4-5 4-6 4-8 0-3-1-4-4-4-4 0-42 29-68 83-21 45-26 92-26 128 0 33 5 84 28 132 26 53 62 79 66 79 3 0 4-1 4-3z"><text:p/></draw:path><draw:path draw:style-name="gr377" draw:text-style-name="P77" svg:width="0.234cm" svg:height="0.112cm" svg:x="7.362cm" svg:y="10.29cm" svg:viewBox="0 0 235 113" svg:d="M235 16c0-15-1-16-14-16h-207c-7 0-14 0-14 8 0 9 7 9 14 9h204v81c0 8 0 15 9 15 8 0 8-7 8-15z"><text:p/></draw:path><draw:path draw:style-name="gr378" draw:text-style-name="P77" svg:width="0.299cm" svg:height="0.287cm" svg:x="7.636cm" svg:y="10.152cm" svg:viewBox="0 0 300 288" svg:d="M113 150h41c31 0 34 7 34 19 0 3 0 9-3 21 0 2 0 4 0 4 0 4 1 5 5 5 3 0 3 0 6-8l22-93c2-4 2-4 2-6 0-1-2-4-5-4-4 0-5 1-6 9-10 33-19 40-55 40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 0 0-3 1-9z"><text:p/></draw:path><draw:path draw:style-name="gr379" draw:text-style-name="P77" svg:width="0.234cm" svg:height="0.261cm" svg:x="8.066cm" svg:y="10.187cm" svg:viewBox="0 0 235 262" svg:d="M233 17c2-5 2-6 2-9 0-4-3-8-8-8-4 0-7 2-10 10l-99 223-100-225c-4-7-6-8-10-8s-8 4-8 8c0 2 0 3 2 8l106 237c4 9 6 9 10 9s7-3 9-9z"><text:p/></draw:path><draw:path draw:style-name="gr380" draw:text-style-name="P77" svg:width="0.234cm" svg:height="0.112cm" svg:x="8.441cm" svg:y="10.29cm" svg:viewBox="0 0 235 113" svg:d="M235 16c0-15-1-16-14-16h-207c-7 0-14 0-14 8 0 9 7 9 14 9h204v81c0 8 0 15 9 15 8 0 8-7 8-15z"><text:p/></draw:path><draw:path draw:style-name="gr381" draw:text-style-name="P77" svg:width="0.323cm" svg:height="0.288cm" svg:x="8.716cm" svg:y="10.151cm" svg:viewBox="0 0 324 289" svg:d="M50 257c-4 15-4 19-38 19-7 0-12 0-12 8 0 5 4 5 12 5h139c89 0 173-90 173-181 0-61-37-108-101-108h-141c-8 0-12 0-12 7 0 6 3 6 12 6 4 0 12 0 18 1 7 0 8 3 8 8 0 0 0 2-1 7zM142 29c4-15 4-16 22-16h46c42 0 76 23 76 78 0 22-8 90-44 137-13 16-46 48-98 48h-48c-6 0-7 0-8 0-5 0-6-1-6-5 0-1 0-2 2-9z"><text:p/></draw:path><draw:path draw:style-name="gr382" draw:text-style-name="P77" svg:width="0.097cm" svg:height="0.421cm" svg:x="9.084cm" svg:y="10.122cm" svg:viewBox="0 0 98 422" svg:d="M98 211c0-32-4-84-27-132-25-51-63-79-67-79-2 0-4 2-4 4s0 3 7 10c43 41 67 108 67 197 0 72-15 147-68 199-6 6-6 8-6 9 0 2 2 3 4 3 4 0 43-28 68-82 22-46 26-93 26-129z"><text:p/></draw:path><draw:path draw:style-name="gr383" draw:text-style-name="P77" svg:width="0.234cm" svg:height="0.261cm" svg:x="9.341cm" svg:y="10.187cm" svg:viewBox="0 0 235 262" svg:d="M233 17c2-5 2-6 2-9 0-4-3-8-8-8-4 0-7 2-10 10l-99 223-100-225c-4-7-6-8-10-8s-8 4-8 8c0 2 0 3 2 8l106 237c4 9 6 9 10 9s7-3 9-9z"><text:p/></draw:path><draw:path draw:style-name="gr384" draw:text-style-name="P77" svg:width="0.301cm" svg:height="0.288cm" svg:x="9.709cm" svg:y="10.151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olygon draw:style-name="gr385" draw:text-style-name="P77" svg:width="0.058cm" svg:height="0.421cm" svg:x="10.031cm" svg:y="10.122cm" svg:viewBox="0 0 59 422" draw:points="59,0 0,0 0,17 41,17 41,406 0,406 0,422 59,422"><text:p/></draw:polygon><draw:path draw:style-name="gr386" draw:text-style-name="P77" svg:width="0.34cm" svg:height="0.294cm" svg:x="3.793cm" svg:y="11.161cm" svg:viewBox="0 0 341 295" svg:d="M295 31c0-8 0-9 12-9 11-2 12-2 23-2h11v-20c-17 1-41 1-57 1-18 0-39 0-56-1v20h10c8 0 14 0 22 2 12 0 12 1 12 9v161c0 62-45 84-92 84-73 0-74-56-74-80v-176h45v-20c-15 1-57 1-75 1s-59 0-76-1v20h46v173c0 55 45 102 133 102 80 0 116-49 116-102z"><text:p/></draw:path><draw:path draw:style-name="gr387" draw:text-style-name="P77" svg:width="0.16cm" svg:height="0.193cm" svg:x="4.166cm" svg:y="11.261cm" svg:viewBox="0 0 161 194" svg:d="M73 67c-15-2-43-7-43-26 0-28 40-28 48-28 31 0 48 13 49 36 0 6 1 9 10 9 11 0 11-3 11-12v-34c0-8 0-12-8-12-2 0-3 0-19 7-12-5-26-7-43-7-13 0-78 0-78 55 0 18 8 29 17 36 17 15 33 17 66 23 15 4 47 8 47 34 0 32-39 32-48 32-46 0-57-31-62-49-2-7-3-7-9-7-11 0-11 3-11 13v45c0 9 0 12 7 12 4 0 5 0 13-6 2 0 10-7 11-7 19 13 42 13 51 13 13 0 79 0 79-62 0-18-10-32-24-44-17-12-30-15-64-21z"><text:p/></draw:path><draw:path draw:style-name="gr388" draw:text-style-name="P77" svg:width="0.101cm" svg:height="0.293cm" svg:x="4.361cm" svg:y="11.158cm" svg:viewBox="0 0 102 294" svg:d="M76 103l-75 5v19c25 0 29 0 29 16v132h-30v19c13 0 34-1 52-1 13 0 34 1 50 1v-19h-26zM79 32c0-18-14-32-33-32-18 0-33 14-33 32s15 34 33 34c19 0 33-14 33-34z"><text:p/></draw:path><draw:path draw:style-name="gr389" draw:text-style-name="P77" svg:width="0.24cm" svg:height="0.19cm" svg:x="4.495cm" svg:y="11.262cm" svg:viewBox="0 0 241 191" svg:d="M29 41v129h-29v21c12-1 37-1 54-1 16 0 41 0 53 1v-21h-29v-87c0-47 36-67 62-67 15 0 24 8 24 40v114h-30v21c12-1 38-1 54-1s41 0 53 1v-21h-29v-109c0-44-22-61-66-61-39 0-62 24-73 46v-46l-73 4v19c26 0 29 0 29 18z"><text:p/></draw:path><draw:path draw:style-name="gr390" draw:text-style-name="P77" svg:width="0.222cm" svg:height="0.276cm" svg:x="4.759cm" svg:y="11.261cm" svg:viewBox="0 0 223 277" svg:d="M94 113c-36 0-36-29-36-48s0-48 36-48c38 0 38 29 38 48s0 48-38 48zM43 116c19 11 41 11 51 11 62 0 85-33 85-62 0-19-11-34-17-41 13-7 22-7 26-7-1 1-2 5-2 8 0 11 8 18 18 18 12 0 19-8 19-18 0-11-7-25-27-25-6 0-26 1-45 17-7-6-25-15-57-15-60 0-83 34-83 63 0 18 7 35 21 44-12 15-14 29-14 37s1 28 18 41c-5 3-36 11-36 37 0 22 23 53 108 53 76 0 108-25 108-54 0-13-2-39-31-54-24-12-49-12-91-12-10 0-29 0-33 0-18-3-23-19-23-26 0-5 3-11 5-15zM70 198h49c13 0 61 0 61 26 0 16-17 38-72 38-50 0-72-20-72-39 0-25 28-25 34-25z"><text:p/></draw:path><draw:path draw:style-name="gr391" draw:text-style-name="P77" svg:width="0.222cm" svg:height="0.193cm" svg:x="5.162cm" svg:y="11.261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392" draw:text-style-name="P77" svg:width="0.16cm" svg:height="0.193cm" svg:x="5.401cm" svg:y="11.261cm" svg:viewBox="0 0 161 194" svg:d="M73 67c-15-2-43-7-43-26 0-28 40-28 48-28 31 0 48 13 49 36 0 6 1 9 10 9 11 0 11-3 11-12v-34c0-8 0-12-8-12-2 0-3 0-19 7-12-5-26-7-43-7-13 0-78 0-78 55 0 18 8 29 17 36 17 15 33 17 66 23 15 4 47 8 47 34 0 32-39 32-48 32-46 0-56-31-62-49-2-7-3-7-9-7-11 0-11 3-11 13v45c0 9 0 12 7 12 4 0 5 0 13-6 2 0 10-7 11-7 19 13 42 13 51 13 13 0 79 0 79-62 0-18-10-32-24-44-17-12-30-15-64-21z"><text:p/></draw:path><draw:path draw:style-name="gr393" draw:text-style-name="P77" svg:width="0.16cm" svg:height="0.193cm" svg:x="5.593cm" svg:y="11.261cm" svg:viewBox="0 0 161 194" svg:d="M73 67c-15-2-43-7-43-26 0-28 40-28 48-28 31 0 48 13 49 36 0 6 1 9 10 9 11 0 11-3 11-12v-34c0-8 0-12-8-12-2 0-3 0-19 7-12-5-26-7-43-7-13 0-78 0-78 55 0 18 8 29 17 36 17 15 33 17 66 23 15 4 47 8 47 34 0 32-39 32-48 32-46 0-56-31-62-49-2-7-3-7-9-7-11 0-11 3-11 13v45c0 9 0 12 7 12 4 0 5 0 13-6 2 0 10-7 11-7 19 13 42 13 51 13 13 0 79 0 79-62 0-18-10-32-24-44-17-12-30-15-64-21z"><text:p/></draw:path><draw:path draw:style-name="gr394" draw:text-style-name="P77" svg:width="0.215cm" svg:height="0.193cm" svg:x="5.782cm" svg:y="11.261cm" svg:viewBox="0 0 216 194" svg:d="M216 100c0-57-40-100-108-100-70 0-108 43-108 100 0 52 37 94 108 94 72 0 108-43 108-94zM108 178c-53 0-53-46-53-83 0-19 0-40 6-54 9-17 27-25 47-25 18 0 36 6 44 20 10 14 10 38 10 59 0 37 0 83-54 83z"><text:p/></draw:path><draw:path draw:style-name="gr395" draw:text-style-name="P77" svg:width="0.185cm" svg:height="0.193cm" svg:x="6.041cm" svg:y="11.261cm" svg:viewBox="0 0 186 194" svg:d="M137 19c-9 7-10 17-10 21 0 18 16 25 28 25s26-9 26-25c0-38-49-40-73-40-77 0-108 49-108 98 0 57 40 96 106 96 68 0 80-49 80-52 0-5-6-5-10-5-7 0-8 0-10 6-10 27-32 35-53 35-58 0-58-63-58-82 0-24 0-79 53-79 16 0 23 1 29 2z"><text:p/></draw:path><draw:path draw:style-name="gr396" draw:text-style-name="P77" svg:width="0.101cm" svg:height="0.293cm" svg:x="6.259cm" svg:y="11.158cm" svg:viewBox="0 0 102 294" svg:d="M74 103l-73 5v19c25 0 29 0 29 16v132h-30v19c13 0 34-1 52-1 13 0 34 1 50 1v-19h-28zM79 32c0-18-14-32-33-32-18 0-33 14-33 32s15 34 33 34c19 0 33-14 33-34z"><text:p/></draw:path><draw:path draw:style-name="gr397" draw:text-style-name="P77" svg:width="0.222cm" svg:height="0.193cm" svg:x="6.388cm" svg:y="11.261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398" draw:text-style-name="P77" svg:width="0.153cm" svg:height="0.27cm" svg:x="6.619cm" svg:y="11.183cm" svg:viewBox="0 0 154 271" svg:d="M35 101v116c0 45 37 54 67 54 32 0 52-24 52-55v-22h-21v21c0 29-13 39-25 39-24 0-24-26-24-36v-117h61v-21h-61v-80h-20c-2 42-22 84-64 85v16z"><text:p/></draw:path><draw:path draw:style-name="gr399" draw:text-style-name="P77" svg:width="0.101cm" svg:height="0.293cm" svg:x="6.82cm" svg:y="11.158cm" svg:viewBox="0 0 102 294" svg:d="M74 103l-73 5v19c25 0 29 0 29 16v132h-30v19c13 0 34-1 52-1 13 0 34 1 50 1v-19h-28zM79 32c0-18-14-32-33-32-18 0-33 14-33 32s15 34 33 34c19 0 33-14 33-34z"><text:p/></draw:path><draw:path draw:style-name="gr400" draw:text-style-name="P77" svg:width="0.233cm" svg:height="0.189cm" svg:x="6.944cm" svg:y="11.264cm" svg:viewBox="0 0 234 190" svg:d="M204 29c1-6 4-9 30-9v-20c-11 1-22 1-32 1-11 0-30-1-40-1v20c8 0 22 2 22 5 0 0-2 1-4 5l-48 106-54-116h23v-20c-15 1-52 1-53 1-12 0-31-1-48-1v20h26l75 160c6 10 11 10 17 10 7 0 10-2 15-10z"><text:p/></draw:path><draw:path draw:style-name="gr401" draw:text-style-name="P77" svg:width="0.101cm" svg:height="0.293cm" svg:x="7.21cm" svg:y="11.158cm" svg:viewBox="0 0 102 294" svg:d="M76 103l-75 5v19c25 0 29 0 29 16v132h-30v19c13 0 34-1 52-1 13 0 34 1 50 1v-19h-26zM79 32c0-18-14-32-33-32-18 0-33 14-33 32s15 34 33 34c19 0 33-14 33-34z"><text:p/></draw:path><draw:path draw:style-name="gr402" draw:text-style-name="P77" svg:width="0.153cm" svg:height="0.27cm" svg:x="7.333cm" svg:y="11.183cm" svg:viewBox="0 0 154 271" svg:d="M35 101v116c0 45 37 54 67 54 32 0 52-24 52-55v-22h-21v21c0 29-13 39-25 39-24 0-24-26-24-36v-117h61v-21h-61v-80h-20c-2 42-22 84-64 85v16z"><text:p/></draw:path><draw:path draw:style-name="gr403" draw:text-style-name="P77" svg:width="0.235cm" svg:height="0.271cm" svg:x="7.508cm" svg:y="11.264cm" svg:viewBox="0 0 236 272" svg:d="M205 29c4-6 4-9 31-9v-20c-9 1-22 1-33 1s-30-1-39-1v20c2 0 21 0 21 5l-3 5-49 104-54-114h24v-20c-14 1-53 1-53 1-12 0-31-1-48-1v20h27l79 168-10 21c-9 19-22 48-52 48-6 0-8 0-10-1 4-2 13-9 13-23 0-15-11-24-25-24-12 0-24 8-24 24 0 23 20 39 46 39 32 0 57-25 68-50z"><text:p/></draw:path><draw:path draw:style-name="gr404" draw:text-style-name="P77" svg:width="0.215cm" svg:height="0.193cm" svg:x="7.931cm" svg:y="11.261cm" svg:viewBox="0 0 216 194" svg:d="M216 100c0-57-40-100-108-100-70 0-108 43-108 100 0 52 37 94 108 94 72 0 108-43 108-94zM108 178c-54 0-54-46-54-83 0-19 0-40 7-54 9-17 27-25 47-25 18 0 36 6 44 20 10 14 10 38 10 59 0 37 0 83-54 83z"><text:p/></draw:path><draw:path draw:style-name="gr405" draw:text-style-name="P77" svg:width="0.167cm" svg:height="0.295cm" svg:x="8.178cm" svg:y="11.155cm" svg:viewBox="0 0 168 296" svg:d="M31 108h-31v20h31v148h-29v20c15-1 34-1 53-1 17 0 43 0 59 1v-20h-36v-148h49v-20h-53v-43c0-46 34-49 44-49 2 0 4 0 7 1-6 5-10 12-10 19 0 19 16 28 27 28 12 0 26-10 26-28 0-17-16-36-49-36-41 0-88 18-88 65z"><text:p/></draw:path><draw:path draw:style-name="gr406" draw:text-style-name="P77" svg:width="0.234cm" svg:height="0.261cm" svg:x="8.68cm" svg:y="11.198cm" svg:viewBox="0 0 235 262" svg:d="M233 17c2-5 2-6 2-9 0-4-3-8-8-8-4 0-7 2-10 10l-99 223-100-225c-4-7-6-8-10-8s-8 4-8 8c0 2 0 3 2 8l106 237c4 9 6 9 10 9s7-3 9-9z"><text:p/></draw:path><draw:path draw:style-name="gr407" draw:text-style-name="P77" svg:width="0.097cm" svg:height="0.421cm" svg:x="2.536cm" svg:y="12.148cm" svg:viewBox="0 0 98 422" svg:d="M98 419c0-1 0-3-7-10-53-53-66-133-66-198 0-73 16-146 69-199 4-5 4-6 4-8 0-3-1-4-4-4-4 0-42 29-68 83-21 45-26 92-26 128 0 33 5 84 28 132 26 53 62 79 66 79 3 0 4-1 4-3z"><text:p/></draw:path><draw:path draw:style-name="gr408" draw:text-style-name="P77" svg:width="0.244cm" svg:height="0.287cm" svg:x="2.812cm" svg:y="12.176cm" svg:viewBox="0 0 245 288" svg:d="M233 0h-233v13h11c32 0 32 4 32 19v222c0 16 0 21-32 21h-11v13c14-2 48-2 65-2s55 0 71 2v-13h-14c-40 0-40-6-40-21v-104h36c40 0 44 14 44 49h11v-111h-11c0 34-4 49-44 49h-36v-107c0-13 1-17 20-17h50c64 0 75 23 81 82h12z"><text:p/></draw:path><draw:path draw:style-name="gr409" draw:text-style-name="P77" svg:width="0.234cm" svg:height="0.261cm" svg:x="3.238cm" svg:y="12.211cm" svg:viewBox="0 0 235 262" svg:d="M127 8c-3-6-5-8-9-8-5 0-6 2-10 8l-106 238c-2 5-2 6-2 8 0 4 4 8 8 8s6 0 10-9l100-224 99 224c4 9 9 9 10 9 5 0 8-4 8-8 0-1 0-2-2-7z"><text:p/></draw:path><draw:path draw:style-name="gr410" draw:text-style-name="P77" svg:width="0.234cm" svg:height="0.112cm" svg:x="3.518cm" svg:y="12.314cm" svg:viewBox="0 0 235 113" svg:d="M235 16c0-15-1-16-14-16h-207c-7 0-14 0-14 8 0 9 7 9 14 9h204v81c0 8 0 15 9 15 8 0 8-7 8-15z"><text:p/></draw:path><draw:path draw:style-name="gr411" draw:text-style-name="P77" svg:width="0.301cm" svg:height="0.288cm" svg:x="3.793cm" svg:y="12.175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412" draw:text-style-name="P77" svg:width="0.097cm" svg:height="0.421cm" svg:x="4.129cm" svg:y="12.148cm" svg:viewBox="0 0 98 422" svg:d="M98 211c0-32-4-84-27-132-25-51-63-79-67-79-2 0-4 2-4 4s0 3 7 9c43 42 67 109 67 198 0 72-15 147-68 199-6 6-6 8-6 9 0 2 2 3 4 3 4 0 43-28 68-82 22-46 26-93 26-129z"><text:p/></draw:path><draw:path draw:style-name="gr413" draw:text-style-name="P77" svg:width="0.234cm" svg:height="0.261cm" svg:x="4.386cm" svg:y="12.211cm" svg:viewBox="0 0 235 262" svg:d="M127 8c-3-6-5-8-9-8-5 0-6 2-10 8l-106 238c-2 5-2 6-2 8 0 4 4 8 8 8s6 0 10-9l100-224 99 224c4 9 9 9 10 9 5 0 8-4 8-8 0-1 0-2-2-7z"><text:p/></draw:path><draw:path draw:style-name="gr414" draw:text-style-name="P77" svg:width="0.097cm" svg:height="0.421cm" svg:x="4.78cm" svg:y="12.148cm" svg:viewBox="0 0 98 422" svg:d="M98 419c0-1 0-3-7-10-53-53-66-133-66-198 0-73 16-146 69-199 4-5 4-6 4-8 0-3-1-4-4-4-4 0-42 29-68 83-21 45-26 92-26 128 0 33 5 84 28 132 26 53 62 79 66 79 3 0 4-1 4-3z"><text:p/></draw:path><draw:path draw:style-name="gr415" draw:text-style-name="P77" svg:width="0.323cm" svg:height="0.288cm" svg:x="4.919cm" svg:y="12.175cm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416" draw:text-style-name="P77" svg:width="0.234cm" svg:height="0.261cm" svg:x="5.38cm" svg:y="12.211cm" svg:viewBox="0 0 235 262" svg:d="M127 8c-3-6-5-8-9-8-5 0-6 2-10 8l-106 238c-2 5-2 6-2 8 0 4 4 8 8 8s6 0 10-9l100-224 99 224c4 9 9 9 10 9 5 0 8-4 8-8 0-1 0-2-2-7z"><text:p/></draw:path><draw:path draw:style-name="gr417" draw:text-style-name="P77" svg:width="0.234cm" svg:height="0.112cm" svg:x="5.754cm" svg:y="12.314cm" svg:viewBox="0 0 235 113" svg:d="M235 16c0-15-1-16-14-16h-207c-7 0-14 0-14 8 0 9 7 9 14 9h204v81c0 8 0 15 9 15 8 0 8-7 8-15z"><text:p/></draw:path><draw:path draw:style-name="gr418" draw:text-style-name="P77" svg:width="0.301cm" svg:height="0.288cm" svg:x="6.03cm" svg:y="12.175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419" draw:text-style-name="P77" svg:width="0.097cm" svg:height="0.421cm" svg:x="6.366cm" svg:y="12.148cm" svg:viewBox="0 0 98 422" svg:d="M98 211c0-32-4-84-27-132-25-51-63-79-67-79-2 0-4 2-4 4s0 3 7 9c43 42 67 109 67 198 0 72-15 147-68 199-6 6-6 8-6 9 0 2 2 3 4 3 4 0 43-28 68-82 22-46 26-93 26-129z"><text:p/></draw:path><draw:path draw:style-name="gr420" draw:text-style-name="P77" svg:width="0.234cm" svg:height="0.261cm" svg:x="6.623cm" svg:y="12.211cm" svg:viewBox="0 0 235 262" svg:d="M233 17c2-5 2-6 2-9 0-4-3-8-8-8-4 0-7 2-10 10l-99 223-100-225c-4-7-6-8-10-8s-8 4-8 8c0 2 0 3 2 8l106 237c4 9 6 9 10 9s7-3 9-9z"><text:p/></draw:path><draw:polygon draw:style-name="gr421" draw:text-style-name="P77" svg:width="0.058cm" svg:height="0.421cm" svg:x="7.025cm" svg:y="12.148cm" svg:viewBox="0 0 59 422" draw:points="59,422 59,406 17,406 17,17 59,17 59,0 0,0 0,422"><text:p/></draw:polygon><draw:path draw:style-name="gr422" draw:text-style-name="P77" svg:width="0.097cm" svg:height="0.421cm" svg:x="7.134cm" svg:y="12.148cm" svg:viewBox="0 0 98 422" svg:d="M98 419c0-1 0-3-7-10-53-53-66-133-66-198 0-73 16-146 69-199 4-5 4-6 4-8 0-3-1-4-4-4-4 0-42 29-68 83-21 45-26 92-26 128 0 33 5 84 28 132 26 53 62 79 66 79 3 0 4-1 4-3z"><text:p/></draw:path><draw:path draw:style-name="gr423" draw:text-style-name="P77" svg:width="0.234cm" svg:height="0.112cm" svg:x="7.279cm" svg:y="12.314cm" svg:viewBox="0 0 235 113" svg:d="M235 16c0-15-1-16-14-16h-207c-7 0-14 0-14 8 0 9 7 9 14 9h204v81c0 8 0 15 9 15 8 0 8-7 8-15z"><text:p/></draw:path><draw:path draw:style-name="gr424" draw:text-style-name="P77" svg:width="0.299cm" svg:height="0.287cm" svg:x="7.554cm" svg:y="12.176cm" svg:viewBox="0 0 300 288" svg:d="M113 150h41c31 0 34 7 34 19 0 3 0 9-3 21 0 2 0 4 0 4 0 4 1 5 5 5 3 0 3 0 6-8l22-93c2-4 2-4 2-6 0-1-2-4-5-4-4 0-5 1-6 8-10 34-19 41-55 41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4-1-1-2-1-12-1s-12 0-22-1c-13-2-14-3-14-9 0 0 0-3 1-9z"><text:p/></draw:path><draw:path draw:style-name="gr425" draw:text-style-name="P77" svg:width="0.234cm" svg:height="0.261cm" svg:x="7.984cm" svg:y="12.211cm" svg:viewBox="0 0 235 262" svg:d="M233 17c2-5 2-6 2-9 0-4-3-8-8-8-4 0-7 2-10 10l-99 223-100-225c-4-7-6-8-10-8s-8 4-8 8c0 2 0 3 2 8l106 237c4 9 6 9 10 9s7-3 9-9z"><text:p/></draw:path><draw:path draw:style-name="gr426" draw:text-style-name="P77" svg:width="0.097cm" svg:height="0.421cm" svg:x="8.377cm" svg:y="12.148cm" svg:viewBox="0 0 98 422" svg:d="M98 419c0-1 0-3-7-10-53-53-66-133-66-198 0-73 16-146 69-199 4-5 4-6 4-8 0-3-1-4-4-4-4 0-42 29-68 83-21 45-26 92-26 128 0 33 5 84 28 132 26 53 62 79 66 79 3 0 4-1 4-3z"><text:p/></draw:path><draw:path draw:style-name="gr427" draw:text-style-name="P77" svg:width="0.234cm" svg:height="0.112cm" svg:x="8.524cm" svg:y="12.314cm" svg:viewBox="0 0 235 113" svg:d="M235 16c0-15-1-16-14-16h-207c-7 0-14 0-14 8 0 9 7 9 14 9h204v81c0 8 0 15 9 15 8 0 8-7 8-15z"><text:p/></draw:path><draw:path draw:style-name="gr428" draw:text-style-name="P77" svg:width="0.323cm" svg:height="0.288cm" svg:x="8.797cm" svg:y="12.175cm" svg:viewBox="0 0 324 289" svg:d="M50 257c-4 15-4 19-38 19-7 0-12 0-12 8 0 5 4 5 12 5h139c89 0 173-90 173-181 0-61-37-108-101-108h-141c-8 0-12 0-12 7 0 6 3 6 12 6 4 0 12 0 18 1 7 0 8 3 8 8 0 0 0 2-1 7zM142 29c4-15 4-16 22-16h46c42 0 76 23 76 78 0 22-8 90-44 137-13 16-46 48-98 48h-48c-6 0-7 0-8 0-5 0-6-1-6-5 0-1 0-2 2-9z"><text:p/></draw:path><draw:path draw:style-name="gr429" draw:text-style-name="P77" svg:width="0.234cm" svg:height="0.261cm" svg:x="9.258cm" svg:y="12.211cm" svg:viewBox="0 0 235 262" svg:d="M233 17c2-5 2-6 2-9 0-4-3-8-8-8-4 0-7 2-10 10l-99 223-100-225c-4-7-6-8-10-8s-8 4-8 8c0 2 0 3 2 8l106 237c4 9 6 9 10 9s7-3 9-9z"><text:p/></draw:path><draw:path draw:style-name="gr430" draw:text-style-name="P77" svg:width="0.301cm" svg:height="0.288cm" svg:x="9.628cm" svg:y="12.175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431" draw:text-style-name="P77" svg:width="0.097cm" svg:height="0.421cm" svg:x="9.964cm" svg:y="12.148cm" svg:viewBox="0 0 98 422" svg:d="M98 211c0-32-4-84-27-132-25-51-63-79-67-79-2 0-4 2-4 4s0 3 7 9c43 42 67 109 67 198 0 72-15 147-68 199-6 6-6 8-6 9 0 2 2 3 4 3 4 0 43-28 68-82 22-46 26-93 26-129z"><text:p/></draw:path><draw:polygon draw:style-name="gr432" draw:text-style-name="P77" svg:width="0.058cm" svg:height="0.421cm" svg:x="10.112cm" svg:y="12.148cm" svg:viewBox="0 0 59 422" draw:points="59,0 0,0 0,17 41,17 41,406 0,406 0,422 59,422"><text:p/></draw:polygon><draw:path draw:style-name="gr433" draw:text-style-name="P77" svg:width="0.288cm" svg:height="0.287cm" svg:x="3.47cm" svg:y="13.189cm" svg:viewBox="0 0 289 288" svg:d="M289 172h-19c-10 58-22 96-100 96h-64v-119h22c42 0 46 18 46 49h20v-119h-20c0 31-4 49-46 49h-22v-108h64c68 0 80 30 87 82h19l-13-102h-263v20h46v248h-46v20h270z"><text:p/></draw:path><draw:path draw:style-name="gr434" draw:text-style-name="P77" svg:width="0.103cm" svg:height="0.293cm" svg:x="3.792cm" svg:y="13.183cm" svg:viewBox="0 0 104 294" svg:d="M74 0l-74 4v19c26 0 30 0 30 17v234h-30v20c13-1 34-1 53-1 18 0 37 0 51 1v-20h-30z"><text:p/></draw:path><draw:path draw:style-name="gr435" draw:text-style-name="P77" svg:width="0.101cm" svg:height="0.293cm" svg:x="3.928cm" svg:y="13.183cm" svg:viewBox="0 0 102 294" svg:d="M76 103l-75 4v20c25 0 29 0 29 16v132h-30v19c13 0 34-1 52-1 13 0 34 1 50 1v-19h-26zM79 32c0-18-14-32-33-32-18 0-33 14-33 32s15 34 33 34c19 0 33-14 33-34z"><text:p/></draw:path><draw:path draw:style-name="gr436" draw:text-style-name="P77" svg:width="0.376cm" svg:height="0.19cm" svg:x="4.061cm" svg:y="13.286cm" svg:viewBox="0 0 377 191" svg:d="M29 40v130h-29v21c12-1 37-1 53-1 17 0 42 0 54 1v-21h-29v-87c0-47 36-67 62-67 15 0 24 8 24 40v114h-30v21c12-1 38-1 54-1s41 0 53 1v-21h-29v-87c0-47 36-67 64-67 14 0 23 8 23 40v114h-29v21c11-1 37-1 53-1 17 0 42 0 54 1v-21h-29v-109c0-44-23-61-66-61-38 0-60 22-72 41-7-40-47-41-64-41-36 0-60 19-73 46v-46l-73 4v19c26 0 29 0 29 17z"><text:p/></draw:path><draw:path draw:style-name="gr437" draw:text-style-name="P77" svg:width="0.101cm" svg:height="0.293cm" svg:x="4.466cm" svg:y="13.183cm" svg:viewBox="0 0 102 294" svg:d="M76 103l-75 4v20c25 0 29 0 29 16v132h-30v19c13 0 34-1 52-1 13 0 34 1 50 1v-19h-26zM79 32c0-18-14-32-33-32-18 0-33 14-33 32s15 34 33 34c19 0 33-14 33-34z"><text:p/></draw:path><draw:path draw:style-name="gr438" draw:text-style-name="P77" svg:width="0.24cm" svg:height="0.19cm" svg:x="4.6cm" svg:y="13.286cm" svg:viewBox="0 0 241 191" svg:d="M29 40v130h-29v21c12-1 37-1 54-1 16 0 41 0 53 1v-21h-29v-87c0-47 36-67 62-67 15 0 24 8 24 40v114h-30v21c12-1 38-1 54-1s41 0 53 1v-21h-29v-109c0-44-22-61-66-61-39 0-62 24-73 46v-46l-73 4v19c26 0 29 0 29 17z"><text:p/></draw:path><draw:path draw:style-name="gr439" draw:text-style-name="P77" svg:width="0.222cm" svg:height="0.193cm" svg:x="4.864cm" svg:y="13.284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440" draw:text-style-name="P77" svg:width="0.153cm" svg:height="0.27cm" svg:x="5.095cm" svg:y="13.207cm" svg:viewBox="0 0 154 271" svg:d="M35 101v116c0 45 37 54 67 54 32 0 52-24 52-55v-22h-21v21c0 29-13 39-25 39-24 0-24-26-24-36v-117h61v-21h-61v-80h-20c-2 42-22 84-64 85v16z"><text:p/></draw:path><draw:path draw:style-name="gr441" draw:text-style-name="P77" svg:width="0.101cm" svg:height="0.293cm" svg:x="5.294cm" svg:y="13.183cm" svg:viewBox="0 0 102 294" svg:d="M76 103l-75 4v20c25 0 29 0 29 16v132h-30v19c13 0 34-1 52-1 13 0 34 1 50 1v-19h-26zM79 32c0-18-14-32-33-32-18 0-33 14-33 32s15 34 33 34c19 0 33-14 33-34z"><text:p/></draw:path><draw:path draw:style-name="gr442" draw:text-style-name="P77" svg:width="0.215cm" svg:height="0.193cm" svg:x="5.423cm" svg:y="13.284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443" draw:text-style-name="P77" svg:width="0.24cm" svg:height="0.19cm" svg:x="5.671cm" svg:y="13.286cm" svg:viewBox="0 0 241 191" svg:d="M29 40v130h-29v21c12-1 37-1 54-1 16 0 41 0 53 1v-21h-29v-87c0-47 36-67 62-67 15 0 24 8 24 40v114h-30v21c12-1 38-1 54-1s41 0 53 1v-21h-29v-109c0-44-22-61-66-61-39 0-62 24-73 46v-46l-73 4v19c26 0 29 0 29 17z"><text:p/></draw:path><draw:path draw:style-name="gr444" draw:text-style-name="P77" svg:width="0.215cm" svg:height="0.193cm" svg:x="6.097cm" svg:y="13.284cm" svg:viewBox="0 0 216 194" svg:d="M216 100c0-57-40-100-108-100-70 0-108 43-108 100 0 51 37 94 108 94 72 0 108-43 108-94zM108 178c-54 0-54-46-54-83 0-19 0-40 7-55 9-16 27-24 47-24 18 0 36 6 44 20 10 14 10 38 10 59 0 37 0 83-54 83z"><text:p/></draw:path><draw:path draw:style-name="gr445" draw:text-style-name="P77" svg:width="0.167cm" svg:height="0.295cm" svg:x="6.343cm" svg:y="13.18cm" svg:viewBox="0 0 168 296" svg:d="M31 108h-31v20h31v148h-29v20c15-1 34-1 53-1 17 0 43 0 59 1v-20h-36v-148h49v-20h-53v-43c0-46 34-49 44-49 2 0 4 0 7 1-6 5-10 12-10 19 0 19 16 28 27 28 12 0 26-10 26-28 0-17-16-36-49-36-41 0-88 18-88 65z"><text:p/></draw:path><draw:path draw:style-name="gr446" draw:text-style-name="P77" svg:width="0.237cm" svg:height="0.295cm" svg:x="6.652cm" svg:y="13.183cm" svg:viewBox="0 0 238 296" svg:d="M161 276v20l77-2v-20c-26 0-29 0-29-17v-257l-75 4v19c27 0 29 0 29 17v82c-21-16-43-19-56-19-63 0-107 37-107 96 0 58 40 97 102 97 25 0 46-10 59-20zM161 144v106c-5 7-23 31-55 31-52 0-52-52-52-82 0-19 0-42 11-59 13-18 32-22 45-22 24 0 41 14 51 26z"><text:p/></draw:path><draw:path draw:style-name="gr447" draw:text-style-name="P77" svg:width="0.24cm" svg:height="0.192cm" svg:x="6.924cm" svg:y="13.286cm" svg:viewBox="0 0 241 193" svg:d="M166 161v32l75-2v-21c-26 0-29 0-29-15v-155l-78 4v19c27 0 30 0 30 17v81c0 35-22 57-52 57-33 0-34-11-34-33v-145l-78 4v19c26 0 29 0 29 17v98c0 47 35 55 77 55 10 0 40 0 60-32z"><text:p/></draw:path><draw:path draw:style-name="gr448" draw:text-style-name="P77" svg:width="0.237cm" svg:height="0.271cm" svg:x="7.189cm" svg:y="13.286cm" svg:viewBox="0 0 238 272" svg:d="M78 50c0-7 0-7 6-14 17-17 38-19 48-19 29 0 53 26 53 79 0 60-30 82-58 82-6 0-26 0-44-23-5-5-5-6-5-13zM78 174c18 16 36 19 54 19 62 0 106-38 106-97 0-56-39-96-99-96-31 0-55 13-65 22v-22l-74 2v21c26 0 29 0 29 17v212h-29v20c12-1 37-1 54-1 16 0 41 0 53 1v-20h-29z"><text:p/></draw:path><draw:path draw:style-name="gr449" draw:text-style-name="P77" svg:width="0.103cm" svg:height="0.293cm" svg:x="7.464cm" svg:y="13.183cm" svg:viewBox="0 0 104 294" svg:d="M74 0l-74 4v19c26 0 30 0 30 17v234h-30v20c13-1 34-1 53-1 18 0 37 0 51 1v-20h-30z"><text:p/></draw:path><draw:path draw:style-name="gr450" draw:text-style-name="P77" svg:width="0.101cm" svg:height="0.293cm" svg:x="7.598cm" svg:y="13.183cm" svg:viewBox="0 0 102 294" svg:d="M74 103l-73 4v20c25 0 29 0 29 16v132h-30v19c13 0 34-1 52-1 13 0 34 1 50 1v-19h-28zM79 32c0-18-14-32-33-32-18 0-33 14-33 32s15 34 33 34c19 0 33-14 33-34z"><text:p/></draw:path><draw:path draw:style-name="gr451" draw:text-style-name="P77" svg:width="0.185cm" svg:height="0.193cm" svg:x="7.729cm" svg:y="13.284cm" svg:viewBox="0 0 186 194" svg:d="M137 19c-9 7-10 17-10 21 0 18 16 25 28 25s26-9 26-25c0-38-49-40-73-40-77 0-108 49-108 98 0 57 40 96 106 96 68 0 80-49 80-52 0-5-6-5-10-5-7 0-8 0-10 6-10 27-32 35-53 35-58 0-58-63-58-82 0-24 0-79 53-79 16 0 23 1 29 2z"><text:p/></draw:path><draw:path draw:style-name="gr452" draw:text-style-name="P77" svg:width="0.222cm" svg:height="0.193cm" svg:x="7.943cm" svg:y="13.284cm" svg:viewBox="0 0 223 194" svg:d="M145 160c0 13 0 32 45 32h19c9 0 14 0 14-11 0-9-6-9-11-9-26 0-26-6-26-16v-91c0-37-30-65-92-65-26 0-77 2-77 40 0 18 14 25 26 25 13 0 27-9 27-25 0-14-9-21-10-22 12-2 26-2 31-2 31 0 46 16 46 49v14c-29 1-137 5-137 67 0 41 53 48 82 48 33 0 54-16 63-34zM137 94v39c0 41-39 47-48 47-23 0-39-16-39-34 0-46 66-52 87-52z"><text:p/></draw:path><draw:path draw:style-name="gr453" draw:text-style-name="P77" svg:width="0.153cm" svg:height="0.27cm" svg:x="8.173cm" svg:y="13.207cm" svg:viewBox="0 0 154 271" svg:d="M35 101v116c0 45 37 54 67 54 32 0 52-24 52-55v-22h-21v21c0 29-13 39-25 39-24 0-24-26-24-36v-117h61v-21h-61v-80h-20c-2 42-22 84-64 85v16z"><text:p/></draw:path><draw:path draw:style-name="gr454" draw:text-style-name="P77" svg:width="0.195cm" svg:height="0.193cm" svg:x="8.366cm" svg:y="13.284cm" svg:viewBox="0 0 196 194" svg:d="M182 100c10 0 14 0 14-11 0-15-3-45-24-66-16-16-38-23-68-23-68 0-104 43-104 97 0 57 42 97 110 97s86-44 86-52-8-8-11-8c-6 0-7 3-10 10-9 20-33 34-61 34-59 0-59-57-59-78zM55 85c0-15 0-35 10-48 11-17 27-21 39-21 51 0 52 55 52 69z"><text:p/></draw:path><draw:path draw:style-name="gr455" draw:text-style-name="P77" svg:width="0.16cm" svg:height="0.193cm" svg:x="8.591cm" svg:y="13.284cm" svg:viewBox="0 0 161 194" svg:d="M73 67c-15-2-43-7-43-27 0-27 40-27 48-27 31 0 48 13 49 36 0 6 1 9 10 9 11 0 11-3 11-12v-34c0-8 0-12-8-12-2 0-3 0-19 7-12-5-26-7-43-7-13 0-78 0-78 55 0 17 8 29 17 36 17 15 33 17 66 23 15 4 47 8 47 34 0 32-39 32-48 32-46 0-56-31-62-49-2-7-3-7-9-7-11 0-11 3-11 13v45c0 9 0 12 7 12 4 0 5 0 13-6 2 0 10-7 11-7 19 13 42 13 51 13 13 0 79 0 79-62 0-18-10-32-24-44-17-12-30-15-64-21z"><text:p/></draw:path><draw:path draw:style-name="gr456" draw:text-style-name="P77" svg:width="0.288cm" svg:height="0.289cm" svg:x="8.946cm" svg:y="13.186cm" svg:viewBox="0 0 289 290" svg:d="M106 162h74c59 0 109-30 109-79 0-47-42-83-113-83h-176v20h46v251h-46v19c17-1 58-1 76-1s60 0 75 1v-19h-45zM161 145h-58v-125h58c62 0 62 32 62 63 0 30 0 62-62 62z"><text:p/></draw:path><draw:path draw:style-name="gr457" draw:text-style-name="P77" svg:width="0.097cm" svg:height="0.421cm" svg:x="3.438cm" svg:y="14.171cm" svg:viewBox="0 0 98 422" svg:d="M98 419c0-1 0-3-7-10-53-53-66-133-66-198 0-73 16-146 69-199 4-5 4-6 4-8 0-3-1-4-4-4-4 0-42 29-68 83-21 45-26 92-26 128 0 34 5 84 28 132 26 53 62 79 66 79 3 0 4-1 4-3z"><text:p/></draw:path><draw:path draw:style-name="gr458" draw:text-style-name="P77" svg:width="0.243cm" svg:height="0.287cm" svg:x="3.714cm" svg:y="14.201cm" svg:viewBox="0 0 244 288" svg:d="M233 0h-233v13h11c32 0 32 4 32 19v222c0 16 0 21-32 21h-11v13c14-2 48-2 65-2s55 0 71 2v-13h-14c-40 0-40-6-40-21v-104h36c40 0 44 14 44 49h11v-111h-11c0 34-4 49-44 49h-36v-107c0-13 1-17 20-17h50c64 0 75 23 81 82h11z"><text:p/></draw:path><draw:path draw:style-name="gr459" draw:text-style-name="P77" svg:width="0.234cm" svg:height="0.261cm" svg:x="4.14cm" svg:y="14.236cm" svg:viewBox="0 0 235 262" svg:d="M127 8c-3-6-5-8-9-8-5 0-6 2-10 8l-106 238c-2 5-2 6-2 8 0 4 4 8 8 8s6 0 10-9l100-224 99 224c4 9 9 9 10 9 5 0 8-4 8-8 0-1 0-2-2-7z"><text:p/></draw:path><draw:path draw:style-name="gr460" draw:text-style-name="P77" svg:width="0.323cm" svg:height="0.288cm" svg:x="4.414cm" svg:y="14.2cm" svg:viewBox="0 0 324 289" svg:d="M50 257c-4 15-4 19-38 19-7 0-12 0-12 8 0 5 4 5 12 5h139c89 0 173-90 173-182 0-60-37-107-101-107h-141c-8 0-12 0-12 7 0 6 3 6 12 6 4 0 12 0 18 1 7 0 8 3 8 8 0 0 0 2-1 7zM142 29c4-15 4-16 22-16h46c42 0 76 23 76 78 0 22-9 90-44 137-13 16-46 48-98 48h-48c-6 0-7 0-8 0-5 0-6-1-6-5 0-1 0-2 2-9z"><text:p/></draw:path><draw:path draw:style-name="gr461" draw:text-style-name="P77" svg:width="0.234cm" svg:height="0.261cm" svg:x="4.876cm" svg:y="14.236cm" svg:viewBox="0 0 235 262" svg:d="M127 8c-3-6-5-8-9-8-5 0-6 2-10 8l-106 238c-2 5-2 6-2 8 0 4 4 8 8 8s6 0 10-9l100-224 99 224c4 9 9 9 10 9 5 0 8-4 8-8 0-1 0-2-2-7z"><text:p/></draw:path><draw:path draw:style-name="gr462" draw:text-style-name="P77" svg:width="0.234cm" svg:height="0.112cm" svg:x="5.25cm" svg:y="14.336cm" svg:viewBox="0 0 235 113" svg:d="M235 16c0-15-1-16-14-16h-207c-7 0-14 0-14 8 0 9 7 9 14 9h204v81c0 8 0 15 9 15 8 0 8-7 8-15z"><text:p/></draw:path><draw:path draw:style-name="gr463" draw:text-style-name="P77" svg:width="0.301cm" svg:height="0.288cm" svg:x="5.525cm" svg:y="14.2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464" draw:text-style-name="P77" svg:width="0.097cm" svg:height="0.421cm" svg:x="5.862cm" svg:y="14.171cm" svg:viewBox="0 0 98 422" svg:d="M98 211c0-32-4-84-27-132-25-51-63-79-67-79-2 0-4 2-4 4s0 3 7 10c43 41 67 108 67 197 0 72-15 147-68 199-6 6-6 8-6 9 0 2 2 3 4 3 4 0 43-28 68-82 22-46 26-93 26-129z"><text:p/></draw:path><draw:path draw:style-name="gr465" draw:text-style-name="P77" svg:width="0.234cm" svg:height="0.261cm" svg:x="6.118cm" svg:y="14.236cm" svg:viewBox="0 0 235 262" svg:d="M233 17c2-5 2-6 2-9 0-4-3-8-8-8-4 0-7 2-10 10l-99 223-100-225c-4-7-6-8-10-8s-8 4-8 8c0 2 0 3 2 8l106 237c4 9 6 9 10 9s7-3 9-9z"><text:p/></draw:path><draw:path draw:style-name="gr466" draw:text-style-name="P77" svg:width="0.097cm" svg:height="0.421cm" svg:x="6.512cm" svg:y="14.171cm" svg:viewBox="0 0 98 422" svg:d="M98 419c0-1 0-3-7-10-53-53-66-133-66-198 0-73 16-146 69-199 4-5 4-6 4-8 0-3-1-4-4-4-4 0-42 29-68 83-21 45-26 92-26 128 0 34 5 84 28 132 26 53 62 79 66 79 3 0 4-1 4-3z"><text:p/></draw:path><draw:path draw:style-name="gr467" draw:text-style-name="P77" svg:width="0.234cm" svg:height="0.112cm" svg:x="6.658cm" svg:y="14.336cm" svg:viewBox="0 0 235 113" svg:d="M235 16c0-15-1-16-14-16h-207c-7 0-14 0-14 8 0 9 7 9 14 9h204v81c0 8 0 15 9 15 8 0 8-7 8-15z"><text:p/></draw:path><draw:path draw:style-name="gr468" draw:text-style-name="P77" svg:width="0.299cm" svg:height="0.287cm" svg:x="6.931cm" svg:y="14.201cm" svg:viewBox="0 0 300 288" svg:d="M113 150h41c31 0 34 7 34 19 0 3 0 9-3 21 0 2 0 4 0 4 0 4 1 5 5 5 3 0 3 0 6-8l22-93c2-4 2-4 2-6 0-1-2-4-5-4-4 0-5 1-6 8-10 34-19 41-55 41h-39l28-107c3-16 3-17 23-17h55c53 0 62 13 62 47 0 10 0 11-1 23-1 6-1 6-1 7 0 2 1 5 5 5s4-1 6-11l8-72c1-12 0-12-11-12h-207c-9 0-12 0-12 8 0 5 3 5 10 5 16 0 28 0 28 9 0 0 0 1-1 9l-57 223c-4 17-4 21-38 21-7 0-12 0-12 7 0 6 5 6 7 6 11 0 43-2 55-2 14 0 50 2 63 2 3 0 9 0 9-8 0-4-2-4-2-5-1 0-2 0-12 0s-12 0-22-1c-13-2-14-3-14-9 0-1 0-3 1-9z"><text:p/></draw:path><draw:path draw:style-name="gr469" draw:text-style-name="P77" svg:width="0.234cm" svg:height="0.261cm" svg:x="7.362cm" svg:y="14.236cm" svg:viewBox="0 0 235 262" svg:d="M233 17c2-5 2-6 2-9 0-4-3-8-8-8-4 0-7 2-10 10l-99 223-100-225c-4-7-6-8-10-8s-8 4-8 8c0 2 0 3 2 8l106 237c4 9 6 9 10 9s7-3 9-9z"><text:p/></draw:path><draw:path draw:style-name="gr470" draw:text-style-name="P77" svg:width="0.234cm" svg:height="0.112cm" svg:x="7.736cm" svg:y="14.336cm" svg:viewBox="0 0 235 113" svg:d="M235 16c0-15-1-16-14-16h-207c-7 0-14 0-14 8 0 9 7 9 14 9h204v81c0 8 0 15 9 15 8 0 8-7 8-15z"><text:p/></draw:path><draw:path draw:style-name="gr471" draw:text-style-name="P77" svg:width="0.323cm" svg:height="0.288cm" svg:x="8.012cm" svg:y="14.2cm" svg:viewBox="0 0 324 289" svg:d="M50 257c-4 15-4 19-38 19-7 0-12 0-12 8 0 5 4 5 12 5h139c89 0 173-90 173-182 0-60-37-107-101-107h-141c-8 0-12 0-12 7 0 6 3 6 12 6 4 0 12 0 18 1 7 0 8 3 8 8 0 0 0 2-1 7zM142 29c4-15 4-16 22-16h46c42 0 76 23 76 78 0 22-8 90-44 137-13 16-46 48-98 48h-48c-6 0-7 0-8 0-5 0-6-1-6-5 0-1 0-2 2-9z"><text:p/></draw:path><draw:path draw:style-name="gr472" draw:text-style-name="P77" svg:width="0.234cm" svg:height="0.261cm" svg:x="8.473cm" svg:y="14.236cm" svg:viewBox="0 0 235 262" svg:d="M233 17c2-5 2-6 2-9 0-4-3-8-8-8-4 0-7 2-10 10l-99 223-100-225c-4-7-6-8-10-8s-8 4-8 8c0 2 0 3 2 8l106 237c4 9 6 9 10 9s7-3 9-9z"><text:p/></draw:path><draw:path draw:style-name="gr473" draw:text-style-name="P77" svg:width="0.301cm" svg:height="0.288cm" svg:x="8.842cm" svg:y="14.2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474" draw:text-style-name="P77" svg:width="0.097cm" svg:height="0.421cm" svg:x="9.178cm" svg:y="14.171cm" svg:viewBox="0 0 98 422" svg:d="M98 211c0-32-4-84-27-132-25-51-63-79-67-79-2 0-4 2-4 4s0 3 7 10c43 41 67 108 67 197 0 72-15 147-68 199-6 6-6 8-6 9 0 2 2 3 4 3 4 0 43-28 68-82 22-46 26-93 26-129z"><text:p/></draw:path></draw:g></text:p>
      <text:p text:style-name="P21"/>
      <text:p text:style-name="P21"/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(c) <text:span text:style-name="T13">Prove your answer to (a) using resolution.</text:span></text:p>
      <text:p text:style-name="P1"/>
      <text:p text:style-name="P5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38">Food (F)</text:p>
            </table:table-cell>
            <table:table-cell table:style-name="Table1.A1" office:value-type="string">
              <text:p text:style-name="P38">Party (P)</text:p>
            </table:table-cell>
            <table:table-cell table:style-name="Table1.A1" office:value-type="string">
              <text:p text:style-name="P38">Drinks (D)</text:p>
            </table:table-cell>
            <table:table-cell table:style-name="Table1.A1" office:value-type="string">
              <text:p text:style-name="P75"><draw:g text:anchor-type="as-char" svg:y="-0.288cm" draw:z-index="45" draw:style-name="gr4"><svg:title>TexMaths</svg:title><svg:desc>12§display§\lnot F§svg§600§FALSE§</svg:desc><draw:polygon draw:style-name="gr5" draw:text-style-name="P76" svg:width="0.556cm" svg:height="0.245cm" svg:x="0cm" svg:y="0.021cm" svg:viewBox="0 0 557 246" draw:points="279,246 0,246 0,0 557,0 557,246"><text:p/></draw:polygon><draw:path draw:style-name="gr6" draw:text-style-name="P77" svg:width="0.234cm" svg:height="0.112cm" svg:x="0.002cm" svg:y="0.137cm" svg:viewBox="0 0 235 113" svg:d="M235 16c0-15-1-16-14-16h-207c-7 0-14 0-14 8 0 9 7 9 14 9h205v81c0 7 0 15 8 15s8-8 8-15z"><text:p/></draw:path><draw:path draw:style-name="gr7" draw:text-style-name="P77" svg:width="0.301cm" svg:height="0.287cm" svg:x="0.276cm" svg:y="0cm" svg:viewBox="0 0 302 288" svg:d="M113 150h41c31 0 35 7 35 19 0 2 0 8-4 20 0 3 0 5 0 5 0 4 1 5 5 5 3 0 3 0 6-8l23-93c1-5 1-5 1-6s-1-5-5-5c-5 0-5 2-6 10-10 32-19 40-55 40h-39l28-107c4-16 4-17 23-17h56c52 0 62 13 62 47 0 10 0 11-2 23-1 6-1 6-1 7 0 2 1 5 5 5 6 0 6-2 6-11l10-72c0-12-2-12-12-12h-208c-9 0-12 0-12 8 0 5 3 5 10 5 16 0 28 0 28 9 0 0 0 1-1 9l-57 223c-4 17-4 20-38 20-7 0-12 0-12 8 0 6 5 6 7 6 11 0 43-3 55-3 14 0 50 3 63 3 4 0 10 0 10-9 0-3-3-3-3-3-1-2-2-2-12-2-9 0-12 0-21-1-14-1-15-2-15-8 0-1 0-4 1-10z"><text:p/></draw:path></draw:g><text:s/></text:p>
            </table:table-cell>
            <table:table-cell table:style-name="Table1.A1" office:value-type="string">
              <text:p text:style-name="Table_20_Heading"><draw:g text:anchor-type="as-char" svg:y="-0.289cm" draw:z-index="46" draw:style-name="gr4"><svg:title>TexMaths</svg:title><svg:desc>12§display§\lnot P§svg§600§FALSE§</svg:desc><draw:polygon draw:style-name="gr8" draw:text-style-name="P76" svg:width="0.556cm" svg:height="0.246cm" svg:x="0cm" svg:y="0.021cm" svg:viewBox="0 0 557 247" draw:points="280,247 0,247 0,0 557,0 557,247"><text:p/></draw:polygon><draw:path draw:style-name="gr9" draw:text-style-name="P77" svg:width="0.234cm" svg:height="0.112cm" svg:x="0.002cm" svg:y="0.138cm" svg:viewBox="0 0 235 113" svg:d="M235 16c0-15-1-16-14-16h-207c-7 0-14 0-14 8 0 9 7 9 14 9h205v81c0 7 0 15 8 15s8-8 8-15z"><text:p/></draw:path><draw:path draw:style-name="gr10" draw:text-style-name="P77" svg:width="0.302cm" svg:height="0.287cm" svg:x="0.276cm" svg:y="0cm" svg:viewBox="0 0 303 288" svg:d="M112 156h72c59 0 119-45 119-91 0-34-28-65-84-65h-137c-8 0-12 0-12 7 0 6 3 6 12 6 5 0 12 0 18 1 7 0 8 3 8 8 0 0 0 2 0 7l-58 227c-4 16-4 19-38 19-7 0-12 0-12 9 0 4 5 4 7 4 11 0 41-1 53-1 10 0 19 0 28 0 8 0 18 1 26 1 4 0 9 0 9-8 0-5-4-5-11-5-16 0-28 0-28-8 0-1 0-4 1-6zM142 29c3-15 3-16 23-16h40c35 0 58 12 58 41 0 15-8 53-25 68-21 19-47 22-65 22h-60z"><text:p/></draw:path></draw:g></text:p>
            </table:table-cell>
            <table:table-cell table:style-name="Table1.A1" office:value-type="string">
              <text:p text:style-name="P70"><draw:g text:anchor-type="as-char" svg:y="-0.289cm" draw:z-index="47" draw:style-name="gr4"><svg:title>TexMaths</svg:title><svg:desc>12§display§\lnot D§svg§600§FALSE§</svg:desc><draw:polygon draw:style-name="gr11" draw:text-style-name="P76" svg:width="0.578cm" svg:height="0.246cm" svg:x="0cm" svg:y="0.021cm" svg:viewBox="0 0 579 247" draw:points="291,247 0,247 0,0 579,0 579,247"><text:p/></draw:polygon><draw:path draw:style-name="gr12" draw:text-style-name="P77" svg:width="0.234cm" svg:height="0.112cm" svg:x="0.002cm" svg:y="0.138cm" svg:viewBox="0 0 235 113" svg:d="M235 16c0-15-1-16-14-16h-207c-7 0-14 0-14 8 0 9 7 9 14 9h205v81c0 7 0 15 8 15s8-8 8-15z"><text:p/></draw:path><draw:path draw:style-name="gr13" draw:text-style-name="P77" svg:width="0.323cm" svg:height="0.287cm" svg:x="0.276cm" svg:y="0cm" svg:viewBox="0 0 324 288" svg:d="M50 256c-4 16-4 19-38 19-7 0-12 0-12 9 0 4 4 4 12 4h139c89 0 173-88 173-180 0-61-37-108-101-108h-141c-8 0-12 0-12 7 0 6 3 6 12 6 5 0 12 0 18 1 7 0 8 3 8 8 0 0 0 2-1 7zM142 29c5-15 5-16 23-16h45c42 0 76 23 76 78 0 22-8 90-43 138-14 14-47 46-99 46h-48c-6 0-7 0-8 0-5 0-6-1-6-3 0-3 0-4 2-11z"><text:p/></draw:path></draw:g></text:p>
              <text:p text:style-name="P29"/>
            </table:table-cell>
            <table:table-cell table:style-name="Table1.A1" office:value-type="string">
              <text:p text:style-name="P70"><draw:g text:anchor-type="as-char" svg:y="-0.3cm" draw:z-index="48" draw:style-name="gr4"><svg:title>TexMaths</svg:title><svg:desc>12§display§F \wedge D \wedge \lnot P§svg§600§FALSE§</svg:desc><draw:polygon draw:style-name="gr14" draw:text-style-name="P76" svg:width="2.184cm" svg:height="0.257cm" svg:x="0.005cm" svg:y="0.022cm" svg:viewBox="0 0 2185 258" draw:points="1092,258 0,258 0,0 2185,0 2185,258"><text:p/></draw:polygon><draw:path draw:style-name="gr15" draw:text-style-name="P77" svg:width="0.299cm" svg:height="0.288cm" svg:x="0cm" svg:y="0.001cm" svg:viewBox="0 0 300 289" svg:d="M113 151h41c31 0 34 7 34 19 0 2 0 8-3 20 0 3 0 5 0 5 0 4 1 5 5 5 3 0 3 0 6-8l22-93c2-5 2-5 2-6s-2-5-5-5c-5 0-5 1-6 10-10 32-19 39-55 39h-39l28-107c3-16 3-17 23-17h56c52 0 61 14 61 47 0 10 0 11-1 23-1 6-1 6-1 7 0 3 1 5 5 5s4-1 6-11l8-72c1-12 0-12-11-12h-207c-9 0-12 0-12 8 0 5 3 5 10 5 16 0 28 0 28 9 0 0 0 1-1 9l-57 225c-4 16-4 20-38 20-7 0-12 0-12 7 0 6 5 6 7 6 11 0 43-2 55-2 14 0 50 2 63 2 3 0 9 0 9-8 0-4-2-4-2-4-1-1-2-1-12-1s-12 0-22-1c-13-1-14-3-14-9 0-1 0-3 1-9z"><text:p/></draw:path><draw:path draw:style-name="gr16" draw:text-style-name="P77" svg:width="0.234cm" svg:height="0.262cm" svg:x="0.43cm" svg:y="0.036cm" svg:viewBox="0 0 235 263" svg:d="M127 8c-3-6-5-8-9-8-5 0-6 2-10 8l-106 239c-2 5-2 6-2 9s4 7 8 7 6 0 10-9l100-225 99 225c4 9 9 9 10 9 5 0 8-4 8-7 0-2 0-3-2-8z"><text:p/></draw:path><draw:path draw:style-name="gr17" draw:text-style-name="P77" svg:width="0.323cm" svg:height="0.29cm" svg:x="0.799cm" svg:y="0cm" svg:viewBox="0 0 324 291" svg:d="M50 258c-4 16-4 19-38 19-7 0-12 0-12 9 0 5 4 5 12 5h139c89 0 173-91 173-182 0-62-37-109-101-109h-141c-8 0-12 0-12 7 0 6 3 6 12 6 4 0 12 0 18 1 7 0 8 3 8 8 0 0 0 2-1 7zM142 29c4-15 4-16 22-16h46c42 0 76 23 76 79 0 21-9 90-44 137-13 16-46 48-98 48h-48c-6 0-7 0-8 0-5 0-6-1-6-5 0-1 0-2 2-9z"><text:p/></draw:path><draw:path draw:style-name="gr18" draw:text-style-name="P77" svg:width="0.234cm" svg:height="0.262cm" svg:x="1.259cm" svg:y="0.036cm" svg:viewBox="0 0 235 263" svg:d="M127 8c-3-6-5-8-9-8-5 0-6 2-10 8l-106 239c-2 5-2 6-2 9s4 7 8 7 6 0 10-9l100-225 99 225c4 9 9 9 10 9 5 0 8-4 8-7 0-2 0-3-2-8z"><text:p/></draw:path><draw:path draw:style-name="gr19" draw:text-style-name="P77" svg:width="0.234cm" svg:height="0.112cm" svg:x="1.634cm" svg:y="0.139cm" svg:viewBox="0 0 235 113" svg:d="M235 16c0-15-1-16-14-16h-207c-7 0-14 0-14 8 0 9 7 9 14 9h204v82c0 7 0 14 9 14 8 0 8-7 8-14z"><text:p/></draw:path><draw:path draw:style-name="gr20" draw:text-style-name="P77" svg:width="0.301cm" svg:height="0.29cm" svg:x="1.909cm" svg:y="0cm" svg:viewBox="0 0 302 291" svg:d="M112 157h72c58 0 118-45 118-92 0-34-27-65-84-65h-136c-8 0-12 0-12 7 0 6 3 6 12 6 4 0 12 0 18 1 7 0 8 3 8 8 0 0 0 2-1 7l-57 229c-4 16-4 19-38 19-7 0-12 0-12 9 0 5 5 5 7 5 11 0 41-2 53-2 10 0 19 0 28 0 8 0 18 2 26 2 4 0 8 0 8-9 0-5-3-5-10-5-16 0-28 0-28-8 0-1 0-4 1-6zM142 29c4-15 4-16 22-16h41c35 0 58 12 58 41 0 16-9 53-25 69-21 19-47 22-65 22h-60z"><text:p/></draw:path></draw:g></text:p>
            </table:table-cell>
            <table:table-cell table:style-name="Table1.A1" office:value-type="string">
              <text:p text:style-name="P70"><draw:g text:anchor-type="as-char" svg:y="-0.3cm" draw:z-index="49" draw:style-name="gr4"><svg:title>TexMaths</svg:title><svg:desc>12§display§\lnot F \vee \lnot D \vee P§svg§600§FALSE§</svg:desc><draw:polygon draw:style-name="gr21" draw:text-style-name="P76" svg:width="2.466cm" svg:height="0.257cm" svg:x="0cm" svg:y="0.022cm" svg:viewBox="0 0 2467 258" draw:points="1233,258 0,258 0,0 2467,0 2467,258"><text:p/></draw:polygon><draw:path draw:style-name="gr22" draw:text-style-name="P77" svg:width="0.234cm" svg:height="0.112cm" svg:x="0.002cm" svg:y="0.139cm" svg:viewBox="0 0 235 113" svg:d="M235 16c0-15-1-16-14-16h-207c-7 0-14 0-14 8 0 9 7 9 14 9h204v82c0 7 0 14 9 14 8 0 8-7 8-14z"><text:p/></draw:path><draw:path draw:style-name="gr23" draw:text-style-name="P77" svg:width="0.299cm" svg:height="0.288cm" svg:x="0.276cm" svg:y="0.001cm" svg:viewBox="0 0 300 289" svg:d="M113 151h41c31 0 34 7 34 19 0 2 0 8-3 20 0 3 0 5 0 5 0 4 1 5 5 5 3 0 3 0 6-8l22-93c2-5 2-5 2-6s-2-5-5-5c-5 0-5 1-6 10-10 32-19 39-55 39h-39l28-107c3-16 3-17 23-17h56c52 0 61 14 61 47 0 10 0 11-1 23-1 6-1 6-1 7 0 3 1 5 5 5s4-1 6-11l8-72c1-12 0-12-11-12h-207c-9 0-12 0-12 8 0 5 3 5 10 5 16 0 28 0 28 9 0 0 0 1-1 9l-57 225c-4 16-4 20-38 20-7 0-12 0-12 7 0 6 5 6 7 6 11 0 43-2 55-2 14 0 50 2 63 2 3 0 9 0 9-8 0-4-2-4-2-4-1-1-2-1-12-1s-12 0-22-1c-13-1-14-3-14-9 0-1 0-3 1-9z"><text:p/></draw:path><draw:path draw:style-name="gr24" draw:text-style-name="P77" svg:width="0.234cm" svg:height="0.262cm" svg:x="0.707cm" svg:y="0.036cm" svg:viewBox="0 0 235 263" svg:d="M233 17c2-5 2-6 2-9 0-4-3-8-8-8-4 0-7 2-10 10l-99 224-100-226c-4-7-6-8-10-8s-8 4-8 8c0 2 0 3 2 8l106 238c4 9 6 9 10 9s7-3 9-9z"><text:p/></draw:path><draw:path draw:style-name="gr25" draw:text-style-name="P77" svg:width="0.234cm" svg:height="0.112cm" svg:x="1.082cm" svg:y="0.139cm" svg:viewBox="0 0 235 113" svg:d="M235 16c0-15-1-16-14-16h-207c-7 0-14 0-14 8 0 9 7 9 14 9h204v82c0 7 0 14 9 14 8 0 8-7 8-14z"><text:p/></draw:path><draw:path draw:style-name="gr26" draw:text-style-name="P77" svg:width="0.323cm" svg:height="0.29cm" svg:x="1.357cm" svg:y="0cm" svg:viewBox="0 0 324 291" svg:d="M50 258c-4 16-4 19-38 19-7 0-12 0-12 9 0 5 4 5 12 5h139c89 0 173-91 173-182 0-62-37-109-101-109h-141c-8 0-12 0-12 7 0 6 3 6 12 6 4 0 12 0 18 1 7 0 8 3 8 8 0 0 0 2-1 7zM142 29c4-15 4-16 22-16h46c42 0 76 23 76 79 0 21-8 90-44 137-13 16-46 48-98 48h-48c-6 0-7 0-8 0-5 0-6-1-6-5 0-1 0-2 2-9z"><text:p/></draw:path><draw:path draw:style-name="gr27" draw:text-style-name="P77" svg:width="0.234cm" svg:height="0.262cm" svg:x="1.818cm" svg:y="0.036cm" svg:viewBox="0 0 235 263" svg:d="M233 17c2-5 2-6 2-9 0-4-3-8-8-8-4 0-7 2-10 10l-99 224-100-226c-4-7-6-8-10-8s-8 4-8 8c0 2 0 3 2 8l106 238c4 9 6 9 10 9s7-3 9-9z"><text:p/></draw:path><draw:path draw:style-name="gr28" draw:text-style-name="P77" svg:width="0.301cm" svg:height="0.29cm" svg:x="2.186cm" svg:y="0cm" svg:viewBox="0 0 302 291" svg:d="M112 157h72c58 0 118-45 118-92 0-34-27-65-84-65h-136c-8 0-12 0-12 7 0 6 3 6 12 6 4 0 12 0 18 1 7 0 8 3 8 8 0 0 0 2-1 7l-57 229c-4 16-4 19-38 19-7 0-12 0-12 9 0 5 5 5 7 5 11 0 41-2 53-2 10 0 19 0 28 0 8 0 18 2 26 2 4 0 8 0 8-9 0-5-3-5-10-5-16 0-28 0-28-8 0-1 0-4 1-6zM142 29c4-15 4-16 22-16h41c35 0 58 12 58 41 0 16-9 53-25 69-21 19-47 22-65 22h-60z"><text:p/></draw:path></draw:g></text:p>
            </table:table-cell>
            <table:table-cell table:style-name="Table1.I1" office:value-type="string">
              <text:p text:style-name="P70"><draw:g text:anchor-type="as-char" svg:y="-0.817cm" draw:z-index="50" draw:style-name="gr4"><svg:title>TexMaths</svg:title><svg:desc>12§display§\begin{center}
\begin{tabular}{ c }
(F \wedge D \wedge \lnot P) \\ 

 \vee                  \\  

(\lnot F \vee \lnot D \vee P)



\end{tabular}
\end{center}§svg§600§FALSE§</svg:desc><draw:polygon draw:style-name="gr29" draw:text-style-name="P76" svg:width="2.762cm" svg:height="1.392cm" svg:x="0cm" svg:y="0.022cm" svg:viewBox="0 0 2763 1393" draw:points="1382,1393 0,1393 0,0 2763,0 2763,1393"><text:p/></draw:polygon><draw:path draw:style-name="gr30" draw:text-style-name="P77" svg:width="0.097cm" svg:height="0.421cm" svg:x="0.212cm" svg:y="0cm" svg:viewBox="0 0 98 422" svg:d="M98 419c0-2 0-3-7-10-53-53-66-133-66-198 0-73 16-146 69-199 4-5 4-6 4-8 0-3-1-4-4-4-4 0-42 29-68 83-21 45-26 92-26 128 0 34 5 84 28 132 26 53 62 79 66 79 3 0 4-1 4-3z"><text:p/></draw:path><draw:path draw:style-name="gr31" draw:text-style-name="P77" svg:width="0.243cm" svg:height="0.287cm" svg:x="0.348cm" svg:y="0.03cm" svg:viewBox="0 0 244 288" svg:d="M233 0h-233v13h11c32 0 32 5 32 19v222c0 16 0 21-32 21h-11v13c14-3 48-3 65-3s55 0 71 3v-13h-14c-40 0-40-6-40-21v-104h36c40 0 44 14 44 49h11v-111h-11c0 34-4 49-44 49h-36v-107c0-13 1-17 20-17h50c64 0 75 23 81 82h11z"><text:p/></draw:path><draw:path draw:style-name="gr32" draw:text-style-name="P77" svg:width="0.234cm" svg:height="0.26cm" svg:x="0.773cm" svg:y="0.064cm" svg:viewBox="0 0 235 261" svg:d="M127 8c-3-6-5-8-9-8-5 0-6 2-10 8l-106 238c-2 5-2 6-2 8 0 4 4 7 8 7s6 0 10-8l100-224 99 224c4 8 9 8 10 8 5 0 8-3 8-7 0-1 0-2-2-7z"><text:p/></draw:path><draw:path draw:style-name="gr33" draw:text-style-name="P77" svg:width="0.323cm" svg:height="0.288cm" svg:x="1.049cm" svg:y="0.027cm" svg:viewBox="0 0 324 289" svg:d="M50 257c-4 15-4 19-38 19-7 0-12 0-12 8 0 5 4 5 12 5h139c89 0 173-90 173-181 0-61-37-108-101-108h-141c-8 0-12 0-12 7 0 6 3 6 12 6 4 0 12 0 18 1 7 0 8 3 8 8 0 0 0 2-1 7zM142 29c4-15 4-16 22-16h46c42 0 76 23 76 78 0 22-8 90-44 137-13 15-46 48-98 48h-48c-6 0-7 0-8 0-5 0-6-1-6-5 0-1 0-2 2-10z"><text:p/></draw:path><draw:path draw:style-name="gr34" draw:text-style-name="P77" svg:width="0.234cm" svg:height="0.26cm" svg:x="1.509cm" svg:y="0.064cm" svg:viewBox="0 0 235 261" svg:d="M127 8c-3-6-5-8-9-8-5 0-6 2-10 8l-106 238c-2 5-2 6-2 8 0 4 4 7 8 7s6 0 10-8l100-224 99 224c4 8 9 8 10 8 5 0 8-3 8-7 0-1 0-2-2-7z"><text:p/></draw:path><draw:path draw:style-name="gr35" draw:text-style-name="P77" svg:width="0.234cm" svg:height="0.112cm" svg:x="1.884cm" svg:y="0.166cm" svg:viewBox="0 0 235 113" svg:d="M235 16c0-15-1-16-14-16h-207c-7 0-14 0-14 8 0 9 7 9 14 9h204v81c0 8 0 15 9 15 8 0 8-7 8-15z"><text:p/></draw:path><draw:path draw:style-name="gr36" draw:text-style-name="P77" svg:width="0.301cm" svg:height="0.288cm" svg:x="2.159cm" svg:y="0.027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7" draw:text-style-name="P77" svg:width="0.097cm" svg:height="0.421cm" svg:x="2.494cm" svg:y="0cm" svg:viewBox="0 0 98 422" svg:d="M98 211c0-32-4-84-27-132-25-51-63-79-67-79-2 0-4 2-4 4s0 3 7 10c43 41 67 108 67 197 0 72-15 146-68 199-6 6-6 7-6 9s2 3 4 3c4 0 43-29 68-83 22-45 26-92 26-128z"><text:p/></draw:path><draw:path draw:style-name="gr38" draw:text-style-name="P77" svg:width="0.234cm" svg:height="0.26cm" svg:x="1.285cm" svg:y="0.57cm" svg:viewBox="0 0 235 261" svg:d="M233 17c2-5 2-6 2-9 0-4-3-8-8-8-4 0-7 2-10 10l-99 223-100-225c-4-7-6-8-10-8s-8 4-8 8c0 2 0 3 2 8l106 237c4 8 6 8 10 8s7-2 9-8z"><text:p/></draw:path><draw:path draw:style-name="gr39" draw:text-style-name="P77" svg:width="0.097cm" svg:height="0.421cm" svg:x="0.02cm" svg:y="1.011cm" svg:viewBox="0 0 98 422" svg:d="M98 419c0-2 0-3-7-10-53-53-66-133-66-198 0-73 16-146 69-199 4-5 4-6 4-8 0-3-1-4-4-4-4 0-42 29-68 83-21 45-26 92-26 128 0 34 5 84 28 132 26 53 62 79 66 79 3 0 4-1 4-3z"><text:p/></draw:path><draw:path draw:style-name="gr40" draw:text-style-name="P77" svg:width="0.234cm" svg:height="0.112cm" svg:x="0.166cm" svg:y="1.177cm" svg:viewBox="0 0 235 113" svg:d="M235 16c0-15-1-16-14-16h-207c-7 0-14 0-14 8 0 9 7 9 14 9h204v81c0 8 0 15 9 15 8 0 8-7 8-15z"><text:p/></draw:path><draw:path draw:style-name="gr41" draw:text-style-name="P77" svg:width="0.299cm" svg:height="0.287cm" svg:x="0.439cm" svg:y="1.041cm" svg:viewBox="0 0 300 288" svg:d="M113 150h41c31 0 34 7 34 19 0 3 0 9-3 21 0 2 0 4 0 4 0 4 1 5 5 5 3 0 3 0 6-8l22-93c2-4 2-4 2-6 0-1-2-4-5-4-4 0-5 1-6 9-10 33-19 40-55 40h-39l28-107c3-16 3-17 23-17h56c52 0 61 13 61 47 0 10 0 11-1 23-1 6-1 6-1 7 0 2 1 5 5 5s4-1 6-11l8-72c1-12 0-12-11-12h-207c-9 0-12 0-12 8 0 5 3 5 10 5 16 0 28 0 28 9 0 0 0 1-1 9l-57 223c-4 17-4 21-38 21-7 0-12 0-12 7 0 6 5 6 7 6 11 0 43-3 55-3 14 0 50 3 63 3 3 0 9 0 9-9 0-3-2-3-2-3-1-1-2-1-12-1s-12 0-22-2c-13-1-14-2-14-8 0-1 0-4 1-10z"><text:p/></draw:path><draw:path draw:style-name="gr42" draw:text-style-name="P77" svg:width="0.234cm" svg:height="0.26cm" svg:x="0.871cm" svg:y="1.076cm" svg:viewBox="0 0 235 261" svg:d="M233 17c2-5 2-6 2-9 0-4-3-8-8-8-4 0-7 2-10 10l-99 223-100-225c-4-7-6-8-10-8s-8 4-8 8c0 2 0 3 2 8l106 237c4 8 6 8 10 8s7-2 9-8z"><text:p/></draw:path><draw:path draw:style-name="gr43" draw:text-style-name="P77" svg:width="0.234cm" svg:height="0.112cm" svg:x="1.245cm" svg:y="1.177cm" svg:viewBox="0 0 235 113" svg:d="M235 16c0-15-1-16-14-16h-207c-7 0-14 0-14 8 0 9 7 9 14 9h204v81c0 8 0 15 9 15 8 0 8-7 8-15z"><text:p/></draw:path><draw:path draw:style-name="gr44" draw:text-style-name="P77" svg:width="0.323cm" svg:height="0.288cm" svg:x="1.52cm" svg:y="1.04cm" svg:viewBox="0 0 324 289" svg:d="M50 257c-4 15-4 19-38 19-7 0-12 0-12 8 0 5 4 5 12 5h139c89 0 173-90 173-181 0-61-37-108-101-108h-141c-8 0-12 0-12 7 0 6 3 6 12 6 4 0 12 0 18 1 7 0 8 3 8 8 0 0 0 2-1 7zM142 29c4-15 4-16 22-16h46c42 0 76 23 76 78 0 22-9 90-44 137-13 15-46 48-98 48h-48c-6 0-7 0-8 0-5 0-6-1-6-5 0-1 0-2 2-10z"><text:p/></draw:path><draw:path draw:style-name="gr45" draw:text-style-name="P77" svg:width="0.234cm" svg:height="0.26cm" svg:x="1.981cm" svg:y="1.076cm" svg:viewBox="0 0 235 261" svg:d="M233 17c2-5 2-6 2-9 0-4-3-8-8-8-4 0-7 2-10 10l-99 223-100-225c-4-7-6-8-10-8s-8 4-8 8c0 2 0 3 2 8l106 237c4 8 6 8 10 8s7-2 9-8z"><text:p/></draw:path><draw:path draw:style-name="gr46" draw:text-style-name="P77" svg:width="0.301cm" svg:height="0.288cm" svg:x="2.351cm" svg:y="1.04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9 0-1 0-3 1-6zM142 29c4-15 4-16 22-16h41c35 0 58 12 58 41 0 16-9 53-25 68-21 20-47 22-65 22h-60z"><text:p/></draw:path><draw:path draw:style-name="gr47" draw:text-style-name="P77" svg:width="0.097cm" svg:height="0.421cm" svg:x="2.686cm" svg:y="1.011cm" svg:viewBox="0 0 98 422" svg:d="M98 211c0-32-4-84-27-132-25-51-63-79-67-79-2 0-4 2-4 4s0 3 7 10c43 41 67 108 67 197 0 72-15 146-68 199-6 6-6 7-6 9s2 3 4 3c4 0 43-29 68-83 22-45 26-92 26-128z"><text:p/></draw:path></draw:g></text:p>
            </table:table-cell>
          </table:table-row>
        </table:table-header-rows>
        <table:table-row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41">T</text:p>
          </table:table-cell>
          <table:table-cell table:style-name="Table1.A2" office:value-type="string">
            <text:p text:style-name="P41">T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3">T</text:p>
          </table:table-cell>
          <table:table-cell table:style-name="Table1.I2" office:value-type="string">
            <text:p text:style-name="P43">T</text:p>
          </table:table-cell>
        </table:table-row>
        <table:table-row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46">T</text:p>
          </table:table-cell>
          <table:table-cell table:style-name="Table1.A2" office:value-type="string">
            <text:p text:style-name="P41">F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5">T</text:p>
          </table:table-cell>
          <table:table-cell table:style-name="Table1.I2" office:value-type="string">
            <text:p text:style-name="P45">T</text:p>
          </table:table-cell>
        </table:table-row>
        <table:table-row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1">T</text:p>
          </table:table-cell>
          <table:table-cell table:style-name="Table1.A2" office:value-type="string">
            <text:p text:style-name="P45">F</text:p>
          </table:table-cell>
          <table:table-cell table:style-name="Table1.A2" office:value-type="string">
            <text:p text:style-name="P74">T</text:p>
          </table:table-cell>
          <table:table-cell table:style-name="Table1.I2" office:value-type="string">
            <text:p text:style-name="P45">T</text:p>
          </table:table-cell>
        </table:table-row>
        <table:table-row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1">F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3">T</text:p>
          </table:table-cell>
          <table:table-cell table:style-name="Table1.I2" office:value-type="string">
            <text:p text:style-name="P74">T</text:p>
          </table:table-cell>
        </table:table-row>
        <table:table-row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41">T</text:p>
          </table:table-cell>
          <table:table-cell table:style-name="Table1.A2" office:value-type="string">
            <text:p text:style-name="P74">T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5">T</text:p>
          </table:table-cell>
          <table:table-cell table:style-name="Table1.I2" office:value-type="string">
            <text:p text:style-name="P43">T</text:p>
          </table:table-cell>
        </table:table-row>
        <table:table-row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45">T</text:p>
          </table:table-cell>
          <table:table-cell table:style-name="Table1.A2" office:value-type="string">
            <text:p text:style-name="P41">F</text:p>
          </table:table-cell>
          <table:table-cell table:style-name="Table1.A2" office:value-type="string">
            <text:p text:style-name="P45">T</text:p>
          </table:table-cell>
          <table:table-cell table:style-name="Table1.A2" office:value-type="string">
            <text:p text:style-name="P74">F</text:p>
          </table:table-cell>
          <table:table-cell table:style-name="Table1.I2" office:value-type="string">
            <text:p text:style-name="P43">T</text:p>
          </table:table-cell>
        </table:table-row>
        <table:table-row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41">F</text:p>
          </table:table-cell>
          <table:table-cell table:style-name="Table1.A2" office:value-type="string">
            <text:p text:style-name="P74">T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3">T</text:p>
          </table:table-cell>
          <table:table-cell table:style-name="Table1.I2" office:value-type="string">
            <text:p text:style-name="P43">T</text:p>
          </table:table-cell>
        </table:table-row>
        <table:table-row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T</text:p>
          </table:table-cell>
          <table:table-cell table:style-name="Table1.A2" office:value-type="string">
            <text:p text:style-name="P73">F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1">F</text:p>
          </table:table-cell>
          <table:table-cell table:style-name="Table1.A2" office:value-type="string">
            <text:p text:style-name="P74">F</text:p>
          </table:table-cell>
          <table:table-cell table:style-name="Table1.A2" office:value-type="string">
            <text:p text:style-name="P43">T</text:p>
          </table:table-cell>
          <table:table-cell table:style-name="Table1.I2" office:value-type="string">
            <text:p text:style-name="P43">T</text:p>
          </table:table-cell>
        </table:table-row>
      </table:table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13">3</text:span>.<text:span text:style-name="T13"> Let A, B and C be propositional formulas such that A and B entails C <text:s/></text:span><text:span text:style-name="T13"><draw:g text:anchor-type="as-char" svg:y="-0.318cm" draw:z-index="1" draw:style-name="gr1"><svg:title>TexMaths</svg:title><svg:desc>12§display§(e.g A\wedge B \rightarrow C)§svg§600§FALSE§</svg:desc><draw:polygon draw:style-name="gr2" draw:text-style-name="P76" svg:width="2.887cm" svg:height="0.379cm" svg:x="0cm" svg:y="0.018cm" svg:viewBox="0 0 2888 380" draw:points="1444,380 0,380 0,0 2888,0 2888,380"><text:p/></draw:polygon><draw:path draw:style-name="gr3" draw:text-style-name="P77" svg:width="0.097cm" svg:height="0.421cm" svg:x="0.02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162cm" svg:height="0.191cm" svg:x="0.162cm" svg:y="0.128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7" svg:width="0.045cm" svg:height="0.045cm" svg:x="0.376cm" svg:y="0.271cm" svg:viewBox="0 0 46 46" svg:d="M46 23c0-12-10-23-23-23-12 0-23 11-23 23 0 13 11 23 23 23 13 0 23-10 23-23z"><text:p/></draw:path><draw:path draw:style-name="gr3" draw:text-style-name="P77" svg:width="0.193cm" svg:height="0.273cm" svg:x="0.463cm" svg:y="0.128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3" draw:text-style-name="P77" svg:width="0.289cm" svg:height="0.303cm" svg:x="0.688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234cm" svg:height="0.261cm" svg:x="1.106cm" svg:y="0.063cm" svg:viewBox="0 0 235 262" svg:d="M127 8c-3-6-5-8-9-8-5 0-6 2-10 8l-106 238c-2 5-2 6-2 8 0 4 4 8 8 8s6 0 10-9l100-224 99 224c4 9 9 9 10 9 5 0 8-4 8-8 0-1 0-2-2-7z"><text:p/></draw:path><draw:path draw:style-name="gr3" draw:text-style-name="P77" svg:width="0.301cm" svg:height="0.288cm" svg:x="1.476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375cm" svg:height="0.22cm" svg:x="1.939cm" svg:y="0.1cm" svg:viewBox="0 0 376 221" svg:d="M329 119c-23 18-34 36-39 41-18 30-21 56-21 56 0 5 5 5 8 5 7 0 9-1 10-7 9-44 35-78 81-98 6-2 8-3 8-6 0-2-4-3-4-4-19-8-70-28-86-99 0-6-2-7-9-7-3 0-8 0-8 5 0 1 3 27 21 56 9 13 21 28 39 41h-313c-9 0-16 0-16 8 0 9 7 9 16 9z"><text:p/></draw:path><draw:path draw:style-name="gr3" draw:text-style-name="P77" svg:width="0.299cm" svg:height="0.306cm" svg:x="2.476cm" svg:y="0.01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2.812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13">. Then, i</text:span><text:span text:style-name="T15">s </text:span><text:span text:style-name="T15"><draw:g text:anchor-type="as-char" svg:y="-0.318cm" draw:z-index="11" draw:style-name="gr1"><svg:title>TexMaths</svg:title><svg:desc>12§display§(A \rightarrow C) \vee (B \rightarrow C)§svg§600§FALSE§</svg:desc><draw:polygon draw:style-name="gr2" draw:text-style-name="P76" svg:width="3.672cm" svg:height="0.379cm" svg:x="0cm" svg:y="0.018cm" svg:viewBox="0 0 3673 380" draw:points="1836,380 0,380 0,0 3673,0 3673,380"><text:p/></draw:polygon><draw:path draw:style-name="gr3" draw:text-style-name="P77" svg:width="0.097cm" svg:height="0.421cm" svg:x="0.02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0.157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375cm" svg:height="0.22cm" svg:x="0.6cm" svg:y="0.1cm" svg:viewBox="0 0 376 221" svg:d="M329 119c-23 18-34 36-39 41-18 30-21 56-21 56 0 5 5 5 8 5 7 0 9-1 10-7 9-44 35-78 81-98 6-2 8-3 8-6 0-2-4-3-4-4-19-8-70-28-86-99 0-6-2-7-9-7-3 0-8 0-8 5 0 1 3 27 21 56 9 13 21 28 39 41h-313c-9 0-16 0-16 8 0 9 7 9 16 9z"><text:p/></draw:path><draw:path draw:style-name="gr3" draw:text-style-name="P77" svg:width="0.299cm" svg:height="0.306cm" svg:x="1.136cm" svg:y="0.01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1.471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1.728cm" svg:y="0.063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2.121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2.261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1 0 49 32 49 50 0 42-37 83-88 83z"><text:p/></draw:path><draw:path draw:style-name="gr3" draw:text-style-name="P77" svg:width="0.375cm" svg:height="0.22cm" svg:x="2.724cm" svg:y="0.1cm" svg:viewBox="0 0 376 221" svg:d="M329 119c-23 18-34 36-37 41-20 30-23 56-23 56 0 5 5 5 8 5 7 0 9-1 10-7 9-44 35-78 83-98 4-2 6-3 6-6 0-2-4-3-4-4-19-8-70-28-86-99 0-6-2-7-9-7-3 0-8 0-8 5 0 1 3 27 21 56 9 13 21 28 39 41h-313c-9 0-16 0-16 8 0 9 7 9 16 9z"><text:p/></draw:path><draw:path draw:style-name="gr3" draw:text-style-name="P77" svg:width="0.299cm" svg:height="0.306cm" svg:x="3.261cm" svg:y="0.017cm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77" svg:width="0.097cm" svg:height="0.421cm" svg:x="3.596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13"><text:s/>always true?</text:span></text:p>
      <text:p text:style-name="P19"/>
      <text:p text:style-name="P20"><draw:g text:anchor-type="as-char" svg:y="-2.332cm" draw:z-index="18" draw:style-name="gr1"><svg:title>TexMaths</svg:title><svg:desc>12§display§\begin{center}
\begin{tabular}{ c}
 
 A \vee B  \Rightarrow C \\  

Reducing the implements sign using implication elimination \\ 

 \lnot(A \vee B) \vee C  \\

Expanding bracket using demorgens law \\

(\lnot A \wedge \lnot B )\vee C \\

Using distribuitivity of \vee over \wedge\\

(\lnot A \vee C ) \wedge (\lnot B \vee C) \\

Using reverse of implication eliminiation\\
 
(A \Rightarrow   C  )  \vee (B \Rightarrow C)



\end{tabular}
\end{center}
§svg§600§FALSE§</svg:desc><draw:polygon draw:style-name="gr2" draw:text-style-name="P76" svg:width="11.009cm" svg:height="4.413cm" svg:x="0.006cm" svg:y="0.022cm" svg:viewBox="0 0 11010 4414" draw:points="5506,4414 0,4414 0,0 11010,0 11010,4414"><text:p/></draw:polygon><draw:path draw:style-name="gr3" draw:text-style-name="P77" svg:width="0.289cm" svg:height="0.303cm" svg:x="4.494cm" svg:y="0cm" svg:viewBox="0 0 290 304" svg:d="M155 8c-3-6-4-8-10-8-7 0-8 2-9 8l-89 254c-7 21-24 27-47 28v14c10-2 28-3 43-3 13 0 36 1 49 3v-14c-21 0-32-10-32-22 0-2 0-5 0-6l20-56h105l23 65c0 1 1 5 1 6 0 13-24 13-35 13v14c16-3 44-3 60-3 18 0 37 1 56 3v-14h-8c-25 0-31-3-35-18zM132 55l48 138h-95z"><text:p/></draw:path><draw:path draw:style-name="gr3" draw:text-style-name="P77" svg:width="0.234cm" svg:height="0.261cm" svg:x="4.961cm" svg:y="0.051cm" svg:viewBox="0 0 235 262" svg:d="M233 17c2-5 2-6 2-9 0-4-3-8-8-8-4 0-7 2-10 10l-99 223-100-225c-4-7-6-8-10-8s-8 4-8 8c0 2 0 3 2 8l106 237c4 9 6 9 10 9s7-3 9-9z"><text:p/></draw:path><draw:path draw:style-name="gr3" draw:text-style-name="P77" svg:width="0.301cm" svg:height="0.288cm" svg:x="5.237cm" svg:y="0.013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375cm" svg:height="0.232cm" svg:x="5.701cm" svg:y="0.081cm" svg:viewBox="0 0 376 233" svg:d="M284 84c17 14 39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3" draw:text-style-name="P77" svg:width="0.299cm" svg:height="0.306cm" svg:x="6.238cm" svg:y="0.005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294cm" svg:height="0.298cm" svg:x="-0.001cm" svg:y="0.521cm" svg:viewBox="0 0 295 299" svg:d="M79 139v-109c0-10 0-14 10-16 5-1 17-1 25-1 38 0 85 1 85 63 0 30-9 63-72 63zM169 145c41-9 73-36 73-69 0-40-48-76-110-76h-132v13h11c32 0 32 5 32 19v225c0 14 0 19-32 19h-11v13c16-1 46-1 61-1 18 0 47 0 63 1v-13h-11c-33 0-34-5-34-19v-108h49c8 0 26 0 40 14 17 16 17 29 17 57 0 27 0 44 17 61 16 14 40 18 52 18 34 0 41-35 41-47 0-2 0-7-6-7-3 0-3 3-5 7-2 29-18 37-27 37-21 0-24-21-30-61l-6-34c-7-27-28-40-52-49z"><text:p/></draw:path><draw:path draw:style-name="gr3" draw:text-style-name="P77" svg:width="0.163cm" svg:height="0.193cm" svg:x="0.307cm" svg:y="0.619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208cm" svg:height="0.298cm" svg:x="0.497cm" svg:y="0.516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77" svg:width="0.213cm" svg:height="0.191cm" svg:x="0.731cm" svg:y="0.622cm" svg:viewBox="0 0 214 192" svg:d="M151 154v38l63-5v-13c-30 0-34-4-34-23v-151l-62 5v13c30 0 33 4 33 23v77c0 36-20 64-51 64-35 0-38-19-38-40v-142l-62 5v13c32 0 32 1 32 38v64c0 34 0 72 65 72 24 0 43-12 54-38z"><text:p/></draw:path><draw:path draw:style-name="gr3" draw:text-style-name="P77" svg:width="0.16cm" svg:height="0.193cm" svg:x="0.966cm" svg:y="0.619cm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3" draw:text-style-name="P77" svg:width="0.09cm" svg:height="0.282cm" svg:x="1.153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1.268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93cm" svg:height="0.279cm" svg:x="1.501cm" svg:y="0.617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132cm" svg:height="0.264cm" svg:x="1.849cm" svg:y="0.55cm" svg:viewBox="0 0 133 265" svg:d="M65 91h61v-13h-61v-78h-10c0 35-14 79-55 82v9h36v117c0 52 40 57 55 57 30 0 42-30 42-57v-24h-11v24c0 30-13 46-28 46-29 0-29-38-29-45z"><text:p/></draw:path><draw:path draw:style-name="gr3" draw:text-style-name="P77" svg:width="0.213cm" svg:height="0.293cm" svg:x="2.019cm" svg:y="0.516cm" svg:viewBox="0 0 214 294" svg:d="M32 262c0 19-3 19-32 19v13c14-1 36-1 48-1 11 0 32 0 47 1v-13c-28 0-33 0-33-19v-78c0-45 30-68 57-68s32 23 32 47v99c0 19-5 19-33 19v13c14-1 37-1 48-1 10 0 33 0 48 1v-13c-23 0-34 0-34-13v-81c0-36 0-50-13-65-6-7-21-15-45-15-36 0-54 25-61 41v-148l-61 5v13c30 0 32 4 32 23z"><text:p/></draw:path><draw:path draw:style-name="gr3" draw:text-style-name="P77" svg:width="0.163cm" svg:height="0.193cm" svg:x="2.251cm" svg:y="0.619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09cm" svg:height="0.282cm" svg:x="2.581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329cm" svg:height="0.186cm" svg:x="2.699cm" svg:y="0.622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77" svg:width="0.208cm" svg:height="0.268cm" svg:x="3.048cm" svg:y="0.622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77" svg:width="0.094cm" svg:height="0.293cm" svg:x="3.285cm" svg:y="0.516cm" svg:viewBox="0 0 95 294" svg:d="M61 0l-61 5v13c30 0 34 4 34 23v221c0 19-5 19-34 19v13c14-1 36-1 47-1s32 0 48 1v-13c-29 0-34 0-34-19z"><text:p/></draw:path><draw:path draw:style-name="gr3" draw:text-style-name="P77" svg:width="0.163cm" svg:height="0.193cm" svg:x="3.399cm" svg:y="0.619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329cm" svg:height="0.186cm" svg:x="3.588cm" svg:y="0.622cm" svg:viewBox="0 0 330 187" svg:d="M32 41v115c0 18-4 18-32 18v13c14 0 36-1 48-1 11 0 32 1 47 1v-13c-28 0-33 0-33-18v-79c0-45 30-67 57-67s32 22 32 46v100c0 18-5 18-33 18v13c14 0 36-1 48-1 10 0 33 1 48 1v-13c-29 0-34 0-34-18v-79c0-45 30-67 58-67 25 0 30 22 30 46v100c0 18-5 18-33 18v13c15 0 36-1 48-1 11 0 33 1 47 1v-13c-22 0-32 0-32-13v-81c0-36 0-49-14-64-6-8-20-16-44-16-36 0-55 25-61 41-6-36-37-41-57-41-31 0-51 18-62 44v-44l-60 5v13c30 0 32 4 32 23z"><text:p/></draw:path><draw:path draw:style-name="gr3" draw:text-style-name="P77" svg:width="0.163cm" svg:height="0.193cm" svg:x="3.939cm" svg:y="0.619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213cm" svg:height="0.186cm" svg:x="4.128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32cm" svg:height="0.264cm" svg:x="4.344cm" svg:y="0.55cm" svg:viewBox="0 0 133 265" svg:d="M65 91h61v-13h-61v-78h-10c0 35-14 79-55 82v9h36v117c0 52 40 57 55 57 30 0 42-30 42-57v-24h-11v24c0 30-13 46-28 46-29 0-29-38-29-45z"><text:p/></draw:path><draw:path draw:style-name="gr3" draw:text-style-name="P77" svg:width="0.138cm" svg:height="0.193cm" svg:x="4.515cm" svg:y="0.619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77" svg:width="0.138cm" svg:height="0.193cm" svg:x="4.822cm" svg:y="0.619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77" svg:width="0.09cm" svg:height="0.282cm" svg:x="4.987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93cm" svg:height="0.279cm" svg:x="5.103cm" svg:y="0.617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213cm" svg:height="0.186cm" svg:x="5.315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213cm" svg:height="0.191cm" svg:x="5.691cm" svg:y="0.622cm" svg:viewBox="0 0 214 192" svg:d="M151 154v38l63-5v-13c-30 0-34-4-34-23v-151l-62 5v13c30 0 33 4 33 23v77c0 36-20 64-51 64-35 0-38-19-38-40v-142l-62 5v13c32 0 32 1 32 38v64c0 34 0 72 65 72 24 0 43-12 54-38z"><text:p/></draw:path><draw:path draw:style-name="gr3" draw:text-style-name="P77" svg:width="0.138cm" svg:height="0.193cm" svg:x="5.925cm" svg:y="0.619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77" svg:width="0.09cm" svg:height="0.282cm" svg:x="6.091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6.208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93cm" svg:height="0.279cm" svg:x="6.441cm" svg:y="0.617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09cm" svg:height="0.282cm" svg:x="6.795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329cm" svg:height="0.186cm" svg:x="6.911cm" svg:y="0.622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77" svg:width="0.208cm" svg:height="0.268cm" svg:x="7.261cm" svg:y="0.622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77" svg:width="0.094cm" svg:height="0.293cm" svg:x="7.498cm" svg:y="0.516cm" svg:viewBox="0 0 95 294" svg:d="M61 0l-61 5v13c30 0 34 4 34 23v221c0 19-5 19-34 19v13c14-1 36-1 47-1s32 0 48 1v-13c-29 0-34 0-34-19z"><text:p/></draw:path><draw:path draw:style-name="gr3" draw:text-style-name="P77" svg:width="0.09cm" svg:height="0.282cm" svg:x="7.614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6cm" svg:height="0.193cm" svg:x="7.732cm" svg:y="0.619cm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3" draw:text-style-name="P77" svg:width="0.19cm" svg:height="0.193cm" svg:x="7.923cm" svg:y="0.619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77" svg:width="0.131cm" svg:height="0.264cm" svg:x="8.124cm" svg:y="0.55cm" svg:viewBox="0 0 132 265" svg:d="M65 91h61v-13h-61v-78h-10c0 35-14 79-55 82v9h36v117c0 52 40 57 55 57 30 0 41-30 41-57v-24h-10v24c0 30-13 46-28 46-29 0-29-38-29-45z"><text:p/></draw:path><draw:path draw:style-name="gr3" draw:text-style-name="P77" svg:width="0.09cm" svg:height="0.282cm" svg:x="8.294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87cm" svg:height="0.193cm" svg:x="8.409cm" svg:y="0.619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213cm" svg:height="0.186cm" svg:x="8.621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63cm" svg:height="0.193cm" svg:x="8.994cm" svg:y="0.619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094cm" svg:height="0.293cm" svg:x="9.184cm" svg:y="0.516cm" svg:viewBox="0 0 95 294" svg:d="M61 0l-61 5v13c30 0 34 4 34 23v221c0 19-5 19-34 19v13c14-1 36-1 47-1s32 0 48 1v-13c-29 0-34 0-34-19z"><text:p/></draw:path><draw:path draw:style-name="gr3" draw:text-style-name="P77" svg:width="0.09cm" svg:height="0.282cm" svg:x="9.302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329cm" svg:height="0.186cm" svg:x="9.418cm" svg:y="0.622cm" svg:viewBox="0 0 330 187" svg:d="M32 41v115c0 18-4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77" svg:width="0.09cm" svg:height="0.282cm" svg:x="9.77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9.887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9cm" svg:height="0.193cm" svg:x="10.125cm" svg:y="0.619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77" svg:width="0.131cm" svg:height="0.264cm" svg:x="10.326cm" svg:y="0.55cm" svg:viewBox="0 0 132 265" svg:d="M65 91h61v-13h-61v-78h-10c0 35-14 79-55 82v9h36v117c0 52 40 57 55 57 30 0 41-30 41-57v-24h-10v24c0 30-13 46-28 46-29 0-29-38-29-45z"><text:p/></draw:path><draw:path draw:style-name="gr3" draw:text-style-name="P77" svg:width="0.09cm" svg:height="0.282cm" svg:x="10.497cm" svg:y="0.526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87cm" svg:height="0.193cm" svg:x="10.612cm" svg:y="0.619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213cm" svg:height="0.186cm" svg:x="10.823cm" svg:y="0.622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234cm" svg:height="0.112cm" svg:x="4.27cm" svg:y="1.164cm" svg:viewBox="0 0 235 113" svg:d="M235 16c0-15-1-16-14-16h-207c-7 0-14 0-14 8 0 9 7 9 14 9h204v81c0 8 0 15 9 15 8 0 8-7 8-15z"><text:p/></draw:path><draw:path draw:style-name="gr3" draw:text-style-name="P77" svg:width="0.097cm" svg:height="0.421cm" svg:x="4.57cm" svg:y="0.997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4.707cm" svg:y="1.011cm" svg:viewBox="0 0 290 304" svg:d="M60 254c-16 28-32 35-52 36-4 0-8 0-8 9 0 1 2 5 6 5 11 0 24-3 36-3 13 0 29 3 42 3 2 0 8 0 8-9 0-5-3-5-7-5-9-1-20-4-20-15 0-5 3-10 7-16l31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234cm" svg:height="0.261cm" svg:x="5.125cm" svg:y="1.062cm" svg:viewBox="0 0 235 262" svg:d="M233 17c2-5 2-6 2-9 0-4-3-8-8-8-4 0-7 2-10 10l-99 223-100-225c-4-7-6-8-10-8s-8 4-8 8c0 2 0 3 2 8l106 237c4 9 6 9 10 9s7-3 9-9z"><text:p/></draw:path><draw:path draw:style-name="gr3" draw:text-style-name="P77" svg:width="0.301cm" svg:height="0.288cm" svg:x="5.495cm" svg:y="1.026cm" svg:viewBox="0 0 302 289" svg:d="M50 257c-4 15-4 19-38 19-8 0-12 0-12 8 0 5 4 5 12 5h150c67 0 118-50 118-91 0-31-26-55-66-60 43-8 88-40 88-79 0-33-27-59-79-59h-141c-9 0-12 0-12 8 0 5 3 5 10 5 2 0 9 0 17 1 7 0 11 2 11 8 0 0 0 2-1 7zM114 134l26-105c4-15 5-16 23-16h54c37 0 47 25 47 43 0 38-36 78-89 78zM95 276c-6 0-6 0-10 0-3 0-6-1-6-5 0-1 0-2 3-9l30-119h79c41 0 49 32 49 50 0 42-37 83-88 83z"><text:p/></draw:path><draw:path draw:style-name="gr3" draw:text-style-name="P77" svg:width="0.097cm" svg:height="0.421cm" svg:x="5.842cm" svg:y="0.997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6.099cm" svg:y="1.062cm" svg:viewBox="0 0 235 262" svg:d="M233 17c2-5 2-6 2-9 0-4-3-8-8-8-4 0-7 2-10 10l-99 223-100-225c-4-7-6-8-10-8s-8 4-8 8c0 2 0 3 2 8l106 237c4 9 6 9 10 9s7-3 9-9z"><text:p/></draw:path><draw:path draw:style-name="gr3" draw:text-style-name="P77" svg:width="0.299cm" svg:height="0.306cm" svg:x="6.472cm" svg:y="1.016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261cm" svg:height="0.287cm" svg:x="1.815cm" svg:y="1.532cm" svg:viewBox="0 0 262 288" svg:d="M43 254c0 16 0 21-32 21h-11v13h244l18-109h-10c-11 65-20 96-94 96h-56c-19 0-20-4-20-18v-112h37c42 0 47 13 47 49h9v-111h-9c0 35-5 49-47 49h-37v-102c0-13 1-17 20-17h54c66 0 77 23 84 82h11l-13-95h-238v13h11c32 0 32 5 32 19z"><text:p/></draw:path><draw:path draw:style-name="gr3" draw:text-style-name="P77" svg:width="0.213cm" svg:height="0.181cm" svg:x="2.093cm" svg:y="1.638cm" svg:viewBox="0 0 214 182" svg:d="M116 84c14-17 29-38 40-48 13-16 30-23 49-23v-13c-11 1-23 1-35 1s-33-1-39-1v13c8 1 12 6 12 13 0 6-5 12-6 15l-27 33-33-43c-4-5-4-5-4-7 0-7 6-11 16-11v-13c-12 0-40 1-47 1-8 0-29 0-40-1v13c29 0 30 0 50 27l42 54-40 50c-20 25-46 26-54 26v12c11-1 24-1 36-1 11 0 29 1 40 1v-12c-10-2-12-7-12-14 0-10 12-23 37-53l32 42c4 5 9 11 9 15 0 3-4 9-15 10v12c13 0 36-1 46-1 12 0 27 0 41 1v-12c-23 0-30-1-40-14z"><text:p/></draw:path><draw:path draw:style-name="gr3" draw:text-style-name="P77" svg:width="0.208cm" svg:height="0.268cm" svg:x="2.322cm" svg:y="1.633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77" svg:width="0.19cm" svg:height="0.193cm" svg:x="2.562cm" svg:y="1.631cm" svg:viewBox="0 0 191 194" svg:d="M122 157c3 18 15 35 34 35 10 0 35-6 35-41v-23h-11v23c0 25-10 29-14 29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77" svg:width="0.213cm" svg:height="0.186cm" svg:x="2.769cm" svg:y="1.633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208cm" svg:height="0.298cm" svg:x="3.004cm" svg:y="1.528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77" svg:width="0.09cm" svg:height="0.282cm" svg:x="3.238cm" svg:y="1.537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3.354cm" svg:y="1.633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93cm" svg:height="0.279cm" svg:x="3.587cm" svg:y="1.628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208cm" svg:height="0.298cm" svg:x="3.939cm" svg:y="1.528cm" svg:viewBox="0 0 209 299" svg:d="M61 134v-134l-61 5v13c30 0 32 4 32 23v253h11c1-1 4-7 16-26 6 9 25 31 55 31 52 0 95-42 95-96s-42-96-90-96c-33 0-51 20-58 27zM62 246v-88c0-8 0-8 5-15 17-24 40-27 51-27 19 0 33 11 43 27 12 18 13 42 13 59 0 16-1 40-13 60-10 13-25 27-48 27-19 0-34-11-45-26-6-9-6-10-6-17z"><text:p/></draw:path><draw:path draw:style-name="gr3" draw:text-style-name="P77" svg:width="0.142cm" svg:height="0.186cm" svg:x="4.173cm" svg:y="1.633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3" draw:text-style-name="P77" svg:width="0.19cm" svg:height="0.193cm" svg:x="4.344cm" svg:y="1.631cm" svg:viewBox="0 0 191 194" svg:d="M122 157c3 18 15 35 34 35 10 0 35-6 35-41v-23h-11v23c0 25-10 29-14 29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77" svg:width="0.16cm" svg:height="0.193cm" svg:x="4.551cm" svg:y="1.631cm" svg:viewBox="0 0 161 194" svg:d="M36 98c0-69 34-87 56-87 4 0 30 0 46 15-18 2-20 15-20 20 0 10 8 19 19 19 12 0 20-7 20-19 0-29-32-46-65-46-52 0-92 46-92 98 0 54 42 96 91 96 57 0 70-50 70-55 0-3-4-3-5-3-4 0-5 1-5 3-13 40-41 46-56 46-22 0-59-19-59-87z"><text:p/></draw:path><draw:path draw:style-name="gr3" draw:text-style-name="P77" svg:width="0.203cm" svg:height="0.293cm" svg:x="4.725cm" svg:y="1.528cm" svg:viewBox="0 0 204 294" svg:d="M32 262c0 19-3 19-32 19v13c14-1 34-1 46-1 13 0 30 0 48 1v-13c-29 0-34 0-34-19v-44l28-24c31 45 49 69 49 77 0 7-6 10-15 10v13c12-1 38-1 46-1 12 0 24 0 36 1v-13c-14 0-24 0-41-23l-54-76c0-1-1-3-1-4 0-3 29-27 34-32 26-20 44-21 52-21v-13c-12 1-16 1-28 1-16 0-42-1-48-1v13c8 0 13 5 13 11 0 7-7 13-10 15l-60 53v-204l-61 5v13c30 0 32 4 32 23z"><text:p/></draw:path><draw:path draw:style-name="gr3" draw:text-style-name="P77" svg:width="0.163cm" svg:height="0.193cm" svg:x="4.935cm" svg:y="1.631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131cm" svg:height="0.264cm" svg:x="5.119cm" svg:y="1.561cm" svg:viewBox="0 0 132 265" svg:d="M65 91h61v-13h-61v-78h-10c0 35-14 79-55 82v9h36v117c0 52 40 57 55 57 30 0 41-30 41-57v-24h-10v24c0 30-13 46-28 46-29 0-29-38-29-45z"><text:p/></draw:path><draw:path draw:style-name="gr3" draw:text-style-name="P77" svg:width="0.213cm" svg:height="0.191cm" svg:x="5.429cm" svg:y="1.633cm" svg:viewBox="0 0 214 192" svg:d="M151 154v38l63-5v-13c-30 0-34-4-34-23v-151l-62 5v13c30 0 33 4 33 23v77c0 36-20 64-51 64-35 0-38-19-38-40v-142l-62 5v13c32 0 32 1 32 38v64c0 34 0 72 65 72 24 0 43-12 54-38z"><text:p/></draw:path><draw:path draw:style-name="gr3" draw:text-style-name="P77" svg:width="0.138cm" svg:height="0.193cm" svg:x="5.664cm" svg:y="1.631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77" svg:width="0.09cm" svg:height="0.282cm" svg:x="5.83cm" svg:y="1.537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5.947cm" svg:y="1.633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93cm" svg:height="0.279cm" svg:x="6.179cm" svg:y="1.628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208cm" svg:height="0.298cm" svg:x="6.533cm" svg:y="1.528cm" svg:viewBox="0 0 209 299" svg:d="M146 271v28l63-5v-13c-29 0-34-4-34-24v-257l-60 5v13c30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77" svg:width="0.163cm" svg:height="0.193cm" svg:x="6.766cm" svg:y="1.631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329cm" svg:height="0.186cm" svg:x="6.954cm" svg:y="1.633cm" svg:viewBox="0 0 330 187" svg:d="M32 41v115c0 18-3 18-32 18v13c14 0 36-1 48-1 11 0 32 1 47 1v-13c-28 0-33 0-33-18v-79c0-45 30-67 57-67s32 22 32 46v100c0 18-5 18-33 18v13c14 0 36-1 48-1 10 0 33 1 48 1v-13c-29 0-34 0-34-18v-79c0-45 30-67 58-67 26 0 30 22 30 46v100c0 18-4 18-33 18v13c15 0 36-1 48-1 11 0 33 1 47 1v-13c-22 0-32 0-32-13v-81c0-36 0-49-14-64-6-8-20-16-44-16-36 0-55 25-61 41-6-36-37-41-57-41-31 0-51 18-62 44v-44l-60 5v13c30 0 32 4 32 23z"><text:p/></draw:path><draw:path draw:style-name="gr3" draw:text-style-name="P77" svg:width="0.187cm" svg:height="0.193cm" svg:x="7.305cm" svg:y="1.631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142cm" svg:height="0.186cm" svg:x="7.516cm" svg:y="1.633cm" svg:viewBox="0 0 143 187" svg:d="M59 47v-47l-59 5v13c30 0 32 4 32 23v115c0 18-3 18-32 18v13c17 0 36-1 48-1 17 0 37 0 55 1v-13h-9c-32 0-33-4-33-19v-66c0-42 18-79 51-79 2 0 3 0 4 0-2 1-9 6-9 16 0 12 8 18 18 18 7 0 18-4 18-18s-13-26-31-26c-32 0-47 29-53 47z"><text:p/></draw:path><draw:path draw:style-name="gr3" draw:text-style-name="P77" svg:width="0.193cm" svg:height="0.279cm" svg:x="7.68cm" svg:y="1.628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163cm" svg:height="0.193cm" svg:x="7.891cm" svg:y="1.631cm" svg:viewBox="0 0 164 194" svg:d="M36 84c2-64 38-74 53-74 43 0 48 56 48 74zM36 92h118c9 0 10 0 10-8 0-43-22-84-75-84-49 0-89 43-89 97 0 57 44 97 94 97 51 0 70-46 70-55 0-3-3-5-6-5s-4 3-4 6c-16 45-54 45-58 45-22 0-38-15-48-29-12-20-12-48-12-64z"><text:p/></draw:path><draw:path draw:style-name="gr3" draw:text-style-name="P77" svg:width="0.213cm" svg:height="0.186cm" svg:x="8.08cm" svg:y="1.633cm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77" svg:width="0.138cm" svg:height="0.193cm" svg:x="8.315cm" svg:y="1.631cm" svg:viewBox="0 0 139 194" svg:d="M74 108c10 1 44 8 44 38 0 22-15 39-48 39-35 0-51-24-58-60-1-5-2-7-6-7-6 0-6 3-6 10v57c0 7 0 9 5 9 2 0 2 0 11-8 1-1 1-1 8-10 18 18 37 18 46 18 49 0 69-28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77" svg:width="0.094cm" svg:height="0.293cm" svg:x="8.621cm" svg:y="1.528cm" svg:viewBox="0 0 95 294" svg:d="M61 0l-61 5v13c30 0 34 4 34 23v221c0 19-5 19-34 19v13c14-1 36-1 47-1s32 0 48 1v-13c-29 0-34 0-34-19z"><text:p/></draw:path><draw:path draw:style-name="gr3" draw:text-style-name="P77" svg:width="0.19cm" svg:height="0.193cm" svg:x="8.742cm" svg:y="1.631cm" svg:viewBox="0 0 191 194" svg:d="M124 157c1 18 13 35 32 35 10 0 35-6 35-41v-23h-11v23c0 25-10 29-14 29-15 0-16-19-16-22v-85c0-18 0-33-16-50-16-16-37-23-57-23-36 0-65 20-65 48 0 12 10 20 19 20 13 0 19-8 19-20 0-5-1-19-20-19 11-15 31-19 46-19 20 0 44 16 44 54v15c-22 1-50 3-78 15-31 14-42 37-42 56 0 35 41 44 68 44 28 0 47-16 56-37zM120 89v42c0 39-30 54-49 54-21 0-39-15-39-36 0-23 18-59 88-60z"><text:p/></draw:path><draw:path draw:style-name="gr3" draw:text-style-name="P77" svg:width="0.289cm" svg:height="0.186cm" svg:x="8.932cm" svg:y="1.638cm" svg:viewBox="0 0 290 187" svg:d="M254 41c8-22 22-28 36-28v-13c-9 1-22 1-31 1-12 0-31-1-39-1v13c15 0 24 9 24 21 0 2 0 2-2 8l-38 109-43-119c0-4-1-6-1-7 0-12 15-12 25-12v-13c-13 0-34 1-45 1-13 0-25 0-37-1v13c15 0 22 1 27 6 2 3 7 16 9 24l-36 102-41-113c-2-6-2-6-2-7 0-12 17-12 25-12v-13c-12 0-36 1-45 1-3 0-24 0-40-1v13c22 0 26 1 31 15l53 150c2 7 5 9 10 9 4 0 6-2 8-8l43-120 43 121c2 5 3 7 9 7 5 0 7-3 7-7z"><text:p/></draw:path><draw:path draw:style-name="gr3" draw:text-style-name="P77" svg:width="0.097cm" svg:height="0.421cm" svg:x="4.147cm" svg:y="2.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34cm" svg:height="0.112cm" svg:x="4.294cm" svg:y="2.176cm" svg:viewBox="0 0 235 113" svg:d="M235 16c0-15-1-16-14-16h-207c-7 0-14 0-14 8 0 9 7 9 14 9h204v81c0 8 0 15 9 15 8 0 8-7 8-15z"><text:p/></draw:path><draw:path draw:style-name="gr3" draw:text-style-name="P77" svg:width="0.289cm" svg:height="0.303cm" svg:x="4.566cm" svg:y="2.024cm" svg:viewBox="0 0 290 304" svg:d="M60 254c-16 28-32 35-52 36-4 0-8 0-8 9 0 1 2 5 6 5 11 0 24-3 36-3 13 0 29 3 42 3 2 0 8 0 8-9 0-5-3-5-7-5-9-1-20-4-20-15 0-5 3-10 6-16l32-54h107c0 9 7 66 7 71 0 13-23 14-31 14-6 0-11 0-11 9 0 5 6 5 6 5 18 0 37-3 54-3 11 0 36 3 47 3 4 0 8 0 8-9 0-5-4-5-9-5-27 0-27-3-28-15l-25-264c-1-9-1-11-10-11-6 0-8 2-9 7zM112 192l82-139 15 139z"><text:p/></draw:path><draw:path draw:style-name="gr3" draw:text-style-name="P77" svg:width="0.234cm" svg:height="0.261cm" svg:x="4.985cm" svg:y="2.075cm" svg:viewBox="0 0 235 262" svg:d="M127 8c-3-6-5-8-9-8-5 0-6 2-10 8l-106 238c-2 5-2 6-2 8 0 4 4 8 8 8s6 0 10-9l100-224 99 224c4 9 9 9 10 9 5 0 8-4 8-8 0-1 0-2-2-7z"><text:p/></draw:path><draw:path draw:style-name="gr3" draw:text-style-name="P77" svg:width="0.234cm" svg:height="0.112cm" svg:x="5.359cm" svg:y="2.176cm" svg:viewBox="0 0 235 113" svg:d="M235 16c0-15-1-16-14-16h-207c-7 0-14 0-14 8 0 9 7 9 14 9h204v81c0 8 0 15 9 15 8 0 8-7 8-15z"><text:p/></draw:path><draw:path draw:style-name="gr3" draw:text-style-name="P77" svg:width="0.301cm" svg:height="0.288cm" svg:x="5.635cm" svg:y="2.038cm" svg:viewBox="0 0 302 289" svg:d="M50 257c-4 15-4 19-38 19-8 0-12 0-12 8 0 5 4 5 12 5h150c67 0 118-50 118-91 0-31-26-55-66-60 43-8 88-40 88-79 0-33-27-59-79-59h-141c-9 0-12 0-12 8 0 5 3 5 10 5 2 0 9 0 17 1 7 0 11 2 11 8 0 0 0 2-1 7zM114 134l26-105c4-15 5-16 23-16h54c37 0 47 25 47 43 0 38-36 78-89 78zM95 276c-6 0-6 0-10 0-3-1-6-1-6-5 0-1 0-2 3-9l30-119h79c41 0 49 32 49 50 0 42-37 83-88 83z"><text:p/></draw:path><draw:path draw:style-name="gr3" draw:text-style-name="P77" svg:width="0.097cm" svg:height="0.421cm" svg:x="5.982cm" svg:y="2.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6.24cm" svg:y="2.075cm" svg:viewBox="0 0 235 262" svg:d="M233 17c2-5 2-6 2-9 0-4-3-8-8-8-4 0-7 2-10 10l-99 223-100-225c-4-7-6-8-10-8s-8 4-8 8c0 2 0 3 2 8l106 237c4 9 6 9 10 9s7-3 9-9z"><text:p/></draw:path><draw:path draw:style-name="gr3" draw:text-style-name="P77" svg:width="0.299cm" svg:height="0.306cm" svg:x="6.612cm" svg:y="2.02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288cm" svg:height="0.298cm" svg:x="2.567cm" svg:y="2.544cm" svg:viewBox="0 0 289 299" svg:d="M233 191c0 61-42 95-82 95-19 0-69-11-69-92v-162c0-15 0-19 32-19h11v-13c-15 1-46 1-63 1-16 0-48 0-62-1v13h11c32 0 32 4 32 19v161c0 59 51 106 107 106 49 0 88-40 94-89 2-7 2-11 2-29v-135c0-15 0-33 43-33v-13c-15 0-36 1-50 1-15 0-35-1-49-1v13c43 0 43 19 43 31z"><text:p/></draw:path><draw:path draw:style-name="gr3" draw:text-style-name="P77" svg:width="0.138cm" svg:height="0.193cm" svg:x="2.883cm" svg:y="2.644cm" svg:viewBox="0 0 139 194" svg:d="M74 108c10 1 44 8 44 38 0 22-15 39-48 39-35 0-51-24-58-60-1-5-2-7-6-7-6 0-6 3-6 10v57c0 7 0 9 5 9 2 0 2 0 11-8 1-1 1-1 8-10 18 18 37 18 46 18 49 0 69-28 69-58 0-23-13-35-18-41-14-13-31-16-48-21-24-4-53-9-53-33 0-15 11-34 48-34 46 0 50 39 50 53 0 4 4 4 4 4 6 0 6-3 6-11v-42c0-9 0-11-4-11-2 0-3 0-9 5-1 2-6 6-7 7-16-12-34-12-40-12-51 0-68 29-68 52 0 15 7 27 18 37 13 9 26 13 56 19z"><text:p/></draw:path><draw:path draw:style-name="gr3" draw:text-style-name="P77" svg:width="0.09cm" svg:height="0.282cm" svg:x="3.048cm" svg:y="2.55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3.166cm" svg:y="2.646cm" svg:viewBox="0 0 214 187" svg:d="M32 41v115c0 19-3 19-32 19v12c14 0 36-1 48-1 11 0 32 1 47 1v-12c-28 0-33 0-33-19v-79c0-45 30-67 57-67s32 22 32 46v100c0 19-5 19-33 19v12c14 0 37-1 48-1 10 0 33 1 48 1v-12c-23 0-34 0-34-14v-81c0-36 0-49-13-64-6-8-21-16-45-16-31 0-50 18-62 44v-44l-60 5v13c30 0 32 4 32 23z"><text:p/></draw:path><draw:path draw:style-name="gr3" draw:text-style-name="P77" svg:width="0.193cm" svg:height="0.279cm" svg:x="3.399cm" svg:y="2.641cm" svg:viewBox="0 0 194 280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4 94 54 50 0 94-23 94-56 0-15-7-36-27-49-24-11-48-11-73-11-11 0-29 0-33 0-13-2-23-15-23-28zM94 269c-44 0-72-22-72-43s16-36 34-36h26c36 0 84 0 84 36 0 21-30 43-72 43z"><text:p/></draw:path><draw:path draw:style-name="gr3" draw:text-style-name="P77" svg:width="0.208cm" svg:height="0.298cm" svg:x="3.753cm" svg:y="2.54cm" svg:viewBox="0 0 209 299" svg:d="M146 271v28l63-5v-13c-29 0-34-4-34-24v-257l-60 5v13c29 0 33 4 33 23v91c-12-14-30-25-54-25-50 0-94 41-94 96 0 54 41 96 90 96 28 0 47-15 56-28zM146 157v87c0 8 0 8-4 15-12 21-32 30-50 30-19 0-34-11-45-27-11-17-11-41-11-58s0-42 12-61c10-13 25-27 48-27 16 0 32 6 46 26 4 7 4 8 4 15z"><text:p/></draw:path><draw:path draw:style-name="gr3" draw:text-style-name="P77" svg:width="0.09cm" svg:height="0.282cm" svg:x="3.987cm" svg:y="2.55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38cm" svg:height="0.193cm" svg:x="4.104cm" svg:y="2.644cm" svg:viewBox="0 0 139 194" svg:d="M74 108c10 1 44 8 44 38 0 22-15 39-48 39-35 0-51-24-58-60-1-5-2-7-6-7-6 0-6 3-6 10v57c0 7 0 9 5 9 2 0 2 0 11-8 1-1 1-1 8-10 18 18 37 18 46 18 49 0 69-28 69-58 0-23-13-35-18-41-14-13-31-16-48-21-24-4-53-9-53-33 0-15 11-34 48-34 46 0 50 39 50 53 0 4 4 4 4 4 6 0 6-3 6-11v-42c0-9 0-11-4-11-2 0-3 0-9 5-1 2-6 6-7 7-16-12-34-12-40-12-51 0-68 29-68 52 0 15 7 27 18 37 13 9 26 13 56 19z"><text:p/></draw:path><draw:path draw:style-name="gr3" draw:text-style-name="P77" svg:width="0.132cm" svg:height="0.264cm" svg:x="4.264cm" svg:y="2.573cm" svg:viewBox="0 0 133 265" svg:d="M65 91h61v-13h-61v-78h-10c0 35-14 79-55 82v9h36v118c0 51 40 56 55 56 30 0 42-30 42-56v-25h-11v24c0 30-13 46-28 46-29 0-29-38-29-45z"><text:p/></draw:path><draw:path draw:style-name="gr3" draw:text-style-name="P77" svg:width="0.142cm" svg:height="0.186cm" svg:x="4.432cm" svg:y="2.646cm" svg:viewBox="0 0 143 187" svg:d="M59 47v-47l-59 5v13c30 0 32 4 32 23v115c0 19-3 19-32 19v12c17 0 36-1 48-1 17 0 37 0 55 1v-12h-9c-32 0-33-5-33-20v-66c0-42 18-79 51-79 2 0 3 0 4 0-2 1-9 6-9 16 0 12 8 18 18 18 7 0 18-4 18-18s-13-26-31-26c-32 0-47 29-53 47z"><text:p/></draw:path><draw:path draw:style-name="gr3" draw:text-style-name="P77" svg:width="0.09cm" svg:height="0.282cm" svg:x="4.599cm" svg:y="2.55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08cm" svg:height="0.298cm" svg:x="4.714cm" svg:y="2.54cm" svg:viewBox="0 0 209 299" svg:d="M61 134v-134l-61 5v13c30 0 32 4 32 23v253h11c1-1 4-7 16-26 6 9 25 31 55 31 52 0 95-42 95-96s-42-96-90-96c-33 0-51 20-58 27zM62 246v-88c0-8 0-8 5-15 17-24 40-27 51-27 19 0 33 11 43 27 12 18 13 42 13 59 0 16-1 40-13 60-10 13-25 27-48 27-19 0-34-11-45-26-6-9-6-10-6-17z"><text:p/></draw:path><draw:path draw:style-name="gr3" draw:text-style-name="P77" svg:width="0.213cm" svg:height="0.191cm" svg:x="4.949cm" svg:y="2.646cm" svg:viewBox="0 0 214 192" svg:d="M151 154v38l63-5v-13c-30 0-34-4-34-23v-151l-62 5v13c30 0 33 4 33 23v77c0 36-20 64-51 64-35 0-38-19-38-40v-142l-62 5v13c32 0 32 1 32 38v64c0 34 0 72 66 72 23 0 42-12 53-38z"><text:p/></draw:path><draw:path draw:style-name="gr3" draw:text-style-name="P77" svg:width="0.09cm" svg:height="0.282cm" svg:x="5.184cm" svg:y="2.55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32cm" svg:height="0.264cm" svg:x="5.296cm" svg:y="2.573cm" svg:viewBox="0 0 133 265" svg:d="M65 91h61v-13h-61v-78h-10c0 35-14 79-55 82v9h36v118c0 51 40 56 55 56 30 0 42-30 42-56v-25h-11v24c0 30-13 46-28 46-29 0-29-38-29-45z"><text:p/></draw:path><draw:path draw:style-name="gr3" draw:text-style-name="P77" svg:width="0.09cm" svg:height="0.282cm" svg:x="5.466cm" svg:y="2.55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07cm" svg:height="0.186cm" svg:x="5.578cm" svg:y="2.651cm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77" svg:width="0.09cm" svg:height="0.282cm" svg:x="5.806cm" svg:y="2.55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32cm" svg:height="0.264cm" svg:x="5.917cm" svg:y="2.573cm" svg:viewBox="0 0 133 265" svg:d="M65 91h61v-13h-61v-78h-10c0 35-14 79-55 82v9h36v118c0 51 40 56 55 56 30 0 42-30 42-56v-25h-11v24c0 30-13 46-28 46-29 0-29-38-29-45z"><text:p/></draw:path><draw:path draw:style-name="gr3" draw:text-style-name="P77" svg:width="0.207cm" svg:height="0.268cm" svg:x="6.069cm" svg:y="2.651cm" svg:viewBox="0 0 208 269" svg:d="M168 41c11-28 32-28 40-28v-13c-10 1-23 1-33 1-7 0-27-1-37-1v13c13 0 20 9 20 18 0 5 0 5-2 10l-43 105-47-115c-1-3-2-5-2-7 0-11 15-11 24-11v-13c-12 0-40 1-47 1-11 0-29 0-41-1v13c20 0 29 0 35 15l63 154c-2 6-8 20-10 26-10 22-22 52-48 52-4 0-14 0-21-8 13-1 17-11 17-18 0-11-8-17-18-17-8 0-18 5-18 18 0 19 18 34 40 34 25 0 44-24 54-48z"><text:p/></draw:path><draw:path draw:style-name="gr3" draw:text-style-name="P77" svg:width="0.187cm" svg:height="0.193cm" svg:x="6.437cm" svg:y="2.644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136cm" svg:height="0.298cm" svg:x="6.648cm" svg:y="2.535cm" svg:viewBox="0 0 137 299" svg:d="M60 116v-49c0-37 20-57 40-57 1 0 7 0 13 2-5 2-12 7-12 18 0 10 7 18 18 18 13 0 18-8 18-18 0-16-15-30-37-30-30 0-66 22-66 67v49h-34v12h34v138c0 20-5 20-34 20v13c17-1 37-3 49-3 17 0 36 0 54 3v-13h-9c-32 0-33-5-33-21v-137h49v-12z"><text:p/></draw:path><draw:path draw:style-name="gr3" draw:text-style-name="P77" svg:width="0.234cm" svg:height="0.261cm" svg:x="6.928cm" svg:y="2.58cm" svg:viewBox="0 0 235 262" svg:d="M233 17c2-5 2-6 2-9 0-4-3-8-8-8-4 0-7 2-10 10l-99 223-100-225c-4-7-6-8-10-8s-8 4-8 8c0 2 0 3 2 8l106 237c4 9 6 9 10 9s7-3 9-9z"><text:p/></draw:path><draw:path draw:style-name="gr3" draw:text-style-name="P77" svg:width="0.18cm" svg:height="0.191cm" svg:x="7.204cm" svg:y="2.646cm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77" svg:width="0.185cm" svg:height="0.191cm" svg:x="7.402cm" svg:y="2.646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77" svg:width="0.162cm" svg:height="0.191cm" svg:x="7.629cm" svg:y="2.646cm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77" svg:width="0.172cm" svg:height="0.191cm" svg:x="7.818cm" svg:y="2.646cm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77" svg:width="0.234cm" svg:height="0.261cm" svg:x="8.126cm" svg:y="2.58cm" svg:viewBox="0 0 235 262" svg:d="M127 8c-3-6-5-8-9-8-5 0-6 2-10 8l-106 238c-2 5-2 6-2 8 0 4 4 8 8 8s6 0 10-9l100-224 99 224c4 9 9 9 10 9 5 0 8-4 8-8 0-1 0-2-2-7z"><text:p/></draw:path><draw:path draw:style-name="gr3" draw:text-style-name="P77" svg:width="0.097cm" svg:height="0.421cm" svg:x="3.585cm" svg:y="3.021cm" svg:viewBox="0 0 98 422" svg:d="M98 419c0-1 0-3-7-10-53-53-66-133-66-198 0-73 16-146 69-199 4-5 4-6 4-8 0-3-1-4-4-4-4 0-42 29-68 83-21 45-26 92-26 128 0 33 5 84 28 132 26 53 62 79 66 79 3 0 4-1 4-3z"><text:p/></draw:path><draw:path draw:style-name="gr3" draw:text-style-name="P77" svg:width="0.234cm" svg:height="0.112cm" svg:x="3.73cm" svg:y="3.188cm" svg:viewBox="0 0 235 113" svg:d="M235 16c0-15-1-16-14-16h-207c-7 0-14 0-14 8 0 9 7 9 14 9h204v81c0 8 0 15 9 15 8 0 8-7 8-15z"><text:p/></draw:path><draw:path draw:style-name="gr3" draw:text-style-name="P77" svg:width="0.289cm" svg:height="0.303cm" svg:x="4.002cm" svg:y="3.036cm" svg:viewBox="0 0 290 304" svg:d="M60 254c-16 28-32 35-52 36-4 0-8 0-8 9 0 1 2 5 6 5 11 0 24-3 36-3 13 0 29 3 42 3 2 0 8 0 8-9 0-5-3-5-7-5-9-1-20-4-20-15 0-5 3-10 7-16l31-54h107c0 9 7 66 7 71 0 13-23 14-31 14-6 0-11 0-11 9 0 5 6 5 7 5 17 0 36-3 53-3 11 0 36 3 47 3 4 0 8 0 8-9 0-5-4-5-9-5-27 0-27-3-28-15l-25-264c-1-9-1-11-10-11-6 0-8 2-9 7zM112 192l82-139 15 139z"><text:p/></draw:path><draw:path draw:style-name="gr3" draw:text-style-name="P77" svg:width="0.234cm" svg:height="0.261cm" svg:x="4.421cm" svg:y="3.086cm" svg:viewBox="0 0 235 262" svg:d="M233 17c2-5 2-6 2-9 0-4-3-8-8-8-4 0-7 2-10 10l-99 223-100-225c-4-7-6-8-10-8s-8 4-8 8c0 2 0 3 2 8l106 237c4 9 6 9 10 9s7-3 9-9z"><text:p/></draw:path><draw:path draw:style-name="gr3" draw:text-style-name="P77" svg:width="0.299cm" svg:height="0.306cm" svg:x="4.793cm" svg:y="3.041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5.128cm" svg:y="3.021cm" svg:viewBox="0 0 98 422" svg:d="M98 211c0-32-4-84-27-132-25-51-63-79-67-79-2 0-4 2-4 4s0 3 7 9c43 42 67 109 67 198 0 72-15 147-68 199-6 6-6 8-6 9 0 2 2 3 4 3 4 0 43-28 68-82 22-46 26-93 26-129z"><text:p/></draw:path><draw:path draw:style-name="gr3" draw:text-style-name="P77" svg:width="0.234cm" svg:height="0.261cm" svg:x="5.385cm" svg:y="3.086cm" svg:viewBox="0 0 235 262" svg:d="M127 8c-3-6-5-8-9-8-5 0-6 2-10 8l-106 238c-2 5-2 6-2 8 0 4 4 8 8 8s6 0 10-9l100-224 99 224c4 9 9 9 10 9 5 0 8-4 8-8 0-1 0-2-2-7z"><text:p/></draw:path><draw:path draw:style-name="gr3" draw:text-style-name="P77" svg:width="0.097cm" svg:height="0.421cm" svg:x="5.778cm" svg:y="3.021cm" svg:viewBox="0 0 98 422" svg:d="M98 419c0-1 0-3-7-10-53-53-66-133-66-198 0-73 16-146 69-199 4-5 4-6 4-8 0-3-1-4-4-4-4 0-42 29-68 83-21 45-26 92-26 128 0 33 5 84 28 132 26 53 62 79 66 79 3 0 4-1 4-3z"><text:p/></draw:path><draw:path draw:style-name="gr3" draw:text-style-name="P77" svg:width="0.234cm" svg:height="0.112cm" svg:x="5.923cm" svg:y="3.188cm" svg:viewBox="0 0 235 113" svg:d="M235 16c0-15-1-16-14-16h-207c-7 0-14 0-14 8 0 9 7 9 14 9h204v81c0 8 0 15 9 15 8 0 8-7 8-15z"><text:p/></draw:path><draw:path draw:style-name="gr3" draw:text-style-name="P77" svg:width="0.301cm" svg:height="0.288cm" svg:x="6.199cm" svg:y="3.0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234cm" svg:height="0.261cm" svg:x="6.64cm" svg:y="3.086cm" svg:viewBox="0 0 235 262" svg:d="M233 17c2-5 2-6 2-9 0-4-3-8-8-8-4 0-7 2-10 10l-99 223-100-225c-4-7-6-8-10-8s-8 4-8 8c0 2 0 3 2 8l106 237c4 9 6 9 10 9s7-3 9-9z"><text:p/></draw:path><draw:path draw:style-name="gr3" draw:text-style-name="P77" svg:width="0.299cm" svg:height="0.306cm" svg:x="7.013cm" svg:y="3.041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7.347cm" svg:y="3.021cm" svg:viewBox="0 0 98 422" svg:d="M98 211c0-32-4-84-27-132-25-51-63-79-67-79-2 0-4 2-4 4s0 3 7 9c43 42 67 109 67 198 0 72-15 147-68 199-6 6-6 8-6 9 0 2 2 3 4 3 4 0 43-28 68-82 22-46 26-93 26-129z"><text:p/></draw:path><draw:path draw:style-name="gr3" draw:text-style-name="P77" svg:width="0.288cm" svg:height="0.298cm" svg:x="1.8cm" svg:y="3.557cm" svg:viewBox="0 0 289 299" svg:d="M233 191c0 61-42 95-82 95-19 0-69-11-69-92v-162c0-14 1-19 32-19h11v-13c-15 1-46 1-63 1-15 0-48 0-62-1v13h11c32 0 32 5 32 19v161c0 59 51 106 107 106 49 0 88-40 94-88 2-8 2-12 2-30v-135c0-15 0-33 43-33v-13c-15 0-36 1-50 1-15 0-35-1-49-1v13c43 0 43 19 43 31z"><text:p/></draw:path><draw:path draw:style-name="gr3" draw:text-style-name="P77" svg:width="0.138cm" svg:height="0.193cm" svg:x="2.116cm" svg:y="3.655cm" svg:viewBox="0 0 139 194" svg:d="M74 108c10 1 44 8 44 38 0 22-15 39-48 39-35 0-51-24-58-60-1-5-2-7-6-7-6 0-6 3-6 10v57c0 7 0 9 5 9 2 0 2 0 11-8 1-1 1-1 8-10 18 18 37 18 46 18 49 0 69-28 69-58 0-23-13-35-18-41-14-13-31-16-48-21-24-4-53-9-53-33 0-15 11-34 48-34 46 0 50 39 50 53 0 4 4 4 4 4 6 0 6-3 6-11v-42c0-9 0-11-4-11-2 0-3 0-9 5-1 2-6 6-7 7-16-12-34-12-40-12-51 0-68 29-68 52 0 15 7 27 18 37 13 9 26 13 56 19z"><text:p/></draw:path><draw:path draw:style-name="gr3" draw:text-style-name="P77" svg:width="0.09cm" svg:height="0.282cm" svg:x="2.283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2.399cm" svg:y="3.657cm" svg:viewBox="0 0 214 187" svg:d="M32 41v115c0 19-3 19-32 19v12c14 0 36-1 48-1 11 0 32 1 47 1v-12c-28 0-33 0-33-19v-79c0-45 30-67 57-67s32 22 32 46v100c0 19-5 19-33 19v12c14 0 37-1 48-1 10 0 33 1 48 1v-12c-23 0-34 0-34-14v-81c0-36 0-49-13-64-6-8-21-16-45-16-31 0-50 18-62 44v-44l-60 5v13c30 0 32 4 32 23z"><text:p/></draw:path><draw:path draw:style-name="gr3" draw:text-style-name="P77" svg:width="0.193cm" svg:height="0.277cm" svg:x="2.632cm" svg:y="3.653cm" svg:viewBox="0 0 194 278" svg:d="M83 119c-37 0-37-42-37-52 0-12 0-25 6-36 3-5 13-17 31-17 36 0 36 42 36 52 0 12 0 25-6 36-5 6-15 17-30 17zM32 136c0-3 0-12 9-21 15 12 33 13 42 13 39 0 68-28 68-61 0-17-7-31-18-41 16-14 31-16 39-16 1 0 3 0 3 0-5 2-6 7-6 12 0 7 6 12 12 12 4 0 13-3 13-12s-6-22-22-22c-9 0-27 2-45 20-18-14-36-15-44-15-40 0-70 29-70 61 0 19 10 35 21 44-6 6-14 21-14 35 0 13 6 30 20 37-27 8-40 27-40 44 0 30 42 52 94 52 50 0 94-21 94-54 0-15-7-36-27-49-24-11-48-11-73-11-11 0-29 0-33 0-13-2-23-15-23-28zM94 269c-44 0-72-22-72-43s16-36 34-36h26c36 0 84 0 84 36 0 21-30 43-72 43z"><text:p/></draw:path><draw:path draw:style-name="gr3" draw:text-style-name="P77" svg:width="0.142cm" svg:height="0.186cm" svg:x="2.983cm" svg:y="3.657cm" svg:viewBox="0 0 143 187" svg:d="M59 47v-47l-59 5v13c30 0 32 4 32 23v115c0 19-3 19-32 19v12c17 0 36-1 48-1 17 0 37 0 55 1v-12h-9c-32 0-33-5-33-20v-66c0-42 18-79 51-79 2 0 3 0 4 0-2 1-9 6-9 16 0 12 8 18 18 18 7 0 18-4 18-18s-13-26-31-26c-32 0-47 29-53 47z"><text:p/></draw:path><draw:path draw:style-name="gr3" draw:text-style-name="P77" svg:width="0.163cm" svg:height="0.193cm" svg:x="3.149cm" svg:y="3.655cm" svg:viewBox="0 0 164 194" svg:d="M36 84c2-64 38-74 53-74 43 0 48 56 48 74zM36 92h118c9 0 10 0 10-8 0-43-22-84-75-84-49 0-89 44-89 97 0 57 44 97 94 97 51 0 70-46 70-55 0-3-3-5-6-5s-4 3-4 6c-16 45-54 45-58 45-22 0-38-15-48-29-12-20-12-48-12-64z"><text:p/></draw:path><draw:path draw:style-name="gr3" draw:text-style-name="P77" svg:width="0.207cm" svg:height="0.186cm" svg:x="3.331cm" svg:y="3.662cm" svg:viewBox="0 0 208 187" svg:d="M168 41c4-10 12-28 40-28v-13c-10 1-23 1-33 1-9 0-29-1-37-1v13c17 0 22 10 22 18 0 5-2 5-4 10l-43 109-48-119c-1-5-1-6-1-7 0-11 15-11 24-11v-13c-14 0-38 1-47 1-11 0-29 0-41-1v13c26 0 29 3 34 16l61 151c2 5 3 7 8 7 6 0 9-3 10-7z"><text:p/></draw:path><draw:path draw:style-name="gr3" draw:text-style-name="P77" svg:width="0.163cm" svg:height="0.193cm" svg:x="3.547cm" svg:y="3.655cm" svg:viewBox="0 0 164 194" svg:d="M36 84c2-64 38-74 53-74 43 0 48 56 48 74zM36 92h118c9 0 10 0 10-8 0-43-22-84-75-84-49 0-89 44-89 97 0 57 44 97 94 97 51 0 70-46 70-55 0-3-3-5-6-5s-4 3-4 6c-16 45-54 45-58 45-22 0-38-15-48-29-12-20-12-48-12-64z"><text:p/></draw:path><draw:path draw:style-name="gr3" draw:text-style-name="P77" svg:width="0.142cm" svg:height="0.186cm" svg:x="3.735cm" svg:y="3.657cm" svg:viewBox="0 0 143 187" svg:d="M59 47v-47l-59 5v13c30 0 32 4 32 23v115c0 19-3 19-32 19v12c17 0 36-1 48-1 17 0 37 0 55 1v-12h-9c-32 0-33-5-33-20v-66c0-42 18-79 51-79 2 0 3 0 4 0-2 1-9 6-9 16 0 12 8 18 18 18 7 0 18-4 18-18s-13-26-31-26c-32 0-47 29-53 47z"><text:p/></draw:path><draw:path draw:style-name="gr3" draw:text-style-name="P77" svg:width="0.138cm" svg:height="0.193cm" svg:x="3.901cm" svg:y="3.655cm" svg:viewBox="0 0 139 194" svg:d="M74 108c10 1 44 8 44 38 0 22-15 39-48 39-35 0-51-24-58-60-1-5-2-7-6-7-6 0-6 3-6 10v57c0 7 0 9 5 9 2 0 2 0 11-8 1-1 1-1 8-10 18 18 37 18 46 18 49 0 69-28 69-58 0-23-13-35-18-41-14-13-31-16-48-21-24-4-53-9-53-33 0-15 11-34 48-34 46 0 50 39 50 53 0 4 4 4 4 4 6 0 6-3 6-11v-42c0-9 0-11-4-11-2 0-3 0-9 5-1 2-6 6-7 7-16-12-34-12-40-12-51 0-68 29-68 52 0 15 7 27 18 37 13 9 26 13 56 19z"><text:p/></draw:path><draw:path draw:style-name="gr3" draw:text-style-name="P77" svg:width="0.163cm" svg:height="0.193cm" svg:x="4.066cm" svg:y="3.655cm" svg:viewBox="0 0 164 194" svg:d="M36 84c2-64 38-74 53-74 43 0 48 56 48 74zM36 92h118c9 0 10 0 10-8 0-43-22-84-75-84-49 0-89 44-89 97 0 57 44 97 94 97 51 0 70-46 70-55 0-3-3-5-6-5s-4 3-4 6c-16 45-54 45-58 45-22 0-38-15-48-29-12-20-12-48-12-64z"><text:p/></draw:path><draw:path draw:style-name="gr3" draw:text-style-name="P77" svg:width="0.187cm" svg:height="0.193cm" svg:x="4.393cm" svg:y="3.655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136cm" svg:height="0.298cm" svg:x="4.607cm" svg:y="3.547cm" svg:viewBox="0 0 137 299" svg:d="M60 116v-49c0-37 20-57 40-57 1 0 8 0 13 2-5 2-12 7-12 18 0 10 7 18 18 18 13 0 18-8 18-18 0-16-15-30-37-30-30 0-66 22-66 67v49h-34v12h34v138c0 20-5 20-34 20v13c17-1 37-3 49-3 17 0 36 0 54 3v-13h-9c-32 0-33-5-33-21v-137h49v-12z"><text:p/></draw:path><draw:path draw:style-name="gr3" draw:text-style-name="P77" svg:width="0.09cm" svg:height="0.282cm" svg:x="4.876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329cm" svg:height="0.186cm" svg:x="4.992cm" svg:y="3.657cm" svg:viewBox="0 0 330 187" svg:d="M32 41v115c0 19-4 19-32 19v12c14 0 36-1 48-1 11 0 32 1 47 1v-12c-28 0-33 0-33-19v-79c0-45 30-67 57-67s32 22 32 46v100c0 19-5 19-33 19v12c14 0 36-1 48-1 10 0 33 1 48 1v-12c-29 0-34 0-34-19v-79c0-45 30-67 58-67 26 0 30 22 30 46v100c0 19-4 19-33 19v12c15 0 36-1 48-1 11 0 33 1 47 1v-12c-22 0-32 0-32-14v-81c0-36 0-49-14-64-6-8-20-16-44-16-36 0-55 26-61 41-6-36-37-41-57-41-31 0-51 18-62 44v-44l-60 5v13c30 0 32 4 32 23z"><text:p/></draw:path><draw:path draw:style-name="gr3" draw:text-style-name="P77" svg:width="0.208cm" svg:height="0.268cm" svg:x="5.343cm" svg:y="3.657cm" svg:viewBox="0 0 209 269" svg:d="M61 28v-28l-61 5v13c30 0 32 2 32 22v198c0 19-3 19-32 19v12c14 0 36-1 47-1 12 0 33 1 48 1v-12c-28 0-33 0-33-19v-72-4c3 7 21 30 52 30 52 0 95-41 95-96 0-54-41-96-89-96-32 0-50 18-59 28zM62 139v-95c12-21 33-33 56-33 30 0 56 37 56 85 0 50-30 86-61 86-17 0-34-8-45-26-6-8-6-10-6-17z"><text:p/></draw:path><draw:path draw:style-name="gr3" draw:text-style-name="P77" svg:width="0.094cm" svg:height="0.293cm" svg:x="5.579cm" svg:y="3.551cm" svg:viewBox="0 0 95 294" svg:d="M61 0l-61 5v12c30 0 34 5 34 24v221c0 19-5 19-34 19v13c14-1 36-1 47-1s32 0 48 1v-13c-29 0-34 0-34-19z"><text:p/></draw:path><draw:path draw:style-name="gr3" draw:text-style-name="P77" svg:width="0.09cm" svg:height="0.282cm" svg:x="5.697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6cm" svg:height="0.193cm" svg:x="5.813cm" svg:y="3.655cm" svg:viewBox="0 0 161 194" svg:d="M36 98c0-69 34-87 56-87 4 0 30 1 46 15-18 2-20 15-20 20 0 10 8 19 19 19 12 0 20-7 20-19 0-29-32-46-65-46-52 0-92 46-92 98 0 54 42 96 91 96 57 0 70-50 70-55 0-3-4-3-5-3-4 0-5 1-5 3-13 40-41 46-56 46-22 0-59-19-59-87z"><text:p/></draw:path><draw:path draw:style-name="gr3" draw:text-style-name="P77" svg:width="0.19cm" svg:height="0.193cm" svg:x="6.005cm" svg:y="3.655cm" svg:viewBox="0 0 191 194" svg:d="M122 157c3 18 15 35 34 35 10 0 35-6 35-40v-24h-11v24c0 24-10 28-14 28-15 0-16-19-16-22v-85c0-18 0-33-16-50-16-16-37-23-57-23-36 0-65 20-65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77" svg:width="0.131cm" svg:height="0.264cm" svg:x="6.205cm" svg:y="3.585cm" svg:viewBox="0 0 132 265" svg:d="M65 91h61v-13h-61v-78h-10c0 35-14 79-55 82v9h36v117c0 52 40 57 55 57 30 0 41-30 41-57v-24h-10v24c0 30-13 46-28 46-29 0-29-38-29-45z"><text:p/></draw:path><draw:path draw:style-name="gr3" draw:text-style-name="P77" svg:width="0.09cm" svg:height="0.282cm" svg:x="6.375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87cm" svg:height="0.193cm" svg:x="6.49cm" svg:y="3.655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213cm" svg:height="0.186cm" svg:x="6.703cm" svg:y="3.657cm" svg:viewBox="0 0 214 187" svg:d="M32 41v115c0 19-3 19-32 19v12c14 0 36-1 48-1 11 0 32 1 47 1v-12c-28 0-33 0-33-19v-79c0-45 30-67 57-67s32 22 32 46v100c0 19-5 19-33 19v12c14 0 37-1 48-1 10 0 33 1 48 1v-12c-23 0-34 0-34-14v-81c0-36 0-49-13-64-6-8-21-16-45-16-31 0-50 18-62 44v-44l-60 5v13c30 0 32 4 32 23z"><text:p/></draw:path><draw:path draw:style-name="gr3" draw:text-style-name="P77" svg:width="0.163cm" svg:height="0.193cm" svg:x="7.075cm" svg:y="3.655cm" svg:viewBox="0 0 164 194" svg:d="M36 84c2-64 38-74 53-74 43 0 48 56 48 74zM36 92h118c9 0 10 0 10-8 0-43-22-84-75-84-49 0-89 44-89 97 0 57 44 97 94 97 51 0 70-46 70-55 0-3-3-5-6-5s-4 3-4 6c-16 45-54 45-58 45-22 0-38-15-48-29-12-20-12-48-12-64z"><text:p/></draw:path><draw:path draw:style-name="gr3" draw:text-style-name="P77" svg:width="0.094cm" svg:height="0.293cm" svg:x="7.266cm" svg:y="3.551cm" svg:viewBox="0 0 95 294" svg:d="M61 0l-61 5v12c30 0 34 5 34 24v221c0 19-5 19-34 19v13c14-1 36-1 47-1s32 0 48 1v-13c-29 0-34 0-34-19z"><text:p/></draw:path><draw:path draw:style-name="gr3" draw:text-style-name="P77" svg:width="0.09cm" svg:height="0.282cm" svg:x="7.383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329cm" svg:height="0.186cm" svg:x="7.5cm" svg:y="3.657cm" svg:viewBox="0 0 330 187" svg:d="M32 41v115c0 19-4 19-32 19v12c14 0 36-1 48-1 11 0 32 1 47 1v-12c-28 0-33 0-33-19v-79c0-45 30-67 57-67s32 22 32 46v100c0 19-5 19-33 19v12c14 0 36-1 48-1 10 0 33 1 48 1v-12c-29 0-34 0-34-19v-79c0-45 30-67 58-67 25 0 30 22 30 46v100c0 19-5 19-33 19v12c15 0 36-1 48-1 11 0 33 1 47 1v-12c-22 0-32 0-32-14v-81c0-36 0-49-14-64-6-8-20-16-44-16-36 0-55 26-61 41-6-36-37-41-57-41-31 0-51 18-62 44v-44l-60 5v13c30 0 32 4 32 23z"><text:p/></draw:path><draw:path draw:style-name="gr3" draw:text-style-name="P77" svg:width="0.09cm" svg:height="0.282cm" svg:x="7.852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213cm" svg:height="0.186cm" svg:x="7.968cm" svg:y="3.657cm" svg:viewBox="0 0 214 187" svg:d="M32 41v115c0 19-3 19-32 19v12c14 0 36-1 48-1 11 0 32 1 47 1v-12c-28 0-33 0-33-19v-79c0-45 30-67 57-67s32 22 32 46v100c0 19-5 19-33 19v12c14 0 37-1 48-1 10 0 33 1 48 1v-12c-23 0-34 0-34-14v-81c0-36 0-49-13-64-6-8-21-16-45-16-31 0-50 18-62 44v-44l-60 5v13c30 0 32 4 32 23z"><text:p/></draw:path><draw:path draw:style-name="gr3" draw:text-style-name="P77" svg:width="0.09cm" svg:height="0.282cm" svg:x="8.204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9cm" svg:height="0.193cm" svg:x="8.324cm" svg:y="3.655cm" svg:viewBox="0 0 191 194" svg:d="M122 157c3 18 15 35 34 35 10 0 35-6 35-40v-24h-11v24c0 24-10 28-14 28-15 0-16-19-16-22v-85c0-18 0-33-16-50-16-16-37-23-58-23-35 0-64 20-64 48 0 12 10 20 19 20 12 0 19-8 19-20 0-5-1-19-20-19 11-15 31-19 46-19 20 0 44 16 44 54v15c-22 1-50 3-78 15-31 14-42 37-42 56 0 35 41 44 68 44 28 0 47-16 54-37zM120 89v42c0 39-30 54-49 54-21 0-39-15-39-36 0-23 18-59 88-60z"><text:p/></draw:path><draw:path draw:style-name="gr3" draw:text-style-name="P77" svg:width="0.131cm" svg:height="0.264cm" svg:x="8.525cm" svg:y="3.585cm" svg:viewBox="0 0 132 265" svg:d="M65 91h61v-13h-61v-78h-10c0 35-14 79-55 82v9h36v117c0 52 40 57 55 57 30 0 41-30 41-57v-24h-10v24c0 30-13 46-28 46-29 0-29-38-29-45z"><text:p/></draw:path><draw:path draw:style-name="gr3" draw:text-style-name="P77" svg:width="0.09cm" svg:height="0.282cm" svg:x="8.696cm" svg:y="3.561cm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77" svg:width="0.187cm" svg:height="0.193cm" svg:x="8.811cm" svg:y="3.655cm" svg:viewBox="0 0 188 194" svg:d="M188 98c0-52-43-98-94-98-53 0-94 46-94 98 0 56 44 96 94 96 51 0 94-42 94-96zM94 185c-18 0-36-10-48-29-10-19-10-44-10-60 0-17 0-40 10-59s31-27 48-27c19 0 37 8 48 26 10 19 10 43 10 60 0 16 0 38-9 56-9 20-28 33-49 33z"><text:p/></draw:path><draw:path draw:style-name="gr3" draw:text-style-name="P77" svg:width="0.213cm" svg:height="0.186cm" svg:x="9.023cm" svg:y="3.657cm" svg:viewBox="0 0 214 187" svg:d="M32 41v115c0 19-3 19-32 19v12c14 0 36-1 48-1 11 0 32 1 47 1v-12c-28 0-33 0-33-19v-79c0-45 30-67 57-67s32 22 32 46v100c0 19-5 19-33 19v12c14 0 37-1 48-1 10 0 33 1 48 1v-12c-23 0-34 0-34-14v-81c0-36 0-49-13-64-6-8-21-16-45-16-31 0-50 18-62 44v-44l-60 5v13c30 0 32 4 32 23z"><text:p/></draw:path><draw:path draw:style-name="gr3" draw:text-style-name="P77" svg:width="0.097cm" svg:height="0.421cm" svg:x="3.666cm" svg:y="4.034cm" svg:viewBox="0 0 98 422" svg:d="M98 419c0-1 0-3-7-10-53-53-66-133-66-198 0-73 16-146 69-199 4-5 4-6 4-8 0-3-1-4-4-4-4 0-42 29-68 83-21 45-26 92-26 128 0 33 5 84 28 132 26 53 62 79 66 79 3 0 4-1 4-3z"><text:p/></draw:path><draw:path draw:style-name="gr3" draw:text-style-name="P77" svg:width="0.289cm" svg:height="0.303cm" svg:x="3.802cm" svg:y="4.049cm" svg:viewBox="0 0 290 304" svg:d="M155 8c-3-6-4-8-10-8-7 0-8 2-9 8l-89 254c-7 21-24 27-47 28v14c10-2 28-3 43-3 13 0 36 1 49 3v-14c-21 0-32-10-32-22 0-2 0-5 0-6l20-56h105l23 65c0 1 1 5 1 6 0 13-24 13-35 13v14c16-3 44-3 60-3 18 0 37 1 56 3v-14h-8c-25 0-31-3-35-18zM132 55l48 138h-95z"><text:p/></draw:path><draw:path draw:style-name="gr3" draw:text-style-name="P77" svg:width="0.375cm" svg:height="0.232cm" svg:x="4.267cm" svg:y="4.128cm" svg:viewBox="0 0 376 233" svg:d="M284 84c17 14 40 26 53 32-15 6-36 18-53 33h-268c-9 0-16 0-16 8 0 9 7 9 14 9h251c-20 19-42 57-42 62s5 5 7 5c4 0 8 0 8-4 9-15 21-38 49-63 29-26 57-36 79-44 7-2 7-2 8-3 2-1 2-1 2-3 0-1 0-1 0-2l-3-1c-1 0-1 0-8-4-58-15-100-55-123-101-4-8-6-8-12-8-2 0-7 0-7 5 0 6 21 42 42 62h-251c-7 0-14 0-14 9 0 8 7 8 16 8z"><text:p/></draw:path><draw:path draw:style-name="gr3" draw:text-style-name="P77" svg:width="0.299cm" svg:height="0.306cm" svg:x="4.805cm" svg:y="4.052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5.14cm" svg:y="4.034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5.397cm" svg:y="4.098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5.79cm" svg:y="4.034cm" svg:viewBox="0 0 98 422" svg:d="M98 419c0-1 0-3-7-10-53-53-66-133-66-198 0-73 16-146 69-199 4-5 4-6 4-8 0-3-1-4-4-4-4 0-42 29-68 83-21 45-26 92-26 128 0 33 5 84 28 132 26 53 62 79 66 79 3 0 4-1 4-3z"><text:p/></draw:path><draw:path draw:style-name="gr3" draw:text-style-name="P77" svg:width="0.301cm" svg:height="0.288cm" svg:x="5.929cm" svg:y="4.062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2 0 49 32 49 50 0 42-37 83-88 83z"><text:p/></draw:path><draw:path draw:style-name="gr3" draw:text-style-name="P77" svg:width="0.375cm" svg:height="0.232cm" svg:x="6.394cm" svg:y="4.128cm" svg:viewBox="0 0 376 233" svg:d="M284 84c17 14 39 26 53 32-15 6-36 18-53 33h-268c-9 0-16 0-16 8 0 9 7 9 14 9h251c-20 19-42 57-42 62s5 5 7 5c4 0 8 0 8-4 9-15 21-38 49-63 29-26 57-36 79-44 7-2 7-2 8-3 2-1 2-1 2-3 0-1 0-1 0-2l-3-1c-1 0-1 0-8-4-58-15-100-55-124-101-3-8-5-8-11-8-2 0-7 0-7 5 0 6 21 42 42 62h-251c-7 0-14 0-14 9 0 8 7 8 16 8z"><text:p/></draw:path><draw:path draw:style-name="gr3" draw:text-style-name="P77" svg:width="0.299cm" svg:height="0.306cm" svg:x="6.931cm" svg:y="4.052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7.265cm" svg:y="4.034cm" svg:viewBox="0 0 98 422" svg:d="M98 211c0-32-4-84-27-132-25-51-63-79-67-79-2 0-4 2-4 4s0 3 7 10c43 41 67 108 67 197 0 72-15 147-68 199-6 6-6 8-6 9 0 2 2 3 4 3 4 0 43-28 68-82 22-46 26-93 26-129z"><text:p/></draw:path></draw:g></text:p>
      <text:p text:style-name="P24"/>
      <text:p text:style-name="P24"/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39">A</text:p>
            </table:table-cell>
            <table:table-cell table:style-name="Table2.A1" office:value-type="string">
              <text:p text:style-name="P39">B</text:p>
            </table:table-cell>
            <table:table-cell table:style-name="Table2.A1" office:value-type="string">
              <text:p text:style-name="P39">C</text:p>
            </table:table-cell>
            <table:table-cell table:style-name="Table2.A1" office:value-type="string">
              <text:p text:style-name="P36"><draw:g text:anchor-type="as-char" svg:y="-0.31cm" draw:z-index="19" draw:style-name="gr1"><svg:title>TexMaths</svg:title><svg:desc>12§display§A \wedge B§svg§600§FALSE§</svg:desc><draw:polygon draw:style-name="gr2" draw:text-style-name="P76" svg:width="1.062cm" svg:height="0.268cm" svg:x="0.007cm" svg:y="0.021cm" svg:viewBox="0 0 1063 269" draw:points="530,269 0,269 0,0 1063,0 1063,269"><text:p/></draw:polygon><draw:path draw:style-name="gr3" draw:text-style-name="P77" svg:width="0.289cm" svg:height="0.302cm" svg:x="0cm" svg:y="0cm" svg:viewBox="0 0 290 303" svg:d="M60 254c-16 27-32 35-52 36-4 0-8 0-8 8 0 1 2 5 6 5 11 0 24-2 36-2 13 0 29 2 42 2 2 0 8 0 8-8 0-5-3-5-7-5-9-1-20-5-20-16 0-5 3-9 6-15l32-54h107c1 8 7 66 7 70 0 14-23 15-31 15-6 0-11 0-11 8 0 5 6 5 7 5 17 0 36-2 53-2 11 0 36 2 47 2 4 0 8 0 8-8 0-5-4-5-9-5-27 0-27-4-28-16l-25-263c-1-9-1-11-10-11-6 0-7 2-9 7zM112 192l82-139 15 139z"><text:p/></draw:path><draw:path draw:style-name="gr3" draw:text-style-name="P77" svg:width="0.234cm" svg:height="0.26cm" svg:x="0.419cm" svg:y="0.05cm" svg:viewBox="0 0 235 261" svg:d="M127 8c-3-6-5-8-9-8-5 0-6 2-10 8l-106 237c-2 5-2 6-2 9s4 7 8 7 6 0 10-8l100-224 99 224c4 8 9 8 10 8 5 0 8-4 8-7 0-1 0-3-2-7z"><text:p/></draw:path><draw:path draw:style-name="gr3" draw:text-style-name="P77" svg:width="0.301cm" svg:height="0.288cm" svg:x="0.788cm" svg:y="0.013cm" svg:viewBox="0 0 302 289" svg:d="M50 256c-4 16-4 19-38 19-8 0-12 0-12 9 0 5 4 5 12 5h150c67 0 118-51 118-91 0-32-26-56-66-60 43-9 88-40 88-79 0-33-27-59-79-59h-141c-9 0-12 0-12 8 0 5 3 5 10 5 2 0 9 0 17 1 7 0 11 2 11 8 0 0 0 2-1 7zM114 134l26-105c4-15 5-16 23-16h55c36 0 46 25 46 43 0 37-36 78-89 78zM95 275c-6 0-6 0-10 0-3 0-6-1-6-4 0-2 0-3 3-10l30-119h79c42 0 49 33 49 51 0 42-37 82-88 82z"><text:p/></draw:path></draw:g><text:s/></text:p>
            </table:table-cell>
            <table:table-cell table:style-name="Table2.A1" office:value-type="string">
              <text:p text:style-name="P29"><draw:g text:anchor-type="as-char" svg:y="-0.316cm" draw:z-index="23" draw:style-name="gr1"><svg:title>TexMaths</svg:title><svg:desc>12§display§A \Rightarrow C§svg§600§FALSE§</svg:desc><draw:polygon draw:style-name="gr2" draw:text-style-name="P76" svg:width="1.251cm" svg:height="0.271cm" svg:x="0.006cm" svg:y="0.022cm" svg:viewBox="0 0 1252 272" draw:points="625,272 0,272 0,0 1252,0 1252,272"><text:p/></draw:polygon><draw:path draw:style-name="gr3" draw:text-style-name="P77" svg:width="0.289cm" svg:height="0.303cm" svg:x="-0.001cm" svg:y="0cm" svg:viewBox="0 0 290 304" svg:d="M60 255c-16 29-32 35-52 36-4 0-8 0-8 8 0 3 2 5 6 5 11 0 24-1 36-1 13 0 29 1 42 1 2 0 8 0 8-8 0-5-3-5-7-5-9-1-20-5-20-16 0-5 3-10 6-16l32-54h107c1 10 7 68 7 71 0 14-23 15-31 15-6 0-11 0-11 8 0 5 6 5 7 5 17 0 36-1 53-1 11 0 36 1 47 1 4 0 8 0 8-8 0-5-4-5-9-5-27 0-27-3-28-16l-25-264c-1-9-1-11-10-11-6 0-7 2-9 7zM112 192l82-139 15 139z"><text:p/></draw:path><draw:path draw:style-name="gr3" draw:text-style-name="P77" svg:width="0.375cm" svg:height="0.233cm" svg:x="0.442cm" svg:y="0.081cm" svg:viewBox="0 0 376 234" svg:d="M284 84c17 16 39 27 53 33-15 7-36 18-53 32h-268c-9 0-16 0-16 8 0 10 7 10 14 10h251c-20 19-42 56-42 62 0 5 5 5 7 5 4 0 8 0 8-5 9-15 21-38 49-62 29-26 57-37 79-43 7-4 7-4 9-5 1 0 1-1 1-2 0-2 0-2 0-3h-3c-1-1-1-1-8-5-58-15-100-55-124-101-3-8-5-8-11-8-2 0-7 0-7 5 0 6 21 42 42 62h-251c-7 0-14 0-14 9 0 8 7 8 16 8z"><text:p/></draw:path><draw:path draw:style-name="gr3" draw:text-style-name="P77" svg:width="0.299cm" svg:height="0.307cm" svg:x="0.978cm" svg:y="0.004cm" svg:viewBox="0 0 300 308" svg:d="M300 4c0-2 0-4-5-4 0 0-1 0-6 5l-29 32c-3-6-24-37-70-37-95 0-190 94-190 192 0 70 50 116 114 116 37 0 70-16 92-36 40-35 46-74 46-75 0-4-4-4-5-4-2 0-5 0-5 4-4 13-14 43-43 67s-56 32-78 32c-37 0-83-22-83-89 0-24 9-93 51-142 26-30 67-52 104-52 43 0 69 33 69 82 0 17-2 18-2 22s4 4 6 4c5 0 5-1 8-8z"><text:p/></draw:path></draw:g></text:p>
            </table:table-cell>
            <table:table-cell table:style-name="Table2.A1" office:value-type="string">
              <text:p text:style-name="P29"><draw:g text:anchor-type="as-char" svg:y="-0.526cm" draw:z-index="22" draw:style-name="gr1"><svg:title>TexMaths</svg:title><svg:desc>12§display§B \Rightarrow C§svg§600§FALSE§</svg:desc><draw:polygon draw:style-name="gr2" draw:text-style-name="P76" svg:width="1.275cm" svg:height="0.268cm" svg:x="0.004cm" svg:y="0.018cm" svg:viewBox="0 0 1276 269" draw:points="638,269 0,269 0,0 1276,0 1276,269"><text:p/></draw:polygon><draw:path draw:style-name="gr3" draw:text-style-name="P77" svg:width="0.301cm" svg:height="0.29cm" svg:x="0cm" svg:y="0.01cm" svg:viewBox="0 0 302 291" svg:d="M50 258c-4 17-4 19-38 19-8 0-12 0-12 9 0 5 4 5 12 5h150c67 0 118-50 118-92 0-31-26-56-66-60 43-9 88-39 88-80 0-32-27-59-79-59h-141c-9 0-12 0-12 8 0 5 3 5 10 5 2 0 9 0 17 1 7 0 11 2 11 8 0 0 0 2-1 7zM114 135l26-106c4-15 5-16 23-16h55c36 0 46 26 46 44 0 38-36 78-89 78zM95 277c-6 0-6 0-10 0-3 0-6-1-6-3 0-3 0-4 3-11l30-120h79c42 0 49 33 49 51 0 42-37 83-88 83z"><text:p/></draw:path><draw:path draw:style-name="gr3" draw:text-style-name="P77" svg:width="0.375cm" svg:height="0.234cm" svg:x="0.463cm" svg:y="0.076cm" svg:viewBox="0 0 376 235" svg:d="M284 84c17 16 40 27 53 33-15 7-36 18-53 32h-268c-9 0-16 0-16 9 0 10 7 10 14 10h251c-20 19-42 56-42 62 0 5 5 5 7 5 4 0 8 0 8-5 9-15 21-38 49-62 29-27 57-38 79-44 7-3 7-3 8-5 2 0 2-1 2-2s0-1 0-2h-3c-1-2-1-2-8-5-58-16-100-56-124-102-3-8-5-8-11-8-2 0-7 0-7 5 0 6 21 42 42 63h-251c-7 0-14 0-14 8s7 8 16 8z"><text:p/></draw:path><draw:path draw:style-name="gr3" draw:text-style-name="P77" svg:width="0.299cm" svg:height="0.308cm" svg:x="1.002cm" svg:y="0cm" svg:viewBox="0 0 300 309" svg:d="M300 4c0-2 0-4-5-4 0 0-1 0-6 5l-29 32c-3-6-24-37-70-37-95 0-190 94-190 193 0 70 50 116 114 116 37 0 70-16 92-37 40-35 46-73 46-74 0-4-4-4-5-4-2 0-5 0-5 4-4 13-14 43-43 67s-56 32-77 32c-38 0-84-22-84-90 0-24 9-92 51-142 26-30 67-52 104-52 43 0 69 33 69 82 0 17-2 18-2 22 0 5 4 5 6 5 5 0 5-1 8-9z"><text:p/></draw:path></draw:g></text:p>
            </table:table-cell>
            <table:table-cell table:style-name="Table2.A1" office:value-type="string">
              <text:p text:style-name="P29"><draw:g text:anchor-type="as-char" svg:y="-0.318cm" draw:z-index="20" draw:style-name="gr1"><svg:title>TexMaths</svg:title><svg:desc>12§display§(A \wedge B) \Rightarrow C§svg§600§FALSE§</svg:desc><draw:polygon draw:style-name="gr2" draw:text-style-name="P76" svg:width="2.389cm" svg:height="0.379cm" svg:x="0cm" svg:y="0.018cm" svg:viewBox="0 0 2390 380" draw:points="1194,380 0,380 0,0 2390,0 2390,380"><text:p/></draw:polygon><draw:path draw:style-name="gr3" draw:text-style-name="P77" svg:width="0.097cm" svg:height="0.421cm" svg:x="0.0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0.157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234cm" svg:height="0.261cm" svg:x="0.576cm" svg:y="0.062cm" svg:viewBox="0 0 235 262" svg:d="M127 8c-3-6-5-8-9-8-5 0-6 2-10 8l-106 238c-2 5-2 6-2 8 0 4 4 8 8 8s6 0 10-9l100-224 99 224c4 9 9 9 10 9 5 0 8-4 8-8 0-1 0-2-2-7z"><text:p/></draw:path><draw:path draw:style-name="gr3" draw:text-style-name="P77" svg:width="0.301cm" svg:height="0.288cm" svg:x="0.946cm" svg:y="0.024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3-9l30-119h79c42 0 49 32 49 50 0 42-37 83-88 83z"><text:p/></draw:path><draw:path draw:style-name="gr3" draw:text-style-name="P77" svg:width="0.097cm" svg:height="0.421cm" svg:x="1.294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75cm" svg:height="0.232cm" svg:x="1.573cm" svg:y="0.091cm" svg:viewBox="0 0 376 233" svg:d="M284 84c17 14 40 26 53 32-15 6-36 18-53 33h-268c-9 0-16 0-16 8 0 9 7 9 14 9h251c-20 19-42 57-42 62s5 5 7 5c4 0 8 0 8-4 9-15 21-38 49-63 29-26 57-36 79-44 7-2 7-2 8-3 2 0 2-1 2-3 0-1 0-1 0-2l-3-1c0 0-1 0-8-4-58-15-100-55-123-101-4-8-6-8-12-8-2 0-7 0-7 5 0 6 21 42 42 62h-251c-7 0-14 0-14 9 0 8 7 8 16 8z"><text:p/></draw:path><draw:path draw:style-name="gr3" draw:text-style-name="P77" svg:width="0.299cm" svg:height="0.306cm" svg:x="2.111cm" svg:y="0.01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/draw:g></text:p>
            </table:table-cell>
            <table:table-cell table:style-name="Table2.H1" office:value-type="string">
              <text:p text:style-name="P29"><draw:g text:anchor-type="as-char" svg:y="-0.318cm" draw:z-index="21" draw:style-name="gr1"><svg:title>TexMaths</svg:title><svg:desc>12§display§(A  \Rightarrow C )  \vee  (B \Rightarrow C) \\ 

 §svg§600§FALSE§</svg:desc><draw:polygon draw:style-name="gr2" draw:text-style-name="P76" svg:width="3.672cm" svg:height="0.379cm" svg:x="0cm" svg:y="0.018cm" svg:viewBox="0 0 3673 380" draw:points="1836,380 0,380 0,0 3673,0 3673,380"><text:p/></draw:polygon><draw:path draw:style-name="gr3" draw:text-style-name="P77" svg:width="0.097cm" svg:height="0.421cm" svg:x="0.0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0.157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375cm" svg:height="0.232cm" svg:x="0.6cm" svg:y="0.091cm" svg:viewBox="0 0 376 233" svg:d="M284 84c17 14 40 26 53 32-15 6-36 18-53 33h-268c-9 0-16 0-16 8 0 9 7 9 14 9h251c-20 19-42 57-42 62s5 5 7 5c4 0 8 0 8-4 9-15 21-38 49-63 29-26 57-36 79-44 7-2 7-2 8-3 2 0 2-1 2-3 0-1 0-1 0-2l-3-1c-1 0-1 0-8-4-58-15-100-55-124-101-3-8-5-8-11-8-2 0-7 0-7 5 0 6 21 42 42 62h-251c-7 0-14 0-14 9 0 8 7 8 16 8z"><text:p/></draw:path><draw:path draw:style-name="gr3" draw:text-style-name="P77" svg:width="0.299cm" svg:height="0.306cm" svg:x="1.136cm" svg:y="0.01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1.471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1.728cm" svg:y="0.062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2.12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2.261cm" svg:y="0.024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1 0 49 32 49 50 0 42-37 83-88 83z"><text:p/></draw:path><draw:path draw:style-name="gr3" draw:text-style-name="P77" svg:width="0.375cm" svg:height="0.232cm" svg:x="2.724cm" svg:y="0.091cm" svg:viewBox="0 0 376 233" svg:d="M284 84c17 14 40 26 53 32-15 6-36 18-53 33h-268c-9 0-16 0-16 8 0 9 7 9 14 9h251c-20 19-42 57-42 62s5 5 7 5c4 0 8 0 8-4 9-15 21-38 49-63 29-26 57-36 79-44 7-2 7-2 8-3 2 0 2-1 2-3 0-1 0-1 0-2l-3-1c-1 0-1 0-8-4-58-15-100-55-123-101-4-8-6-8-12-8-2 0-7 0-7 5 0 6 21 42 42 62h-251c-7 0-14 0-14 9 0 8 7 8 16 8z"><text:p/></draw:path><draw:path draw:style-name="gr3" draw:text-style-name="P77" svg:width="0.299cm" svg:height="0.306cm" svg:x="3.261cm" svg:y="0.017cm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77" svg:width="0.097cm" svg:height="0.421cm" svg:x="3.596cm" svg:y="0cm" svg:viewBox="0 0 98 422" svg:d="M98 211c0-32-4-84-27-132-25-51-63-79-67-79-2 0-4 2-4 4s0 3 7 10c43 41 67 108 67 197 0 72-15 147-68 199-6 6-6 8-6 9 0 2 2 3 4 3 4 0 43-28 68-82 22-46 26-93 26-129z"><text:p/></draw:path></draw:g></text:p>
            </table:table-cell>
          </table:table-row>
        </table:table-header-rows>
        <table:table-row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3">T</text:p>
          </table:table-cell>
          <table:table-cell table:style-name="Table2.H2" office:value-type="string">
            <text:p text:style-name="P43">T</text:p>
          </table:table-cell>
        </table:table-row>
        <table:table-row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6">T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Table_20_Contents">F</text:p>
          </table:table-cell>
          <table:table-cell table:style-name="Table2.H2" office:value-type="string">
            <text:p text:style-name="P45">T</text:p>
          </table:table-cell>
        </table:table-row>
        <table:table-row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7">T</text:p>
          </table:table-cell>
          <table:table-cell table:style-name="Table2.A2" office:value-type="string">
            <text:p text:style-name="P47">T</text:p>
          </table:table-cell>
          <table:table-cell table:style-name="Table2.H2" office:value-type="string">
            <text:p text:style-name="P45">T</text:p>
          </table:table-cell>
        </table:table-row>
        <table:table-row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7">T</text:p>
          </table:table-cell>
          <table:table-cell table:style-name="Table2.A2" office:value-type="string">
            <text:p text:style-name="P43">T</text:p>
          </table:table-cell>
          <table:table-cell table:style-name="Table2.H2" office:value-type="string">
            <text:p text:style-name="P47">T</text:p>
          </table:table-cell>
        </table:table-row>
        <table:table-row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7">T</text:p>
          </table:table-cell>
          <table:table-cell table:style-name="Table2.A2" office:value-type="string">
            <text:p text:style-name="P45">T</text:p>
          </table:table-cell>
          <table:table-cell table:style-name="Table2.A2" office:value-type="string">
            <text:p text:style-name="P45">T</text:p>
          </table:table-cell>
          <table:table-cell table:style-name="Table2.H2" office:value-type="string">
            <text:p text:style-name="P43">T</text:p>
          </table:table-cell>
        </table:table-row>
        <table:table-row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5">T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5">T</text:p>
          </table:table-cell>
          <table:table-cell table:style-name="Table2.H2" office:value-type="string">
            <text:p text:style-name="P43">T</text:p>
          </table:table-cell>
        </table:table-row>
        <table:table-row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7">T</text:p>
          </table:table-cell>
          <table:table-cell table:style-name="Table2.A2" office:value-type="string">
            <text:p text:style-name="P47">T</text:p>
          </table:table-cell>
          <table:table-cell table:style-name="Table2.A2" office:value-type="string">
            <text:p text:style-name="P43">T</text:p>
          </table:table-cell>
          <table:table-cell table:style-name="Table2.H2" office:value-type="string">
            <text:p text:style-name="P43">T</text:p>
          </table:table-cell>
        </table:table-row>
        <table:table-row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1">F</text:p>
          </table:table-cell>
          <table:table-cell table:style-name="Table2.A2" office:value-type="string">
            <text:p text:style-name="P47">F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1">T</text:p>
          </table:table-cell>
          <table:table-cell table:style-name="Table2.A2" office:value-type="string">
            <text:p text:style-name="P43">T</text:p>
          </table:table-cell>
          <table:table-cell table:style-name="Table2.H2" office:value-type="string">
            <text:p text:style-name="P43">T</text:p>
          </table:table-cell>
        </table:table-row>
      </table:table>
      <text:p text:style-name="P25"/>
      <text:p text:style-name="P19"/>
      <text:p text:style-name="P1"/>
      <text:p text:style-name="P62"><draw:g text:anchor-type="as-char" svg:y="-0.318cm" draw:z-index="44" draw:style-name="gr1"><svg:title>TexMaths</svg:title><svg:desc>12§display§(A \rightarrow C) \vee (B \rightarrow C)§svg§600§FALSE§</svg:desc><draw:polygon draw:style-name="gr2" draw:text-style-name="P76" svg:width="3.672cm" svg:height="0.379cm" svg:x="0cm" svg:y="0.018cm" svg:viewBox="0 0 3673 380" draw:points="1836,380 0,380 0,0 3673,0 3673,380"><text:p/></draw:polygon><draw:path draw:style-name="gr3" draw:text-style-name="P77" svg:width="0.097cm" svg:height="0.421cm" svg:x="0.02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289cm" svg:height="0.303cm" svg:x="0.157cm" svg:y="0.011cm" svg:viewBox="0 0 290 304" svg:d="M60 254c-16 28-32 35-52 36-4 0-8 0-8 9 0 1 2 5 6 5 11 0 24-3 36-3 13 0 29 3 42 3 2 0 8 0 8-9 0-5-3-5-7-5-9-1-20-4-20-15 0-5 3-10 6-16l32-54h107c1 9 7 66 7 71 0 13-23 14-31 14-6 0-11 0-11 9 0 5 6 5 7 5 17 0 36-3 53-3 11 0 36 3 47 3 4 0 8 0 8-9 0-5-4-5-9-5-27 0-27-3-28-15l-25-264c-1-9-1-11-10-11-6 0-7 2-9 7zM112 192l82-139 15 139z"><text:p/></draw:path><draw:path draw:style-name="gr3" draw:text-style-name="P77" svg:width="0.375cm" svg:height="0.22cm" svg:x="0.6cm" svg:y="0.1cm" svg:viewBox="0 0 376 221" svg:d="M329 119c-23 18-34 36-39 41-18 30-21 56-21 56 0 5 5 5 8 5 7 0 9-1 10-7 9-44 35-78 81-98 6-2 8-3 8-6 0-2-4-3-4-4-19-8-70-28-86-99 0-6-2-7-9-7-3 0-8 0-8 5 0 1 3 27 21 56 9 13 21 28 39 41h-313c-9 0-16 0-16 8 0 9 7 9 16 9z"><text:p/></draw:path><draw:path draw:style-name="gr3" draw:text-style-name="P77" svg:width="0.299cm" svg:height="0.306cm" svg:x="1.136cm" svg:y="0.017cm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" draw:text-style-name="P77" svg:width="0.097cm" svg:height="0.421cm" svg:x="1.471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34cm" svg:height="0.261cm" svg:x="1.728cm" svg:y="0.063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2.121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2.261cm" svg:y="0.025cm" svg:viewBox="0 0 302 289" svg:d="M50 257c-4 15-4 19-38 19-8 0-12 0-12 8 0 5 4 5 12 5h150c67 0 118-50 118-91 0-31-26-55-66-60 43-8 88-40 88-79 0-33-27-59-79-59h-141c-9 0-12 0-12 8 0 5 3 5 10 5 2 0 9 0 17 1 7 0 11 2 11 8 0 0 0 2-1 7zM114 134l26-105c4-15 5-16 23-16h55c36 0 46 25 46 43 0 38-36 78-89 78zM95 276c-6 0-6 0-10 0-3 0-6-1-6-5 0-1 0-2 4-9l29-119h79c41 0 49 32 49 50 0 42-37 83-88 83z"><text:p/></draw:path><draw:path draw:style-name="gr3" draw:text-style-name="P77" svg:width="0.375cm" svg:height="0.22cm" svg:x="2.724cm" svg:y="0.1cm" svg:viewBox="0 0 376 221" svg:d="M329 119c-23 18-34 36-37 41-20 30-23 56-23 56 0 5 5 5 8 5 7 0 9-1 10-7 9-44 35-78 83-98 4-2 6-3 6-6 0-2-4-3-4-4-19-8-70-28-86-99 0-6-2-7-9-7-3 0-8 0-8 5 0 1 3 27 21 56 9 13 21 28 39 41h-313c-9 0-16 0-16 8 0 9 7 9 16 9z"><text:p/></draw:path><draw:path draw:style-name="gr3" draw:text-style-name="P77" svg:width="0.299cm" svg:height="0.306cm" svg:x="3.261cm" svg:y="0.017cm" svg:viewBox="0 0 300 307" svg:d="M300 4c0-2 0-4-5-4 0 0-1 0-6 5l-29 32c-3-6-24-37-70-37-95 0-190 94-190 192 0 70 50 115 114 115 37 0 70-17 92-36 40-35 46-73 46-74 0-4-4-4-5-4-2 0-5 0-5 4-4 12-14 42-43 67-29 23-56 31-77 31-38 0-84-23-84-89 0-24 9-92 51-141 26-30 67-52 104-52 43 0 69 33 69 82 0 17-2 18-2 21 0 5 4 5 6 5 5 0 5-1 8-8z"><text:p/></draw:path><draw:path draw:style-name="gr3" draw:text-style-name="P77" svg:width="0.097cm" svg:height="0.421cm" svg:x="3.596cm" svg:y="0.001cm" svg:viewBox="0 0 98 422" svg:d="M98 211c0-32-4-84-27-132-25-51-63-79-67-79-2 0-4 2-4 4s0 3 7 10c43 41 67 108 67 197 0 72-15 147-68 199-6 6-6 8-6 9 0 2 2 3 4 3 4 0 43-28 68-82 22-46 26-93 26-129z"><text:p/></draw:path></draw:g><text:s/><text:span text:style-name="T21">is always true(proved by Truth Table)</text:span></text:p>
      <text:p text:style-name="P6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<text:span text:style-name="T11">Prove the following formulas:</text:span></text:p>
      <text:p text:style-name="P30"><text:span text:style-name="T11"><text:s text:c="4"/></text:span><text:span text:style-name="T19">Let T=Truth, F=False</text:span></text:p>
      <text:p text:style-name="P1"/>
      <text:list xml:id="list2702597836" text:style-name="L1">
        <text:list-item>
          <text:p text:style-name="P58"><draw:g text:anchor-type="as-char" svg:y="-0.318cm" draw:z-index="29" draw:name="arrow" draw:style-name="gr1"><svg:title>TexMaths</svg:title><svg:desc>12§display§\lnot P \wedge \lnot Q \Longleftrightarrow \lnot (P\vee Q)§svg§600§FALSE§arrow</svg:desc><draw:polygon draw:style-name="gr2" draw:text-style-name="P76" svg:width="4.358cm" svg:height="0.379cm" svg:x="0cm" svg:y="0.019cm" svg:viewBox="0 0 4359 380" draw:points="2179,380 0,380 0,0 4359,0 4359,380"><text:p/></draw:polygon><draw:path draw:style-name="gr3" draw:text-style-name="P77" svg:width="0.234cm" svg:height="0.112cm" svg:x="0.002cm" svg:y="0.164cm" svg:viewBox="0 0 235 113" svg:d="M235 16c0-15-1-16-14-16h-207c-7 0-14 0-14 8 0 9 7 9 14 9h204v81c0 8 0 15 9 15 8 0 8-7 8-15z"><text:p/></draw:path><draw:path draw:style-name="gr3" draw:text-style-name="P77" svg:width="0.301cm" svg:height="0.288cm" svg:x="0.276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707cm" svg:y="0.063cm" svg:viewBox="0 0 235 262" svg:d="M127 8c-3-6-5-8-9-8-5 0-6 2-10 8l-106 238c-2 5-2 6-2 8 0 4 4 8 8 8s6 0 10-9l100-224 99 224c4 9 9 9 10 9 5 0 8-4 8-8 0-1 0-2-2-7z"><text:p/></draw:path><draw:path draw:style-name="gr3" draw:text-style-name="P77" svg:width="0.234cm" svg:height="0.112cm" svg:x="1.081cm" svg:y="0.164cm" svg:viewBox="0 0 235 113" svg:d="M235 16c0-15-1-16-14-16h-207c-7 0-14 0-14 8 0 9 7 9 14 9h204v81c0 8 0 15 9 15 8 0 8-7 8-15z"><text:p/></draw:path><draw:path draw:style-name="gr3" draw:text-style-name="P77" svg:width="0.292cm" svg:height="0.379cm" svg:x="1.36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2 296c-8 0-21 0-21-18 0-16 17-33 34-33 18 0 26 11 26 36 0 6 0 6-5 8-10 5-24 7-34 7z"><text:p/></draw:path><draw:path draw:style-name="gr3" draw:text-style-name="P77" svg:width="0.375cm" svg:height="0.232cm" svg:x="1.813cm" svg:y="0.093cm" svg:viewBox="0 0 376 233" svg:d="M361 166c6 0 15 0 15-9 0-8-9-8-16-8h-268c-18-16-39-27-54-33 16-7 36-18 54-32h268c7 0 16 0 16-8 0-9-9-9-15-9h-251c22-20 42-56 42-62 0-5-4-5-7-5s-7 0-8 4c-10 15-21 38-48 62-29 26-58 37-79 44-8 3-8 3-9 4-1 0-1 1-1 2 0 2 0 2 0 3l2 1c0 0 0 1 9 2 57 18 99 57 123 101 4 10 5 10 11 10 3 0 7 0 7-5s-20-42-42-62z"><text:p/></draw:path><draw:path draw:style-name="gr3" draw:text-style-name="P77" svg:width="0.375cm" svg:height="0.232cm" svg:x="2.165cm" svg:y="0.093cm" svg:viewBox="0 0 376 233" svg:d="M284 84c17 14 39 26 53 32-15 6-36 18-53 33h-268c-9 0-16 0-16 8 0 9 7 9 14 9h251c-20 19-42 57-42 62s5 5 7 5c4 0 8 0 8-4 9-15 21-38 49-63 29-26 57-36 79-44 7-2 7-2 8-3 2 0 2-1 2-3 0-1 0-1 0-2l-3-1c-1 0-1 0-8-4-58-15-100-55-124-101-3-8-5-8-11-8-2 0-7 0-7 5 0 6 21 42 42 62h-251c-7 0-14 0-14 9 0 8 7 8 16 8z"><text:p/></draw:path><draw:path draw:style-name="gr3" draw:text-style-name="P77" svg:width="0.234cm" svg:height="0.112cm" svg:x="2.704cm" svg:y="0.164cm" svg:viewBox="0 0 235 113" svg:d="M235 16c0-15-1-16-14-16h-207c-7 0-14 0-14 8 0 9 7 9 14 9h204v81c0 8 0 15 9 15 8 0 8-7 8-15z"><text:p/></draw:path><draw:path draw:style-name="gr3" draw:text-style-name="P77" svg:width="0.097cm" svg:height="0.421cm" svg:x="3.00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3.143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3.571cm" svg:y="0.063cm" svg:viewBox="0 0 235 262" svg:d="M233 17c2-5 2-6 2-9 0-4-3-8-8-8-4 0-7 2-10 10l-99 223-100-225c-4-7-6-8-10-8s-8 4-8 8c0 2 0 3 2 8l106 237c4 9 6 9 10 9s7-3 9-9z"><text:p/></draw:path><draw:path draw:style-name="gr3" draw:text-style-name="P77" svg:width="0.292cm" svg:height="0.379cm" svg:x="3.945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draw:path draw:style-name="gr3" draw:text-style-name="P77" svg:width="0.097cm" svg:height="0.421cm" svg:x="4.282cm" svg:y="0cm" svg:viewBox="0 0 98 422" svg:d="M98 211c0-32-4-84-27-132-25-51-63-79-67-79-2 0-4 2-4 4s0 3 7 10c43 41 67 108 67 197 0 72-15 147-68 199-6 6-6 8-6 9 0 2 2 3 4 3 4 0 43-28 68-82 22-46 26-93 26-129z"><text:p/></draw:path></draw:g></text:p>
        </text:list-item>
      </text:list>
      <text:p text:style-name="P2"/>
      <text:p text:style-name="P2"/>
      <text:list xml:id="list213322834244930" text:continue-numbering="true" text:style-name="L1">
        <text:list-header>
          <text:p text:style-name="P66">Demorgen’s law <text:span text:style-name="T1">state that <text:s text:c="2"/></text:span><text:span text:style-name="T1"><draw:g text:anchor-type="as-char" svg:y="-0.318cm" draw:z-index="2" draw:style-name="gr1"><svg:title>TexMaths</svg:title><svg:desc>12§display§\lnot P \wedge \lnot Q \equiv  \lnot (P\vee Q)§svg§600§FALSE§</svg:desc><draw:polygon draw:style-name="gr2" draw:text-style-name="P76" svg:width="3.91cm" svg:height="0.379cm" svg:x="0cm" svg:y="0.018cm" svg:viewBox="0 0 3911 380" draw:points="1955,380 0,380 0,0 3911,0 3911,380"><text:p/></draw:polygon><draw:path draw:style-name="gr3" draw:text-style-name="P77" svg:width="0.234cm" svg:height="0.112cm" svg:x="0.002cm" svg:y="0.162cm" svg:viewBox="0 0 235 113" svg:d="M235 16c0-15-1-16-14-16h-207c-7 0-14 0-14 8 0 9 7 9 14 9h204v81c0 8 0 15 9 15 8 0 8-7 8-15z"><text:p/></draw:path><draw:path draw:style-name="gr3" draw:text-style-name="P77" svg:width="0.301cm" svg:height="0.288cm" svg:x="0.276cm" svg:y="0.024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707cm" svg:y="0.062cm" svg:viewBox="0 0 235 262" svg:d="M127 8c-3-6-5-8-9-8-5 0-6 2-10 8l-106 238c-2 5-2 6-2 8 0 4 4 8 8 8s6 0 10-9l100-224 99 224c4 9 9 9 10 9 5 0 8-4 8-8 0-1 0-2-2-7z"><text:p/></draw:path><draw:path draw:style-name="gr3" draw:text-style-name="P77" svg:width="0.234cm" svg:height="0.112cm" svg:x="1.081cm" svg:y="0.162cm" svg:viewBox="0 0 235 113" svg:d="M235 16c0-15-1-16-14-16h-207c-7 0-14 0-14 8 0 9 7 9 14 9h204v81c0 8 0 15 9 15 8 0 8-7 8-15z"><text:p/></draw:path><draw:path draw:style-name="gr3" draw:text-style-name="P77" svg:width="0.292cm" svg:height="0.379cm" svg:x="1.359cm" svg:y="0.017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2 296c-8 0-21 0-21-18 0-16 17-33 34-33 18 0 26 11 26 36 0 6 0 6-5 8-10 5-24 7-34 7z"><text:p/></draw:path><draw:path draw:style-name="gr3" draw:text-style-name="P77" svg:width="0.281cm" svg:height="0.18cm" svg:x="1.812cm" svg:y="0.12cm" svg:viewBox="0 0 282 181" svg:d="M266 17c9 0 16 0 16-9 0-8-7-8-14-8h-254c-7 0-14 0-14 8 0 9 8 9 16 9zM268 181c7 0 14 0 14-8 0-9-7-9-16-9h-250c-8 0-16 0-16 9 0 8 7 8 14 8zM268 98c7 0 14 0 14-7 0-8-7-8-14-8h-254c-7 0-14 0-14 8 0 7 7 7 14 7z"><text:p/></draw:path><draw:path draw:style-name="gr3" draw:text-style-name="P77" svg:width="0.234cm" svg:height="0.112cm" svg:x="2.257cm" svg:y="0.162cm" svg:viewBox="0 0 235 113" svg:d="M235 16c0-15-1-16-14-16h-207c-7 0-14 0-14 8 0 9 7 9 14 9h204v81c0 8 0 15 9 15 8 0 8-7 8-15z"><text:p/></draw:path><draw:path draw:style-name="gr3" draw:text-style-name="P77" svg:width="0.097cm" svg:height="0.421cm" svg:x="2.557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2.696cm" svg:y="0.024cm" svg:viewBox="0 0 302 289" svg:d="M112 156h72c58 0 118-44 118-91 0-34-27-65-84-65h-136c-8 0-12 0-12 7 0 6 3 6 12 6 4 0 12 0 18 1 7 0 8 3 8 8 0 0 0 2 0 7l-58 228c-4 15-4 19-38 19-7 0-12 0-12 8 0 5 5 5 7 5 11 0 41-1 53-1 10 0 19 0 28 0s18 1 26 1c4 0 8 0 8-8 0-5-3-5-10-5-16 0-28 0-28-8 0-2 0-4 1-6zM142 29c4-15 4-16 22-16h41c35 0 58 12 58 41 0 16-9 53-25 68-21 20-47 22-65 22h-60z"><text:p/></draw:path><draw:path draw:style-name="gr3" draw:text-style-name="P77" svg:width="0.234cm" svg:height="0.261cm" svg:x="3.125cm" svg:y="0.062cm" svg:viewBox="0 0 235 262" svg:d="M233 17c2-5 2-6 2-9 0-4-3-8-8-8-4 0-7 2-10 10l-99 223-100-225c-4-7-6-8-10-8s-8 4-8 8c0 2 0 3 2 8l106 237c4 9 6 9 10 9s7-3 9-9z"><text:p/></draw:path><draw:path draw:style-name="gr3" draw:text-style-name="P77" svg:width="0.292cm" svg:height="0.379cm" svg:x="3.497cm" svg:y="0.017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2 296c-8 0-21 0-21-18 0-16 17-33 34-33 18 0 26 11 26 36 0 6 0 6-5 8-10 5-24 7-34 7z"><text:p/></draw:path><draw:path draw:style-name="gr3" draw:text-style-name="P77" svg:width="0.097cm" svg:height="0.421cm" svg:x="3.834cm" svg:y="0.001cm" svg:viewBox="0 0 98 422" svg:d="M98 211c0-32-4-84-27-132-25-51-63-79-67-79-2 0-4 2-4 4s0 3 7 10c43 41 67 108 67 197 0 72-15 147-68 199-6 6-6 8-6 9 0 2 2 3 4 3 4 0 43-28 68-82 22-46 26-93 26-129z"><text:p/></draw:path></draw:g></text:span><text:s/><text:span text:style-name="T1">therefore we can say that above equation holds true bidirectionally under </text:span>Demorgen’s <text:span text:style-name="T1">law</text:span></text:p>
        </text:list-header>
      </text:list>
      <text:p text:style-name="P12"/>
      <text:p text:style-name="P12"/>
      <text:p text:style-name="P12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8">P</text:p>
          </table:table-cell>
          <table:table-cell table:style-name="Table3.A1" office:value-type="string">
            <text:p text:style-name="P48">Q</text:p>
          </table:table-cell>
          <table:table-cell table:style-name="Table3.A1" office:value-type="string">
            <text:p text:style-name="Table_20_Contents"><draw:g text:anchor-type="as-char" svg:y="-0.289cm" draw:z-index="24" draw:style-name="gr1"><svg:title>TexMaths</svg:title><svg:desc>12§display§\lnot P§svg§600§FALSE§</svg:desc><draw:polygon draw:style-name="gr2" draw:text-style-name="P76" svg:width="0.556cm" svg:height="0.246cm" svg:x="0cm" svg:y="0.021cm" svg:viewBox="0 0 557 247" draw:points="280,247 0,247 0,0 557,0 557,247"><text:p/></draw:polygon><draw:path draw:style-name="gr3" draw:text-style-name="P77" svg:width="0.234cm" svg:height="0.112cm" svg:x="0.002cm" svg:y="0.139cm" svg:viewBox="0 0 235 113" svg:d="M235 16c0-15-1-16-14-16h-207c-7 0-14 0-14 8 0 9 7 9 14 9h205v81c0 7 0 15 8 15s8-8 8-15z"><text:p/></draw:path><draw:path draw:style-name="gr3" draw:text-style-name="P77" svg:width="0.302cm" svg:height="0.287cm" svg:x="0.276cm" svg:y="0cm" svg:viewBox="0 0 303 288" svg:d="M112 156h72c59 0 119-45 119-91 0-34-28-65-84-65h-137c-8 0-12 0-12 7 0 6 3 6 12 6 5 0 12 0 18 1 7 0 8 3 8 8 0 0 0 2 0 7l-58 227c-4 16-4 19-38 19-7 0-12 0-12 9 0 4 5 4 7 4 11 0 41-1 53-1 10 0 19 0 28 0 8 0 18 1 26 1 4 0 9 0 9-8 0-5-4-5-11-5-16 0-28 0-28-8 0-1 0-4 1-6zM142 29c3-15 3-16 23-16h40c35 0 58 12 58 41 0 15-8 53-25 68-21 19-47 22-65 22h-60z"><text:p/></draw:path></draw:g></text:p>
          </table:table-cell>
          <table:table-cell table:style-name="Table3.A1" office:value-type="string">
            <text:p text:style-name="Table_20_Contents"><draw:g text:anchor-type="as-char" svg:y="-0.296cm" draw:z-index="25" draw:style-name="gr1"><svg:title>TexMaths</svg:title><svg:desc>12§display§\lnot Q§svg§600§FALSE§</svg:desc><draw:polygon draw:style-name="gr2" draw:text-style-name="P76" svg:width="0.551cm" svg:height="0.339cm" svg:x="0cm" svg:y="0.021cm" svg:viewBox="0 0 552 340" draw:points="276,340 0,340 0,0 552,0 552,340"><text:p/></draw:polygon><draw:path draw:style-name="gr3" draw:text-style-name="P77" svg:width="0.234cm" svg:height="0.112cm" svg:x="0.002cm" svg:y="0.147cm" svg:viewBox="0 0 235 113" svg:d="M235 16c0-15-1-16-14-16h-207c-7 0-14 0-14 8 0 9 7 9 14 9h205v82c0 7 0 14 8 14s8-7 8-14z"><text:p/></draw:path><draw:path draw:style-name="gr3" draw:text-style-name="P77" svg:width="0.292cm" svg:height="0.381cm" svg:x="0.281cm" svg:y="0cm" svg:viewBox="0 0 293 382" svg:d="M164 298c66-26 129-101 129-185 0-67-45-113-108-113-91 0-185 96-185 197 0 69 47 112 108 112 11 0 25-2 42-6-2 26-2 27-2 33 0 14 0 46 35 46 51 0 70-78 70-82 0-3-2-5-4-5-3 0-4 3-6 5-9 30-33 41-48 41-20 0-26-12-31-43zM84 293c-32-12-47-46-47-83 0-30 11-91 43-136 32-44 71-63 102-63 42 0 73 32 73 89 0 42-21 142-93 183-1-15-5-47-37-47-22 0-42 22-42 44 0 8 1 13 1 13zM110 298c-6 0-19 0-19-18 0-16 17-34 34-34 18 0 26 11 26 36 0 6 0 6-3 9-12 4-26 7-38 7z"><text:p/></draw:path></draw:g></text:p>
          </table:table-cell>
          <table:table-cell table:style-name="Table3.A1" office:value-type="string">
            <text:p text:style-name="Table_20_Contents"><draw:g text:anchor-type="as-char" svg:y="-0.296cm" draw:z-index="28" draw:style-name="gr1"><svg:title>TexMaths</svg:title><svg:desc>12§display§P \vee Q§svg§600§FALSE§</svg:desc><draw:polygon draw:style-name="gr2" draw:text-style-name="P76" svg:width="1.066cm" svg:height="0.339cm" svg:x="0.004cm" svg:y="0.021cm" svg:viewBox="0 0 1067 340" draw:points="535,340 0,340 0,0 1067,0 1067,340"><text:p/></draw:polygon><draw:path draw:style-name="gr3" draw:text-style-name="P77" svg:width="0.301cm" svg:height="0.29cm" svg:x="0cm" svg:y="0.011cm" svg:viewBox="0 0 302 291" svg:d="M112 157h71c59 0 119-45 119-92 0-34-27-65-84-65h-136c-8 0-12 0-12 7 0 6 3 6 12 6 4 0 12 0 18 1 7 0 8 3 8 8 0 0 0 2 0 7l-58 229c-4 16-4 19-38 19-7 0-12 0-12 9 0 5 5 5 7 5 11 0 41-2 53-2 10 0 19 0 28 0 8 0 18 2 26 2 4 0 8 0 8-9 0-5-3-5-10-5-16 0-28 0-28-8 0-1 0-4 1-6zM142 29c4-15 4-16 22-16h41c35 0 58 12 58 41 0 16-9 53-26 69-20 19-46 22-64 22h-60z"><text:p/></draw:path><draw:path draw:style-name="gr3" draw:text-style-name="P77" svg:width="0.234cm" svg:height="0.263cm" svg:x="0.429cm" svg:y="0.045cm" svg:viewBox="0 0 235 264" svg:d="M233 17c2-5 2-6 2-9 0-4-4-8-8-8s-8 2-10 10l-99 225-100-227c-4-7-6-8-10-8s-8 4-8 8c0 2 0 3 2 8l106 238c4 9 6 10 10 10s7-4 9-10z"><text:p/></draw:path><draw:path draw:style-name="gr3" draw:text-style-name="P77" svg:width="0.292cm" svg:height="0.381cm" svg:x="0.801cm" svg:y="0cm" svg:viewBox="0 0 293 382" svg:d="M164 298c66-26 129-101 129-185 0-67-46-113-108-113-91 0-185 96-185 197 0 69 47 112 108 112 11 0 25-2 42-6-2 26-2 27-2 33 0 14 0 46 35 46 50 0 70-78 70-82 0-3-2-5-4-5-3 0-4 3-6 5-9 30-34 41-49 41-19 0-25-12-30-43zM84 293c-32-12-47-46-47-83 0-30 11-91 43-136 32-44 71-63 102-63 42 0 73 32 73 89 0 42-22 142-93 183-1-15-6-47-37-47-22 0-42 22-42 44 0 8 1 13 1 13zM110 298c-6 0-19 0-19-18 0-16 17-34 34-34 18 0 26 11 26 36 0 6 0 6-5 9-10 4-24 7-36 7z"><text:p/></draw:path></draw:g></text:p>
          </table:table-cell>
          <table:table-cell table:style-name="Table3.A1" office:value-type="string">
            <text:p text:style-name="Table_20_Contents"><draw:g text:anchor-type="as-char" svg:y="-0.296cm" draw:z-index="27" draw:style-name="gr1"><svg:title>TexMaths</svg:title><svg:desc>12§display§\lnot P \wedge \lnot Q§svg§600§FALSE§</svg:desc><draw:polygon draw:style-name="gr2" draw:text-style-name="P76" svg:width="1.631cm" svg:height="0.339cm" svg:x="0cm" svg:y="0.021cm" svg:viewBox="0 0 1632 340" draw:points="815,340 0,340 0,0 1632,0 1632,340"><text:p/></draw:polygon><draw:path draw:style-name="gr3" draw:text-style-name="P77" svg:width="0.234cm" svg:height="0.112cm" svg:x="0.002cm" svg:y="0.147cm" svg:viewBox="0 0 235 113" svg:d="M235 16c0-15-1-16-14-16h-207c-7 0-14 0-14 8 0 9 7 9 14 9h205v82c0 7 0 14 8 14s8-7 8-14z"><text:p/></draw:path><draw:path draw:style-name="gr3" draw:text-style-name="P77" svg:width="0.302cm" svg:height="0.29cm" svg:x="0.276cm" svg:y="0.011cm" svg:viewBox="0 0 303 291" svg:d="M112 157h72c59 0 119-45 119-92 0-34-28-65-84-65h-137c-8 0-12 0-12 7 0 6 3 6 12 6 4 0 12 0 18 1 7 0 8 3 8 8 0 0 0 2 0 7l-58 229c-4 16-4 19-38 19-7 0-12 0-12 9 0 5 5 5 7 5 11 0 41-2 53-2 10 0 19 0 28 0 8 0 18 2 26 2 4 0 9 0 9-9 0-5-4-5-11-5-16 0-28 0-28-8 0-1 0-4 1-6zM142 29c5-15 5-16 23-16h40c35 0 58 12 58 41 0 16-8 53-25 69-21 19-47 22-65 22h-60z"><text:p/></draw:path><draw:path draw:style-name="gr3" draw:text-style-name="P77" svg:width="0.234cm" svg:height="0.263cm" svg:x="0.707cm" svg:y="0.045cm" svg:viewBox="0 0 235 264" svg:d="M127 8c-3-6-4-8-9-8s-6 2-10 8l-106 239c-2 5-2 6-2 9s4 8 8 8 6 0 10-10l100-225 99 225c4 10 9 10 10 10 5 0 8-5 8-8 0-2 0-2-2-6z"><text:p/></draw:path><draw:path draw:style-name="gr3" draw:text-style-name="P77" svg:width="0.234cm" svg:height="0.112cm" svg:x="1.082cm" svg:y="0.147cm" svg:viewBox="0 0 235 113" svg:d="M235 16c0-15-1-16-14-16h-207c-7 0-14 0-14 8 0 9 7 9 14 9h205v82c0 7 0 14 8 14s8-7 8-14z"><text:p/></draw:path><draw:path draw:style-name="gr3" draw:text-style-name="P77" svg:width="0.292cm" svg:height="0.381cm" svg:x="1.361cm" svg:y="0cm" svg:viewBox="0 0 293 382" svg:d="M165 298c66-26 128-101 128-185 0-67-46-113-108-113-91 0-185 96-185 197 0 69 47 112 108 112 11 0 25-2 42-6-2 26-2 27-2 33 0 14 0 46 36 46 49 0 69-78 69-82 0-3-2-5-3-5-4 0-5 3-6 5-10 30-35 41-49 41-20 0-26-12-30-43zM84 293c-32-12-47-46-47-83 0-30 11-91 43-136 32-44 71-63 103-63 42 0 73 32 73 89 0 42-23 142-94 183-1-15-6-47-37-47-22 0-42 22-42 44 0 8 1 13 1 13zM112 298c-8 0-21 0-21-18 0-16 17-34 34-34 18 0 26 11 26 36 0 6 0 6-4 9-11 4-24 7-35 7z"><text:p/></draw:path></draw:g></text:p>
          </table:table-cell>
          <table:table-cell table:style-name="Table3.A1" office:value-type="string">
            <text:p text:style-name="P31"><draw:g text:anchor-type="as-char" svg:y="-0.318cm" draw:z-index="26" draw:style-name="gr1"><svg:title>TexMaths</svg:title><svg:desc>12§display§\lnot (P \vee Q)§svg§600§FALSE§</svg:desc><draw:polygon draw:style-name="gr2" draw:text-style-name="P76" svg:width="1.656cm" svg:height="0.379cm" svg:x="0cm" svg:y="0.019cm" svg:viewBox="0 0 1657 380" draw:points="828,380 0,380 0,0 1657,0 1657,380"><text:p/></draw:polygon><draw:path draw:style-name="gr3" draw:text-style-name="P77" svg:width="0.234cm" svg:height="0.112cm" svg:x="0.002cm" svg:y="0.164cm" svg:viewBox="0 0 235 113" svg:d="M235 16c0-15-1-16-14-16h-207c-7 0-14 0-14 8 0 9 7 9 14 9h204v81c0 8 0 15 9 15 8 0 8-7 8-15z"><text:p/></draw:path><draw:path draw:style-name="gr3" draw:text-style-name="P77" svg:width="0.097cm" svg:height="0.421cm" svg:x="0.301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2cm" svg:height="0.288cm" svg:x="0.441cm" svg:y="0.025cm" svg:viewBox="0 0 303 289" svg:d="M112 156h72c59 0 119-44 119-91 0-34-28-65-85-65h-136c-8 0-12 0-12 7 0 6 3 6 12 6 4 0 12 0 18 1 7 0 8 3 8 8 0 0 0 2 0 7l-58 228c-4 15-4 19-38 19-7 0-12 0-12 8 0 5 5 5 7 5 11 0 41-1 53-1 10 0 19 0 28 0 8 0 18 1 26 1 4 0 8 0 8-8 0-5-3-5-10-5-16 0-28 0-28-8 0-2 0-4 1-6zM142 29c4-15 4-16 22-16h41c35 0 58 12 58 41 0 16-8 53-25 68-21 20-47 22-65 22h-60z"><text:p/></draw:path><draw:path draw:style-name="gr3" draw:text-style-name="P77" svg:width="0.234cm" svg:height="0.261cm" svg:x="0.87cm" svg:y="0.063cm" svg:viewBox="0 0 235 262" svg:d="M233 17c2-5 2-6 2-9 0-4-3-8-8-8-4 0-7 2-10 10l-99 223-100-225c-4-7-6-8-10-8s-8 4-8 8c0 2 0 3 2 8l106 237c4 9 6 9 10 9s7-3 9-9z"><text:p/></draw:path><draw:path draw:style-name="gr3" draw:text-style-name="P77" svg:width="0.292cm" svg:height="0.379cm" svg:x="1.243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draw:path draw:style-name="gr3" draw:text-style-name="P77" svg:width="0.097cm" svg:height="0.421cm" svg:x="1.58cm" svg:y="0.001cm" svg:viewBox="0 0 98 422" svg:d="M98 211c0-32-4-84-27-132-25-51-63-79-67-79-2 0-4 2-4 4s0 3 7 10c43 41 67 108 67 197 0 72-15 147-68 199-6 6-6 8-6 9 0 2 2 3 4 3 4 0 43-28 68-82 22-46 26-93 26-129z"><text:p/></draw:path></draw:g></text:p>
          </table:table-cell>
          <table:table-cell table:style-name="Table3.H1" office:value-type="string">
            <text:p text:style-name="Table_20_Contents"><draw:g text:anchor-type="as-char" svg:y="-0.318cm" draw:z-index="30" draw:style-name="gr1"><svg:title>TexMaths</svg:title><svg:desc>12§display§\lnot P \wedge \lnot Q \Longleftrightarrow \lnot (P\vee Q)§svg§600§FALSE§</svg:desc><draw:polygon draw:style-name="gr2" draw:text-style-name="P76" svg:width="4.358cm" svg:height="0.379cm" svg:x="0cm" svg:y="0.019cm" svg:viewBox="0 0 4359 380" draw:points="2179,380 0,380 0,0 4359,0 4359,380"><text:p/></draw:polygon><draw:path draw:style-name="gr3" draw:text-style-name="P77" svg:width="0.234cm" svg:height="0.112cm" svg:x="0.002cm" svg:y="0.164cm" svg:viewBox="0 0 235 113" svg:d="M235 16c0-15-1-16-14-16h-207c-7 0-14 0-14 8 0 9 7 9 14 9h204v81c0 8 0 15 9 15 8 0 8-7 8-15z"><text:p/></draw:path><draw:path draw:style-name="gr3" draw:text-style-name="P77" svg:width="0.301cm" svg:height="0.288cm" svg:x="0.276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707cm" svg:y="0.063cm" svg:viewBox="0 0 235 262" svg:d="M127 8c-3-6-5-8-9-8-5 0-6 2-10 8l-106 238c-2 5-2 6-2 8 0 4 4 8 8 8s6 0 10-9l100-224 99 224c4 9 9 9 10 9 5 0 8-4 8-8 0-1 0-2-2-7z"><text:p/></draw:path><draw:path draw:style-name="gr3" draw:text-style-name="P77" svg:width="0.234cm" svg:height="0.112cm" svg:x="1.081cm" svg:y="0.164cm" svg:viewBox="0 0 235 113" svg:d="M235 16c0-15-1-16-14-16h-207c-7 0-14 0-14 8 0 9 7 9 14 9h204v81c0 8 0 15 9 15 8 0 8-7 8-15z"><text:p/></draw:path><draw:path draw:style-name="gr3" draw:text-style-name="P77" svg:width="0.292cm" svg:height="0.379cm" svg:x="1.36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2 296c-8 0-21 0-21-18 0-16 17-33 34-33 18 0 26 11 26 36 0 6 0 6-5 8-10 5-24 7-34 7z"><text:p/></draw:path><draw:path draw:style-name="gr3" draw:text-style-name="P77" svg:width="0.375cm" svg:height="0.232cm" svg:x="1.813cm" svg:y="0.093cm" svg:viewBox="0 0 376 233" svg:d="M361 166c6 0 15 0 15-9 0-8-9-8-16-8h-268c-18-16-39-27-54-33 16-7 36-18 54-32h268c7 0 16 0 16-8 0-9-9-9-15-9h-251c22-20 42-56 42-62 0-5-4-5-7-5s-7 0-8 4c-10 15-21 38-48 62-29 26-58 37-79 44-8 3-8 3-9 4-1 0-1 1-1 2 0 2 0 2 0 3l2 1c0 0 0 1 9 2 57 18 99 57 123 101 4 10 5 10 11 10 3 0 7 0 7-5s-20-42-42-62z"><text:p/></draw:path><draw:path draw:style-name="gr3" draw:text-style-name="P77" svg:width="0.375cm" svg:height="0.232cm" svg:x="2.165cm" svg:y="0.093cm" svg:viewBox="0 0 376 233" svg:d="M284 84c17 14 39 26 53 32-15 6-36 18-53 33h-268c-9 0-16 0-16 8 0 9 7 9 14 9h251c-20 19-42 57-42 62s5 5 7 5c4 0 8 0 8-4 9-15 21-38 49-63 29-26 57-36 79-44 7-2 7-2 8-3 2 0 2-1 2-3 0-1 0-1 0-2l-3-1c-1 0-1 0-8-4-58-15-100-55-124-101-3-8-5-8-11-8-2 0-7 0-7 5 0 6 21 42 42 62h-251c-7 0-14 0-14 9 0 8 7 8 16 8z"><text:p/></draw:path><draw:path draw:style-name="gr3" draw:text-style-name="P77" svg:width="0.234cm" svg:height="0.112cm" svg:x="2.704cm" svg:y="0.164cm" svg:viewBox="0 0 235 113" svg:d="M235 16c0-15-1-16-14-16h-207c-7 0-14 0-14 8 0 9 7 9 14 9h204v81c0 8 0 15 9 15 8 0 8-7 8-15z"><text:p/></draw:path><draw:path draw:style-name="gr3" draw:text-style-name="P77" svg:width="0.097cm" svg:height="0.421cm" svg:x="3.004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3.143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3.571cm" svg:y="0.063cm" svg:viewBox="0 0 235 262" svg:d="M233 17c2-5 2-6 2-9 0-4-3-8-8-8-4 0-7 2-10 10l-99 223-100-225c-4-7-6-8-10-8s-8 4-8 8c0 2 0 3 2 8l106 237c4 9 6 9 10 9s7-3 9-9z"><text:p/></draw:path><draw:path draw:style-name="gr3" draw:text-style-name="P77" svg:width="0.292cm" svg:height="0.379cm" svg:x="3.945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draw:path draw:style-name="gr3" draw:text-style-name="P77" svg:width="0.097cm" svg:height="0.421cm" svg:x="4.282cm" svg:y="0cm" svg:viewBox="0 0 98 422" svg:d="M98 211c0-32-4-84-27-132-25-51-63-79-67-79-2 0-4 2-4 4s0 3 7 10c43 41 67 108 67 197 0 72-15 147-68 199-6 6-6 8-6 9 0 2 2 3 4 3 4 0 43-28 68-82 22-46 26-93 26-129z"><text:p/></draw:path></draw:g></text:p>
          </table:table-cell>
        </table:table-row>
        <table:table-row>
          <table:table-cell table:style-name="Table3.A2" office:value-type="string">
            <text:p text:style-name="P50">T</text:p>
          </table:table-cell>
          <table:table-cell table:style-name="Table3.A2" office:value-type="string">
            <text:p text:style-name="P50">T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F</text:p>
          </table:table-cell>
          <table:table-cell table:style-name="Table3.H2" office:value-type="string">
            <text:p text:style-name="P52">T</text:p>
          </table:table-cell>
        </table:table-row>
        <table:table-row>
          <table:table-cell table:style-name="Table3.A2" office:value-type="string">
            <text:p text:style-name="P50">T</text:p>
          </table:table-cell>
          <table:table-cell table:style-name="Table3.A2" office:value-type="string">
            <text:p text:style-name="P50">F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F</text:p>
          </table:table-cell>
          <table:table-cell table:style-name="Table3.H2" office:value-type="string">
            <text:p text:style-name="P52">T</text:p>
          </table:table-cell>
        </table:table-row>
        <table:table-row>
          <table:table-cell table:style-name="Table3.A2" office:value-type="string">
            <text:p text:style-name="P50">F</text:p>
          </table:table-cell>
          <table:table-cell table:style-name="Table3.A2" office:value-type="string">
            <text:p text:style-name="P50">T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F</text:p>
          </table:table-cell>
          <table:table-cell table:style-name="Table3.H2" office:value-type="string">
            <text:p text:style-name="P52">T</text:p>
          </table:table-cell>
        </table:table-row>
        <table:table-row>
          <table:table-cell table:style-name="Table3.A2" office:value-type="string">
            <text:p text:style-name="P50">F</text:p>
          </table:table-cell>
          <table:table-cell table:style-name="Table3.A2" office:value-type="string">
            <text:p text:style-name="P50">F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F</text:p>
          </table:table-cell>
          <table:table-cell table:style-name="Table3.A2" office:value-type="string">
            <text:p text:style-name="P52">T</text:p>
          </table:table-cell>
          <table:table-cell table:style-name="Table3.A2" office:value-type="string">
            <text:p text:style-name="P52">T</text:p>
          </table:table-cell>
          <table:table-cell table:style-name="Table3.H2" office:value-type="string">
            <text:p text:style-name="P52">T</text:p>
          </table:table-cell>
        </table:table-row>
      </table:table>
      <text:p text:style-name="P12"/>
      <text:p text:style-name="P2"/>
      <text:list xml:id="list213323882980273" text:continue-numbering="true" text:style-name="L1">
        <text:list-item>
          <text:p text:style-name="P59"><draw:g text:anchor-type="as-char" svg:y="-0.318cm" draw:z-index="35" draw:style-name="gr1"><svg:title>TexMaths</svg:title><svg:desc>12§display§\lnot (P\wedge Q)  \Leftrightarrow \lnot P \vee \lnot Q§svg§600§FALSE§</svg:desc><draw:polygon draw:style-name="gr2" draw:text-style-name="P76" svg:width="4.025cm" svg:height="0.379cm" svg:x="0cm" svg:y="0.019cm" svg:viewBox="0 0 4026 380" draw:points="2013,380 0,380 0,0 4026,0 4026,380"><text:p/></draw:polygon><draw:path draw:style-name="gr3" draw:text-style-name="P77" svg:width="0.234cm" svg:height="0.112cm" svg:x="0.002cm" svg:y="0.164cm" svg:viewBox="0 0 235 113" svg:d="M235 16c0-15-1-16-14-16h-207c-7 0-14 0-14 8 0 9 7 9 14 9h204v81c0 8 0 15 9 15 8 0 8-7 8-15z"><text:p/></draw:path><draw:path draw:style-name="gr3" draw:text-style-name="P77" svg:width="0.097cm" svg:height="0.421cm" svg:x="0.30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0.44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871cm" svg:y="0.063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242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draw:path draw:style-name="gr3" draw:text-style-name="P77" svg:width="0.097cm" svg:height="0.421cm" svg:x="1.57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92cm" svg:height="0.232cm" svg:x="1.85cm" svg:y="0.093cm" svg:viewBox="0 0 393 233" svg:d="M94 67c24-27 36-59 36-62 0-5-5-5-9-5-6 0-6 0-9 8-18 40-50 78-105 102-6 3-7 3-7 6 0 2 0 2 0 3 1 1 2 1 11 5 45 20 80 56 102 104 1 5 3 5 8 5 4 0 9 0 9-5 0-4-12-34-36-62h206c-24 28-36 58-36 62 0 5 5 5 8 5 6 0 6 0 10-10 18-38 49-77 104-101 6-2 7-3 7-6 0-1 0-1 0-2-1-1-2-1-10-6-46-19-81-54-102-104-1-4-4-4-9-4-3 0-8 0-8 5 0 3 12 35 36 62zM77 149c-12-12-27-22-46-33 24-13 37-24 46-32h240c13 12 27 23 45 32-24 14-37 24-45 33z"><text:p/></draw:path><draw:path draw:style-name="gr3" draw:text-style-name="P77" svg:width="0.234cm" svg:height="0.112cm" svg:x="2.398cm" svg:y="0.164cm" svg:viewBox="0 0 235 113" svg:d="M235 16c0-15-1-16-14-16h-207c-7 0-14 0-14 8 0 9 7 9 14 9h204v81c0 8 0 15 9 15 8 0 8-7 8-15z"><text:p/></draw:path><draw:path draw:style-name="gr3" draw:text-style-name="P77" svg:width="0.301cm" svg:height="0.288cm" svg:x="2.673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3.101cm" svg:y="0.063cm" svg:viewBox="0 0 235 262" svg:d="M233 17c2-5 2-6 2-9 0-4-3-8-8-8-4 0-7 2-10 10l-99 223-100-225c-4-7-6-8-10-8s-8 4-8 8c0 2 0 3 2 8l106 237c4 9 6 9 10 9s7-3 9-9z"><text:p/></draw:path><draw:path draw:style-name="gr3" draw:text-style-name="P77" svg:width="0.234cm" svg:height="0.112cm" svg:x="3.477cm" svg:y="0.164cm" svg:viewBox="0 0 235 113" svg:d="M235 16c0-15-1-16-14-16h-207c-7 0-14 0-14 8 0 9 7 9 14 9h204v81c0 8 0 15 9 15 8 0 8-7 8-15z"><text:p/></draw:path><draw:path draw:style-name="gr3" draw:text-style-name="P77" svg:width="0.292cm" svg:height="0.379cm" svg:x="3.755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/draw:g></text:p>
        </text:list-item>
      </text:list>
      <text:p text:style-name="P2"/>
      <text:p text:style-name="P2"/>
      <text:p text:style-name="P3"><text:tab/><text:span text:style-name="T2">Demorgen’s law state that </text:span><text:span text:style-name="T2"><draw:g text:anchor-type="as-char" svg:y="-0.318cm" draw:z-index="3" draw:style-name="gr1"><svg:title>TexMaths</svg:title><svg:desc>12§display§\lnot (P\wedge Q)  \equiv  \lnot P \vee \lnot Q§svg§600§FALSE§</svg:desc><draw:polygon draw:style-name="gr2" draw:text-style-name="P76" svg:width="3.933cm" svg:height="0.379cm" svg:x="0cm" svg:y="0.018cm" svg:viewBox="0 0 3934 380" draw:points="1967,380 0,380 0,0 3934,0 3934,380"><text:p/></draw:polygon><draw:path draw:style-name="gr3" draw:text-style-name="P77" svg:width="0.234cm" svg:height="0.112cm" svg:x="0.002cm" svg:y="0.162cm" svg:viewBox="0 0 235 113" svg:d="M235 16c0-15-1-16-14-16h-207c-7 0-14 0-14 8 0 9 7 9 14 9h204v81c0 8 0 15 9 15 8 0 8-7 8-15z"><text:p/></draw:path><draw:path draw:style-name="gr3" draw:text-style-name="P77" svg:width="0.097cm" svg:height="0.421cm" svg:x="0.301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0.44cm" svg:y="0.024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871cm" svg:y="0.062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242cm" svg:y="0.017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draw:path draw:style-name="gr3" draw:text-style-name="P77" svg:width="0.097cm" svg:height="0.421cm" svg:x="1.57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281cm" svg:height="0.18cm" svg:x="1.86cm" svg:y="0.12cm" svg:viewBox="0 0 282 181" svg:d="M266 17c9 0 16 0 16-9 0-8-7-8-14-8h-254c-7 0-14 0-14 8 0 9 8 9 16 9zM268 181c7 0 14 0 14-8 0-9-7-9-16-9h-250c-8 0-16 0-16 9 0 8 7 8 14 8zM268 98c7 0 14 0 14-7 0-8-7-8-14-8h-254c-7 0-14 0-14 8 0 7 7 7 14 7z"><text:p/></draw:path><draw:path draw:style-name="gr3" draw:text-style-name="P77" svg:width="0.234cm" svg:height="0.112cm" svg:x="2.305cm" svg:y="0.162cm" svg:viewBox="0 0 235 113" svg:d="M235 16c0-15-1-16-14-16h-207c-7 0-14 0-14 8 0 9 7 9 14 9h204v81c0 8 0 15 9 15 8 0 8-7 8-15z"><text:p/></draw:path><draw:path draw:style-name="gr3" draw:text-style-name="P77" svg:width="0.301cm" svg:height="0.288cm" svg:x="2.58cm" svg:y="0.024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3.01cm" svg:y="0.062cm" svg:viewBox="0 0 235 262" svg:d="M233 17c2-5 2-6 2-9 0-4-3-8-8-8-4 0-7 2-10 10l-99 223-100-225c-4-7-6-8-10-8s-8 4-8 8c0 2 0 3 2 8l106 237c4 9 6 9 10 9s7-3 9-9z"><text:p/></draw:path><draw:path draw:style-name="gr3" draw:text-style-name="P77" svg:width="0.234cm" svg:height="0.112cm" svg:x="3.384cm" svg:y="0.162cm" svg:viewBox="0 0 235 113" svg:d="M235 16c0-15-1-16-14-16h-207c-7 0-14 0-14 8 0 9 7 9 14 9h204v81c0 8 0 15 9 15 8 0 8-7 8-15z"><text:p/></draw:path><draw:path draw:style-name="gr3" draw:text-style-name="P77" svg:width="0.292cm" svg:height="0.379cm" svg:x="3.663cm" svg:y="0.017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/draw:g></text:span><text:span text:style-name="T2"><text:s/>therefore we can say that above formula is <text:tab/>true bidirectionally <text:s/></text:span></text:p>
      <text:p text:style-name="P9"/>
      <text:p text:style-name="P2"/>
      <text:p text:style-name="P7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49">P</text:p>
          </table:table-cell>
          <table:table-cell table:style-name="Table4.A1" office:value-type="string">
            <text:p text:style-name="P49">Q</text:p>
          </table:table-cell>
          <table:table-cell table:style-name="Table4.A1" office:value-type="string">
            <text:p text:style-name="P54"><draw:g text:anchor-type="as-char" svg:y="-0.289cm" draw:z-index="31" draw:style-name="gr1"><svg:title>TexMaths</svg:title><svg:desc>12§display§\lnot P§svg§600§FALSE§</svg:desc><draw:polygon draw:style-name="gr2" draw:text-style-name="P76" svg:width="0.556cm" svg:height="0.246cm" svg:x="0cm" svg:y="0.021cm" svg:viewBox="0 0 557 247" draw:points="280,247 0,247 0,0 557,0 557,247"><text:p/></draw:polygon><draw:path draw:style-name="gr3" draw:text-style-name="P77" svg:width="0.234cm" svg:height="0.112cm" svg:x="0.002cm" svg:y="0.139cm" svg:viewBox="0 0 235 113" svg:d="M235 16c0-15-1-16-14-16h-207c-7 0-14 0-14 8 0 9 7 9 14 9h205v81c0 7 0 15 8 15s8-8 8-15z"><text:p/></draw:path><draw:path draw:style-name="gr3" draw:text-style-name="P77" svg:width="0.302cm" svg:height="0.287cm" svg:x="0.276cm" svg:y="0cm" svg:viewBox="0 0 303 288" svg:d="M112 156h72c59 0 119-45 119-91 0-34-28-65-84-65h-137c-8 0-12 0-12 7 0 6 3 6 12 6 5 0 12 0 18 1 7 0 8 3 8 8 0 0 0 2 0 7l-58 227c-4 16-4 19-38 19-7 0-12 0-12 9 0 4 5 4 7 4 11 0 41-1 53-1 10 0 19 0 28 0 8 0 18 1 26 1 4 0 9 0 9-8 0-5-4-5-11-5-16 0-28 0-28-8 0-1 0-4 1-6zM142 29c3-15 3-16 23-16h40c35 0 58 12 58 41 0 15-8 53-25 68-21 19-47 22-65 22h-60z"><text:p/></draw:path></draw:g></text:p>
          </table:table-cell>
          <table:table-cell table:style-name="Table4.A1" office:value-type="string">
            <text:p text:style-name="P54"><draw:g text:anchor-type="as-char" svg:y="-0.296cm" draw:z-index="32" draw:style-name="gr1"><svg:title>TexMaths</svg:title><svg:desc>12§display§\lnot Q§svg§600§FALSE§</svg:desc><draw:polygon draw:style-name="gr2" draw:text-style-name="P76" svg:width="0.551cm" svg:height="0.339cm" svg:x="0cm" svg:y="0.021cm" svg:viewBox="0 0 552 340" draw:points="276,340 0,340 0,0 552,0 552,340"><text:p/></draw:polygon><draw:path draw:style-name="gr3" draw:text-style-name="P77" svg:width="0.234cm" svg:height="0.112cm" svg:x="0.002cm" svg:y="0.147cm" svg:viewBox="0 0 235 113" svg:d="M235 16c0-15-1-16-14-16h-207c-7 0-14 0-14 8 0 9 7 9 14 9h205v82c0 7 0 14 8 14s8-7 8-14z"><text:p/></draw:path><draw:path draw:style-name="gr3" draw:text-style-name="P77" svg:width="0.292cm" svg:height="0.381cm" svg:x="0.281cm" svg:y="0cm" svg:viewBox="0 0 293 382" svg:d="M164 298c66-26 129-101 129-185 0-67-45-113-108-113-91 0-185 96-185 197 0 69 47 112 108 112 11 0 25-2 42-6-2 26-2 27-2 33 0 14 0 46 35 46 51 0 70-78 70-82 0-3-2-5-4-5-3 0-4 3-6 5-9 30-33 41-48 41-20 0-26-12-31-43zM84 293c-32-12-47-46-47-83 0-30 11-91 43-136 32-44 71-63 102-63 42 0 73 32 73 89 0 42-21 142-93 183-1-15-5-47-37-47-22 0-42 22-42 44 0 8 1 13 1 13zM110 298c-6 0-19 0-19-18 0-16 17-34 34-34 18 0 26 11 26 36 0 6 0 6-3 9-12 4-26 7-38 7z"><text:p/></draw:path></draw:g></text:p>
          </table:table-cell>
          <table:table-cell table:style-name="Table4.A1" office:value-type="string">
            <text:p text:style-name="Table_20_Contents"><draw:g text:anchor-type="as-char" svg:y="-0.296cm" draw:z-index="33" draw:style-name="gr1"><svg:title>TexMaths</svg:title><svg:desc>12§display§P \wedge Q§svg§600§FALSE§</svg:desc><draw:polygon draw:style-name="gr2" draw:text-style-name="P76" svg:width="1.066cm" svg:height="0.339cm" svg:x="0.004cm" svg:y="0.021cm" svg:viewBox="0 0 1067 340" draw:points="535,340 0,340 0,0 1067,0 1067,340"><text:p/></draw:polygon><draw:path draw:style-name="gr3" draw:text-style-name="P77" svg:width="0.301cm" svg:height="0.29cm" svg:x="0cm" svg:y="0.011cm" svg:viewBox="0 0 302 291" svg:d="M112 157h71c59 0 119-45 119-92 0-34-27-65-84-65h-136c-8 0-12 0-12 7 0 6 3 6 12 6 4 0 12 0 18 1 7 0 8 3 8 8 0 0 0 2 0 7l-58 229c-4 16-4 19-38 19-7 0-12 0-12 9 0 5 5 5 7 5 11 0 41-2 53-2 10 0 19 0 28 0 8 0 18 2 26 2 4 0 8 0 8-9 0-5-3-5-10-5-16 0-28 0-28-8 0-1 0-4 1-6zM142 29c4-15 4-16 22-16h41c35 0 58 12 58 41 0 16-9 53-26 69-20 19-46 22-64 22h-60z"><text:p/></draw:path><draw:path draw:style-name="gr3" draw:text-style-name="P77" svg:width="0.234cm" svg:height="0.263cm" svg:x="0.429cm" svg:y="0.045cm" svg:viewBox="0 0 235 264" svg:d="M127 8c-3-6-5-8-9-8-5 0-6 2-10 8l-106 239c-2 5-2 6-2 9s4 8 8 8 6 0 10-10l100-225 99 225c4 10 8 10 10 10 4 0 8-5 8-8 0-2 0-2-2-6z"><text:p/></draw:path><draw:path draw:style-name="gr3" draw:text-style-name="P77" svg:width="0.292cm" svg:height="0.381cm" svg:x="0.801cm" svg:y="0cm" svg:viewBox="0 0 293 382" svg:d="M164 298c66-26 129-101 129-185 0-67-46-113-108-113-91 0-185 96-185 197 0 69 47 112 108 112 11 0 25-2 42-6-2 26-2 27-2 33 0 14 0 46 35 46 50 0 70-78 70-82 0-3-2-5-4-5-3 0-4 3-6 5-9 30-34 41-49 41-19 0-25-12-30-43zM84 293c-32-12-47-46-47-83 0-30 11-91 43-136 32-44 71-63 102-63 42 0 73 32 73 89 0 42-22 142-93 183-1-15-6-47-37-47-22 0-42 22-42 44 0 8 1 13 1 13zM110 298c-6 0-19 0-19-18 0-16 17-34 34-34 18 0 26 11 26 36 0 6 0 6-5 9-10 4-24 7-36 7z"><text:p/></draw:path></draw:g></text:p>
          </table:table-cell>
          <table:table-cell table:style-name="Table4.A1" office:value-type="string">
            <text:p text:style-name="P33"><draw:g text:anchor-type="as-char" svg:y="-0.318cm" draw:z-index="37" draw:style-name="gr1"><svg:title>TexMaths</svg:title><svg:desc>12§display§\lnot (P \wedge Q)§svg§600§FALSE§</svg:desc><draw:polygon draw:style-name="gr2" draw:text-style-name="P76" svg:width="1.656cm" svg:height="0.379cm" svg:x="0cm" svg:y="0.019cm" svg:viewBox="0 0 1657 380" draw:points="828,380 0,380 0,0 1657,0 1657,380"><text:p/></draw:polygon><draw:path draw:style-name="gr3" draw:text-style-name="P77" svg:width="0.234cm" svg:height="0.112cm" svg:x="0.002cm" svg:y="0.164cm" svg:viewBox="0 0 235 113" svg:d="M235 16c0-15-1-16-14-16h-207c-7 0-14 0-14 8 0 9 7 9 14 9h204v81c0 8 0 15 9 15 8 0 8-7 8-15z"><text:p/></draw:path><draw:path draw:style-name="gr3" draw:text-style-name="P77" svg:width="0.097cm" svg:height="0.421cm" svg:x="0.30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2cm" svg:height="0.288cm" svg:x="0.441cm" svg:y="0.026cm" svg:viewBox="0 0 303 289" svg:d="M112 156h72c59 0 119-44 119-91 0-34-28-65-85-65h-136c-8 0-12 0-12 7 0 6 3 6 12 6 4 0 12 0 18 1 7 0 8 3 8 8 0 0 0 2 0 7l-58 228c-4 15-4 19-38 19-7 0-12 0-12 8 0 5 5 5 7 5 11 0 41-1 53-1 10 0 19 0 28 0 8 0 18 1 26 1 4 0 8 0 8-8 0-5-3-5-10-5-16 0-28 0-28-8 0-2 0-4 1-6zM142 29c4-15 4-16 22-16h41c35 0 58 12 58 41 0 16-8 53-25 68-21 20-47 22-65 22h-60z"><text:p/></draw:path><draw:path draw:style-name="gr3" draw:text-style-name="P77" svg:width="0.234cm" svg:height="0.261cm" svg:x="0.87cm" svg:y="0.063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243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draw:path draw:style-name="gr3" draw:text-style-name="P77" svg:width="0.097cm" svg:height="0.421cm" svg:x="1.58cm" svg:y="0cm" svg:viewBox="0 0 98 422" svg:d="M98 211c0-32-4-84-27-132-25-51-63-79-67-79-2 0-4 2-4 4s0 3 7 10c43 41 67 108 67 197 0 72-15 147-68 199-6 6-6 8-6 9 0 2 2 3 4 3 4 0 43-28 68-82 22-46 26-93 26-129z"><text:p/></draw:path></draw:g></text:p>
          </table:table-cell>
          <table:table-cell table:style-name="Table4.A1" office:value-type="string">
            <text:p text:style-name="P32"><draw:g text:anchor-type="as-char" svg:y="-0.296cm" draw:z-index="34" draw:style-name="gr1"><svg:title>TexMaths</svg:title><svg:desc>12§display§\lnot P \vee \lnot Q§svg§600§FALSE§</svg:desc><draw:polygon draw:style-name="gr2" draw:text-style-name="P76" svg:width="1.631cm" svg:height="0.339cm" svg:x="0cm" svg:y="0.021cm" svg:viewBox="0 0 1632 340" draw:points="815,340 0,340 0,0 1632,0 1632,340"><text:p/></draw:polygon><draw:path draw:style-name="gr3" draw:text-style-name="P77" svg:width="0.234cm" svg:height="0.112cm" svg:x="0.002cm" svg:y="0.147cm" svg:viewBox="0 0 235 113" svg:d="M235 16c0-15-1-16-14-16h-207c-7 0-14 0-14 8 0 9 7 9 14 9h205v82c0 7 0 14 8 14s8-7 8-14z"><text:p/></draw:path><draw:path draw:style-name="gr3" draw:text-style-name="P77" svg:width="0.302cm" svg:height="0.29cm" svg:x="0.276cm" svg:y="0.011cm" svg:viewBox="0 0 303 291" svg:d="M112 157h72c59 0 119-45 119-92 0-34-28-65-84-65h-137c-8 0-12 0-12 7 0 6 3 6 12 6 4 0 12 0 18 1 7 0 8 3 8 8 0 0 0 2 0 7l-58 229c-4 16-4 19-38 19-7 0-12 0-12 9 0 5 5 5 7 5 11 0 41-2 53-2 10 0 19 0 28 0 8 0 18 2 26 2 4 0 9 0 9-9 0-5-4-5-11-5-16 0-28 0-28-8 0-1 0-4 1-6zM142 29c5-15 5-16 23-16h40c35 0 58 12 58 41 0 16-8 53-25 69-21 19-47 22-65 22h-60z"><text:p/></draw:path><draw:path draw:style-name="gr3" draw:text-style-name="P77" svg:width="0.234cm" svg:height="0.263cm" svg:x="0.707cm" svg:y="0.045cm" svg:viewBox="0 0 235 264" svg:d="M233 17c2-5 2-6 2-9 0-4-3-8-8-8-4 0-7 2-10 10l-99 225-100-227c-4-7-6-8-10-8s-8 4-8 8c0 2 0 3 2 8l106 238c4 9 6 10 10 10 5 0 7-4 9-10z"><text:p/></draw:path><draw:path draw:style-name="gr3" draw:text-style-name="P77" svg:width="0.234cm" svg:height="0.112cm" svg:x="1.082cm" svg:y="0.147cm" svg:viewBox="0 0 235 113" svg:d="M235 16c0-15-1-16-14-16h-207c-7 0-14 0-14 8 0 9 7 9 14 9h205v82c0 7 0 14 8 14s8-7 8-14z"><text:p/></draw:path><draw:path draw:style-name="gr3" draw:text-style-name="P77" svg:width="0.292cm" svg:height="0.381cm" svg:x="1.361cm" svg:y="0cm" svg:viewBox="0 0 293 382" svg:d="M165 298c66-26 128-101 128-185 0-67-46-113-108-113-91 0-185 96-185 197 0 69 47 112 108 112 11 0 25-2 42-6-2 26-2 27-2 33 0 14 0 46 36 46 49 0 69-78 69-82 0-3-2-5-3-5-4 0-5 3-6 5-10 30-35 41-49 41-20 0-26-12-30-43zM84 293c-32-12-47-46-47-83 0-30 11-91 43-136 32-44 71-63 103-63 42 0 73 32 73 89 0 42-23 142-94 183-1-15-6-47-37-47-22 0-42 22-42 44 0 8 1 13 1 13zM112 298c-8 0-21 0-21-18 0-16 17-34 34-34 18 0 26 11 26 36 0 6 0 6-4 9-11 4-24 7-35 7z"><text:p/></draw:path></draw:g></text:p>
          </table:table-cell>
          <table:table-cell table:style-name="Table4.H1" office:value-type="string">
            <text:p text:style-name="Table_20_Contents"><draw:g text:anchor-type="as-char" svg:y="-0.318cm" draw:z-index="36" draw:style-name="gr1"><svg:title>TexMaths</svg:title><svg:desc>12§display§\lnot (P\wedge Q)  \Leftrightarrow \lnot P \vee \lnot Q§svg§600§FALSE§</svg:desc><draw:polygon draw:style-name="gr2" draw:text-style-name="P76" svg:width="4.025cm" svg:height="0.379cm" svg:x="0cm" svg:y="0.019cm" svg:viewBox="0 0 4026 380" draw:points="2013,380 0,380 0,0 4026,0 4026,380"><text:p/></draw:polygon><draw:path draw:style-name="gr3" draw:text-style-name="P77" svg:width="0.234cm" svg:height="0.112cm" svg:x="0.002cm" svg:y="0.164cm" svg:viewBox="0 0 235 113" svg:d="M235 16c0-15-1-16-14-16h-207c-7 0-14 0-14 8 0 9 7 9 14 9h204v81c0 8 0 15 9 15 8 0 8-7 8-15z"><text:p/></draw:path><draw:path draw:style-name="gr3" draw:text-style-name="P77" svg:width="0.097cm" svg:height="0.421cm" svg:x="0.301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0.44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871cm" svg:y="0.063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242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2 22-42 43 0 9 1 14 1 14zM110 296c-6 0-19 0-19-18 0-16 17-33 34-33 18 0 26 11 26 36 0 6 0 6-5 8-10 5-24 7-36 7z"><text:p/></draw:path><draw:path draw:style-name="gr3" draw:text-style-name="P77" svg:width="0.097cm" svg:height="0.421cm" svg:x="1.57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92cm" svg:height="0.232cm" svg:x="1.85cm" svg:y="0.093cm" svg:viewBox="0 0 393 233" svg:d="M94 67c24-27 36-59 36-62 0-5-5-5-9-5-6 0-6 0-9 8-18 40-50 78-105 102-6 3-7 3-7 6 0 2 0 2 0 3 1 1 2 1 11 5 45 20 80 56 102 104 1 5 3 5 8 5 4 0 9 0 9-5 0-4-12-34-36-62h206c-24 28-36 58-36 62 0 5 5 5 8 5 6 0 6 0 10-10 18-38 49-77 104-101 6-2 7-3 7-6 0-1 0-1 0-2-1-1-2-1-10-6-46-19-81-54-102-104-1-4-4-4-9-4-3 0-8 0-8 5 0 3 12 35 36 62zM77 149c-12-12-27-22-46-33 24-13 37-24 46-32h240c13 12 27 23 45 32-24 14-37 24-45 33z"><text:p/></draw:path><draw:path draw:style-name="gr3" draw:text-style-name="P77" svg:width="0.234cm" svg:height="0.112cm" svg:x="2.398cm" svg:y="0.164cm" svg:viewBox="0 0 235 113" svg:d="M235 16c0-15-1-16-14-16h-207c-7 0-14 0-14 8 0 9 7 9 14 9h204v81c0 8 0 15 9 15 8 0 8-7 8-15z"><text:p/></draw:path><draw:path draw:style-name="gr3" draw:text-style-name="P77" svg:width="0.301cm" svg:height="0.288cm" svg:x="2.673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3.101cm" svg:y="0.063cm" svg:viewBox="0 0 235 262" svg:d="M233 17c2-5 2-6 2-9 0-4-3-8-8-8-4 0-7 2-10 10l-99 223-100-225c-4-7-6-8-10-8s-8 4-8 8c0 2 0 3 2 8l106 237c4 9 6 9 10 9s7-3 9-9z"><text:p/></draw:path><draw:path draw:style-name="gr3" draw:text-style-name="P77" svg:width="0.234cm" svg:height="0.112cm" svg:x="3.477cm" svg:y="0.164cm" svg:viewBox="0 0 235 113" svg:d="M235 16c0-15-1-16-14-16h-207c-7 0-14 0-14 8 0 9 7 9 14 9h204v81c0 8 0 15 9 15 8 0 8-7 8-15z"><text:p/></draw:path><draw:path draw:style-name="gr3" draw:text-style-name="P77" svg:width="0.292cm" svg:height="0.379cm" svg:x="3.755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/draw:g></text:p>
          </table:table-cell>
        </table:table-row>
        <table:table-row>
          <table:table-cell table:style-name="Table4.A2" office:value-type="string">
            <text:p text:style-name="P51">T</text:p>
          </table:table-cell>
          <table:table-cell table:style-name="Table4.A2" office:value-type="string">
            <text:p text:style-name="P51">T</text:p>
          </table:table-cell>
          <table:table-cell table:style-name="Table4.A2" office:value-type="string">
            <text:p text:style-name="P53">F</text:p>
          </table:table-cell>
          <table:table-cell table:style-name="Table4.A2" office:value-type="string">
            <text:p text:style-name="P53">F</text:p>
          </table:table-cell>
          <table:table-cell table:style-name="Table4.A2" office:value-type="string">
            <text:p text:style-name="P55">T</text:p>
          </table:table-cell>
          <table:table-cell table:style-name="Table4.A2" office:value-type="string">
            <text:p text:style-name="P55">F</text:p>
          </table:table-cell>
          <table:table-cell table:style-name="Table4.A2" office:value-type="string">
            <text:p text:style-name="P34">F</text:p>
          </table:table-cell>
          <table:table-cell table:style-name="Table4.H2" office:value-type="string">
            <text:p text:style-name="P53">T</text:p>
          </table:table-cell>
        </table:table-row>
        <table:table-row>
          <table:table-cell table:style-name="Table4.A2" office:value-type="string">
            <text:p text:style-name="P51">T</text:p>
          </table:table-cell>
          <table:table-cell table:style-name="Table4.A2" office:value-type="string">
            <text:p text:style-name="P51">F</text:p>
          </table:table-cell>
          <table:table-cell table:style-name="Table4.A2" office:value-type="string">
            <text:p text:style-name="P53">F</text:p>
          </table:table-cell>
          <table:table-cell table:style-name="Table4.A2" office:value-type="string">
            <text:p text:style-name="P53">T</text:p>
          </table:table-cell>
          <table:table-cell table:style-name="Table4.A2" office:value-type="string">
            <text:p text:style-name="P55">F</text:p>
          </table:table-cell>
          <table:table-cell table:style-name="Table4.A2" office:value-type="string">
            <text:p text:style-name="P55">T</text:p>
          </table:table-cell>
          <table:table-cell table:style-name="Table4.A2" office:value-type="string">
            <text:p text:style-name="P55">T</text:p>
          </table:table-cell>
          <table:table-cell table:style-name="Table4.H2" office:value-type="string">
            <text:p text:style-name="P53">T</text:p>
          </table:table-cell>
        </table:table-row>
        <table:table-row>
          <table:table-cell table:style-name="Table4.A2" office:value-type="string">
            <text:p text:style-name="P51">F</text:p>
          </table:table-cell>
          <table:table-cell table:style-name="Table4.A2" office:value-type="string">
            <text:p text:style-name="P51">T</text:p>
          </table:table-cell>
          <table:table-cell table:style-name="Table4.A2" office:value-type="string">
            <text:p text:style-name="P53">T</text:p>
          </table:table-cell>
          <table:table-cell table:style-name="Table4.A2" office:value-type="string">
            <text:p text:style-name="P53">F</text:p>
          </table:table-cell>
          <table:table-cell table:style-name="Table4.A2" office:value-type="string">
            <text:p text:style-name="P55">F</text:p>
          </table:table-cell>
          <table:table-cell table:style-name="Table4.A2" office:value-type="string">
            <text:p text:style-name="P55">T</text:p>
          </table:table-cell>
          <table:table-cell table:style-name="Table4.A2" office:value-type="string">
            <text:p text:style-name="P55">T</text:p>
          </table:table-cell>
          <table:table-cell table:style-name="Table4.H2" office:value-type="string">
            <text:p text:style-name="P53">T</text:p>
          </table:table-cell>
        </table:table-row>
        <table:table-row>
          <table:table-cell table:style-name="Table4.A2" office:value-type="string">
            <text:p text:style-name="P51">F</text:p>
          </table:table-cell>
          <table:table-cell table:style-name="Table4.A2" office:value-type="string">
            <text:p text:style-name="P51">F</text:p>
          </table:table-cell>
          <table:table-cell table:style-name="Table4.A2" office:value-type="string">
            <text:p text:style-name="P53">T</text:p>
          </table:table-cell>
          <table:table-cell table:style-name="Table4.A2" office:value-type="string">
            <text:p text:style-name="P53">T</text:p>
          </table:table-cell>
          <table:table-cell table:style-name="Table4.A2" office:value-type="string">
            <text:p text:style-name="P55">F</text:p>
          </table:table-cell>
          <table:table-cell table:style-name="Table4.A2" office:value-type="string">
            <text:p text:style-name="P55">T</text:p>
          </table:table-cell>
          <table:table-cell table:style-name="Table4.A2" office:value-type="string">
            <text:p text:style-name="P55">T</text:p>
          </table:table-cell>
          <table:table-cell table:style-name="Table4.H2" office:value-type="string">
            <text:p text:style-name="P53">T</text:p>
          </table:table-cell>
        </table:table-row>
      </table:table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323741952276" text:continue-numbering="true" text:style-name="L1">
        <text:list-item>
          <text:p text:style-name="P60"><text:soft-page-break/><draw:g text:anchor-type="as-char" svg:y="-0.318cm" draw:z-index="42" draw:style-name="gr1"><svg:title>TexMaths</svg:title><svg:desc>12§display§P \vee (P \wedge Q) \Leftrightarrow P§svg§600§FALSE§</svg:desc><draw:polygon draw:style-name="gr2" draw:text-style-name="P76" svg:width="3.189cm" svg:height="0.379cm" svg:x="0.002cm" svg:y="0.019cm" svg:viewBox="0 0 3190 380" draw:points="1595,380 0,380 0,0 3190,0 3190,380"><text:p/></draw:polygon><draw:path draw:style-name="gr3" draw:text-style-name="P77" svg:width="0.301cm" svg:height="0.288cm" svg:x="-0.001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429cm" svg:y="0.063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0.82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0.961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1.39cm" svg:y="0.063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762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draw:path draw:style-name="gr3" draw:text-style-name="P77" svg:width="0.097cm" svg:height="0.421cm" svg:x="2.09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93cm" svg:height="0.232cm" svg:x="2.371cm" svg:y="0.093cm" svg:viewBox="0 0 394 233" svg:d="M94 67c24-27 36-59 36-62 0-5-5-5-9-5-6 0-6 0-9 8-18 40-50 78-105 102-6 3-7 3-7 6 0 2 0 2 0 3 1 1 2 1 11 5 45 20 80 56 102 104 1 5 3 5 8 5 4 0 9 0 9-5 0-4-12-34-36-62h206c-24 28-36 58-36 62 0 5 5 5 8 5 6 0 6 0 10-10 18-38 49-77 104-101 6-2 8-3 8-6 0-1 0-1 0-2-2-1-3-1-11-6-46-19-81-54-102-104-1-4-4-4-9-4-3 0-8 0-8 5 0 3 12 35 36 62zM77 149c-13-12-27-22-46-33 24-13 37-24 46-32h240c13 12 26 23 45 32-24 14-37 24-45 33z"><text:p/></draw:path><draw:path draw:style-name="gr3" draw:text-style-name="P77" svg:width="0.301cm" svg:height="0.288cm" svg:x="2.912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/draw:g></text:p>
        </text:list-item>
      </text:list>
      <text:p text:style-name="P2"><text:tab/></text:p>
      <text:p text:style-name="P2"/>
      <text:p text:style-name="P6"><text:tab/><text:span text:style-name="T1">Using distributivity <text:s/>of <text:s/></text:span><text:span text:style-name="T1"><draw:g text:anchor-type="as-char" svg:y="-0.263cm" draw:z-index="40" draw:style-name="gr1"><svg:title>TexMaths</svg:title><svg:desc>12§display§\vee§svg§600§FALSE§</svg:desc><draw:polygon draw:style-name="gr2" draw:text-style-name="P76" svg:width="0.216cm" svg:height="0.219cm" svg:x="-0.001cm" svg:y="0.022cm" svg:viewBox="0 0 217 220" draw:points="110,220 0,220 0,0 217,0 217,220"><text:p/></draw:polygon><draw:path draw:style-name="gr3" draw:text-style-name="P77" svg:width="0.235cm" svg:height="0.261cm" svg:x="0.001cm" svg:y="0cm" svg:viewBox="0 0 236 262" svg:d="M234 17c2-5 2-6 2-9 0-4-3-8-8-8-4 0-6 2-10 10l-99 223-101-225c-4-7-6-8-10-8s-8 4-8 8c0 2 0 3 2 8l106 238c4 7 7 8 11 8 5 0 6-2 9-8z"><text:p/></draw:path></draw:g></text:span><text:span text:style-name="T1"><text:s/>over </text:span><text:span text:style-name="T1"><draw:g text:anchor-type="as-char" svg:y="-0.263cm" draw:z-index="39" draw:style-name="gr1"><svg:title>TexMaths</svg:title><svg:desc>12§display§\wedge§svg§600§FALSE§</svg:desc><draw:polygon draw:style-name="gr2" draw:text-style-name="P76" svg:width="0.216cm" svg:height="0.219cm" svg:x="-0.001cm" svg:y="0.022cm" svg:viewBox="0 0 217 220" draw:points="110,220 0,220 0,0 217,0 217,220"><text:p/></draw:polygon><draw:path draw:style-name="gr3" draw:text-style-name="P77" svg:width="0.235cm" svg:height="0.261cm" svg:x="0.001cm" svg:y="0cm" svg:viewBox="0 0 236 262" svg:d="M129 8c-5-6-6-8-10-8-6 0-7 2-9 8l-108 237c-2 5-2 6-2 10 0 3 4 7 8 7s6 0 10-8l101-225 99 225c4 8 9 8 10 8 5 0 8-4 8-7 0-1 0-3-1-7z"><text:p/></draw:path></draw:g></text:span></text:p>
      <text:p text:style-name="P3"/>
      <text:p text:style-name="P3"/>
      <text:p text:style-name="P3"/>
      <text:p text:style-name="P7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49">P</text:p>
          </table:table-cell>
          <table:table-cell table:style-name="Table5.A1" office:value-type="string">
            <text:p text:style-name="P49">Q</text:p>
          </table:table-cell>
          <table:table-cell table:style-name="Table5.A1" office:value-type="string">
            <text:p text:style-name="Table_20_Contents"><draw:g text:anchor-type="as-char" svg:y="-0.296cm" draw:z-index="38" draw:style-name="gr1"><svg:title>TexMaths</svg:title><svg:desc>12§display§P \wedge Q§svg§600§FALSE§</svg:desc><draw:polygon draw:style-name="gr2" draw:text-style-name="P76" svg:width="1.066cm" svg:height="0.339cm" svg:x="0.004cm" svg:y="0.021cm" svg:viewBox="0 0 1067 340" draw:points="535,340 0,340 0,0 1067,0 1067,340"><text:p/></draw:polygon><draw:path draw:style-name="gr3" draw:text-style-name="P77" svg:width="0.301cm" svg:height="0.29cm" svg:x="0cm" svg:y="0.011cm" svg:viewBox="0 0 302 291" svg:d="M112 157h71c59 0 119-45 119-92 0-34-27-65-84-65h-136c-8 0-12 0-12 7 0 6 3 6 12 6 4 0 12 0 18 1 7 0 8 3 8 8 0 0 0 2 0 7l-58 229c-4 16-4 19-38 19-7 0-12 0-12 9 0 5 5 5 7 5 11 0 41-2 53-2 10 0 19 0 28 0 8 0 18 2 26 2 4 0 8 0 8-9 0-5-3-5-10-5-16 0-28 0-28-8 0-1 0-4 1-6zM142 29c4-15 4-16 22-16h41c35 0 58 12 58 41 0 16-9 53-26 69-20 19-46 22-64 22h-60z"><text:p/></draw:path><draw:path draw:style-name="gr3" draw:text-style-name="P77" svg:width="0.234cm" svg:height="0.263cm" svg:x="0.429cm" svg:y="0.045cm" svg:viewBox="0 0 235 264" svg:d="M127 8c-3-6-5-8-9-8-5 0-6 2-10 8l-106 239c-2 5-2 6-2 9s4 8 8 8 6 0 10-10l100-225 99 225c4 10 8 10 10 10 4 0 8-5 8-8 0-2 0-2-2-6z"><text:p/></draw:path><draw:path draw:style-name="gr3" draw:text-style-name="P77" svg:width="0.292cm" svg:height="0.381cm" svg:x="0.801cm" svg:y="0cm" svg:viewBox="0 0 293 382" svg:d="M164 298c66-26 129-101 129-185 0-67-46-113-108-113-91 0-185 96-185 197 0 69 47 112 108 112 11 0 25-2 42-6-2 26-2 27-2 33 0 14 0 46 35 46 50 0 70-78 70-82 0-3-2-5-4-5-3 0-4 3-6 5-9 30-34 41-49 41-19 0-25-12-30-43zM84 293c-32-12-47-46-47-83 0-30 11-91 43-136 32-44 71-63 102-63 42 0 73 32 73 89 0 42-22 142-93 183-1-15-6-47-37-47-22 0-42 22-42 44 0 8 1 13 1 13zM110 298c-6 0-19 0-19-18 0-16 17-34 34-34 18 0 26 11 26 36 0 6 0 6-5 9-10 4-24 7-36 7z"><text:p/></draw:path></draw:g></text:p>
          </table:table-cell>
          <table:table-cell table:style-name="Table5.A1" office:value-type="string">
            <text:p text:style-name="Table_20_Contents"><draw:g text:anchor-type="as-char" svg:y="-0.318cm" draw:z-index="41" draw:style-name="gr1"><svg:title>TexMaths</svg:title><svg:desc>12§display§P \vee (P \wedge Q)§svg§600§FALSE§</svg:desc><draw:polygon draw:style-name="gr2" draw:text-style-name="P76" svg:width="2.173cm" svg:height="0.379cm" svg:x="0.004cm" svg:y="0.019cm" svg:viewBox="0 0 2174 380" draw:points="1087,380 0,380 0,0 2174,0 2174,380"><text:p/></draw:polygon><draw:path draw:style-name="gr3" draw:text-style-name="P77" svg:width="0.301cm" svg:height="0.288cm" svg:x="0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43cm" svg:y="0.063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0.823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0.963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1.391cm" svg:y="0.063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764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draw:path draw:style-name="gr3" draw:text-style-name="P77" svg:width="0.097cm" svg:height="0.421cm" svg:x="2.102cm" svg:y="0cm" svg:viewBox="0 0 98 422" svg:d="M98 211c0-32-4-84-27-132-25-51-63-79-67-79-2 0-4 2-4 4s0 3 7 10c43 41 67 108 67 197 0 72-15 147-68 199-6 6-6 8-6 9 0 2 2 3 4 3 4 0 43-28 68-82 22-46 26-93 26-129z"><text:p/></draw:path></draw:g></text:p>
          </table:table-cell>
          <table:table-cell table:style-name="Table5.E1" office:value-type="string">
            <text:p text:style-name="Table_20_Contents"><draw:g text:anchor-type="as-char" svg:y="-0.318cm" draw:z-index="43" draw:style-name="gr1"><svg:title>TexMaths</svg:title><svg:desc>12§display§P \vee (P \wedge Q) \Leftrightarrow P§svg§600§FALSE§</svg:desc><draw:polygon draw:style-name="gr2" draw:text-style-name="P76" svg:width="3.189cm" svg:height="0.379cm" svg:x="0.002cm" svg:y="0.019cm" svg:viewBox="0 0 3190 380" draw:points="1595,380 0,380 0,0 3190,0 3190,380"><text:p/></draw:polygon><draw:path draw:style-name="gr3" draw:text-style-name="P77" svg:width="0.301cm" svg:height="0.288cm" svg:x="-0.001cm" svg:y="0.026cm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0.429cm" svg:y="0.063cm" svg:viewBox="0 0 235 262" svg:d="M233 17c2-5 2-6 2-9 0-4-3-8-8-8-4 0-7 2-10 10l-99 223-100-225c-4-7-6-8-10-8s-8 4-8 8c0 2 0 3 2 8l106 237c4 9 6 9 10 9s7-3 9-9z"><text:p/></draw:path><draw:path draw:style-name="gr3" draw:text-style-name="P77" svg:width="0.097cm" svg:height="0.421cm" svg:x="0.822cm" svg:y="0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301cm" svg:height="0.288cm" svg:x="0.961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draw:path draw:style-name="gr3" draw:text-style-name="P77" svg:width="0.234cm" svg:height="0.261cm" svg:x="1.39cm" svg:y="0.063cm" svg:viewBox="0 0 235 262" svg:d="M127 8c-3-6-5-8-9-8-5 0-6 2-10 8l-106 238c-2 5-2 6-2 8 0 4 4 8 8 8s6 0 10-9l100-224 99 224c4 9 9 9 10 9 5 0 8-4 8-8 0-1 0-2-2-7z"><text:p/></draw:path><draw:path draw:style-name="gr3" draw:text-style-name="P77" svg:width="0.292cm" svg:height="0.379cm" svg:x="1.762cm" svg:y="0.018cm" svg:viewBox="0 0 293 380" svg:d="M164 295c66-24 129-101 129-182 0-67-46-113-108-113-91 0-185 96-185 194 0 71 47 113 108 113 11 0 25-2 42-6-2 27-2 28-2 33 0 14 0 46 36 46 49 0 69-78 69-81 0-4-2-5-3-5-4 0-5 1-6 5-10 30-35 39-50 39-19 0-25-10-30-43zM84 292c-32-12-47-46-47-83 0-30 11-90 43-136 32-43 71-62 102-62 42 0 74 32 74 89 0 42-23 141-94 181-1-15-6-46-37-46-22 0-43 22-43 43 0 9 2 14 2 14zM110 296c-6 0-19 0-19-18 0-16 17-33 34-33 18 0 26 11 26 36 0 6 0 6-5 8-10 5-24 7-36 7z"><text:p/></draw:path><draw:path draw:style-name="gr3" draw:text-style-name="P77" svg:width="0.097cm" svg:height="0.421cm" svg:x="2.099cm" svg:y="0cm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393cm" svg:height="0.232cm" svg:x="2.371cm" svg:y="0.093cm" svg:viewBox="0 0 394 233" svg:d="M94 67c24-27 36-59 36-62 0-5-5-5-9-5-6 0-6 0-9 8-18 40-50 78-105 102-6 3-7 3-7 6 0 2 0 2 0 3 1 1 2 1 11 5 45 20 80 56 102 104 1 5 3 5 8 5 4 0 9 0 9-5 0-4-12-34-36-62h206c-24 28-36 58-36 62 0 5 5 5 8 5 6 0 6 0 10-10 18-38 49-77 104-101 6-2 8-3 8-6 0-1 0-1 0-2-2-1-3-1-11-6-46-19-81-54-102-104-1-4-4-4-9-4-3 0-8 0-8 5 0 3 12 35 36 62zM77 149c-13-12-27-22-46-33 24-13 37-24 46-32h240c13 12 26 23 45 32-24 14-37 24-45 33z"><text:p/></draw:path><draw:path draw:style-name="gr3" draw:text-style-name="P77" svg:width="0.301cm" svg:height="0.288cm" svg:x="2.912cm" svg:y="0.026cm" svg:viewBox="0 0 302 289" svg:d="M112 156h72c58 0 118-44 118-91 0-34-27-65-84-65h-136c-8 0-12 0-12 7 0 6 3 6 12 6 4 0 12 0 18 1 7 0 8 3 8 8 0 0 0 2-1 7l-57 228c-4 15-4 19-38 19-7 0-12 0-12 8 0 5 5 5 7 5 11 0 41-1 53-1 10 0 19 0 28 0 8 0 18 1 26 1 4 0 8 0 8-8 0-5-3-5-10-5-16 0-28 0-28-8 0-2 0-4 1-6zM142 29c4-15 4-16 22-16h41c35 0 58 12 58 41 0 16-9 53-25 68-21 20-47 22-65 22h-60z"><text:p/></draw:path></draw:g></text:p>
          </table:table-cell>
        </table:table-row>
        <table:table-row>
          <table:table-cell table:style-name="Table5.A2" office:value-type="string">
            <text:p text:style-name="P51">T</text:p>
          </table:table-cell>
          <table:table-cell table:style-name="Table5.A2" office:value-type="string">
            <text:p text:style-name="P51">T</text:p>
          </table:table-cell>
          <table:table-cell table:style-name="Table5.A2" office:value-type="string">
            <text:p text:style-name="P56">T</text:p>
          </table:table-cell>
          <table:table-cell table:style-name="Table5.A2" office:value-type="string">
            <text:p text:style-name="P57">T</text:p>
          </table:table-cell>
          <table:table-cell table:style-name="Table5.E2" office:value-type="string">
            <text:p text:style-name="P53">T</text:p>
          </table:table-cell>
        </table:table-row>
        <table:table-row>
          <table:table-cell table:style-name="Table5.A2" office:value-type="string">
            <text:p text:style-name="P51">T</text:p>
          </table:table-cell>
          <table:table-cell table:style-name="Table5.A2" office:value-type="string">
            <text:p text:style-name="P51">F</text:p>
          </table:table-cell>
          <table:table-cell table:style-name="Table5.A2" office:value-type="string">
            <text:p text:style-name="P56">F</text:p>
          </table:table-cell>
          <table:table-cell table:style-name="Table5.A2" office:value-type="string">
            <text:p text:style-name="P57">T</text:p>
          </table:table-cell>
          <table:table-cell table:style-name="Table5.E2" office:value-type="string">
            <text:p text:style-name="P53">T</text:p>
          </table:table-cell>
        </table:table-row>
        <table:table-row>
          <table:table-cell table:style-name="Table5.A2" office:value-type="string">
            <text:p text:style-name="P51">F</text:p>
          </table:table-cell>
          <table:table-cell table:style-name="Table5.A2" office:value-type="string">
            <text:p text:style-name="P51">T</text:p>
          </table:table-cell>
          <table:table-cell table:style-name="Table5.A2" office:value-type="string">
            <text:p text:style-name="P56">F</text:p>
          </table:table-cell>
          <table:table-cell table:style-name="Table5.A2" office:value-type="string">
            <text:p text:style-name="P57">F</text:p>
          </table:table-cell>
          <table:table-cell table:style-name="Table5.E2" office:value-type="string">
            <text:p text:style-name="P53">T</text:p>
          </table:table-cell>
        </table:table-row>
        <table:table-row>
          <table:table-cell table:style-name="Table5.A2" office:value-type="string">
            <text:p text:style-name="P51">F</text:p>
          </table:table-cell>
          <table:table-cell table:style-name="Table5.A2" office:value-type="string">
            <text:p text:style-name="P51">F</text:p>
          </table:table-cell>
          <table:table-cell table:style-name="Table5.A2" office:value-type="string">
            <text:p text:style-name="P56">F</text:p>
          </table:table-cell>
          <table:table-cell table:style-name="Table5.A2" office:value-type="string">
            <text:p text:style-name="P57">F</text:p>
          </table:table-cell>
          <table:table-cell table:style-name="Table5.E2" office:value-type="string">
            <text:p text:style-name="P53">T</text:p>
          </table:table-cell>
        </table:table-row>
      </table:table>
      <text:p text:style-name="P7"/>
      <text:p text:style-name="P2"><text:tab/></text:p>
      <text:p text:style-name="P2"/>
      <text:p text:style-name="P2"/>
      <text:p text:style-name="P67">References :</text:p>
      <text:p text:style-name="P67"/>
      <text:p text:style-name="P68"><text:span text:style-name="T20">Russell, Stuart and Norvig, Peter. </text:span>Artificial Intelligence: A Modern Approach</text:p>
      <text:p text:style-name="P67"/>
      <text:list xml:id="list213323776770125" text:continue-numbering="true" text:style-name="L1">
        <text:list-header>
          <text:p text:style-name="P61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4T15:56:25.880825653</meta:creation-date>
    <dc:date>2021-01-17T21:33:21.644683478</dc:date>
    <meta:editing-duration>PT1H34M48S</meta:editing-duration>
    <meta:editing-cycles>26</meta:editing-cycles>
    <meta:generator>LibreOffice/6.0.7.3$Linux_X86_64 LibreOffice_project/00m0$Build-3</meta:generator>
    <meta:document-statistic meta:table-count="6" meta:image-count="0" meta:object-count="0" meta:page-count="7" meta:paragraph-count="385" meta:word-count="698" meta:character-count="2712" meta:non-whitespace-character-count="2280"/>
  </office:meta>
</office:document-meta>
</file>